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cffff" fo:padding="0.071cm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fo:padding="0.071cm"/>
    </style:style>
    <style:style style:name="ce10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e6e6e6" fo:padding="0.071cm"/>
    </style:style>
    <style:style style:name="ce13" style:family="table-cell" style:parent-style-name="Default" style:data-style-name="N113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3"/>
        <table:table-column table:style-name="co4" table:default-cell-style-name="Default"/>
        <table:table-column table:style-name="co7" table:default-cell-style-name="ce3"/>
        <table:table-column table:style-name="co8" table:number-columns-repeated="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6" table:default-cell-style-name="ce3"/>
        <table:table-column table:style-name="co11" table:default-cell-style-name="ce3"/>
        <table:table-column table:style-name="co8" table:number-columns-repeated="231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ALIDA DEL script</text:p>
          </table:table-cell>
          <table:covered-table-cell table:number-columns-repeated="8" table:style-name="ce1"/>
          <table:table-cell/>
          <table:table-cell table:style-name="ce4" office:value-type="string" calcext:value-type="string" table:number-columns-spanned="2" table:number-rows-spanned="1">
            <text:p>Algoritmo BL b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lgoritmo BL f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lgoritmo ES</text:p>
          </table:table-cell>
          <table:covered-table-cell table:style-name="ce4"/>
          <table:table-cell/>
          <table:table-cell table:style-name="ce9"/>
          <table:table-cell table:style-name="ce11" office:value-type="string" calcext:value-type="string" table:number-columns-spanned="2" table:number-rows-spanned="1">
            <text:p>Algoritmo BL b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Algoritmo BL f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Algoritmo ES</text:p>
          </table:table-cell>
          <table:covered-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BLb</text:p>
          </table:table-cell>
          <table:table-cell table:style-name="ce2" office:value-type="string" calcext:value-type="string">
            <text:p>TiempoBLb</text:p>
          </table:table-cell>
          <table:table-cell table:style-name="ce2" office:value-type="string" calcext:value-type="string">
            <text:p>ValorBLf</text:p>
          </table:table-cell>
          <table:table-cell table:style-name="ce2" office:value-type="string" calcext:value-type="string">
            <text:p>TiempoBLf</text:p>
          </table:table-cell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TiempoES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/>
          <table:table-cell table:style-name="ce10" office:value-type="string" calcext:value-type="string">
            <text:p>Ficher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380762" calcext:value-type="float">
            <text:p>0.012380762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23609" calcext:value-type="float">
            <text:p>0.012123609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37647" calcext:value-type="float">
            <text:p>0.012137647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3]-[.I3])/[.I3]" office:value-type="float" office:value="0" calcext:value-type="float">
            <text:p/>
          </table:table-cell>
          <table:table-cell table:style-name="ce6" table:formula="of:=[.D3]" office:value-type="float" office:value="0.012380762" calcext:value-type="float">
            <text:p/>
          </table:table-cell>
          <table:table-cell table:style-name="ce5" table:formula="of:=100*([.E3]-[.I3])/[.I3]" office:value-type="float" office:value="0" calcext:value-type="float">
            <text:p/>
          </table:table-cell>
          <table:table-cell table:style-name="ce6" table:formula="of:=[.F3]" office:value-type="float" office:value="0.012123609" calcext:value-type="float">
            <text:p/>
          </table:table-cell>
          <table:table-cell table:style-name="ce5" table:formula="of:=100*([.G3]-[.I3])/[.I3]" office:value-type="float" office:value="0" calcext:value-type="float">
            <text:p/>
          </table:table-cell>
          <table:table-cell table:style-name="ce6" table:formula="of:=[.H3]" office:value-type="float" office:value="0.012137647" calcext:value-type="float">
            <text:p/>
          </table:table-cell>
          <table:table-cell/>
          <table:table-cell table:style-name="ce9" table:formula="of:=[.A3]" office:value-type="string" office:string-value="GKD-Ia_11_n10_m4.txt" calcext:value-type="string">
            <text:p>GKD-Ia_11_n10_m4.txt</text:p>
          </table:table-cell>
          <table:table-cell table:style-name="ce12" table:formula="of:=AVERAGE([.K3:.K5])" office:value-type="float" office:value="0" calcext:value-type="float">
            <text:p/>
          </table:table-cell>
          <table:table-cell table:style-name="ce13" table:formula="of:=AVERAGE([.L3:.L5])" office:value-type="float" office:value="0.0131664326666667" calcext:value-type="float">
            <text:p/>
          </table:table-cell>
          <table:table-cell table:style-name="ce12" table:formula="of:=AVERAGE([.M3:.M5])" office:value-type="float" office:value="0" calcext:value-type="float">
            <text:p/>
          </table:table-cell>
          <table:table-cell table:style-name="ce13" table:formula="of:=AVERAGE([.N3:.N5])" office:value-type="float" office:value="0.0122211533333333" calcext:value-type="float">
            <text:p/>
          </table:table-cell>
          <table:table-cell table:style-name="ce12" table:formula="of:=AVERAGE([.O3:.O5])" office:value-type="float" office:value="0" calcext:value-type="float">
            <text:p/>
          </table:table-cell>
          <table:table-cell table:style-name="ce13" table:formula="of:=AVERAGE([.P3:.P5])" office:value-type="float" office:value="0.012212353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914772" calcext:value-type="float">
            <text:p>0.012914772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07337" calcext:value-type="float">
            <text:p>0.012107337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44" calcext:value-type="float">
            <text:p>0.012144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4]-[.I4])/[.I4]" office:value-type="float" office:value="0" calcext:value-type="float">
            <text:p/>
          </table:table-cell>
          <table:table-cell table:style-name="ce6" table:formula="of:=[.D4]" office:value-type="float" office:value="0.012914772" calcext:value-type="float">
            <text:p/>
          </table:table-cell>
          <table:table-cell table:style-name="ce5" table:formula="of:=100*([.E4]-[.I4])/[.I4]" office:value-type="float" office:value="0" calcext:value-type="float">
            <text:p/>
          </table:table-cell>
          <table:table-cell table:style-name="ce6" table:formula="of:=[.F4]" office:value-type="float" office:value="0.012107337" calcext:value-type="float">
            <text:p/>
          </table:table-cell>
          <table:table-cell table:style-name="ce5" table:formula="of:=100*([.G4]-[.I4])/[.I4]" office:value-type="float" office:value="0" calcext:value-type="float">
            <text:p/>
          </table:table-cell>
          <table:table-cell table:style-name="ce6" table:formula="of:=[.H4]" office:value-type="float" office:value="0.01214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4203764" calcext:value-type="float">
            <text:p>0.014203764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432514" calcext:value-type="float">
            <text:p>0.012432514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355413" calcext:value-type="float">
            <text:p>0.012355413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5]-[.I5])/[.I5]" office:value-type="float" office:value="0" calcext:value-type="float">
            <text:p/>
          </table:table-cell>
          <table:table-cell table:style-name="ce6" table:formula="of:=[.D5]" office:value-type="float" office:value="0.014203764" calcext:value-type="float">
            <text:p/>
          </table:table-cell>
          <table:table-cell table:style-name="ce5" table:formula="of:=100*([.E5]-[.I5])/[.I5]" office:value-type="float" office:value="0" calcext:value-type="float">
            <text:p/>
          </table:table-cell>
          <table:table-cell table:style-name="ce6" table:formula="of:=[.F5]" office:value-type="float" office:value="0.012432514" calcext:value-type="float">
            <text:p/>
          </table:table-cell>
          <table:table-cell table:style-name="ce5" table:formula="of:=100*([.G5]-[.I5])/[.I5]" office:value-type="float" office:value="0" calcext:value-type="float">
            <text:p/>
          </table:table-cell>
          <table:table-cell table:style-name="ce6" table:formula="of:=[.H5]" office:value-type="float" office:value="0.01235541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646439" calcext:value-type="float">
            <text:p>0.012646439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367215" calcext:value-type="float">
            <text:p>0.01236721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738768" calcext:value-type="float">
            <text:p>0.012738768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6]-[.I6])/[.I6]" office:value-type="float" office:value="0.0000551517528072626" calcext:value-type="float">
            <text:p/>
          </table:table-cell>
          <table:table-cell table:style-name="ce6" table:formula="of:=[.D6]" office:value-type="float" office:value="0.012646439" calcext:value-type="float">
            <text:p/>
          </table:table-cell>
          <table:table-cell table:style-name="ce5" table:formula="of:=100*([.E6]-[.I6])/[.I6]" office:value-type="float" office:value="0.0000551517528072626" calcext:value-type="float">
            <text:p/>
          </table:table-cell>
          <table:table-cell table:style-name="ce6" table:formula="of:=[.F6]" office:value-type="float" office:value="0.012367215" calcext:value-type="float">
            <text:p/>
          </table:table-cell>
          <table:table-cell table:style-name="ce5" table:formula="of:=100*([.G6]-[.I6])/[.I6]" office:value-type="float" office:value="0.0000551517528072626" calcext:value-type="float">
            <text:p/>
          </table:table-cell>
          <table:table-cell table:style-name="ce6" table:formula="of:=[.H6]" office:value-type="float" office:value="0.012738768" calcext:value-type="float">
            <text:p/>
          </table:table-cell>
          <table:table-cell/>
          <table:table-cell table:style-name="ce9" table:formula="of:=[.A6]" office:value-type="string" office:string-value="GKD-Ia_12_n10_m4.txt" calcext:value-type="string">
            <text:p>GKD-Ia_12_n10_m4.txt</text:p>
          </table:table-cell>
          <table:table-cell table:style-name="ce12" table:formula="of:=AVERAGE([.K6:.K8])" office:value-type="float" office:value="0.0000551517528072626" calcext:value-type="float">
            <text:p/>
          </table:table-cell>
          <table:table-cell table:style-name="ce13" table:formula="of:=AVERAGE([.L6:.L8])" office:value-type="float" office:value="0.0128307976666667" calcext:value-type="float">
            <text:p/>
          </table:table-cell>
          <table:table-cell table:style-name="ce12" table:formula="of:=AVERAGE([.M6:.M8])" office:value-type="float" office:value="0.0000551517528072626" calcext:value-type="float">
            <text:p/>
          </table:table-cell>
          <table:table-cell table:style-name="ce13" table:formula="of:=AVERAGE([.N6:.N8])" office:value-type="float" office:value="0.0125606523333333" calcext:value-type="float">
            <text:p/>
          </table:table-cell>
          <table:table-cell table:style-name="ce12" table:formula="of:=AVERAGE([.O6:.O8])" office:value-type="float" office:value="0.0000551517528072626" calcext:value-type="float">
            <text:p/>
          </table:table-cell>
          <table:table-cell table:style-name="ce13" table:formula="of:=AVERAGE([.P6:.P8])" office:value-type="float" office:value="0.01263845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824955" calcext:value-type="float">
            <text:p>0.01282495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810987" calcext:value-type="float">
            <text:p>0.012810987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569755" calcext:value-type="float">
            <text:p>0.012569755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7]-[.I7])/[.I7]" office:value-type="float" office:value="0.0000551517528072626" calcext:value-type="float">
            <text:p/>
          </table:table-cell>
          <table:table-cell table:style-name="ce6" table:formula="of:=[.D7]" office:value-type="float" office:value="0.012824955" calcext:value-type="float">
            <text:p/>
          </table:table-cell>
          <table:table-cell table:style-name="ce5" table:formula="of:=100*([.E7]-[.I7])/[.I7]" office:value-type="float" office:value="0.0000551517528072626" calcext:value-type="float">
            <text:p/>
          </table:table-cell>
          <table:table-cell table:style-name="ce6" table:formula="of:=[.F7]" office:value-type="float" office:value="0.012810987" calcext:value-type="float">
            <text:p/>
          </table:table-cell>
          <table:table-cell table:style-name="ce5" table:formula="of:=100*([.G7]-[.I7])/[.I7]" office:value-type="float" office:value="0.0000551517528072626" calcext:value-type="float">
            <text:p/>
          </table:table-cell>
          <table:table-cell table:style-name="ce6" table:formula="of:=[.H7]" office:value-type="float" office:value="0.01256975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3020999" calcext:value-type="float">
            <text:p>0.013020999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503755" calcext:value-type="float">
            <text:p>0.01250375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606839" calcext:value-type="float">
            <text:p>0.012606839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8]-[.I8])/[.I8]" office:value-type="float" office:value="0.0000551517528072626" calcext:value-type="float">
            <text:p/>
          </table:table-cell>
          <table:table-cell table:style-name="ce6" table:formula="of:=[.D8]" office:value-type="float" office:value="0.013020999" calcext:value-type="float">
            <text:p/>
          </table:table-cell>
          <table:table-cell table:style-name="ce5" table:formula="of:=100*([.E8]-[.I8])/[.I8]" office:value-type="float" office:value="0.0000551517528072626" calcext:value-type="float">
            <text:p/>
          </table:table-cell>
          <table:table-cell table:style-name="ce6" table:formula="of:=[.F8]" office:value-type="float" office:value="0.012503755" calcext:value-type="float">
            <text:p/>
          </table:table-cell>
          <table:table-cell table:style-name="ce5" table:formula="of:=100*([.G8]-[.I8])/[.I8]" office:value-type="float" office:value="0.0000551517528072626" calcext:value-type="float">
            <text:p/>
          </table:table-cell>
          <table:table-cell table:style-name="ce6" table:formula="of:=[.H8]" office:value-type="float" office:value="0.01260683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95.461" calcext:value-type="float">
            <text:p>195.461</text:p>
          </table:table-cell>
          <table:table-cell table:style-name="ce2" office:value-type="float" office:value="0.012265527" calcext:value-type="float">
            <text:p>0.012265527</text:p>
          </table:table-cell>
          <table:table-cell table:style-name="ce2" office:value-type="float" office:value="195.461" calcext:value-type="float">
            <text:p>195.461</text:p>
          </table:table-cell>
          <table:table-cell table:style-name="ce2" office:value-type="float" office:value="0.012133107" calcext:value-type="float">
            <text:p>0.012133107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1991885" calcext:value-type="float">
            <text:p>0.011991885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9]-[.I9])/[.I9]" office:value-type="float" office:value="-19.8840033200463" calcext:value-type="float">
            <text:p/>
          </table:table-cell>
          <table:table-cell table:style-name="ce6" table:formula="of:=[.D9]" office:value-type="float" office:value="0.012265527" calcext:value-type="float">
            <text:p/>
          </table:table-cell>
          <table:table-cell table:style-name="ce5" table:formula="of:=100*([.E9]-[.I9])/[.I9]" office:value-type="float" office:value="-19.8840033200463" calcext:value-type="float">
            <text:p/>
          </table:table-cell>
          <table:table-cell table:style-name="ce6" table:formula="of:=[.F9]" office:value-type="float" office:value="0.012133107" calcext:value-type="float">
            <text:p/>
          </table:table-cell>
          <table:table-cell table:style-name="ce5" table:formula="of:=100*([.G9]-[.I9])/[.I9]" office:value-type="float" office:value="0.000204941130667021" calcext:value-type="float">
            <text:p/>
          </table:table-cell>
          <table:table-cell table:style-name="ce6" table:formula="of:=[.H9]" office:value-type="float" office:value="0.011991885" calcext:value-type="float">
            <text:p/>
          </table:table-cell>
          <table:table-cell/>
          <table:table-cell table:style-name="ce9" table:formula="of:=[.A9]" office:value-type="string" office:string-value="GKD-Ia_1_n10_m2.txt" calcext:value-type="string">
            <text:p>GKD-Ia_1_n10_m2.txt</text:p>
          </table:table-cell>
          <table:table-cell table:style-name="ce12" table:formula="of:=AVERAGE([.K9:.K11])" office:value-type="float" office:value="-6.62786447926166" calcext:value-type="float">
            <text:p/>
          </table:table-cell>
          <table:table-cell table:style-name="ce13" table:formula="of:=AVERAGE([.L9:.L11])" office:value-type="float" office:value="0.0121981523333333" calcext:value-type="float">
            <text:p/>
          </table:table-cell>
          <table:table-cell table:style-name="ce12" table:formula="of:=AVERAGE([.M9:.M11])" office:value-type="float" office:value="-6.62786447926166" calcext:value-type="float">
            <text:p/>
          </table:table-cell>
          <table:table-cell table:style-name="ce13" table:formula="of:=AVERAGE([.N9:.N11])" office:value-type="float" office:value="0.0124917646666667" calcext:value-type="float">
            <text:p/>
          </table:table-cell>
          <table:table-cell table:style-name="ce12" table:formula="of:=AVERAGE([.O9:.O11])" office:value-type="float" office:value="0.000204941130667021" calcext:value-type="float">
            <text:p/>
          </table:table-cell>
          <table:table-cell table:style-name="ce13" table:formula="of:=AVERAGE([.P9:.P11])" office:value-type="float" office:value="0.012305171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47702" calcext:value-type="float">
            <text:p>0.012147702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3049216" calcext:value-type="float">
            <text:p>0.013049216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757767" calcext:value-type="float">
            <text:p>0.012757767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10]-[.I10])/[.I10]" office:value-type="float" office:value="0.000204941130667021" calcext:value-type="float">
            <text:p/>
          </table:table-cell>
          <table:table-cell table:style-name="ce6" table:formula="of:=[.D10]" office:value-type="float" office:value="0.012147702" calcext:value-type="float">
            <text:p/>
          </table:table-cell>
          <table:table-cell table:style-name="ce5" table:formula="of:=100*([.E10]-[.I10])/[.I10]" office:value-type="float" office:value="0.000204941130667021" calcext:value-type="float">
            <text:p/>
          </table:table-cell>
          <table:table-cell table:style-name="ce6" table:formula="of:=[.F10]" office:value-type="float" office:value="0.013049216" calcext:value-type="float">
            <text:p/>
          </table:table-cell>
          <table:table-cell table:style-name="ce5" table:formula="of:=100*([.G10]-[.I10])/[.I10]" office:value-type="float" office:value="0.000204941130667021" calcext:value-type="float">
            <text:p/>
          </table:table-cell>
          <table:table-cell table:style-name="ce6" table:formula="of:=[.H10]" office:value-type="float" office:value="0.0127577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81228" calcext:value-type="float">
            <text:p>0.012181228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292971" calcext:value-type="float">
            <text:p>0.012292971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65863" calcext:value-type="float">
            <text:p>0.012165863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11]-[.I11])/[.I11]" office:value-type="float" office:value="0.000204941130667021" calcext:value-type="float">
            <text:p/>
          </table:table-cell>
          <table:table-cell table:style-name="ce6" table:formula="of:=[.D11]" office:value-type="float" office:value="0.012181228" calcext:value-type="float">
            <text:p/>
          </table:table-cell>
          <table:table-cell table:style-name="ce5" table:formula="of:=100*([.E11]-[.I11])/[.I11]" office:value-type="float" office:value="0.000204941130667021" calcext:value-type="float">
            <text:p/>
          </table:table-cell>
          <table:table-cell table:style-name="ce6" table:formula="of:=[.F11]" office:value-type="float" office:value="0.012292971" calcext:value-type="float">
            <text:p/>
          </table:table-cell>
          <table:table-cell table:style-name="ce5" table:formula="of:=100*([.G11]-[.I11])/[.I11]" office:value-type="float" office:value="0.000204941130667021" calcext:value-type="float">
            <text:p/>
          </table:table-cell>
          <table:table-cell table:style-name="ce6" table:formula="of:=[.H11]" office:value-type="float" office:value="0.01216586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38332" calcext:value-type="float">
            <text:p>0.012038332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20267" calcext:value-type="float">
            <text:p>0.01220267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0348" calcext:value-type="float">
            <text:p>0.01200348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2]-[.I12])/[.I12]" office:value-type="float" office:value="-0.000130141229266315" calcext:value-type="float">
            <text:p/>
          </table:table-cell>
          <table:table-cell table:style-name="ce6" table:formula="of:=[.D12]" office:value-type="float" office:value="0.012038332" calcext:value-type="float">
            <text:p/>
          </table:table-cell>
          <table:table-cell table:style-name="ce5" table:formula="of:=100*([.E12]-[.I12])/[.I12]" office:value-type="float" office:value="-0.000130141229266315" calcext:value-type="float">
            <text:p/>
          </table:table-cell>
          <table:table-cell table:style-name="ce6" table:formula="of:=[.F12]" office:value-type="float" office:value="0.01220267" calcext:value-type="float">
            <text:p/>
          </table:table-cell>
          <table:table-cell table:style-name="ce5" table:formula="of:=100*([.G12]-[.I12])/[.I12]" office:value-type="float" office:value="-0.000130141229266315" calcext:value-type="float">
            <text:p/>
          </table:table-cell>
          <table:table-cell table:style-name="ce6" table:formula="of:=[.H12]" office:value-type="float" office:value="0.01200348" calcext:value-type="float">
            <text:p/>
          </table:table-cell>
          <table:table-cell/>
          <table:table-cell table:style-name="ce9" table:formula="of:=[.A12]" office:value-type="string" office:string-value="GKD-Ia_21_n10_m8.txt" calcext:value-type="string">
            <text:p>GKD-Ia_21_n10_m8.txt</text:p>
          </table:table-cell>
          <table:table-cell table:style-name="ce12" table:formula="of:=AVERAGE([.K12:.K14])" office:value-type="float" office:value="-0.000130141229266315" calcext:value-type="float">
            <text:p/>
          </table:table-cell>
          <table:table-cell table:style-name="ce13" table:formula="of:=AVERAGE([.L12:.L14])" office:value-type="float" office:value="0.012213727" calcext:value-type="float">
            <text:p/>
          </table:table-cell>
          <table:table-cell table:style-name="ce12" table:formula="of:=AVERAGE([.M12:.M14])" office:value-type="float" office:value="-0.000130141229266315" calcext:value-type="float">
            <text:p/>
          </table:table-cell>
          <table:table-cell table:style-name="ce13" table:formula="of:=AVERAGE([.N12:.N14])" office:value-type="float" office:value="0.0122670623333333" calcext:value-type="float">
            <text:p/>
          </table:table-cell>
          <table:table-cell table:style-name="ce12" table:formula="of:=AVERAGE([.O12:.O14])" office:value-type="float" office:value="-0.000130141229266315" calcext:value-type="float">
            <text:p/>
          </table:table-cell>
          <table:table-cell table:style-name="ce13" table:formula="of:=AVERAGE([.P12:.P14])" office:value-type="float" office:value="0.012228812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173127" calcext:value-type="float">
            <text:p>0.012173127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589309" calcext:value-type="float">
            <text:p>0.012589309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8799" calcext:value-type="float">
            <text:p>0.01208799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3]-[.I13])/[.I13]" office:value-type="float" office:value="-0.000130141229266315" calcext:value-type="float">
            <text:p/>
          </table:table-cell>
          <table:table-cell table:style-name="ce6" table:formula="of:=[.D13]" office:value-type="float" office:value="0.012173127" calcext:value-type="float">
            <text:p/>
          </table:table-cell>
          <table:table-cell table:style-name="ce5" table:formula="of:=100*([.E13]-[.I13])/[.I13]" office:value-type="float" office:value="-0.000130141229266315" calcext:value-type="float">
            <text:p/>
          </table:table-cell>
          <table:table-cell table:style-name="ce6" table:formula="of:=[.F13]" office:value-type="float" office:value="0.012589309" calcext:value-type="float">
            <text:p/>
          </table:table-cell>
          <table:table-cell table:style-name="ce5" table:formula="of:=100*([.G13]-[.I13])/[.I13]" office:value-type="float" office:value="-0.000130141229266315" calcext:value-type="float">
            <text:p/>
          </table:table-cell>
          <table:table-cell table:style-name="ce6" table:formula="of:=[.H13]" office:value-type="float" office:value="0.0120879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429722" calcext:value-type="float">
            <text:p>0.012429722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09208" calcext:value-type="float">
            <text:p>0.012009208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594968" calcext:value-type="float">
            <text:p>0.012594968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4]-[.I14])/[.I14]" office:value-type="float" office:value="-0.000130141229266315" calcext:value-type="float">
            <text:p/>
          </table:table-cell>
          <table:table-cell table:style-name="ce6" table:formula="of:=[.D14]" office:value-type="float" office:value="0.012429722" calcext:value-type="float">
            <text:p/>
          </table:table-cell>
          <table:table-cell table:style-name="ce5" table:formula="of:=100*([.E14]-[.I14])/[.I14]" office:value-type="float" office:value="-0.000130141229266315" calcext:value-type="float">
            <text:p/>
          </table:table-cell>
          <table:table-cell table:style-name="ce6" table:formula="of:=[.F14]" office:value-type="float" office:value="0.012009208" calcext:value-type="float">
            <text:p/>
          </table:table-cell>
          <table:table-cell table:style-name="ce5" table:formula="of:=100*([.G14]-[.I14])/[.I14]" office:value-type="float" office:value="-0.000130141229266315" calcext:value-type="float">
            <text:p/>
          </table:table-cell>
          <table:table-cell table:style-name="ce6" table:formula="of:=[.H14]" office:value-type="float" office:value="0.01259496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352198" calcext:value-type="float">
            <text:p>0.012352198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580929" calcext:value-type="float">
            <text:p>0.012580929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058365" calcext:value-type="float">
            <text:p>0.013058365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5]-[.I15])/[.I15]" office:value-type="float" office:value="0" calcext:value-type="float">
            <text:p/>
          </table:table-cell>
          <table:table-cell table:style-name="ce6" table:formula="of:=[.D15]" office:value-type="float" office:value="0.012352198" calcext:value-type="float">
            <text:p/>
          </table:table-cell>
          <table:table-cell table:style-name="ce5" table:formula="of:=100*([.E15]-[.I15])/[.I15]" office:value-type="float" office:value="0" calcext:value-type="float">
            <text:p/>
          </table:table-cell>
          <table:table-cell table:style-name="ce6" table:formula="of:=[.F15]" office:value-type="float" office:value="0.012580929" calcext:value-type="float">
            <text:p/>
          </table:table-cell>
          <table:table-cell table:style-name="ce5" table:formula="of:=100*([.G15]-[.I15])/[.I15]" office:value-type="float" office:value="0" calcext:value-type="float">
            <text:p/>
          </table:table-cell>
          <table:table-cell table:style-name="ce6" table:formula="of:=[.H15]" office:value-type="float" office:value="0.013058365" calcext:value-type="float">
            <text:p/>
          </table:table-cell>
          <table:table-cell/>
          <table:table-cell table:style-name="ce9" table:formula="of:=[.A15]" office:value-type="string" office:string-value="GKD-Ia_22_n10_m8.txt" calcext:value-type="string">
            <text:p>GKD-Ia_22_n10_m8.txt</text:p>
          </table:table-cell>
          <table:table-cell table:style-name="ce12" table:formula="of:=AVERAGE([.K15:.K17])" office:value-type="float" office:value="0" calcext:value-type="float">
            <text:p/>
          </table:table-cell>
          <table:table-cell table:style-name="ce13" table:formula="of:=AVERAGE([.L15:.L17])" office:value-type="float" office:value="0.0130644406666667" calcext:value-type="float">
            <text:p/>
          </table:table-cell>
          <table:table-cell table:style-name="ce12" table:formula="of:=AVERAGE([.M15:.M17])" office:value-type="float" office:value="0" calcext:value-type="float">
            <text:p/>
          </table:table-cell>
          <table:table-cell table:style-name="ce13" table:formula="of:=AVERAGE([.N15:.N17])" office:value-type="float" office:value="0.012780814" calcext:value-type="float">
            <text:p/>
          </table:table-cell>
          <table:table-cell table:style-name="ce12" table:formula="of:=AVERAGE([.O15:.O17])" office:value-type="float" office:value="0" calcext:value-type="float">
            <text:p/>
          </table:table-cell>
          <table:table-cell table:style-name="ce13" table:formula="of:=AVERAGE([.P15:.P17])" office:value-type="float" office:value="0.013097080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081344" calcext:value-type="float">
            <text:p>0.013081344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707817" calcext:value-type="float">
            <text:p>0.013707817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560662" calcext:value-type="float">
            <text:p>0.013560662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6]-[.I16])/[.I16]" office:value-type="float" office:value="0" calcext:value-type="float">
            <text:p/>
          </table:table-cell>
          <table:table-cell table:style-name="ce6" table:formula="of:=[.D16]" office:value-type="float" office:value="0.013081344" calcext:value-type="float">
            <text:p/>
          </table:table-cell>
          <table:table-cell table:style-name="ce5" table:formula="of:=100*([.E16]-[.I16])/[.I16]" office:value-type="float" office:value="0" calcext:value-type="float">
            <text:p/>
          </table:table-cell>
          <table:table-cell table:style-name="ce6" table:formula="of:=[.F16]" office:value-type="float" office:value="0.013707817" calcext:value-type="float">
            <text:p/>
          </table:table-cell>
          <table:table-cell table:style-name="ce5" table:formula="of:=100*([.G16]-[.I16])/[.I16]" office:value-type="float" office:value="0" calcext:value-type="float">
            <text:p/>
          </table:table-cell>
          <table:table-cell table:style-name="ce6" table:formula="of:=[.H16]" office:value-type="float" office:value="0.01356066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75978" calcext:value-type="float">
            <text:p>0.01375978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053696" calcext:value-type="float">
            <text:p>0.012053696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672214" calcext:value-type="float">
            <text:p>0.012672214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7]-[.I17])/[.I17]" office:value-type="float" office:value="0" calcext:value-type="float">
            <text:p/>
          </table:table-cell>
          <table:table-cell table:style-name="ce6" table:formula="of:=[.D17]" office:value-type="float" office:value="0.01375978" calcext:value-type="float">
            <text:p/>
          </table:table-cell>
          <table:table-cell table:style-name="ce5" table:formula="of:=100*([.E17]-[.I17])/[.I17]" office:value-type="float" office:value="0" calcext:value-type="float">
            <text:p/>
          </table:table-cell>
          <table:table-cell table:style-name="ce6" table:formula="of:=[.F17]" office:value-type="float" office:value="0.012053696" calcext:value-type="float">
            <text:p/>
          </table:table-cell>
          <table:table-cell table:style-name="ce5" table:formula="of:=100*([.G17]-[.I17])/[.I17]" office:value-type="float" office:value="0" calcext:value-type="float">
            <text:p/>
          </table:table-cell>
          <table:table-cell table:style-name="ce6" table:formula="of:=[.H17]" office:value-type="float" office:value="0.01267221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2579953" calcext:value-type="float">
            <text:p>0.012579953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721938" calcext:value-type="float">
            <text:p>0.012721938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442643" calcext:value-type="float">
            <text:p>0.012442643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18]-[.I18])/[.I18]" office:value-type="float" office:value="-9.11861548803135" calcext:value-type="float">
            <text:p/>
          </table:table-cell>
          <table:table-cell table:style-name="ce6" table:formula="of:=[.D18]" office:value-type="float" office:value="0.012579953" calcext:value-type="float">
            <text:p/>
          </table:table-cell>
          <table:table-cell table:style-name="ce5" table:formula="of:=100*([.E18]-[.I18])/[.I18]" office:value-type="float" office:value="-0.00018988807995848" calcext:value-type="float">
            <text:p/>
          </table:table-cell>
          <table:table-cell table:style-name="ce6" table:formula="of:=[.F18]" office:value-type="float" office:value="0.012721938" calcext:value-type="float">
            <text:p/>
          </table:table-cell>
          <table:table-cell table:style-name="ce5" table:formula="of:=100*([.G18]-[.I18])/[.I18]" office:value-type="float" office:value="-0.00018988807995848" calcext:value-type="float">
            <text:p/>
          </table:table-cell>
          <table:table-cell table:style-name="ce6" table:formula="of:=[.H18]" office:value-type="float" office:value="0.012442643" calcext:value-type="float">
            <text:p/>
          </table:table-cell>
          <table:table-cell/>
          <table:table-cell table:style-name="ce9" table:formula="of:=[.A18]" office:value-type="string" office:string-value="GKD-Ia_2_n10_m2.txt" calcext:value-type="string">
            <text:p>GKD-Ia_2_n10_m2.txt</text:p>
          </table:table-cell>
          <table:table-cell table:style-name="ce12" table:formula="of:=AVERAGE([.K18:.K20])" office:value-type="float" office:value="-3.03966508806375" calcext:value-type="float">
            <text:p/>
          </table:table-cell>
          <table:table-cell table:style-name="ce13" table:formula="of:=AVERAGE([.L18:.L20])" office:value-type="float" office:value="0.012540817" calcext:value-type="float">
            <text:p/>
          </table:table-cell>
          <table:table-cell table:style-name="ce12" table:formula="of:=AVERAGE([.M18:.M20])" office:value-type="float" office:value="-6.07914028804755" calcext:value-type="float">
            <text:p/>
          </table:table-cell>
          <table:table-cell table:style-name="ce13" table:formula="of:=AVERAGE([.N18:.N20])" office:value-type="float" office:value="0.013004284" calcext:value-type="float">
            <text:p/>
          </table:table-cell>
          <table:table-cell table:style-name="ce12" table:formula="of:=AVERAGE([.O18:.O20])" office:value-type="float" office:value="-0.00018988807995848" calcext:value-type="float">
            <text:p/>
          </table:table-cell>
          <table:table-cell table:style-name="ce13" table:formula="of:=AVERAGE([.P18:.P20])" office:value-type="float" office:value="0.012937072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463036" calcext:value-type="float">
            <text:p>0.012463036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2687297" calcext:value-type="float">
            <text:p>0.012687297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3496967" calcext:value-type="float">
            <text:p>0.013496967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19]-[.I19])/[.I19]" office:value-type="float" office:value="-0.00018988807995848" calcext:value-type="float">
            <text:p/>
          </table:table-cell>
          <table:table-cell table:style-name="ce6" table:formula="of:=[.D19]" office:value-type="float" office:value="0.012463036" calcext:value-type="float">
            <text:p/>
          </table:table-cell>
          <table:table-cell table:style-name="ce5" table:formula="of:=100*([.E19]-[.I19])/[.I19]" office:value-type="float" office:value="-9.11861548803135" calcext:value-type="float">
            <text:p/>
          </table:table-cell>
          <table:table-cell table:style-name="ce6" table:formula="of:=[.F19]" office:value-type="float" office:value="0.012687297" calcext:value-type="float">
            <text:p/>
          </table:table-cell>
          <table:table-cell table:style-name="ce5" table:formula="of:=100*([.G19]-[.I19])/[.I19]" office:value-type="float" office:value="-0.00018988807995848" calcext:value-type="float">
            <text:p/>
          </table:table-cell>
          <table:table-cell table:style-name="ce6" table:formula="of:=[.H19]" office:value-type="float" office:value="0.0134969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579462" calcext:value-type="float">
            <text:p>0.012579462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3603617" calcext:value-type="float">
            <text:p>0.013603617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871606" calcext:value-type="float">
            <text:p>0.012871606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20]-[.I20])/[.I20]" office:value-type="float" office:value="-0.00018988807995848" calcext:value-type="float">
            <text:p/>
          </table:table-cell>
          <table:table-cell table:style-name="ce6" table:formula="of:=[.D20]" office:value-type="float" office:value="0.012579462" calcext:value-type="float">
            <text:p/>
          </table:table-cell>
          <table:table-cell table:style-name="ce5" table:formula="of:=100*([.E20]-[.I20])/[.I20]" office:value-type="float" office:value="-9.11861548803135" calcext:value-type="float">
            <text:p/>
          </table:table-cell>
          <table:table-cell table:style-name="ce6" table:formula="of:=[.F20]" office:value-type="float" office:value="0.013603617" calcext:value-type="float">
            <text:p/>
          </table:table-cell>
          <table:table-cell table:style-name="ce5" table:formula="of:=100*([.G20]-[.I20])/[.I20]" office:value-type="float" office:value="-0.00018988807995848" calcext:value-type="float">
            <text:p/>
          </table:table-cell>
          <table:table-cell table:style-name="ce6" table:formula="of:=[.H20]" office:value-type="float" office:value="0.01287160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2.4897" calcext:value-type="float">
            <text:p>72.4897</text:p>
          </table:table-cell>
          <table:table-cell table:style-name="ce2" office:value-type="float" office:value="0.013420491" calcext:value-type="float">
            <text:p>0.013420491</text:p>
          </table:table-cell>
          <table:table-cell table:style-name="ce2" office:value-type="float" office:value="86.1372" calcext:value-type="float">
            <text:p>86.1372</text:p>
          </table:table-cell>
          <table:table-cell table:style-name="ce2" office:value-type="float" office:value="0.012818601" calcext:value-type="float">
            <text:p>0.012818601</text:p>
          </table:table-cell>
          <table:table-cell table:style-name="ce2" office:value-type="float" office:value="81.8824" calcext:value-type="float">
            <text:p>81.8824</text:p>
          </table:table-cell>
          <table:table-cell table:style-name="ce2" office:value-type="float" office:value="0.013801196" calcext:value-type="float">
            <text:p>0.013801196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1]-[.I21])/[.I21]" office:value-type="float" office:value="-15.8439094839396" calcext:value-type="float">
            <text:p/>
          </table:table-cell>
          <table:table-cell table:style-name="ce6" table:formula="of:=[.D21]" office:value-type="float" office:value="0.013420491" calcext:value-type="float">
            <text:p/>
          </table:table-cell>
          <table:table-cell table:style-name="ce5" table:formula="of:=100*([.E21]-[.I21])/[.I21]" office:value-type="float" office:value="0" calcext:value-type="float">
            <text:p/>
          </table:table-cell>
          <table:table-cell table:style-name="ce6" table:formula="of:=[.F21]" office:value-type="float" office:value="0.012818601" calcext:value-type="float">
            <text:p/>
          </table:table-cell>
          <table:table-cell table:style-name="ce5" table:formula="of:=100*([.G21]-[.I21])/[.I21]" office:value-type="float" office:value="-4.9395615367112" calcext:value-type="float">
            <text:p/>
          </table:table-cell>
          <table:table-cell table:style-name="ce6" table:formula="of:=[.H21]" office:value-type="float" office:value="0.013801196" calcext:value-type="float">
            <text:p/>
          </table:table-cell>
          <table:table-cell/>
          <table:table-cell table:style-name="ce9" table:formula="of:=[.A21]" office:value-type="string" office:string-value="GKD-Ia_31_n15_m4.txt" calcext:value-type="string">
            <text:p>GKD-Ia_31_n15_m4.txt</text:p>
          </table:table-cell>
          <table:table-cell table:style-name="ce12" table:formula="of:=AVERAGE([.K21:.K23])" office:value-type="float" office:value="-6.46557662272128" calcext:value-type="float">
            <text:p/>
          </table:table-cell>
          <table:table-cell table:style-name="ce13" table:formula="of:=AVERAGE([.L21:.L23])" office:value-type="float" office:value="0.012808589" calcext:value-type="float">
            <text:p/>
          </table:table-cell>
          <table:table-cell table:style-name="ce12" table:formula="of:=AVERAGE([.M21:.M23])" office:value-type="float" office:value="-3.93805850820939" calcext:value-type="float">
            <text:p/>
          </table:table-cell>
          <table:table-cell table:style-name="ce13" table:formula="of:=AVERAGE([.N21:.N23])" office:value-type="float" office:value="0.0133168473333333" calcext:value-type="float">
            <text:p/>
          </table:table-cell>
          <table:table-cell table:style-name="ce12" table:formula="of:=AVERAGE([.O21:.O23])" office:value-type="float" office:value="-5.58457902044646" calcext:value-type="float">
            <text:p/>
          </table:table-cell>
          <table:table-cell table:style-name="ce13" table:formula="of:=AVERAGE([.P21:.P23])" office:value-type="float" office:value="0.012983914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554948" calcext:value-type="float">
            <text:p>0.012554948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75616" calcext:value-type="float">
            <text:p>0.01275616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268111" calcext:value-type="float">
            <text:p>0.012268111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2]-[.I22])/[.I22]" office:value-type="float" office:value="-3.55282038422425" calcext:value-type="float">
            <text:p/>
          </table:table-cell>
          <table:table-cell table:style-name="ce6" table:formula="of:=[.D22]" office:value-type="float" office:value="0.012554948" calcext:value-type="float">
            <text:p/>
          </table:table-cell>
          <table:table-cell table:style-name="ce5" table:formula="of:=100*([.E22]-[.I22])/[.I22]" office:value-type="float" office:value="-3.55282038422425" calcext:value-type="float">
            <text:p/>
          </table:table-cell>
          <table:table-cell table:style-name="ce6" table:formula="of:=[.F22]" office:value-type="float" office:value="0.01275616" calcext:value-type="float">
            <text:p/>
          </table:table-cell>
          <table:table-cell table:style-name="ce5" table:formula="of:=100*([.G22]-[.I22])/[.I22]" office:value-type="float" office:value="-3.55282038422425" calcext:value-type="float">
            <text:p/>
          </table:table-cell>
          <table:table-cell table:style-name="ce6" table:formula="of:=[.H22]" office:value-type="float" office:value="0.01226811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6.1372" calcext:value-type="float">
            <text:p>86.1372</text:p>
          </table:table-cell>
          <table:table-cell table:style-name="ce2" office:value-type="float" office:value="0.012450328" calcext:value-type="float">
            <text:p>0.012450328</text:p>
          </table:table-cell>
          <table:table-cell table:style-name="ce2" office:value-type="float" office:value="79.0211" calcext:value-type="float">
            <text:p>79.0211</text:p>
          </table:table-cell>
          <table:table-cell table:style-name="ce2" office:value-type="float" office:value="0.014375781" calcext:value-type="float">
            <text:p>0.014375781</text:p>
          </table:table-cell>
          <table:table-cell table:style-name="ce2" office:value-type="float" office:value="79.0211" calcext:value-type="float">
            <text:p>79.0211</text:p>
          </table:table-cell>
          <table:table-cell table:style-name="ce2" office:value-type="float" office:value="0.012882436" calcext:value-type="float">
            <text:p>0.012882436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3]-[.I23])/[.I23]" office:value-type="float" office:value="0" calcext:value-type="float">
            <text:p/>
          </table:table-cell>
          <table:table-cell table:style-name="ce6" table:formula="of:=[.D23]" office:value-type="float" office:value="0.012450328" calcext:value-type="float">
            <text:p/>
          </table:table-cell>
          <table:table-cell table:style-name="ce5" table:formula="of:=100*([.E23]-[.I23])/[.I23]" office:value-type="float" office:value="-8.26135514040392" calcext:value-type="float">
            <text:p/>
          </table:table-cell>
          <table:table-cell table:style-name="ce6" table:formula="of:=[.F23]" office:value-type="float" office:value="0.014375781" calcext:value-type="float">
            <text:p/>
          </table:table-cell>
          <table:table-cell table:style-name="ce5" table:formula="of:=100*([.G23]-[.I23])/[.I23]" office:value-type="float" office:value="-8.26135514040392" calcext:value-type="float">
            <text:p/>
          </table:table-cell>
          <table:table-cell table:style-name="ce6" table:formula="of:=[.H23]" office:value-type="float" office:value="0.01288243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2929018" calcext:value-type="float">
            <text:p>0.012929018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4212284" calcext:value-type="float">
            <text:p>0.014212284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6213864" calcext:value-type="float">
            <text:p>0.016213864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4]-[.I24])/[.I24]" office:value-type="float" office:value="0.000314788116118307" calcext:value-type="float">
            <text:p/>
          </table:table-cell>
          <table:table-cell table:style-name="ce6" table:formula="of:=[.D24]" office:value-type="float" office:value="0.012929018" calcext:value-type="float">
            <text:p/>
          </table:table-cell>
          <table:table-cell table:style-name="ce5" table:formula="of:=100*([.E24]-[.I24])/[.I24]" office:value-type="float" office:value="0.000314788116118307" calcext:value-type="float">
            <text:p/>
          </table:table-cell>
          <table:table-cell table:style-name="ce6" table:formula="of:=[.F24]" office:value-type="float" office:value="0.014212284" calcext:value-type="float">
            <text:p/>
          </table:table-cell>
          <table:table-cell table:style-name="ce5" table:formula="of:=100*([.G24]-[.I24])/[.I24]" office:value-type="float" office:value="0.000314788116118307" calcext:value-type="float">
            <text:p/>
          </table:table-cell>
          <table:table-cell table:style-name="ce6" table:formula="of:=[.H24]" office:value-type="float" office:value="0.016213864" calcext:value-type="float">
            <text:p/>
          </table:table-cell>
          <table:table-cell/>
          <table:table-cell table:style-name="ce9" table:formula="of:=[.A24]" office:value-type="string" office:string-value="GKD-Ia_32_n15_m4.txt" calcext:value-type="string">
            <text:p>GKD-Ia_32_n15_m4.txt</text:p>
          </table:table-cell>
          <table:table-cell table:style-name="ce12" table:formula="of:=AVERAGE([.K24:.K26])" office:value-type="float" office:value="0.000314788116118307" calcext:value-type="float">
            <text:p/>
          </table:table-cell>
          <table:table-cell table:style-name="ce13" table:formula="of:=AVERAGE([.L24:.L26])" office:value-type="float" office:value="0.0135006926666667" calcext:value-type="float">
            <text:p/>
          </table:table-cell>
          <table:table-cell table:style-name="ce12" table:formula="of:=AVERAGE([.M24:.M26])" office:value-type="float" office:value="-4.80597509816143" calcext:value-type="float">
            <text:p/>
          </table:table-cell>
          <table:table-cell table:style-name="ce13" table:formula="of:=AVERAGE([.N24:.N26])" office:value-type="float" office:value="0.013634929" calcext:value-type="float">
            <text:p/>
          </table:table-cell>
          <table:table-cell table:style-name="ce12" table:formula="of:=AVERAGE([.O24:.O26])" office:value-type="float" office:value="-3.47914318871967" calcext:value-type="float">
            <text:p/>
          </table:table-cell>
          <table:table-cell table:style-name="ce13" table:formula="of:=AVERAGE([.P24:.P26])" office:value-type="float" office:value="0.014127612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221863" calcext:value-type="float">
            <text:p>0.013221863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056621" calcext:value-type="float">
            <text:p>0.013056621</text:p>
          </table:table-cell>
          <table:table-cell table:style-name="ce2" office:value-type="float" office:value="113.806" calcext:value-type="float">
            <text:p>113.806</text:p>
          </table:table-cell>
          <table:table-cell table:style-name="ce2" office:value-type="float" office:value="0.01220309" calcext:value-type="float">
            <text:p>0.01220309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5]-[.I25])/[.I25]" office:value-type="float" office:value="0.000314788116118307" calcext:value-type="float">
            <text:p/>
          </table:table-cell>
          <table:table-cell table:style-name="ce6" table:formula="of:=[.D25]" office:value-type="float" office:value="0.013221863" calcext:value-type="float">
            <text:p/>
          </table:table-cell>
          <table:table-cell table:style-name="ce5" table:formula="of:=100*([.E25]-[.I25])/[.I25]" office:value-type="float" office:value="0.000314788116118307" calcext:value-type="float">
            <text:p/>
          </table:table-cell>
          <table:table-cell table:style-name="ce6" table:formula="of:=[.F25]" office:value-type="float" office:value="0.013056621" calcext:value-type="float">
            <text:p/>
          </table:table-cell>
          <table:table-cell table:style-name="ce5" table:formula="of:=100*([.G25]-[.I25])/[.I25]" office:value-type="float" office:value="-10.4380591423913" calcext:value-type="float">
            <text:p/>
          </table:table-cell>
          <table:table-cell table:style-name="ce6" table:formula="of:=[.H25]" office:value-type="float" office:value="0.0122030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4351197" calcext:value-type="float">
            <text:p>0.014351197</text:p>
          </table:table-cell>
          <table:table-cell table:style-name="ce2" office:value-type="float" office:value="108.748" calcext:value-type="float">
            <text:p>108.748</text:p>
          </table:table-cell>
          <table:table-cell table:style-name="ce2" office:value-type="float" office:value="0.013635882" calcext:value-type="float">
            <text:p>0.013635882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965883" calcext:value-type="float">
            <text:p>0.013965883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6]-[.I26])/[.I26]" office:value-type="float" office:value="0.000314788116118307" calcext:value-type="float">
            <text:p/>
          </table:table-cell>
          <table:table-cell table:style-name="ce6" table:formula="of:=[.D26]" office:value-type="float" office:value="0.014351197" calcext:value-type="float">
            <text:p/>
          </table:table-cell>
          <table:table-cell table:style-name="ce5" table:formula="of:=100*([.E26]-[.I26])/[.I26]" office:value-type="float" office:value="-14.4185548707165" calcext:value-type="float">
            <text:p/>
          </table:table-cell>
          <table:table-cell table:style-name="ce6" table:formula="of:=[.F26]" office:value-type="float" office:value="0.013635882" calcext:value-type="float">
            <text:p/>
          </table:table-cell>
          <table:table-cell table:style-name="ce5" table:formula="of:=100*([.G26]-[.I26])/[.I26]" office:value-type="float" office:value="0.000314788116118307" calcext:value-type="float">
            <text:p/>
          </table:table-cell>
          <table:table-cell table:style-name="ce6" table:formula="of:=[.H26]" office:value-type="float" office:value="0.01396588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184019" calcext:value-type="float">
            <text:p>0.012184019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952627" calcext:value-type="float">
            <text:p>0.012952627</text:p>
          </table:table-cell>
          <table:table-cell table:style-name="ce2" office:value-type="float" office:value="153.563" calcext:value-type="float">
            <text:p>153.563</text:p>
          </table:table-cell>
          <table:table-cell table:style-name="ce2" office:value-type="float" office:value="0.012137928" calcext:value-type="float">
            <text:p>0.012137928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7]-[.I27])/[.I27]" office:value-type="float" office:value="0" calcext:value-type="float">
            <text:p/>
          </table:table-cell>
          <table:table-cell table:style-name="ce6" table:formula="of:=[.D27]" office:value-type="float" office:value="0.012184019" calcext:value-type="float">
            <text:p/>
          </table:table-cell>
          <table:table-cell table:style-name="ce5" table:formula="of:=100*([.E27]-[.I27])/[.I27]" office:value-type="float" office:value="0" calcext:value-type="float">
            <text:p/>
          </table:table-cell>
          <table:table-cell table:style-name="ce6" table:formula="of:=[.F27]" office:value-type="float" office:value="0.012952627" calcext:value-type="float">
            <text:p/>
          </table:table-cell>
          <table:table-cell table:style-name="ce5" table:formula="of:=100*([.G27]-[.I27])/[.I27]" office:value-type="float" office:value="-1.59750346029632" calcext:value-type="float">
            <text:p/>
          </table:table-cell>
          <table:table-cell table:style-name="ce6" table:formula="of:=[.H27]" office:value-type="float" office:value="0.012137928" calcext:value-type="float">
            <text:p/>
          </table:table-cell>
          <table:table-cell/>
          <table:table-cell table:style-name="ce9" table:formula="of:=[.A27]" office:value-type="string" office:string-value="GKD-Ia_41_n15_m9.txt" calcext:value-type="string">
            <text:p>GKD-Ia_41_n15_m9.txt</text:p>
          </table:table-cell>
          <table:table-cell table:style-name="ce12" table:formula="of:=AVERAGE([.K27:.K29])" office:value-type="float" office:value="0" calcext:value-type="float">
            <text:p/>
          </table:table-cell>
          <table:table-cell table:style-name="ce13" table:formula="of:=AVERAGE([.L27:.L29])" office:value-type="float" office:value="0.0127101596666667" calcext:value-type="float">
            <text:p/>
          </table:table-cell>
          <table:table-cell table:style-name="ce12" table:formula="of:=AVERAGE([.M27:.M29])" office:value-type="float" office:value="0" calcext:value-type="float">
            <text:p/>
          </table:table-cell>
          <table:table-cell table:style-name="ce13" table:formula="of:=AVERAGE([.N27:.N29])" office:value-type="float" office:value="0.013131931" calcext:value-type="float">
            <text:p/>
          </table:table-cell>
          <table:table-cell table:style-name="ce12" table:formula="of:=AVERAGE([.O27:.O29])" office:value-type="float" office:value="-0.532501153432106" calcext:value-type="float">
            <text:p/>
          </table:table-cell>
          <table:table-cell table:style-name="ce13" table:formula="of:=AVERAGE([.P27:.P29])" office:value-type="float" office:value="0.012540049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622836" calcext:value-type="float">
            <text:p>0.012622836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246667" calcext:value-type="float">
            <text:p>0.012246667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315394" calcext:value-type="float">
            <text:p>0.012315394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8]-[.I28])/[.I28]" office:value-type="float" office:value="0" calcext:value-type="float">
            <text:p/>
          </table:table-cell>
          <table:table-cell table:style-name="ce6" table:formula="of:=[.D28]" office:value-type="float" office:value="0.012622836" calcext:value-type="float">
            <text:p/>
          </table:table-cell>
          <table:table-cell table:style-name="ce5" table:formula="of:=100*([.E28]-[.I28])/[.I28]" office:value-type="float" office:value="0" calcext:value-type="float">
            <text:p/>
          </table:table-cell>
          <table:table-cell table:style-name="ce6" table:formula="of:=[.F28]" office:value-type="float" office:value="0.012246667" calcext:value-type="float">
            <text:p/>
          </table:table-cell>
          <table:table-cell table:style-name="ce5" table:formula="of:=100*([.G28]-[.I28])/[.I28]" office:value-type="float" office:value="0" calcext:value-type="float">
            <text:p/>
          </table:table-cell>
          <table:table-cell table:style-name="ce6" table:formula="of:=[.H28]" office:value-type="float" office:value="0.0123153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3323624" calcext:value-type="float">
            <text:p>0.013323624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4196499" calcext:value-type="float">
            <text:p>0.014196499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3166825" calcext:value-type="float">
            <text:p>0.013166825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9]-[.I29])/[.I29]" office:value-type="float" office:value="0" calcext:value-type="float">
            <text:p/>
          </table:table-cell>
          <table:table-cell table:style-name="ce6" table:formula="of:=[.D29]" office:value-type="float" office:value="0.013323624" calcext:value-type="float">
            <text:p/>
          </table:table-cell>
          <table:table-cell table:style-name="ce5" table:formula="of:=100*([.E29]-[.I29])/[.I29]" office:value-type="float" office:value="0" calcext:value-type="float">
            <text:p/>
          </table:table-cell>
          <table:table-cell table:style-name="ce6" table:formula="of:=[.F29]" office:value-type="float" office:value="0.014196499" calcext:value-type="float">
            <text:p/>
          </table:table-cell>
          <table:table-cell table:style-name="ce5" table:formula="of:=100*([.G29]-[.I29])/[.I29]" office:value-type="float" office:value="0" calcext:value-type="float">
            <text:p/>
          </table:table-cell>
          <table:table-cell table:style-name="ce6" table:formula="of:=[.H29]" office:value-type="float" office:value="0.01316682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87984" calcext:value-type="float">
            <text:p>0.012587984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953669" calcext:value-type="float">
            <text:p>0.012953669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46943" calcext:value-type="float">
            <text:p>0.012746943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0]-[.I30])/[.I30]" office:value-type="float" office:value="-0.000137986038577198" calcext:value-type="float">
            <text:p/>
          </table:table-cell>
          <table:table-cell table:style-name="ce6" table:formula="of:=[.D30]" office:value-type="float" office:value="0.012587984" calcext:value-type="float">
            <text:p/>
          </table:table-cell>
          <table:table-cell table:style-name="ce5" table:formula="of:=100*([.E30]-[.I30])/[.I30]" office:value-type="float" office:value="-0.000137986038577198" calcext:value-type="float">
            <text:p/>
          </table:table-cell>
          <table:table-cell table:style-name="ce6" table:formula="of:=[.F30]" office:value-type="float" office:value="0.012953669" calcext:value-type="float">
            <text:p/>
          </table:table-cell>
          <table:table-cell table:style-name="ce5" table:formula="of:=100*([.G30]-[.I30])/[.I30]" office:value-type="float" office:value="-0.000137986038577198" calcext:value-type="float">
            <text:p/>
          </table:table-cell>
          <table:table-cell table:style-name="ce6" table:formula="of:=[.H30]" office:value-type="float" office:value="0.012746943" calcext:value-type="float">
            <text:p/>
          </table:table-cell>
          <table:table-cell/>
          <table:table-cell table:style-name="ce9" table:formula="of:=[.A30]" office:value-type="string" office:string-value="GKD-Ia_42_n15_m9.txt" calcext:value-type="string">
            <text:p>GKD-Ia_42_n15_m9.txt</text:p>
          </table:table-cell>
          <table:table-cell table:style-name="ce12" table:formula="of:=AVERAGE([.K30:.K32])" office:value-type="float" office:value="-0.000137986038577198" calcext:value-type="float">
            <text:p/>
          </table:table-cell>
          <table:table-cell table:style-name="ce13" table:formula="of:=AVERAGE([.L30:.L32])" office:value-type="float" office:value="0.0132704266666667" calcext:value-type="float">
            <text:p/>
          </table:table-cell>
          <table:table-cell table:style-name="ce12" table:formula="of:=AVERAGE([.M30:.M32])" office:value-type="float" office:value="-0.000137986038577198" calcext:value-type="float">
            <text:p/>
          </table:table-cell>
          <table:table-cell table:style-name="ce13" table:formula="of:=AVERAGE([.N30:.N32])" office:value-type="float" office:value="0.012669068" calcext:value-type="float">
            <text:p/>
          </table:table-cell>
          <table:table-cell table:style-name="ce12" table:formula="of:=AVERAGE([.O30:.O32])" office:value-type="float" office:value="-0.000137986038577198" calcext:value-type="float">
            <text:p/>
          </table:table-cell>
          <table:table-cell table:style-name="ce13" table:formula="of:=AVERAGE([.P30:.P32])" office:value-type="float" office:value="0.01263938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13838" calcext:value-type="float">
            <text:p>0.012713838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106" calcext:value-type="float">
            <text:p>0.0125106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438032" calcext:value-type="float">
            <text:p>0.012438032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1]-[.I31])/[.I31]" office:value-type="float" office:value="-0.000137986038577198" calcext:value-type="float">
            <text:p/>
          </table:table-cell>
          <table:table-cell table:style-name="ce6" table:formula="of:=[.D31]" office:value-type="float" office:value="0.012713838" calcext:value-type="float">
            <text:p/>
          </table:table-cell>
          <table:table-cell table:style-name="ce5" table:formula="of:=100*([.E31]-[.I31])/[.I31]" office:value-type="float" office:value="-0.000137986038577198" calcext:value-type="float">
            <text:p/>
          </table:table-cell>
          <table:table-cell table:style-name="ce6" table:formula="of:=[.F31]" office:value-type="float" office:value="0.0125106" calcext:value-type="float">
            <text:p/>
          </table:table-cell>
          <table:table-cell table:style-name="ce5" table:formula="of:=100*([.G31]-[.I31])/[.I31]" office:value-type="float" office:value="-0.000137986038577198" calcext:value-type="float">
            <text:p/>
          </table:table-cell>
          <table:table-cell table:style-name="ce6" table:formula="of:=[.H31]" office:value-type="float" office:value="0.012438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4509458" calcext:value-type="float">
            <text:p>0.014509458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42935" calcext:value-type="float">
            <text:p>0.012542935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33186" calcext:value-type="float">
            <text:p>0.012733186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2]-[.I32])/[.I32]" office:value-type="float" office:value="-0.000137986038577198" calcext:value-type="float">
            <text:p/>
          </table:table-cell>
          <table:table-cell table:style-name="ce6" table:formula="of:=[.D32]" office:value-type="float" office:value="0.014509458" calcext:value-type="float">
            <text:p/>
          </table:table-cell>
          <table:table-cell table:style-name="ce5" table:formula="of:=100*([.E32]-[.I32])/[.I32]" office:value-type="float" office:value="-0.000137986038577198" calcext:value-type="float">
            <text:p/>
          </table:table-cell>
          <table:table-cell table:style-name="ce6" table:formula="of:=[.F32]" office:value-type="float" office:value="0.012542935" calcext:value-type="float">
            <text:p/>
          </table:table-cell>
          <table:table-cell table:style-name="ce5" table:formula="of:=100*([.G32]-[.I32])/[.I32]" office:value-type="float" office:value="-0.000137986038577198" calcext:value-type="float">
            <text:p/>
          </table:table-cell>
          <table:table-cell table:style-name="ce6" table:formula="of:=[.H32]" office:value-type="float" office:value="0.0127331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41373" calcext:value-type="float">
            <text:p>0.01241373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466181" calcext:value-type="float">
            <text:p>0.012466181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859036" calcext:value-type="float">
            <text:p>0.012859036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3]-[.I33])/[.I33]" office:value-type="float" office:value="-0.000263168744672586" calcext:value-type="float">
            <text:p/>
          </table:table-cell>
          <table:table-cell table:style-name="ce6" table:formula="of:=[.D33]" office:value-type="float" office:value="0.01241373" calcext:value-type="float">
            <text:p/>
          </table:table-cell>
          <table:table-cell table:style-name="ce5" table:formula="of:=100*([.E33]-[.I33])/[.I33]" office:value-type="float" office:value="-0.000263168744672586" calcext:value-type="float">
            <text:p/>
          </table:table-cell>
          <table:table-cell table:style-name="ce6" table:formula="of:=[.F33]" office:value-type="float" office:value="0.012466181" calcext:value-type="float">
            <text:p/>
          </table:table-cell>
          <table:table-cell table:style-name="ce5" table:formula="of:=100*([.G33]-[.I33])/[.I33]" office:value-type="float" office:value="-0.000263168744672586" calcext:value-type="float">
            <text:p/>
          </table:table-cell>
          <table:table-cell table:style-name="ce6" table:formula="of:=[.H33]" office:value-type="float" office:value="0.012859036" calcext:value-type="float">
            <text:p/>
          </table:table-cell>
          <table:table-cell/>
          <table:table-cell table:style-name="ce9" table:formula="of:=[.A33]" office:value-type="string" office:string-value="GKD-Ia_46_n15_m12.txt" calcext:value-type="string">
            <text:p>GKD-Ia_46_n15_m12.txt</text:p>
          </table:table-cell>
          <table:table-cell table:style-name="ce12" table:formula="of:=AVERAGE([.K33:.K35])" office:value-type="float" office:value="-0.000263168744672586" calcext:value-type="float">
            <text:p/>
          </table:table-cell>
          <table:table-cell table:style-name="ce13" table:formula="of:=AVERAGE([.L33:.L35])" office:value-type="float" office:value="0.0127501783333333" calcext:value-type="float">
            <text:p/>
          </table:table-cell>
          <table:table-cell table:style-name="ce12" table:formula="of:=AVERAGE([.M33:.M35])" office:value-type="float" office:value="-0.000263168744672586" calcext:value-type="float">
            <text:p/>
          </table:table-cell>
          <table:table-cell table:style-name="ce13" table:formula="of:=AVERAGE([.N33:.N35])" office:value-type="float" office:value="0.0125082236666667" calcext:value-type="float">
            <text:p/>
          </table:table-cell>
          <table:table-cell table:style-name="ce12" table:formula="of:=AVERAGE([.O33:.O35])" office:value-type="float" office:value="-0.000263168744672586" calcext:value-type="float">
            <text:p/>
          </table:table-cell>
          <table:table-cell table:style-name="ce13" table:formula="of:=AVERAGE([.P33:.P35])" office:value-type="float" office:value="0.012518491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728644" calcext:value-type="float">
            <text:p>0.012728644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305126" calcext:value-type="float">
            <text:p>0.012305126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556767" calcext:value-type="float">
            <text:p>0.012556767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4]-[.I34])/[.I34]" office:value-type="float" office:value="-0.000263168744672586" calcext:value-type="float">
            <text:p/>
          </table:table-cell>
          <table:table-cell table:style-name="ce6" table:formula="of:=[.D34]" office:value-type="float" office:value="0.012728644" calcext:value-type="float">
            <text:p/>
          </table:table-cell>
          <table:table-cell table:style-name="ce5" table:formula="of:=100*([.E34]-[.I34])/[.I34]" office:value-type="float" office:value="-0.000263168744672586" calcext:value-type="float">
            <text:p/>
          </table:table-cell>
          <table:table-cell table:style-name="ce6" table:formula="of:=[.F34]" office:value-type="float" office:value="0.012305126" calcext:value-type="float">
            <text:p/>
          </table:table-cell>
          <table:table-cell table:style-name="ce5" table:formula="of:=100*([.G34]-[.I34])/[.I34]" office:value-type="float" office:value="-0.000263168744672586" calcext:value-type="float">
            <text:p/>
          </table:table-cell>
          <table:table-cell table:style-name="ce6" table:formula="of:=[.H34]" office:value-type="float" office:value="0.0125567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3108161" calcext:value-type="float">
            <text:p>0.013108161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753364" calcext:value-type="float">
            <text:p>0.012753364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139671" calcext:value-type="float">
            <text:p>0.012139671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5]-[.I35])/[.I35]" office:value-type="float" office:value="-0.000263168744672586" calcext:value-type="float">
            <text:p/>
          </table:table-cell>
          <table:table-cell table:style-name="ce6" table:formula="of:=[.D35]" office:value-type="float" office:value="0.013108161" calcext:value-type="float">
            <text:p/>
          </table:table-cell>
          <table:table-cell table:style-name="ce5" table:formula="of:=100*([.E35]-[.I35])/[.I35]" office:value-type="float" office:value="-0.000263168744672586" calcext:value-type="float">
            <text:p/>
          </table:table-cell>
          <table:table-cell table:style-name="ce6" table:formula="of:=[.F35]" office:value-type="float" office:value="0.012753364" calcext:value-type="float">
            <text:p/>
          </table:table-cell>
          <table:table-cell table:style-name="ce5" table:formula="of:=100*([.G35]-[.I35])/[.I35]" office:value-type="float" office:value="-0.000263168744672586" calcext:value-type="float">
            <text:p/>
          </table:table-cell>
          <table:table-cell table:style-name="ce6" table:formula="of:=[.H35]" office:value-type="float" office:value="0.0121396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505709" calcext:value-type="float">
            <text:p>0.012505709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774041" calcext:value-type="float">
            <text:p>0.012774041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591197" calcext:value-type="float">
            <text:p>0.012591197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6]-[.I36])/[.I36]" office:value-type="float" office:value="-0.000335594119040722" calcext:value-type="float">
            <text:p/>
          </table:table-cell>
          <table:table-cell table:style-name="ce6" table:formula="of:=[.D36]" office:value-type="float" office:value="0.012505709" calcext:value-type="float">
            <text:p/>
          </table:table-cell>
          <table:table-cell table:style-name="ce5" table:formula="of:=100*([.E36]-[.I36])/[.I36]" office:value-type="float" office:value="-0.000335594119040722" calcext:value-type="float">
            <text:p/>
          </table:table-cell>
          <table:table-cell table:style-name="ce6" table:formula="of:=[.F36]" office:value-type="float" office:value="0.012774041" calcext:value-type="float">
            <text:p/>
          </table:table-cell>
          <table:table-cell table:style-name="ce5" table:formula="of:=100*([.G36]-[.I36])/[.I36]" office:value-type="float" office:value="-0.000335594119040722" calcext:value-type="float">
            <text:p/>
          </table:table-cell>
          <table:table-cell table:style-name="ce6" table:formula="of:=[.H36]" office:value-type="float" office:value="0.012591197" calcext:value-type="float">
            <text:p/>
          </table:table-cell>
          <table:table-cell/>
          <table:table-cell table:style-name="ce9" table:formula="of:=[.A36]" office:value-type="string" office:string-value="GKD-Ia_47_n15_m12.txt" calcext:value-type="string">
            <text:p>GKD-Ia_47_n15_m12.txt</text:p>
          </table:table-cell>
          <table:table-cell table:style-name="ce12" table:formula="of:=AVERAGE([.K36:.K38])" office:value-type="float" office:value="-0.000335594119040722" calcext:value-type="float">
            <text:p/>
          </table:table-cell>
          <table:table-cell table:style-name="ce13" table:formula="of:=AVERAGE([.L36:.L38])" office:value-type="float" office:value="0.012997881" calcext:value-type="float">
            <text:p/>
          </table:table-cell>
          <table:table-cell table:style-name="ce12" table:formula="of:=AVERAGE([.M36:.M38])" office:value-type="float" office:value="-0.000335594119040722" calcext:value-type="float">
            <text:p/>
          </table:table-cell>
          <table:table-cell table:style-name="ce13" table:formula="of:=AVERAGE([.N36:.N38])" office:value-type="float" office:value="0.013202866" calcext:value-type="float">
            <text:p/>
          </table:table-cell>
          <table:table-cell table:style-name="ce12" table:formula="of:=AVERAGE([.O36:.O38])" office:value-type="float" office:value="-0.000335594119040722" calcext:value-type="float">
            <text:p/>
          </table:table-cell>
          <table:table-cell table:style-name="ce13" table:formula="of:=AVERAGE([.P36:.P38])" office:value-type="float" office:value="0.013086652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939703" calcext:value-type="float">
            <text:p>0.012939703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737514" calcext:value-type="float">
            <text:p>0.012737514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4014634" calcext:value-type="float">
            <text:p>0.014014634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7]-[.I37])/[.I37]" office:value-type="float" office:value="-0.000335594119040722" calcext:value-type="float">
            <text:p/>
          </table:table-cell>
          <table:table-cell table:style-name="ce6" table:formula="of:=[.D37]" office:value-type="float" office:value="0.012939703" calcext:value-type="float">
            <text:p/>
          </table:table-cell>
          <table:table-cell table:style-name="ce5" table:formula="of:=100*([.E37]-[.I37])/[.I37]" office:value-type="float" office:value="-0.000335594119040722" calcext:value-type="float">
            <text:p/>
          </table:table-cell>
          <table:table-cell table:style-name="ce6" table:formula="of:=[.F37]" office:value-type="float" office:value="0.012737514" calcext:value-type="float">
            <text:p/>
          </table:table-cell>
          <table:table-cell table:style-name="ce5" table:formula="of:=100*([.G37]-[.I37])/[.I37]" office:value-type="float" office:value="-0.000335594119040722" calcext:value-type="float">
            <text:p/>
          </table:table-cell>
          <table:table-cell table:style-name="ce6" table:formula="of:=[.H37]" office:value-type="float" office:value="0.01401463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3548231" calcext:value-type="float">
            <text:p>0.013548231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4097043" calcext:value-type="float">
            <text:p>0.014097043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654125" calcext:value-type="float">
            <text:p>0.012654125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8]-[.I38])/[.I38]" office:value-type="float" office:value="-0.000335594119040722" calcext:value-type="float">
            <text:p/>
          </table:table-cell>
          <table:table-cell table:style-name="ce6" table:formula="of:=[.D38]" office:value-type="float" office:value="0.013548231" calcext:value-type="float">
            <text:p/>
          </table:table-cell>
          <table:table-cell table:style-name="ce5" table:formula="of:=100*([.E38]-[.I38])/[.I38]" office:value-type="float" office:value="-0.000335594119040722" calcext:value-type="float">
            <text:p/>
          </table:table-cell>
          <table:table-cell table:style-name="ce6" table:formula="of:=[.F38]" office:value-type="float" office:value="0.014097043" calcext:value-type="float">
            <text:p/>
          </table:table-cell>
          <table:table-cell table:style-name="ce5" table:formula="of:=100*([.G38]-[.I38])/[.I38]" office:value-type="float" office:value="-0.000335594119040722" calcext:value-type="float">
            <text:p/>
          </table:table-cell>
          <table:table-cell table:style-name="ce6" table:formula="of:=[.H38]" office:value-type="float" office:value="0.01265412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2.078" calcext:value-type="float">
            <text:p>122.078</text:p>
          </table:table-cell>
          <table:table-cell table:style-name="ce2" office:value-type="float" office:value="0.012815736" calcext:value-type="float">
            <text:p>0.012815736</text:p>
          </table:table-cell>
          <table:table-cell table:style-name="ce2" office:value-type="float" office:value="126.072" calcext:value-type="float">
            <text:p>126.072</text:p>
          </table:table-cell>
          <table:table-cell table:style-name="ce2" office:value-type="float" office:value="0.011844384" calcext:value-type="float">
            <text:p>0.011844384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94096" calcext:value-type="float">
            <text:p>0.01294096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39]-[.I39])/[.I39]" office:value-type="float" office:value="-6.80072679523002" calcext:value-type="float">
            <text:p/>
          </table:table-cell>
          <table:table-cell table:style-name="ce6" table:formula="of:=[.D39]" office:value-type="float" office:value="0.012815736" calcext:value-type="float">
            <text:p/>
          </table:table-cell>
          <table:table-cell table:style-name="ce5" table:formula="of:=100*([.E39]-[.I39])/[.I39]" office:value-type="float" office:value="-3.75154596674453" calcext:value-type="float">
            <text:p/>
          </table:table-cell>
          <table:table-cell table:style-name="ce6" table:formula="of:=[.F39]" office:value-type="float" office:value="0.011844384" calcext:value-type="float">
            <text:p/>
          </table:table-cell>
          <table:table-cell table:style-name="ce5" table:formula="of:=100*([.G39]-[.I39])/[.I39]" office:value-type="float" office:value="-3.37746018658482" calcext:value-type="float">
            <text:p/>
          </table:table-cell>
          <table:table-cell table:style-name="ce6" table:formula="of:=[.H39]" office:value-type="float" office:value="0.01294096" calcext:value-type="float">
            <text:p/>
          </table:table-cell>
          <table:table-cell/>
          <table:table-cell table:style-name="ce9" table:formula="of:=[.A39]" office:value-type="string" office:string-value="GKD-Ia_56_n30_m9.txt" calcext:value-type="string">
            <text:p>GKD-Ia_56_n30_m9.txt</text:p>
          </table:table-cell>
          <table:table-cell table:style-name="ce12" table:formula="of:=AVERAGE([.K39:.K41])" office:value-type="float" office:value="-5.1119967019376" calcext:value-type="float">
            <text:p/>
          </table:table-cell>
          <table:table-cell table:style-name="ce13" table:formula="of:=AVERAGE([.L39:.L41])" office:value-type="float" office:value="0.0131093483333333" calcext:value-type="float">
            <text:p/>
          </table:table-cell>
          <table:table-cell table:style-name="ce12" table:formula="of:=AVERAGE([.M39:.M41])" office:value-type="float" office:value="-4.23633060021681" calcext:value-type="float">
            <text:p/>
          </table:table-cell>
          <table:table-cell table:style-name="ce13" table:formula="of:=AVERAGE([.N39:.N41])" office:value-type="float" office:value="0.012356646" calcext:value-type="float">
            <text:p/>
          </table:table-cell>
          <table:table-cell table:style-name="ce12" table:formula="of:=AVERAGE([.O39:.O41])" office:value-type="float" office:value="-3.48230599707856" calcext:value-type="float">
            <text:p/>
          </table:table-cell>
          <table:table-cell table:style-name="ce13" table:formula="of:=AVERAGE([.P39:.P41])" office:value-type="float" office:value="0.012679568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23" calcext:value-type="float">
            <text:p>124.23</text:p>
          </table:table-cell>
          <table:table-cell table:style-name="ce2" office:value-type="float" office:value="0.013841495" calcext:value-type="float">
            <text:p>0.013841495</text:p>
          </table:table-cell>
          <table:table-cell table:style-name="ce2" office:value-type="float" office:value="123.677" calcext:value-type="float">
            <text:p>123.677</text:p>
          </table:table-cell>
          <table:table-cell table:style-name="ce2" office:value-type="float" office:value="0.012425952" calcext:value-type="float">
            <text:p>0.012425952</text:p>
          </table:table-cell>
          <table:table-cell table:style-name="ce2" office:value-type="float" office:value="126.072" calcext:value-type="float">
            <text:p>126.072</text:p>
          </table:table-cell>
          <table:table-cell table:style-name="ce2" office:value-type="float" office:value="0.012600415" calcext:value-type="float">
            <text:p>0.012600415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40]-[.I40])/[.I40]" office:value-type="float" office:value="-5.15780312399797" calcext:value-type="float">
            <text:p/>
          </table:table-cell>
          <table:table-cell table:style-name="ce6" table:formula="of:=[.D40]" office:value-type="float" office:value="0.013841495" calcext:value-type="float">
            <text:p/>
          </table:table-cell>
          <table:table-cell table:style-name="ce5" table:formula="of:=100*([.E40]-[.I40])/[.I40]" office:value-type="float" office:value="-5.57998564732108" calcext:value-type="float">
            <text:p/>
          </table:table-cell>
          <table:table-cell table:style-name="ce6" table:formula="of:=[.F40]" office:value-type="float" office:value="0.012425952" calcext:value-type="float">
            <text:p/>
          </table:table-cell>
          <table:table-cell table:style-name="ce5" table:formula="of:=100*([.G40]-[.I40])/[.I40]" office:value-type="float" office:value="-3.75154596674453" calcext:value-type="float">
            <text:p/>
          </table:table-cell>
          <table:table-cell table:style-name="ce6" table:formula="of:=[.H40]" office:value-type="float" office:value="0.01260041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670814" calcext:value-type="float">
            <text:p>0.012670814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799602" calcext:value-type="float">
            <text:p>0.012799602</text:p>
          </table:table-cell>
          <table:table-cell table:style-name="ce2" office:value-type="float" office:value="126.64" calcext:value-type="float">
            <text:p>126.64</text:p>
          </table:table-cell>
          <table:table-cell table:style-name="ce2" office:value-type="float" office:value="0.012497331" calcext:value-type="float">
            <text:p>0.012497331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41]-[.I41])/[.I41]" office:value-type="float" office:value="-3.37746018658482" calcext:value-type="float">
            <text:p/>
          </table:table-cell>
          <table:table-cell table:style-name="ce6" table:formula="of:=[.D41]" office:value-type="float" office:value="0.012670814" calcext:value-type="float">
            <text:p/>
          </table:table-cell>
          <table:table-cell table:style-name="ce5" table:formula="of:=100*([.E41]-[.I41])/[.I41]" office:value-type="float" office:value="-3.37746018658482" calcext:value-type="float">
            <text:p/>
          </table:table-cell>
          <table:table-cell table:style-name="ce6" table:formula="of:=[.F41]" office:value-type="float" office:value="0.012799602" calcext:value-type="float">
            <text:p/>
          </table:table-cell>
          <table:table-cell table:style-name="ce5" table:formula="of:=100*([.G41]-[.I41])/[.I41]" office:value-type="float" office:value="-3.31791183790633" calcext:value-type="float">
            <text:p/>
          </table:table-cell>
          <table:table-cell table:style-name="ce6" table:formula="of:=[.H41]" office:value-type="float" office:value="0.01249733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73.111" calcext:value-type="float">
            <text:p>173.111</text:p>
          </table:table-cell>
          <table:table-cell table:style-name="ce2" office:value-type="float" office:value="0.013833952" calcext:value-type="float">
            <text:p>0.013833952</text:p>
          </table:table-cell>
          <table:table-cell table:style-name="ce2" office:value-type="float" office:value="181.707" calcext:value-type="float">
            <text:p>181.707</text:p>
          </table:table-cell>
          <table:table-cell table:style-name="ce2" office:value-type="float" office:value="0.012287388" calcext:value-type="float">
            <text:p>0.012287388</text:p>
          </table:table-cell>
          <table:table-cell table:style-name="ce2" office:value-type="float" office:value="177.788" calcext:value-type="float">
            <text:p>177.788</text:p>
          </table:table-cell>
          <table:table-cell table:style-name="ce2" office:value-type="float" office:value="0.012334807" calcext:value-type="float">
            <text:p>0.012334807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2]-[.I42])/[.I42]" office:value-type="float" office:value="-5.94114278324805" calcext:value-type="float">
            <text:p/>
          </table:table-cell>
          <table:table-cell table:style-name="ce6" table:formula="of:=[.D42]" office:value-type="float" office:value="0.013833952" calcext:value-type="float">
            <text:p/>
          </table:table-cell>
          <table:table-cell table:style-name="ce5" table:formula="of:=100*([.E42]-[.I42])/[.I42]" office:value-type="float" office:value="-1.27055606931768" calcext:value-type="float">
            <text:p/>
          </table:table-cell>
          <table:table-cell table:style-name="ce6" table:formula="of:=[.F42]" office:value-type="float" office:value="0.012287388" calcext:value-type="float">
            <text:p/>
          </table:table-cell>
          <table:table-cell table:style-name="ce5" table:formula="of:=100*([.G42]-[.I42])/[.I42]" office:value-type="float" office:value="-3.39992197577336" calcext:value-type="float">
            <text:p/>
          </table:table-cell>
          <table:table-cell table:style-name="ce6" table:formula="of:=[.H42]" office:value-type="float" office:value="0.012334807" calcext:value-type="float">
            <text:p/>
          </table:table-cell>
          <table:table-cell/>
          <table:table-cell table:style-name="ce9" table:formula="of:=[.A42]" office:value-type="string" office:string-value="GKD-Ia_57_n30_m9.txt" calcext:value-type="string">
            <text:p>GKD-Ia_57_n30_m9.txt</text:p>
          </table:table-cell>
          <table:table-cell table:style-name="ce12" table:formula="of:=AVERAGE([.K42:.K44])" office:value-type="float" office:value="-2.9641599301042" calcext:value-type="float">
            <text:p/>
          </table:table-cell>
          <table:table-cell table:style-name="ce13" table:formula="of:=AVERAGE([.L42:.L44])" office:value-type="float" office:value="0.0138313903333333" calcext:value-type="float">
            <text:p/>
          </table:table-cell>
          <table:table-cell table:style-name="ce12" table:formula="of:=AVERAGE([.M42:.M44])" office:value-type="float" office:value="-1.29283318137808" calcext:value-type="float">
            <text:p/>
          </table:table-cell>
          <table:table-cell table:style-name="ce13" table:formula="of:=AVERAGE([.N42:.N44])" office:value-type="float" office:value="0.0127049916666667" calcext:value-type="float">
            <text:p/>
          </table:table-cell>
          <table:table-cell table:style-name="ce12" table:formula="of:=AVERAGE([.O42:.O44])" office:value-type="float" office:value="-2.40107422769962" calcext:value-type="float">
            <text:p/>
          </table:table-cell>
          <table:table-cell table:style-name="ce13" table:formula="of:=AVERAGE([.P42:.P44])" office:value-type="float" office:value="0.013007077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079" calcext:value-type="float">
            <text:p>181.079</text:p>
          </table:table-cell>
          <table:table-cell table:style-name="ce2" office:value-type="float" office:value="0.014367261" calcext:value-type="float">
            <text:p>0.014367261</text:p>
          </table:table-cell>
          <table:table-cell table:style-name="ce2" office:value-type="float" office:value="182.503" calcext:value-type="float">
            <text:p>182.503</text:p>
          </table:table-cell>
          <table:table-cell table:style-name="ce2" office:value-type="float" office:value="0.012113483" calcext:value-type="float">
            <text:p>0.012113483</text:p>
          </table:table-cell>
          <table:table-cell table:style-name="ce2" office:value-type="float" office:value="181.707" calcext:value-type="float">
            <text:p>181.707</text:p>
          </table:table-cell>
          <table:table-cell table:style-name="ce2" office:value-type="float" office:value="0.012518282" calcext:value-type="float">
            <text:p>0.012518282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3]-[.I43])/[.I43]" office:value-type="float" office:value="-1.61177622477932" calcext:value-type="float">
            <text:p/>
          </table:table-cell>
          <table:table-cell table:style-name="ce6" table:formula="of:=[.D43]" office:value-type="float" office:value="0.014367261" calcext:value-type="float">
            <text:p/>
          </table:table-cell>
          <table:table-cell table:style-name="ce5" table:formula="of:=100*([.E43]-[.I43])/[.I43]" office:value-type="float" office:value="-0.838054088828091" calcext:value-type="float">
            <text:p/>
          </table:table-cell>
          <table:table-cell table:style-name="ce6" table:formula="of:=[.F43]" office:value-type="float" office:value="0.012113483" calcext:value-type="float">
            <text:p/>
          </table:table-cell>
          <table:table-cell table:style-name="ce5" table:formula="of:=100*([.G43]-[.I43])/[.I43]" office:value-type="float" office:value="-1.27055606931768" calcext:value-type="float">
            <text:p/>
          </table:table-cell>
          <table:table-cell table:style-name="ce6" table:formula="of:=[.H43]" office:value-type="float" office:value="0.01251828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58" calcext:value-type="float">
            <text:p>181.58</text:p>
          </table:table-cell>
          <table:table-cell table:style-name="ce2" office:value-type="float" office:value="0.013292958" calcext:value-type="float">
            <text:p>0.013292958</text:p>
          </table:table-cell>
          <table:table-cell table:style-name="ce2" office:value-type="float" office:value="180.788" calcext:value-type="float">
            <text:p>180.788</text:p>
          </table:table-cell>
          <table:table-cell table:style-name="ce2" office:value-type="float" office:value="0.013714104" calcext:value-type="float">
            <text:p>0.013714104</text:p>
          </table:table-cell>
          <table:table-cell table:style-name="ce2" office:value-type="float" office:value="179.384" calcext:value-type="float">
            <text:p>179.384</text:p>
          </table:table-cell>
          <table:table-cell table:style-name="ce2" office:value-type="float" office:value="0.014168143" calcext:value-type="float">
            <text:p>0.014168143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4]-[.I44])/[.I44]" office:value-type="float" office:value="-1.33956078228523" calcext:value-type="float">
            <text:p/>
          </table:table-cell>
          <table:table-cell table:style-name="ce6" table:formula="of:=[.D44]" office:value-type="float" office:value="0.013292958" calcext:value-type="float">
            <text:p/>
          </table:table-cell>
          <table:table-cell table:style-name="ce5" table:formula="of:=100*([.E44]-[.I44])/[.I44]" office:value-type="float" office:value="-1.76988938598845" calcext:value-type="float">
            <text:p/>
          </table:table-cell>
          <table:table-cell table:style-name="ce6" table:formula="of:=[.F44]" office:value-type="float" office:value="0.013714104" calcext:value-type="float">
            <text:p/>
          </table:table-cell>
          <table:table-cell table:style-name="ce5" table:formula="of:=100*([.G44]-[.I44])/[.I44]" office:value-type="float" office:value="-2.5327446380078" calcext:value-type="float">
            <text:p/>
          </table:table-cell>
          <table:table-cell table:style-name="ce6" table:formula="of:=[.H44]" office:value-type="float" office:value="0.01416814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7.193" calcext:value-type="float">
            <text:p>147.193</text:p>
          </table:table-cell>
          <table:table-cell table:style-name="ce2" office:value-type="float" office:value="0.014259566" calcext:value-type="float">
            <text:p>0.014259566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3297079" calcext:value-type="float">
            <text:p>0.013297079</text:p>
          </table:table-cell>
          <table:table-cell table:style-name="ce2" office:value-type="float" office:value="155.577" calcext:value-type="float">
            <text:p>155.577</text:p>
          </table:table-cell>
          <table:table-cell table:style-name="ce2" office:value-type="float" office:value="0.013151047" calcext:value-type="float">
            <text:p>0.013151047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5]-[.I45])/[.I45]" office:value-type="float" office:value="-5.56378917653097" calcext:value-type="float">
            <text:p/>
          </table:table-cell>
          <table:table-cell table:style-name="ce6" table:formula="of:=[.D45]" office:value-type="float" office:value="0.014259566" calcext:value-type="float">
            <text:p/>
          </table:table-cell>
          <table:table-cell table:style-name="ce5" table:formula="of:=100*([.E45]-[.I45])/[.I45]" office:value-type="float" office:value="-1.31267442979503" calcext:value-type="float">
            <text:p/>
          </table:table-cell>
          <table:table-cell table:style-name="ce6" table:formula="of:=[.F45]" office:value-type="float" office:value="0.013297079" calcext:value-type="float">
            <text:p/>
          </table:table-cell>
          <table:table-cell table:style-name="ce5" table:formula="of:=100*([.G45]-[.I45])/[.I45]" office:value-type="float" office:value="-0.184775286305464" calcext:value-type="float">
            <text:p/>
          </table:table-cell>
          <table:table-cell table:style-name="ce6" table:formula="of:=[.H45]" office:value-type="float" office:value="0.013151047" calcext:value-type="float">
            <text:p/>
          </table:table-cell>
          <table:table-cell/>
          <table:table-cell table:style-name="ce9" table:formula="of:=[.A45]" office:value-type="string" office:string-value="GKD-Ia_61_n30_m12.txt" calcext:value-type="string">
            <text:p>GKD-Ia_61_n30_m12.txt</text:p>
          </table:table-cell>
          <table:table-cell table:style-name="ce12" table:formula="of:=AVERAGE([.K45:.K47])" office:value-type="float" office:value="-3.80927939776945" calcext:value-type="float">
            <text:p/>
          </table:table-cell>
          <table:table-cell table:style-name="ce13" table:formula="of:=AVERAGE([.L45:.L47])" office:value-type="float" office:value="0.014255468" calcext:value-type="float">
            <text:p/>
          </table:table-cell>
          <table:table-cell table:style-name="ce12" table:formula="of:=AVERAGE([.M45:.M47])" office:value-type="float" office:value="-1.31267442979503" calcext:value-type="float">
            <text:p/>
          </table:table-cell>
          <table:table-cell table:style-name="ce13" table:formula="of:=AVERAGE([.N45:.N47])" office:value-type="float" office:value="0.013436974" calcext:value-type="float">
            <text:p/>
          </table:table-cell>
          <table:table-cell table:style-name="ce12" table:formula="of:=AVERAGE([.O45:.O47])" office:value-type="float" office:value="-0.867631176552368" calcext:value-type="float">
            <text:p/>
          </table:table-cell>
          <table:table-cell table:style-name="ce13" table:formula="of:=AVERAGE([.P45:.P47])" office:value-type="float" office:value="0.01286974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771" calcext:value-type="float">
            <text:p>148.771</text:p>
          </table:table-cell>
          <table:table-cell table:style-name="ce2" office:value-type="float" office:value="0.014375361" calcext:value-type="float">
            <text:p>0.014375361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4464134" calcext:value-type="float">
            <text:p>0.014464134</text:p>
          </table:table-cell>
          <table:table-cell table:style-name="ce2" office:value-type="float" office:value="155.577" calcext:value-type="float">
            <text:p>155.577</text:p>
          </table:table-cell>
          <table:table-cell table:style-name="ce2" office:value-type="float" office:value="0.012698403" calcext:value-type="float">
            <text:p>0.012698403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6]-[.I46])/[.I46]" office:value-type="float" office:value="-4.55137458698234" calcext:value-type="float">
            <text:p/>
          </table:table-cell>
          <table:table-cell table:style-name="ce6" table:formula="of:=[.D46]" office:value-type="float" office:value="0.014375361" calcext:value-type="float">
            <text:p/>
          </table:table-cell>
          <table:table-cell table:style-name="ce5" table:formula="of:=100*([.E46]-[.I46])/[.I46]" office:value-type="float" office:value="-1.31267442979503" calcext:value-type="float">
            <text:p/>
          </table:table-cell>
          <table:table-cell table:style-name="ce6" table:formula="of:=[.F46]" office:value-type="float" office:value="0.014464134" calcext:value-type="float">
            <text:p/>
          </table:table-cell>
          <table:table-cell table:style-name="ce5" table:formula="of:=100*([.G46]-[.I46])/[.I46]" office:value-type="float" office:value="-0.184775286305464" calcext:value-type="float">
            <text:p/>
          </table:table-cell>
          <table:table-cell table:style-name="ce6" table:formula="of:=[.H46]" office:value-type="float" office:value="0.01269840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4131477" calcext:value-type="float">
            <text:p>0.014131477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2549709" calcext:value-type="float">
            <text:p>0.012549709</text:p>
          </table:table-cell>
          <table:table-cell table:style-name="ce2" office:value-type="float" office:value="152.384" calcext:value-type="float">
            <text:p>152.384</text:p>
          </table:table-cell>
          <table:table-cell table:style-name="ce2" office:value-type="float" office:value="0.012759794" calcext:value-type="float">
            <text:p>0.012759794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7]-[.I47])/[.I47]" office:value-type="float" office:value="-1.31267442979503" calcext:value-type="float">
            <text:p/>
          </table:table-cell>
          <table:table-cell table:style-name="ce6" table:formula="of:=[.D47]" office:value-type="float" office:value="0.014131477" calcext:value-type="float">
            <text:p/>
          </table:table-cell>
          <table:table-cell table:style-name="ce5" table:formula="of:=100*([.E47]-[.I47])/[.I47]" office:value-type="float" office:value="-1.31267442979503" calcext:value-type="float">
            <text:p/>
          </table:table-cell>
          <table:table-cell table:style-name="ce6" table:formula="of:=[.F47]" office:value-type="float" office:value="0.012549709" calcext:value-type="float">
            <text:p/>
          </table:table-cell>
          <table:table-cell table:style-name="ce5" table:formula="of:=100*([.G47]-[.I47])/[.I47]" office:value-type="float" office:value="-2.23334295704618" calcext:value-type="float">
            <text:p/>
          </table:table-cell>
          <table:table-cell table:style-name="ce6" table:formula="of:=[.H47]" office:value-type="float" office:value="0.0127597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3.7797" calcext:value-type="float">
            <text:p>93.7797</text:p>
          </table:table-cell>
          <table:table-cell table:style-name="ce2" office:value-type="float" office:value="0.015570697" calcext:value-type="float">
            <text:p>0.015570697</text:p>
          </table:table-cell>
          <table:table-cell table:style-name="ce2" office:value-type="float" office:value="103.307" calcext:value-type="float">
            <text:p>103.307</text:p>
          </table:table-cell>
          <table:table-cell table:style-name="ce2" office:value-type="float" office:value="0.013743016" calcext:value-type="float">
            <text:p>0.013743016</text:p>
          </table:table-cell>
          <table:table-cell table:style-name="ce2" office:value-type="float" office:value="102.197" calcext:value-type="float">
            <text:p>102.197</text:p>
          </table:table-cell>
          <table:table-cell table:style-name="ce2" office:value-type="float" office:value="0.014185534" calcext:value-type="float">
            <text:p>0.014185534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48]-[.I48])/[.I48]" office:value-type="float" office:value="-16.2581806589532" calcext:value-type="float">
            <text:p/>
          </table:table-cell>
          <table:table-cell table:style-name="ce6" table:formula="of:=[.D48]" office:value-type="float" office:value="0.015570697" calcext:value-type="float">
            <text:p/>
          </table:table-cell>
          <table:table-cell table:style-name="ce5" table:formula="of:=100*([.E48]-[.I48])/[.I48]" office:value-type="float" office:value="-7.75065253284542" calcext:value-type="float">
            <text:p/>
          </table:table-cell>
          <table:table-cell table:style-name="ce6" table:formula="of:=[.F48]" office:value-type="float" office:value="0.013743016" calcext:value-type="float">
            <text:p/>
          </table:table-cell>
          <table:table-cell table:style-name="ce5" table:formula="of:=100*([.G48]-[.I48])/[.I48]" office:value-type="float" office:value="-8.7418416651263" calcext:value-type="float">
            <text:p/>
          </table:table-cell>
          <table:table-cell table:style-name="ce6" table:formula="of:=[.H48]" office:value-type="float" office:value="0.014185534" calcext:value-type="float">
            <text:p/>
          </table:table-cell>
          <table:table-cell/>
          <table:table-cell table:style-name="ce9" table:formula="of:=[.A48]" office:value-type="string" office:string-value="GKD-Ia_62_n30_m12.txt" calcext:value-type="string">
            <text:p>GKD-Ia_62_n30_m12.txt</text:p>
          </table:table-cell>
          <table:table-cell table:style-name="ce12" table:formula="of:=AVERAGE([.K48:.K50])" office:value-type="float" office:value="-13.2340120151173" calcext:value-type="float">
            <text:p/>
          </table:table-cell>
          <table:table-cell table:style-name="ce13" table:formula="of:=AVERAGE([.L48:.L50])" office:value-type="float" office:value="0.0154890726666667" calcext:value-type="float">
            <text:p/>
          </table:table-cell>
          <table:table-cell table:style-name="ce12" table:formula="of:=AVERAGE([.M48:.M50])" office:value-type="float" office:value="-6.31908372452562" calcext:value-type="float">
            <text:p/>
          </table:table-cell>
          <table:table-cell table:style-name="ce13" table:formula="of:=AVERAGE([.N48:.N50])" office:value-type="float" office:value="0.0136678233333333" calcext:value-type="float">
            <text:p/>
          </table:table-cell>
          <table:table-cell table:style-name="ce12" table:formula="of:=AVERAGE([.O48:.O50])" office:value-type="float" office:value="-8.23761512155759" calcext:value-type="float">
            <text:p/>
          </table:table-cell>
          <table:table-cell table:style-name="ce13" table:formula="of:=AVERAGE([.P48:.P50])" office:value-type="float" office:value="0.014528593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8.8159" calcext:value-type="float">
            <text:p>98.8159</text:p>
          </table:table-cell>
          <table:table-cell table:style-name="ce2" office:value-type="float" office:value="0.016261912" calcext:value-type="float">
            <text:p>0.016261912</text:p>
          </table:table-cell>
          <table:table-cell table:style-name="ce2" office:value-type="float" office:value="111.987" calcext:value-type="float">
            <text:p>111.987</text:p>
          </table:table-cell>
          <table:table-cell table:style-name="ce2" office:value-type="float" office:value="0.014503594" calcext:value-type="float">
            <text:p>0.014503594</text:p>
          </table:table-cell>
          <table:table-cell table:style-name="ce2" office:value-type="float" office:value="102.781" calcext:value-type="float">
            <text:p>102.781</text:p>
          </table:table-cell>
          <table:table-cell table:style-name="ce2" office:value-type="float" office:value="0.01449032" calcext:value-type="float">
            <text:p>0.01449032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49]-[.I49])/[.I49]" office:value-type="float" office:value="-11.7610394805812" calcext:value-type="float">
            <text:p/>
          </table:table-cell>
          <table:table-cell table:style-name="ce6" table:formula="of:=[.D49]" office:value-type="float" office:value="0.016261912" calcext:value-type="float">
            <text:p/>
          </table:table-cell>
          <table:table-cell table:style-name="ce5" table:formula="of:=100*([.E49]-[.I49])/[.I49]" office:value-type="float" office:value="0.000267888954666713" calcext:value-type="float">
            <text:p/>
          </table:table-cell>
          <table:table-cell table:style-name="ce6" table:formula="of:=[.F49]" office:value-type="float" office:value="0.014503594" calcext:value-type="float">
            <text:p/>
          </table:table-cell>
          <table:table-cell table:style-name="ce5" table:formula="of:=100*([.G49]-[.I49])/[.I49]" office:value-type="float" office:value="-8.22035116670104" calcext:value-type="float">
            <text:p/>
          </table:table-cell>
          <table:table-cell table:style-name="ce6" table:formula="of:=[.H49]" office:value-type="float" office:value="0.01449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8.9035" calcext:value-type="float">
            <text:p>98.9035</text:p>
          </table:table-cell>
          <table:table-cell table:style-name="ce2" office:value-type="float" office:value="0.014634609" calcext:value-type="float">
            <text:p>0.014634609</text:p>
          </table:table-cell>
          <table:table-cell table:style-name="ce2" office:value-type="float" office:value="99.4365" calcext:value-type="float">
            <text:p>99.4365</text:p>
          </table:table-cell>
          <table:table-cell table:style-name="ce2" office:value-type="float" office:value="0.01275686" calcext:value-type="float">
            <text:p>0.01275686</text:p>
          </table:table-cell>
          <table:table-cell table:style-name="ce2" office:value-type="float" office:value="103.307" calcext:value-type="float">
            <text:p>103.307</text:p>
          </table:table-cell>
          <table:table-cell table:style-name="ce2" office:value-type="float" office:value="0.014909926" calcext:value-type="float">
            <text:p>0.014909926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50]-[.I50])/[.I50]" office:value-type="float" office:value="-11.6828159058174" calcext:value-type="float">
            <text:p/>
          </table:table-cell>
          <table:table-cell table:style-name="ce6" table:formula="of:=[.D50]" office:value-type="float" office:value="0.014634609" calcext:value-type="float">
            <text:p/>
          </table:table-cell>
          <table:table-cell table:style-name="ce5" table:formula="of:=100*([.E50]-[.I50])/[.I50]" office:value-type="float" office:value="-11.2068665296861" calcext:value-type="float">
            <text:p/>
          </table:table-cell>
          <table:table-cell table:style-name="ce6" table:formula="of:=[.F50]" office:value-type="float" office:value="0.01275686" calcext:value-type="float">
            <text:p/>
          </table:table-cell>
          <table:table-cell table:style-name="ce5" table:formula="of:=100*([.G50]-[.I50])/[.I50]" office:value-type="float" office:value="-7.75065253284542" calcext:value-type="float">
            <text:p/>
          </table:table-cell>
          <table:table-cell table:style-name="ce6" table:formula="of:=[.H50]" office:value-type="float" office:value="0.01490992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4.508" calcext:value-type="float">
            <text:p>114.508</text:p>
          </table:table-cell>
          <table:table-cell table:style-name="ce2" office:value-type="float" office:value="0.014813897" calcext:value-type="float">
            <text:p>0.01481389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3901697" calcext:value-type="float">
            <text:p>0.01390169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4156689" calcext:value-type="float">
            <text:p>0.014156689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1]-[.I51])/[.I51]" office:value-type="float" office:value="-3.03541458143864" calcext:value-type="float">
            <text:p/>
          </table:table-cell>
          <table:table-cell table:style-name="ce6" table:formula="of:=[.D51]" office:value-type="float" office:value="0.014813897" calcext:value-type="float">
            <text:p/>
          </table:table-cell>
          <table:table-cell table:style-name="ce5" table:formula="of:=100*([.E51]-[.I51])/[.I51]" office:value-type="float" office:value="-2.87283030435438" calcext:value-type="float">
            <text:p/>
          </table:table-cell>
          <table:table-cell table:style-name="ce6" table:formula="of:=[.F51]" office:value-type="float" office:value="0.013901697" calcext:value-type="float">
            <text:p/>
          </table:table-cell>
          <table:table-cell table:style-name="ce5" table:formula="of:=100*([.G51]-[.I51])/[.I51]" office:value-type="float" office:value="-2.87283030435438" calcext:value-type="float">
            <text:p/>
          </table:table-cell>
          <table:table-cell table:style-name="ce6" table:formula="of:=[.H51]" office:value-type="float" office:value="0.014156689" calcext:value-type="float">
            <text:p/>
          </table:table-cell>
          <table:table-cell/>
          <table:table-cell table:style-name="ce9" table:formula="of:=[.A51]" office:value-type="string" office:string-value="GKD-Ia_66_n30_m18.txt" calcext:value-type="string">
            <text:p>GKD-Ia_66_n30_m18.txt</text:p>
          </table:table-cell>
          <table:table-cell table:style-name="ce12" table:formula="of:=AVERAGE([.K51:.K53])" office:value-type="float" office:value="-1.96930205618303" calcext:value-type="float">
            <text:p/>
          </table:table-cell>
          <table:table-cell table:style-name="ce13" table:formula="of:=AVERAGE([.L51:.L53])" office:value-type="float" office:value="0.0154224463333333" calcext:value-type="float">
            <text:p/>
          </table:table-cell>
          <table:table-cell table:style-name="ce12" table:formula="of:=AVERAGE([.M51:.M53])" office:value-type="float" office:value="-2.92702506338247" calcext:value-type="float">
            <text:p/>
          </table:table-cell>
          <table:table-cell table:style-name="ce13" table:formula="of:=AVERAGE([.N51:.N53])" office:value-type="float" office:value="0.014754714" calcext:value-type="float">
            <text:p/>
          </table:table-cell>
          <table:table-cell table:style-name="ce12" table:formula="of:=AVERAGE([.O51:.O53])" office:value-type="float" office:value="-4.425566603383" calcext:value-type="float">
            <text:p/>
          </table:table-cell>
          <table:table-cell table:style-name="ce13" table:formula="of:=AVERAGE([.P51:.P53])" office:value-type="float" office:value="0.014865065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6211907" calcext:value-type="float">
            <text:p>0.01621190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6306958" calcext:value-type="float">
            <text:p>0.016306958</text:p>
          </table:table-cell>
          <table:table-cell table:style-name="ce2" office:value-type="float" office:value="110.066" calcext:value-type="float">
            <text:p>110.066</text:p>
          </table:table-cell>
          <table:table-cell table:style-name="ce2" office:value-type="float" office:value="0.014918099" calcext:value-type="float">
            <text:p>0.014918099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2]-[.I52])/[.I52]" office:value-type="float" office:value="-2.87283030435438" calcext:value-type="float">
            <text:p/>
          </table:table-cell>
          <table:table-cell table:style-name="ce6" table:formula="of:=[.D52]" office:value-type="float" office:value="0.016211907" calcext:value-type="float">
            <text:p/>
          </table:table-cell>
          <table:table-cell table:style-name="ce5" table:formula="of:=100*([.E52]-[.I52])/[.I52]" office:value-type="float" office:value="-2.87283030435438" calcext:value-type="float">
            <text:p/>
          </table:table-cell>
          <table:table-cell table:style-name="ce6" table:formula="of:=[.F52]" office:value-type="float" office:value="0.016306958" calcext:value-type="float">
            <text:p/>
          </table:table-cell>
          <table:table-cell table:style-name="ce5" table:formula="of:=100*([.G52]-[.I52])/[.I52]" office:value-type="float" office:value="-6.79686957523164" calcext:value-type="float">
            <text:p/>
          </table:table-cell>
          <table:table-cell table:style-name="ce6" table:formula="of:=[.H52]" office:value-type="float" office:value="0.01491809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8.093" calcext:value-type="float">
            <text:p>118.093</text:p>
          </table:table-cell>
          <table:table-cell table:style-name="ce2" office:value-type="float" office:value="0.015241535" calcext:value-type="float">
            <text:p>0.015241535</text:p>
          </table:table-cell>
          <table:table-cell table:style-name="ce2" office:value-type="float" office:value="114.508" calcext:value-type="float">
            <text:p>114.508</text:p>
          </table:table-cell>
          <table:table-cell table:style-name="ce2" office:value-type="float" office:value="0.014055487" calcext:value-type="float">
            <text:p>0.014055487</text:p>
          </table:table-cell>
          <table:table-cell table:style-name="ce2" office:value-type="float" office:value="113.833" calcext:value-type="float">
            <text:p>113.833</text:p>
          </table:table-cell>
          <table:table-cell table:style-name="ce2" office:value-type="float" office:value="0.015520408" calcext:value-type="float">
            <text:p>0.015520408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3]-[.I53])/[.I53]" office:value-type="float" office:value="0.00033871724392474" calcext:value-type="float">
            <text:p/>
          </table:table-cell>
          <table:table-cell table:style-name="ce6" table:formula="of:=[.D53]" office:value-type="float" office:value="0.015241535" calcext:value-type="float">
            <text:p/>
          </table:table-cell>
          <table:table-cell table:style-name="ce5" table:formula="of:=100*([.E53]-[.I53])/[.I53]" office:value-type="float" office:value="-3.03541458143864" calcext:value-type="float">
            <text:p/>
          </table:table-cell>
          <table:table-cell table:style-name="ce6" table:formula="of:=[.F53]" office:value-type="float" office:value="0.014055487" calcext:value-type="float">
            <text:p/>
          </table:table-cell>
          <table:table-cell table:style-name="ce5" table:formula="of:=100*([.G53]-[.I53])/[.I53]" office:value-type="float" office:value="-3.60699993056297" calcext:value-type="float">
            <text:p/>
          </table:table-cell>
          <table:table-cell table:style-name="ce6" table:formula="of:=[.H53]" office:value-type="float" office:value="0.01552040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0.176" calcext:value-type="float">
            <text:p>100.176</text:p>
          </table:table-cell>
          <table:table-cell table:style-name="ce2" office:value-type="float" office:value="0.016572989" calcext:value-type="float">
            <text:p>0.016572989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5311303" calcext:value-type="float">
            <text:p>0.015311303</text:p>
          </table:table-cell>
          <table:table-cell table:style-name="ce2" office:value-type="float" office:value="100.176" calcext:value-type="float">
            <text:p>100.176</text:p>
          </table:table-cell>
          <table:table-cell table:style-name="ce2" office:value-type="float" office:value="0.0135585" calcext:value-type="float">
            <text:p>0.0135585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4]-[.I54])/[.I54]" office:value-type="float" office:value="-7.0366541510376" calcext:value-type="float">
            <text:p/>
          </table:table-cell>
          <table:table-cell table:style-name="ce6" table:formula="of:=[.D54]" office:value-type="float" office:value="0.016572989" calcext:value-type="float">
            <text:p/>
          </table:table-cell>
          <table:table-cell table:style-name="ce5" table:formula="of:=100*([.E54]-[.I54])/[.I54]" office:value-type="float" office:value="-4.05962957944888" calcext:value-type="float">
            <text:p/>
          </table:table-cell>
          <table:table-cell table:style-name="ce6" table:formula="of:=[.F54]" office:value-type="float" office:value="0.015311303" calcext:value-type="float">
            <text:p/>
          </table:table-cell>
          <table:table-cell table:style-name="ce5" table:formula="of:=100*([.G54]-[.I54])/[.I54]" office:value-type="float" office:value="-7.0366541510376" calcext:value-type="float">
            <text:p/>
          </table:table-cell>
          <table:table-cell table:style-name="ce6" table:formula="of:=[.H54]" office:value-type="float" office:value="0.0135585" calcext:value-type="float">
            <text:p/>
          </table:table-cell>
          <table:table-cell/>
          <table:table-cell table:style-name="ce9" table:formula="of:=[.A54]" office:value-type="string" office:string-value="GKD-Ia_67_n30_m18.txt" calcext:value-type="string">
            <text:p>GKD-Ia_67_n30_m18.txt</text:p>
          </table:table-cell>
          <table:table-cell table:style-name="ce12" table:formula="of:=AVERAGE([.K54:.K56])" office:value-type="float" office:value="-3.82298953401399" calcext:value-type="float">
            <text:p/>
          </table:table-cell>
          <table:table-cell table:style-name="ce13" table:formula="of:=AVERAGE([.L54:.L56])" office:value-type="float" office:value="0.0158003796666667" calcext:value-type="float">
            <text:p/>
          </table:table-cell>
          <table:table-cell table:style-name="ce12" table:formula="of:=AVERAGE([.M54:.M56])" office:value-type="float" office:value="-3.34506944225333" calcext:value-type="float">
            <text:p/>
          </table:table-cell>
          <table:table-cell table:style-name="ce13" table:formula="of:=AVERAGE([.N54:.N56])" office:value-type="float" office:value="0.013859119" calcext:value-type="float">
            <text:p/>
          </table:table-cell>
          <table:table-cell table:style-name="ce12" table:formula="of:=AVERAGE([.O54:.O56])" office:value-type="float" office:value="-7.3556078122767" calcext:value-type="float">
            <text:p/>
          </table:table-cell>
          <table:table-cell table:style-name="ce13" table:formula="of:=AVERAGE([.P54:.P56])" office:value-type="float" office:value="0.012795483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4574828" calcext:value-type="float">
            <text:p>0.014574828</text:p>
          </table:table-cell>
          <table:table-cell table:style-name="ce2" office:value-type="float" office:value="105.694" calcext:value-type="float">
            <text:p>105.694</text:p>
          </table:table-cell>
          <table:table-cell table:style-name="ce2" office:value-type="float" office:value="0.012927553" calcext:value-type="float">
            <text:p>0.012927553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2182417" calcext:value-type="float">
            <text:p>0.012182417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5]-[.I55])/[.I55]" office:value-type="float" office:value="-4.05962957944888" calcext:value-type="float">
            <text:p/>
          </table:table-cell>
          <table:table-cell table:style-name="ce6" table:formula="of:=[.D55]" office:value-type="float" office:value="0.014574828" calcext:value-type="float">
            <text:p/>
          </table:table-cell>
          <table:table-cell table:style-name="ce5" table:formula="of:=100*([.E55]-[.I55])/[.I55]" office:value-type="float" office:value="-1.91594916786224" calcext:value-type="float">
            <text:p/>
          </table:table-cell>
          <table:table-cell table:style-name="ce6" table:formula="of:=[.F55]" office:value-type="float" office:value="0.012927553" calcext:value-type="float">
            <text:p/>
          </table:table-cell>
          <table:table-cell table:style-name="ce5" table:formula="of:=100*([.G55]-[.I55])/[.I55]" office:value-type="float" office:value="-4.05962957944888" calcext:value-type="float">
            <text:p/>
          </table:table-cell>
          <table:table-cell table:style-name="ce6" table:formula="of:=[.H55]" office:value-type="float" office:value="0.01218241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7.357" calcext:value-type="float">
            <text:p>107.357</text:p>
          </table:table-cell>
          <table:table-cell table:style-name="ce2" office:value-type="float" office:value="0.016253322" calcext:value-type="float">
            <text:p>0.016253322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3338501" calcext:value-type="float">
            <text:p>0.013338501</text:p>
          </table:table-cell>
          <table:table-cell table:style-name="ce2" office:value-type="float" office:value="95.9369" calcext:value-type="float">
            <text:p>95.9369</text:p>
          </table:table-cell>
          <table:table-cell table:style-name="ce2" office:value-type="float" office:value="0.012645534" calcext:value-type="float">
            <text:p>0.012645534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6]-[.I56])/[.I56]" office:value-type="float" office:value="-0.372684871555497" calcext:value-type="float">
            <text:p/>
          </table:table-cell>
          <table:table-cell table:style-name="ce6" table:formula="of:=[.D56]" office:value-type="float" office:value="0.016253322" calcext:value-type="float">
            <text:p/>
          </table:table-cell>
          <table:table-cell table:style-name="ce5" table:formula="of:=100*([.E56]-[.I56])/[.I56]" office:value-type="float" office:value="-4.05962957944888" calcext:value-type="float">
            <text:p/>
          </table:table-cell>
          <table:table-cell table:style-name="ce6" table:formula="of:=[.F56]" office:value-type="float" office:value="0.013338501" calcext:value-type="float">
            <text:p/>
          </table:table-cell>
          <table:table-cell table:style-name="ce5" table:formula="of:=100*([.G56]-[.I56])/[.I56]" office:value-type="float" office:value="-10.9705397063436" calcext:value-type="float">
            <text:p/>
          </table:table-cell>
          <table:table-cell table:style-name="ce6" table:formula="of:=[.H56]" office:value-type="float" office:value="0.01264553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8.8975" calcext:value-type="float">
            <text:p>68.8975</text:p>
          </table:table-cell>
          <table:table-cell table:style-name="ce2" office:value-type="float" office:value="0.013040905" calcext:value-type="float">
            <text:p>0.013040905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632877" calcext:value-type="float">
            <text:p>0.013632877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2888652" calcext:value-type="float">
            <text:p>0.012888652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7]-[.I57])/[.I57]" office:value-type="float" office:value="-2.62704522424152" calcext:value-type="float">
            <text:p/>
          </table:table-cell>
          <table:table-cell table:style-name="ce6" table:formula="of:=[.D57]" office:value-type="float" office:value="0.013040905" calcext:value-type="float">
            <text:p/>
          </table:table-cell>
          <table:table-cell table:style-name="ce5" table:formula="of:=100*([.E57]-[.I57])/[.I57]" office:value-type="float" office:value="0" calcext:value-type="float">
            <text:p/>
          </table:table-cell>
          <table:table-cell table:style-name="ce6" table:formula="of:=[.F57]" office:value-type="float" office:value="0.013632877" calcext:value-type="float">
            <text:p/>
          </table:table-cell>
          <table:table-cell table:style-name="ce5" table:formula="of:=100*([.G57]-[.I57])/[.I57]" office:value-type="float" office:value="-2.00123522569721" calcext:value-type="float">
            <text:p/>
          </table:table-cell>
          <table:table-cell table:style-name="ce6" table:formula="of:=[.H57]" office:value-type="float" office:value="0.012888652" calcext:value-type="float">
            <text:p/>
          </table:table-cell>
          <table:table-cell/>
          <table:table-cell table:style-name="ce9" table:formula="of:=[.A57]" office:value-type="string" office:string-value="GKD-Ia_71_n30_m24.txt" calcext:value-type="string">
            <text:p>GKD-Ia_71_n30_m24.txt</text:p>
          </table:table-cell>
          <table:table-cell table:style-name="ce12" table:formula="of:=AVERAGE([.K57:.K59])" office:value-type="float" office:value="-1.54276014997958" calcext:value-type="float">
            <text:p/>
          </table:table-cell>
          <table:table-cell table:style-name="ce13" table:formula="of:=AVERAGE([.L57:.L59])" office:value-type="float" office:value="0.0134962003333333" calcext:value-type="float">
            <text:p/>
          </table:table-cell>
          <table:table-cell table:style-name="ce12" table:formula="of:=AVERAGE([.M57:.M59])" office:value-type="float" office:value="0" calcext:value-type="float">
            <text:p/>
          </table:table-cell>
          <table:table-cell table:style-name="ce13" table:formula="of:=AVERAGE([.N57:.N59])" office:value-type="float" office:value="0.0133116783333333" calcext:value-type="float">
            <text:p/>
          </table:table-cell>
          <table:table-cell table:style-name="ce12" table:formula="of:=AVERAGE([.O57:.O59])" office:value-type="float" office:value="-3.84992808649783" calcext:value-type="float">
            <text:p/>
          </table:table-cell>
          <table:table-cell table:style-name="ce13" table:formula="of:=AVERAGE([.P57:.P59])" office:value-type="float" office:value="0.01293104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3626662" calcext:value-type="float">
            <text:p>0.013626662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926423" calcext:value-type="float">
            <text:p>0.013926423</text:p>
          </table:table-cell>
          <table:table-cell table:style-name="ce2" office:value-type="float" office:value="65.4161" calcext:value-type="float">
            <text:p>65.4161</text:p>
          </table:table-cell>
          <table:table-cell table:style-name="ce2" office:value-type="float" office:value="0.012833894" calcext:value-type="float">
            <text:p>0.012833894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8]-[.I58])/[.I58]" office:value-type="float" office:value="-2.00123522569721" calcext:value-type="float">
            <text:p/>
          </table:table-cell>
          <table:table-cell table:style-name="ce6" table:formula="of:=[.D58]" office:value-type="float" office:value="0.013626662" calcext:value-type="float">
            <text:p/>
          </table:table-cell>
          <table:table-cell table:style-name="ce5" table:formula="of:=100*([.E58]-[.I58])/[.I58]" office:value-type="float" office:value="0" calcext:value-type="float">
            <text:p/>
          </table:table-cell>
          <table:table-cell table:style-name="ce6" table:formula="of:=[.F58]" office:value-type="float" office:value="0.013926423" calcext:value-type="float">
            <text:p/>
          </table:table-cell>
          <table:table-cell table:style-name="ce5" table:formula="of:=100*([.G58]-[.I58])/[.I58]" office:value-type="float" office:value="-7.54731380809906" calcext:value-type="float">
            <text:p/>
          </table:table-cell>
          <table:table-cell table:style-name="ce6" table:formula="of:=[.H58]" office:value-type="float" office:value="0.0128338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821034" calcext:value-type="float">
            <text:p>0.013821034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2375735" calcext:value-type="float">
            <text:p>0.012375735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3070586" calcext:value-type="float">
            <text:p>0.013070586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9]-[.I59])/[.I59]" office:value-type="float" office:value="0" calcext:value-type="float">
            <text:p/>
          </table:table-cell>
          <table:table-cell table:style-name="ce6" table:formula="of:=[.D59]" office:value-type="float" office:value="0.013821034" calcext:value-type="float">
            <text:p/>
          </table:table-cell>
          <table:table-cell table:style-name="ce5" table:formula="of:=100*([.E59]-[.I59])/[.I59]" office:value-type="float" office:value="0" calcext:value-type="float">
            <text:p/>
          </table:table-cell>
          <table:table-cell table:style-name="ce6" table:formula="of:=[.F59]" office:value-type="float" office:value="0.012375735" calcext:value-type="float">
            <text:p/>
          </table:table-cell>
          <table:table-cell table:style-name="ce5" table:formula="of:=100*([.G59]-[.I59])/[.I59]" office:value-type="float" office:value="-2.00123522569721" calcext:value-type="float">
            <text:p/>
          </table:table-cell>
          <table:table-cell table:style-name="ce6" table:formula="of:=[.H59]" office:value-type="float" office:value="0.0130705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4126865" calcext:value-type="float">
            <text:p>0.014126865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2990618" calcext:value-type="float">
            <text:p>0.012990618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3228215" calcext:value-type="float">
            <text:p>0.013228215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0]-[.I60])/[.I60]" office:value-type="float" office:value="-0.000240996181813744" calcext:value-type="float">
            <text:p/>
          </table:table-cell>
          <table:table-cell table:style-name="ce6" table:formula="of:=[.D60]" office:value-type="float" office:value="0.014126865" calcext:value-type="float">
            <text:p/>
          </table:table-cell>
          <table:table-cell table:style-name="ce5" table:formula="of:=100*([.E60]-[.I60])/[.I60]" office:value-type="float" office:value="-0.000240996181813744" calcext:value-type="float">
            <text:p/>
          </table:table-cell>
          <table:table-cell table:style-name="ce6" table:formula="of:=[.F60]" office:value-type="float" office:value="0.012990618" calcext:value-type="float">
            <text:p/>
          </table:table-cell>
          <table:table-cell table:style-name="ce5" table:formula="of:=100*([.G60]-[.I60])/[.I60]" office:value-type="float" office:value="-0.000240996181813744" calcext:value-type="float">
            <text:p/>
          </table:table-cell>
          <table:table-cell table:style-name="ce6" table:formula="of:=[.H60]" office:value-type="float" office:value="0.013228215" calcext:value-type="float">
            <text:p/>
          </table:table-cell>
          <table:table-cell/>
          <table:table-cell table:style-name="ce9" table:formula="of:=[.A60]" office:value-type="string" office:string-value="GKD-Ia_72_n30_m24.txt" calcext:value-type="string">
            <text:p>GKD-Ia_72_n30_m24.txt</text:p>
          </table:table-cell>
          <table:table-cell table:style-name="ce12" table:formula="of:=AVERAGE([.K60:.K62])" office:value-type="float" office:value="-0.000240996181813744" calcext:value-type="float">
            <text:p/>
          </table:table-cell>
          <table:table-cell table:style-name="ce13" table:formula="of:=AVERAGE([.L60:.L62])" office:value-type="float" office:value="0.014878894" calcext:value-type="float">
            <text:p/>
          </table:table-cell>
          <table:table-cell table:style-name="ce12" table:formula="of:=AVERAGE([.M60:.M62])" office:value-type="float" office:value="-0.507939619209963" calcext:value-type="float">
            <text:p/>
          </table:table-cell>
          <table:table-cell table:style-name="ce13" table:formula="of:=AVERAGE([.N60:.N62])" office:value-type="float" office:value="0.0134285006666667" calcext:value-type="float">
            <text:p/>
          </table:table-cell>
          <table:table-cell table:style-name="ce12" table:formula="of:=AVERAGE([.O60:.O62])" office:value-type="float" office:value="-0.507939619209963" calcext:value-type="float">
            <text:p/>
          </table:table-cell>
          <table:table-cell table:style-name="ce13" table:formula="of:=AVERAGE([.P60:.P62])" office:value-type="float" office:value="0.012999532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5092283" calcext:value-type="float">
            <text:p>0.015092283</text:p>
          </table:table-cell>
          <table:table-cell table:style-name="ce2" office:value-type="float" office:value="122.587" calcext:value-type="float">
            <text:p>122.587</text:p>
          </table:table-cell>
          <table:table-cell table:style-name="ce2" office:value-type="float" office:value="0.012934678" calcext:value-type="float">
            <text:p>0.012934678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2074159" calcext:value-type="float">
            <text:p>0.012074159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1]-[.I61])/[.I61]" office:value-type="float" office:value="-0.000240996181813744" calcext:value-type="float">
            <text:p/>
          </table:table-cell>
          <table:table-cell table:style-name="ce6" table:formula="of:=[.D61]" office:value-type="float" office:value="0.015092283" calcext:value-type="float">
            <text:p/>
          </table:table-cell>
          <table:table-cell table:style-name="ce5" table:formula="of:=100*([.E61]-[.I61])/[.I61]" office:value-type="float" office:value="-1.52333686526626" calcext:value-type="float">
            <text:p/>
          </table:table-cell>
          <table:table-cell table:style-name="ce6" table:formula="of:=[.F61]" office:value-type="float" office:value="0.012934678" calcext:value-type="float">
            <text:p/>
          </table:table-cell>
          <table:table-cell table:style-name="ce5" table:formula="of:=100*([.G61]-[.I61])/[.I61]" office:value-type="float" office:value="-0.000240996181813744" calcext:value-type="float">
            <text:p/>
          </table:table-cell>
          <table:table-cell table:style-name="ce6" table:formula="of:=[.H61]" office:value-type="float" office:value="0.01207415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5417534" calcext:value-type="float">
            <text:p>0.015417534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4360206" calcext:value-type="float">
            <text:p>0.014360206</text:p>
          </table:table-cell>
          <table:table-cell table:style-name="ce2" office:value-type="float" office:value="122.587" calcext:value-type="float">
            <text:p>122.587</text:p>
          </table:table-cell>
          <table:table-cell table:style-name="ce2" office:value-type="float" office:value="0.013696224" calcext:value-type="float">
            <text:p>0.013696224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2]-[.I62])/[.I62]" office:value-type="float" office:value="-0.000240996181813744" calcext:value-type="float">
            <text:p/>
          </table:table-cell>
          <table:table-cell table:style-name="ce6" table:formula="of:=[.D62]" office:value-type="float" office:value="0.015417534" calcext:value-type="float">
            <text:p/>
          </table:table-cell>
          <table:table-cell table:style-name="ce5" table:formula="of:=100*([.E62]-[.I62])/[.I62]" office:value-type="float" office:value="-0.000240996181813744" calcext:value-type="float">
            <text:p/>
          </table:table-cell>
          <table:table-cell table:style-name="ce6" table:formula="of:=[.F62]" office:value-type="float" office:value="0.014360206" calcext:value-type="float">
            <text:p/>
          </table:table-cell>
          <table:table-cell table:style-name="ce5" table:formula="of:=100*([.G62]-[.I62])/[.I62]" office:value-type="float" office:value="-1.52333686526626" calcext:value-type="float">
            <text:p/>
          </table:table-cell>
          <table:table-cell table:style-name="ce6" table:formula="of:=[.H62]" office:value-type="float" office:value="0.01369622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0573" calcext:value-type="float">
            <text:p>6.10573</text:p>
          </table:table-cell>
          <table:table-cell table:style-name="ce2" office:value-type="float" office:value="4.340593172" calcext:value-type="float">
            <text:p>4.340593172</text:p>
          </table:table-cell>
          <table:table-cell table:style-name="ce2" office:value-type="float" office:value="9.73858" calcext:value-type="float">
            <text:p>9.73858</text:p>
          </table:table-cell>
          <table:table-cell table:style-name="ce2" office:value-type="float" office:value="9.26077555" calcext:value-type="float">
            <text:p>9.26077555</text:p>
          </table:table-cell>
          <table:table-cell table:style-name="ce2" office:value-type="float" office:value="8.38212" calcext:value-type="float">
            <text:p>8.38212</text:p>
          </table:table-cell>
          <table:table-cell table:style-name="ce2" office:value-type="float" office:value="2.109105979" calcext:value-type="float">
            <text:p>2.109105979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3]-[.I63])/[.I63]" office:value-type="float" office:value="-41.6835721107927" calcext:value-type="float">
            <text:p/>
          </table:table-cell>
          <table:table-cell table:style-name="ce6" table:formula="of:=[.D63]" office:value-type="float" office:value="4.340593172" calcext:value-type="float">
            <text:p/>
          </table:table-cell>
          <table:table-cell table:style-name="ce5" table:formula="of:=100*([.E63]-[.I63])/[.I63]" office:value-type="float" office:value="-6.98586437440306" calcext:value-type="float">
            <text:p/>
          </table:table-cell>
          <table:table-cell table:style-name="ce6" table:formula="of:=[.F63]" office:value-type="float" office:value="9.26077555" calcext:value-type="float">
            <text:p/>
          </table:table-cell>
          <table:table-cell table:style-name="ce5" table:formula="of:=100*([.G63]-[.I63])/[.I63]" office:value-type="float" office:value="-19.941547277937" calcext:value-type="float">
            <text:p/>
          </table:table-cell>
          <table:table-cell table:style-name="ce6" table:formula="of:=[.H63]" office:value-type="float" office:value="2.109105979" calcext:value-type="float">
            <text:p/>
          </table:table-cell>
          <table:table-cell/>
          <table:table-cell table:style-name="ce9" table:formula="of:=[.A63]" office:value-type="string" office:string-value="GKD-Ic_10_n500_m50.txt" calcext:value-type="string">
            <text:p>GKD-Ic_10_n500_m50.txt</text:p>
          </table:table-cell>
          <table:table-cell table:style-name="ce12" table:formula="of:=AVERAGE([.K63:.K65])" office:value-type="float" office:value="-39.9652021649156" calcext:value-type="float">
            <text:p/>
          </table:table-cell>
          <table:table-cell table:style-name="ce13" table:formula="of:=AVERAGE([.L63:.L65])" office:value-type="float" office:value="4.695815276" calcext:value-type="float">
            <text:p/>
          </table:table-cell>
          <table:table-cell table:style-name="ce12" table:formula="of:=AVERAGE([.M63:.M65])" office:value-type="float" office:value="-16.9599808978033" calcext:value-type="float">
            <text:p/>
          </table:table-cell>
          <table:table-cell table:style-name="ce13" table:formula="of:=AVERAGE([.N63:.N65])" office:value-type="float" office:value="9.421376281" calcext:value-type="float">
            <text:p/>
          </table:table-cell>
          <table:table-cell table:style-name="ce12" table:formula="of:=AVERAGE([.O63:.O65])" office:value-type="float" office:value="-19.0492836676218" calcext:value-type="float">
            <text:p/>
          </table:table-cell>
          <table:table-cell table:style-name="ce13" table:formula="of:=AVERAGE([.P63:.P65])" office:value-type="float" office:value="2.08054189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2816" calcext:value-type="float">
            <text:p>6.22816</text:p>
          </table:table-cell>
          <table:table-cell table:style-name="ce2" office:value-type="float" office:value="4.744640853" calcext:value-type="float">
            <text:p>4.744640853</text:p>
          </table:table-cell>
          <table:table-cell table:style-name="ce2" office:value-type="float" office:value="8.14002" calcext:value-type="float">
            <text:p>8.14002</text:p>
          </table:table-cell>
          <table:table-cell table:style-name="ce2" office:value-type="float" office:value="9.414152875" calcext:value-type="float">
            <text:p>9.414152875</text:p>
          </table:table-cell>
          <table:table-cell table:style-name="ce2" office:value-type="float" office:value="8.64986" calcext:value-type="float">
            <text:p>8.64986</text:p>
          </table:table-cell>
          <table:table-cell table:style-name="ce2" office:value-type="float" office:value="2.24945295" calcext:value-type="float">
            <text:p>2.2494529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4]-[.I64])/[.I64]" office:value-type="float" office:value="-40.5142311365807" calcext:value-type="float">
            <text:p/>
          </table:table-cell>
          <table:table-cell table:style-name="ce6" table:formula="of:=[.D64]" office:value-type="float" office:value="4.744640853" calcext:value-type="float">
            <text:p/>
          </table:table-cell>
          <table:table-cell table:style-name="ce5" table:formula="of:=100*([.E64]-[.I64])/[.I64]" office:value-type="float" office:value="-22.2538681948424" calcext:value-type="float">
            <text:p/>
          </table:table-cell>
          <table:table-cell table:style-name="ce6" table:formula="of:=[.F64]" office:value-type="float" office:value="9.414152875" calcext:value-type="float">
            <text:p/>
          </table:table-cell>
          <table:table-cell table:style-name="ce5" table:formula="of:=100*([.G64]-[.I64])/[.I64]" office:value-type="float" office:value="-17.3843361986628" calcext:value-type="float">
            <text:p/>
          </table:table-cell>
          <table:table-cell table:style-name="ce6" table:formula="of:=[.H64]" office:value-type="float" office:value="2.24945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2304" calcext:value-type="float">
            <text:p>6.52304</text:p>
          </table:table-cell>
          <table:table-cell table:style-name="ce2" office:value-type="float" office:value="5.002211803" calcext:value-type="float">
            <text:p>5.002211803</text:p>
          </table:table-cell>
          <table:table-cell table:style-name="ce2" office:value-type="float" office:value="8.20427" calcext:value-type="float">
            <text:p>8.20427</text:p>
          </table:table-cell>
          <table:table-cell table:style-name="ce2" office:value-type="float" office:value="9.589200418" calcext:value-type="float">
            <text:p>9.589200418</text:p>
          </table:table-cell>
          <table:table-cell table:style-name="ce2" office:value-type="float" office:value="8.39464" calcext:value-type="float">
            <text:p>8.39464</text:p>
          </table:table-cell>
          <table:table-cell table:style-name="ce2" office:value-type="float" office:value="1.883066765" calcext:value-type="float">
            <text:p>1.88306676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5]-[.I65])/[.I65]" office:value-type="float" office:value="-37.6978032473734" calcext:value-type="float">
            <text:p/>
          </table:table-cell>
          <table:table-cell table:style-name="ce6" table:formula="of:=[.D65]" office:value-type="float" office:value="5.002211803" calcext:value-type="float">
            <text:p/>
          </table:table-cell>
          <table:table-cell table:style-name="ce5" table:formula="of:=100*([.E65]-[.I65])/[.I65]" office:value-type="float" office:value="-21.6402101241643" calcext:value-type="float">
            <text:p/>
          </table:table-cell>
          <table:table-cell table:style-name="ce6" table:formula="of:=[.F65]" office:value-type="float" office:value="9.589200418" calcext:value-type="float">
            <text:p/>
          </table:table-cell>
          <table:table-cell table:style-name="ce5" table:formula="of:=100*([.G65]-[.I65])/[.I65]" office:value-type="float" office:value="-19.8219675262655" calcext:value-type="float">
            <text:p/>
          </table:table-cell>
          <table:table-cell table:style-name="ce6" table:formula="of:=[.H65]" office:value-type="float" office:value="1.88306676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2586" calcext:value-type="float">
            <text:p>5.42586</text:p>
          </table:table-cell>
          <table:table-cell table:style-name="ce2" office:value-type="float" office:value="5.028970999" calcext:value-type="float">
            <text:p>5.028970999</text:p>
          </table:table-cell>
          <table:table-cell table:style-name="ce2" office:value-type="float" office:value="9.755" calcext:value-type="float">
            <text:p>9.755</text:p>
          </table:table-cell>
          <table:table-cell table:style-name="ce2" office:value-type="float" office:value="9.968239116" calcext:value-type="float">
            <text:p>9.968239116</text:p>
          </table:table-cell>
          <table:table-cell table:style-name="ce2" office:value-type="float" office:value="8.64754" calcext:value-type="float">
            <text:p>8.64754</text:p>
          </table:table-cell>
          <table:table-cell table:style-name="ce2" office:value-type="float" office:value="2.114172618" calcext:value-type="float">
            <text:p>2.114172618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6]-[.I66])/[.I66]" office:value-type="float" office:value="-48.1770773638969" calcext:value-type="float">
            <text:p/>
          </table:table-cell>
          <table:table-cell table:style-name="ce6" table:formula="of:=[.D66]" office:value-type="float" office:value="5.028970999" calcext:value-type="float">
            <text:p/>
          </table:table-cell>
          <table:table-cell table:style-name="ce5" table:formula="of:=100*([.E66]-[.I66])/[.I66]" office:value-type="float" office:value="-6.82903533906399" calcext:value-type="float">
            <text:p/>
          </table:table-cell>
          <table:table-cell table:style-name="ce6" table:formula="of:=[.F66]" office:value-type="float" office:value="9.968239116" calcext:value-type="float">
            <text:p/>
          </table:table-cell>
          <table:table-cell table:style-name="ce5" table:formula="of:=100*([.G66]-[.I66])/[.I66]" office:value-type="float" office:value="-17.4064947468959" calcext:value-type="float">
            <text:p/>
          </table:table-cell>
          <table:table-cell table:style-name="ce6" table:formula="of:=[.H66]" office:value-type="float" office:value="2.114172618" calcext:value-type="float">
            <text:p/>
          </table:table-cell>
          <table:table-cell/>
          <table:table-cell table:style-name="ce9" table:formula="of:=[.A66]" office:value-type="string" office:string-value="GKD-Ic_11_n500_m50.txt" calcext:value-type="string">
            <text:p>GKD-Ic_11_n500_m50.txt</text:p>
          </table:table-cell>
          <table:table-cell table:style-name="ce12" table:formula="of:=AVERAGE([.K66:.K68])" office:value-type="float" office:value="-44.1022604266157" calcext:value-type="float">
            <text:p/>
          </table:table-cell>
          <table:table-cell table:style-name="ce13" table:formula="of:=AVERAGE([.L66:.L68])" office:value-type="float" office:value="4.71597833633333" calcext:value-type="float">
            <text:p/>
          </table:table-cell>
          <table:table-cell table:style-name="ce12" table:formula="of:=AVERAGE([.M66:.M68])" office:value-type="float" office:value="-11.6440305635148" calcext:value-type="float">
            <text:p/>
          </table:table-cell>
          <table:table-cell table:style-name="ce13" table:formula="of:=AVERAGE([.N66:.N68])" office:value-type="float" office:value="9.70510367533333" calcext:value-type="float">
            <text:p/>
          </table:table-cell>
          <table:table-cell table:style-name="ce12" table:formula="of:=AVERAGE([.O66:.O68])" office:value-type="float" office:value="-14.9391913403375" calcext:value-type="float">
            <text:p/>
          </table:table-cell>
          <table:table-cell table:style-name="ce13" table:formula="of:=AVERAGE([.P66:.P68])" office:value-type="float" office:value="2.382300009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2115" calcext:value-type="float">
            <text:p>5.92115</text:p>
          </table:table-cell>
          <table:table-cell table:style-name="ce2" office:value-type="float" office:value="4.357594564" calcext:value-type="float">
            <text:p>4.357594564</text:p>
          </table:table-cell>
          <table:table-cell table:style-name="ce2" office:value-type="float" office:value="8.42734" calcext:value-type="float">
            <text:p>8.42734</text:p>
          </table:table-cell>
          <table:table-cell table:style-name="ce2" office:value-type="float" office:value="9.318878816" calcext:value-type="float">
            <text:p>9.318878816</text:p>
          </table:table-cell>
          <table:table-cell table:style-name="ce2" office:value-type="float" office:value="9.12579" calcext:value-type="float">
            <text:p>9.12579</text:p>
          </table:table-cell>
          <table:table-cell table:style-name="ce2" office:value-type="float" office:value="2.68413895" calcext:value-type="float">
            <text:p>2.6841389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7]-[.I67])/[.I67]" office:value-type="float" office:value="-43.4465138490926" calcext:value-type="float">
            <text:p/>
          </table:table-cell>
          <table:table-cell table:style-name="ce6" table:formula="of:=[.D67]" office:value-type="float" office:value="4.357594564" calcext:value-type="float">
            <text:p/>
          </table:table-cell>
          <table:table-cell table:style-name="ce5" table:formula="of:=100*([.E67]-[.I67])/[.I67]" office:value-type="float" office:value="-19.5096466093601" calcext:value-type="float">
            <text:p/>
          </table:table-cell>
          <table:table-cell table:style-name="ce6" table:formula="of:=[.F67]" office:value-type="float" office:value="9.318878816" calcext:value-type="float">
            <text:p/>
          </table:table-cell>
          <table:table-cell table:style-name="ce5" table:formula="of:=100*([.G67]-[.I67])/[.I67]" office:value-type="float" office:value="-12.8386819484241" calcext:value-type="float">
            <text:p/>
          </table:table-cell>
          <table:table-cell table:style-name="ce6" table:formula="of:=[.H67]" office:value-type="float" office:value="2.684138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1047" calcext:value-type="float">
            <text:p>6.21047</text:p>
          </table:table-cell>
          <table:table-cell table:style-name="ce2" office:value-type="float" office:value="4.761369446" calcext:value-type="float">
            <text:p>4.761369446</text:p>
          </table:table-cell>
          <table:table-cell table:style-name="ce2" office:value-type="float" office:value="9.57027" calcext:value-type="float">
            <text:p>9.57027</text:p>
          </table:table-cell>
          <table:table-cell table:style-name="ce2" office:value-type="float" office:value="9.828193094" calcext:value-type="float">
            <text:p>9.828193094</text:p>
          </table:table-cell>
          <table:table-cell table:style-name="ce2" office:value-type="float" office:value="8.94427" calcext:value-type="float">
            <text:p>8.94427</text:p>
          </table:table-cell>
          <table:table-cell table:style-name="ce2" office:value-type="float" office:value="2.34858846" calcext:value-type="float">
            <text:p>2.34858846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8]-[.I68])/[.I68]" office:value-type="float" office:value="-40.6831900668577" calcext:value-type="float">
            <text:p/>
          </table:table-cell>
          <table:table-cell table:style-name="ce6" table:formula="of:=[.D68]" office:value-type="float" office:value="4.761369446" calcext:value-type="float">
            <text:p/>
          </table:table-cell>
          <table:table-cell table:style-name="ce5" table:formula="of:=100*([.E68]-[.I68])/[.I68]" office:value-type="float" office:value="-8.59340974212034" calcext:value-type="float">
            <text:p/>
          </table:table-cell>
          <table:table-cell table:style-name="ce6" table:formula="of:=[.F68]" office:value-type="float" office:value="9.828193094" calcext:value-type="float">
            <text:p/>
          </table:table-cell>
          <table:table-cell table:style-name="ce5" table:formula="of:=100*([.G68]-[.I68])/[.I68]" office:value-type="float" office:value="-14.5723973256925" calcext:value-type="float">
            <text:p/>
          </table:table-cell>
          <table:table-cell table:style-name="ce6" table:formula="of:=[.H68]" office:value-type="float" office:value="2.3485884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959" calcext:value-type="float">
            <text:p>6.0959</text:p>
          </table:table-cell>
          <table:table-cell table:style-name="ce2" office:value-type="float" office:value="5.023463523" calcext:value-type="float">
            <text:p>5.023463523</text:p>
          </table:table-cell>
          <table:table-cell table:style-name="ce2" office:value-type="float" office:value="9.71957" calcext:value-type="float">
            <text:p>9.71957</text:p>
          </table:table-cell>
          <table:table-cell table:style-name="ce2" office:value-type="float" office:value="9.798355782" calcext:value-type="float">
            <text:p>9.798355782</text:p>
          </table:table-cell>
          <table:table-cell table:style-name="ce2" office:value-type="float" office:value="9.01499" calcext:value-type="float">
            <text:p>9.01499</text:p>
          </table:table-cell>
          <table:table-cell table:style-name="ce2" office:value-type="float" office:value="2.432674781" calcext:value-type="float">
            <text:p>2.432674781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69]-[.I69])/[.I69]" office:value-type="float" office:value="-41.2726396917148" calcext:value-type="float">
            <text:p/>
          </table:table-cell>
          <table:table-cell table:style-name="ce6" table:formula="of:=[.D69]" office:value-type="float" office:value="5.023463523" calcext:value-type="float">
            <text:p/>
          </table:table-cell>
          <table:table-cell table:style-name="ce5" table:formula="of:=100*([.E69]-[.I69])/[.I69]" office:value-type="float" office:value="-6.36252408477842" calcext:value-type="float">
            <text:p/>
          </table:table-cell>
          <table:table-cell table:style-name="ce6" table:formula="of:=[.F69]" office:value-type="float" office:value="9.798355782" calcext:value-type="float">
            <text:p/>
          </table:table-cell>
          <table:table-cell table:style-name="ce5" table:formula="of:=100*([.G69]-[.I69])/[.I69]" office:value-type="float" office:value="-13.1503853564547" calcext:value-type="float">
            <text:p/>
          </table:table-cell>
          <table:table-cell table:style-name="ce6" table:formula="of:=[.H69]" office:value-type="float" office:value="2.432674781" calcext:value-type="float">
            <text:p/>
          </table:table-cell>
          <table:table-cell/>
          <table:table-cell table:style-name="ce9" table:formula="of:=[.A69]" office:value-type="string" office:string-value="GKD-Ic_12_n500_m50.txt" calcext:value-type="string">
            <text:p>GKD-Ic_12_n500_m50.txt</text:p>
          </table:table-cell>
          <table:table-cell table:style-name="ce12" table:formula="of:=AVERAGE([.K69:.K71])" office:value-type="float" office:value="-38.1667308927425" calcext:value-type="float">
            <text:p/>
          </table:table-cell>
          <table:table-cell table:style-name="ce13" table:formula="of:=AVERAGE([.L69:.L71])" office:value-type="float" office:value="4.711352165" calcext:value-type="float">
            <text:p/>
          </table:table-cell>
          <table:table-cell table:style-name="ce12" table:formula="of:=AVERAGE([.M69:.M71])" office:value-type="float" office:value="-7.41165703275531" calcext:value-type="float">
            <text:p/>
          </table:table-cell>
          <table:table-cell table:style-name="ce13" table:formula="of:=AVERAGE([.N69:.N71])" office:value-type="float" office:value="9.58859789233333" calcext:value-type="float">
            <text:p/>
          </table:table-cell>
          <table:table-cell table:style-name="ce12" table:formula="of:=AVERAGE([.O69:.O71])" office:value-type="float" office:value="-14.6288053949904" calcext:value-type="float">
            <text:p/>
          </table:table-cell>
          <table:table-cell table:style-name="ce13" table:formula="of:=AVERAGE([.P69:.P71])" office:value-type="float" office:value="2.54404457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6201" calcext:value-type="float">
            <text:p>6.56201</text:p>
          </table:table-cell>
          <table:table-cell table:style-name="ce2" office:value-type="float" office:value="4.3526989" calcext:value-type="float">
            <text:p>4.3526989</text:p>
          </table:table-cell>
          <table:table-cell table:style-name="ce2" office:value-type="float" office:value="9.49579" calcext:value-type="float">
            <text:p>9.49579</text:p>
          </table:table-cell>
          <table:table-cell table:style-name="ce2" office:value-type="float" office:value="9.420904081" calcext:value-type="float">
            <text:p>9.420904081</text:p>
          </table:table-cell>
          <table:table-cell table:style-name="ce2" office:value-type="float" office:value="8.51587" calcext:value-type="float">
            <text:p>8.51587</text:p>
          </table:table-cell>
          <table:table-cell table:style-name="ce2" office:value-type="float" office:value="2.134725512" calcext:value-type="float">
            <text:p>2.134725512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70]-[.I70])/[.I70]" office:value-type="float" office:value="-36.7821772639692" calcext:value-type="float">
            <text:p/>
          </table:table-cell>
          <table:table-cell table:style-name="ce6" table:formula="of:=[.D70]" office:value-type="float" office:value="4.3526989" calcext:value-type="float">
            <text:p/>
          </table:table-cell>
          <table:table-cell table:style-name="ce5" table:formula="of:=100*([.E70]-[.I70])/[.I70]" office:value-type="float" office:value="-8.51840077071292" calcext:value-type="float">
            <text:p/>
          </table:table-cell>
          <table:table-cell table:style-name="ce6" table:formula="of:=[.F70]" office:value-type="float" office:value="9.420904081" calcext:value-type="float">
            <text:p/>
          </table:table-cell>
          <table:table-cell table:style-name="ce5" table:formula="of:=100*([.G70]-[.I70])/[.I70]" office:value-type="float" office:value="-17.9588631984586" calcext:value-type="float">
            <text:p/>
          </table:table-cell>
          <table:table-cell table:style-name="ce6" table:formula="of:=[.H70]" office:value-type="float" office:value="2.13472551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9697" calcext:value-type="float">
            <text:p>6.59697</text:p>
          </table:table-cell>
          <table:table-cell table:style-name="ce2" office:value-type="float" office:value="4.757894072" calcext:value-type="float">
            <text:p>4.757894072</text:p>
          </table:table-cell>
          <table:table-cell table:style-name="ce2" office:value-type="float" office:value="9.61665" calcext:value-type="float">
            <text:p>9.61665</text:p>
          </table:table-cell>
          <table:table-cell table:style-name="ce2" office:value-type="float" office:value="9.546533814" calcext:value-type="float">
            <text:p>9.546533814</text:p>
          </table:table-cell>
          <table:table-cell table:style-name="ce2" office:value-type="float" office:value="9.05373" calcext:value-type="float">
            <text:p>9.05373</text:p>
          </table:table-cell>
          <table:table-cell table:style-name="ce2" office:value-type="float" office:value="3.064733441" calcext:value-type="float">
            <text:p>3.064733441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71]-[.I71])/[.I71]" office:value-type="float" office:value="-36.4453757225434" calcext:value-type="float">
            <text:p/>
          </table:table-cell>
          <table:table-cell table:style-name="ce6" table:formula="of:=[.D71]" office:value-type="float" office:value="4.757894072" calcext:value-type="float">
            <text:p/>
          </table:table-cell>
          <table:table-cell table:style-name="ce5" table:formula="of:=100*([.E71]-[.I71])/[.I71]" office:value-type="float" office:value="-7.35404624277458" calcext:value-type="float">
            <text:p/>
          </table:table-cell>
          <table:table-cell table:style-name="ce6" table:formula="of:=[.F71]" office:value-type="float" office:value="9.546533814" calcext:value-type="float">
            <text:p/>
          </table:table-cell>
          <table:table-cell table:style-name="ce5" table:formula="of:=100*([.G71]-[.I71])/[.I71]" office:value-type="float" office:value="-12.7771676300578" calcext:value-type="float">
            <text:p/>
          </table:table-cell>
          <table:table-cell table:style-name="ce6" table:formula="of:=[.H71]" office:value-type="float" office:value="3.0647334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32635" calcext:value-type="float">
            <text:p>5.32635</text:p>
          </table:table-cell>
          <table:table-cell table:style-name="ce2" office:value-type="float" office:value="4.998294475" calcext:value-type="float">
            <text:p>4.998294475</text:p>
          </table:table-cell>
          <table:table-cell table:style-name="ce2" office:value-type="float" office:value="8.33727" calcext:value-type="float">
            <text:p>8.33727</text:p>
          </table:table-cell>
          <table:table-cell table:style-name="ce2" office:value-type="float" office:value="9.432829551" calcext:value-type="float">
            <text:p>9.432829551</text:p>
          </table:table-cell>
          <table:table-cell table:style-name="ce2" office:value-type="float" office:value="8.73842" calcext:value-type="float">
            <text:p>8.73842</text:p>
          </table:table-cell>
          <table:table-cell table:style-name="ce2" office:value-type="float" office:value="2.278057983" calcext:value-type="float">
            <text:p>2.278057983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2]-[.I72])/[.I72]" office:value-type="float" office:value="-48.2376093294461" calcext:value-type="float">
            <text:p/>
          </table:table-cell>
          <table:table-cell table:style-name="ce6" table:formula="of:=[.D72]" office:value-type="float" office:value="4.998294475" calcext:value-type="float">
            <text:p/>
          </table:table-cell>
          <table:table-cell table:style-name="ce5" table:formula="of:=100*([.E72]-[.I72])/[.I72]" office:value-type="float" office:value="-18.9769679300291" calcext:value-type="float">
            <text:p/>
          </table:table-cell>
          <table:table-cell table:style-name="ce6" table:formula="of:=[.F72]" office:value-type="float" office:value="9.432829551" calcext:value-type="float">
            <text:p/>
          </table:table-cell>
          <table:table-cell table:style-name="ce5" table:formula="of:=100*([.G72]-[.I72])/[.I72]" office:value-type="float" office:value="-15.0785228377065" calcext:value-type="float">
            <text:p/>
          </table:table-cell>
          <table:table-cell table:style-name="ce6" table:formula="of:=[.H72]" office:value-type="float" office:value="2.278057983" calcext:value-type="float">
            <text:p/>
          </table:table-cell>
          <table:table-cell/>
          <table:table-cell table:style-name="ce9" table:formula="of:=[.A72]" office:value-type="string" office:string-value="GKD-Ic_13_n500_m50.txt" calcext:value-type="string">
            <text:p>GKD-Ic_13_n500_m50.txt</text:p>
          </table:table-cell>
          <table:table-cell table:style-name="ce12" table:formula="of:=AVERAGE([.K72:.K74])" office:value-type="float" office:value="-44.9514739229025" calcext:value-type="float">
            <text:p/>
          </table:table-cell>
          <table:table-cell table:style-name="ce13" table:formula="of:=AVERAGE([.L72:.L74])" office:value-type="float" office:value="4.69903407366667" calcext:value-type="float">
            <text:p/>
          </table:table-cell>
          <table:table-cell table:style-name="ce12" table:formula="of:=AVERAGE([.M72:.M74])" office:value-type="float" office:value="-17.2576935536119" calcext:value-type="float">
            <text:p/>
          </table:table-cell>
          <table:table-cell table:style-name="ce13" table:formula="of:=AVERAGE([.N72:.N74])" office:value-type="float" office:value="9.21431596366667" calcext:value-type="float">
            <text:p/>
          </table:table-cell>
          <table:table-cell table:style-name="ce12" table:formula="of:=AVERAGE([.O72:.O74])" office:value-type="float" office:value="-14.8610625202462" calcext:value-type="float">
            <text:p/>
          </table:table-cell>
          <table:table-cell table:style-name="ce13" table:formula="of:=AVERAGE([.P72:.P74])" office:value-type="float" office:value="2.485341536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6058" calcext:value-type="float">
            <text:p>5.56058</text:p>
          </table:table-cell>
          <table:table-cell table:style-name="ce2" office:value-type="float" office:value="4.346333776" calcext:value-type="float">
            <text:p>4.346333776</text:p>
          </table:table-cell>
          <table:table-cell table:style-name="ce2" office:value-type="float" office:value="9.59739" calcext:value-type="float">
            <text:p>9.59739</text:p>
          </table:table-cell>
          <table:table-cell table:style-name="ce2" office:value-type="float" office:value="9.878268947" calcext:value-type="float">
            <text:p>9.878268947</text:p>
          </table:table-cell>
          <table:table-cell table:style-name="ce2" office:value-type="float" office:value="8.92132" calcext:value-type="float">
            <text:p>8.92132</text:p>
          </table:table-cell>
          <table:table-cell table:style-name="ce2" office:value-type="float" office:value="2.882848441" calcext:value-type="float">
            <text:p>2.882848441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3]-[.I73])/[.I73]" office:value-type="float" office:value="-45.9613216715258" calcext:value-type="float">
            <text:p/>
          </table:table-cell>
          <table:table-cell table:style-name="ce6" table:formula="of:=[.D73]" office:value-type="float" office:value="4.346333776" calcext:value-type="float">
            <text:p/>
          </table:table-cell>
          <table:table-cell table:style-name="ce5" table:formula="of:=100*([.E73]-[.I73])/[.I73]" office:value-type="float" office:value="-6.73090379008745" calcext:value-type="float">
            <text:p/>
          </table:table-cell>
          <table:table-cell table:style-name="ce6" table:formula="of:=[.F73]" office:value-type="float" office:value="9.878268947" calcext:value-type="float">
            <text:p/>
          </table:table-cell>
          <table:table-cell table:style-name="ce5" table:formula="of:=100*([.G73]-[.I73])/[.I73]" office:value-type="float" office:value="-13.3010689990282" calcext:value-type="float">
            <text:p/>
          </table:table-cell>
          <table:table-cell table:style-name="ce6" table:formula="of:=[.H73]" office:value-type="float" office:value="2.8828484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0655" calcext:value-type="float">
            <text:p>6.10655</text:p>
          </table:table-cell>
          <table:table-cell table:style-name="ce2" office:value-type="float" office:value="4.75247397" calcext:value-type="float">
            <text:p>4.75247397</text:p>
          </table:table-cell>
          <table:table-cell table:style-name="ce2" office:value-type="float" office:value="7.60789" calcext:value-type="float">
            <text:p>7.60789</text:p>
          </table:table-cell>
          <table:table-cell table:style-name="ce2" office:value-type="float" office:value="8.331849393" calcext:value-type="float">
            <text:p>8.331849393</text:p>
          </table:table-cell>
          <table:table-cell table:style-name="ce2" office:value-type="float" office:value="8.62265" calcext:value-type="float">
            <text:p>8.62265</text:p>
          </table:table-cell>
          <table:table-cell table:style-name="ce2" office:value-type="float" office:value="2.295118184" calcext:value-type="float">
            <text:p>2.295118184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4]-[.I74])/[.I74]" office:value-type="float" office:value="-40.6554907677357" calcext:value-type="float">
            <text:p/>
          </table:table-cell>
          <table:table-cell table:style-name="ce6" table:formula="of:=[.D74]" office:value-type="float" office:value="4.75247397" calcext:value-type="float">
            <text:p/>
          </table:table-cell>
          <table:table-cell table:style-name="ce5" table:formula="of:=100*([.E74]-[.I74])/[.I74]" office:value-type="float" office:value="-26.0652089407191" calcext:value-type="float">
            <text:p/>
          </table:table-cell>
          <table:table-cell table:style-name="ce6" table:formula="of:=[.F74]" office:value-type="float" office:value="8.331849393" calcext:value-type="float">
            <text:p/>
          </table:table-cell>
          <table:table-cell table:style-name="ce5" table:formula="of:=100*([.G74]-[.I74])/[.I74]" office:value-type="float" office:value="-16.2035957240039" calcext:value-type="float">
            <text:p/>
          </table:table-cell>
          <table:table-cell table:style-name="ce6" table:formula="of:=[.H74]" office:value-type="float" office:value="2.29511818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9339" calcext:value-type="float">
            <text:p>5.29339</text:p>
          </table:table-cell>
          <table:table-cell table:style-name="ce2" office:value-type="float" office:value="5.033596733" calcext:value-type="float">
            <text:p>5.033596733</text:p>
          </table:table-cell>
          <table:table-cell table:style-name="ce2" office:value-type="float" office:value="9.13893" calcext:value-type="float">
            <text:p>9.13893</text:p>
          </table:table-cell>
          <table:table-cell table:style-name="ce2" office:value-type="float" office:value="9.446182785" calcext:value-type="float">
            <text:p>9.446182785</text:p>
          </table:table-cell>
          <table:table-cell table:style-name="ce2" office:value-type="float" office:value="9.03438" calcext:value-type="float">
            <text:p>9.03438</text:p>
          </table:table-cell>
          <table:table-cell table:style-name="ce2" office:value-type="float" office:value="2.968660191" calcext:value-type="float">
            <text:p>2.968660191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5]-[.I75])/[.I75]" office:value-type="float" office:value="-49.5387035271687" calcext:value-type="float">
            <text:p/>
          </table:table-cell>
          <table:table-cell table:style-name="ce6" table:formula="of:=[.D75]" office:value-type="float" office:value="5.033596733" calcext:value-type="float">
            <text:p/>
          </table:table-cell>
          <table:table-cell table:style-name="ce5" table:formula="of:=100*([.E75]-[.I75])/[.I75]" office:value-type="float" office:value="-12.8795996186845" calcext:value-type="float">
            <text:p/>
          </table:table-cell>
          <table:table-cell table:style-name="ce6" table:formula="of:=[.F75]" office:value-type="float" office:value="9.446182785" calcext:value-type="float">
            <text:p/>
          </table:table-cell>
          <table:table-cell table:style-name="ce5" table:formula="of:=100*([.G75]-[.I75])/[.I75]" office:value-type="float" office:value="-13.8762631077216" calcext:value-type="float">
            <text:p/>
          </table:table-cell>
          <table:table-cell table:style-name="ce6" table:formula="of:=[.H75]" office:value-type="float" office:value="2.968660191" calcext:value-type="float">
            <text:p/>
          </table:table-cell>
          <table:table-cell/>
          <table:table-cell table:style-name="ce9" table:formula="of:=[.A75]" office:value-type="string" office:string-value="GKD-Ic_14_n500_m50.txt" calcext:value-type="string">
            <text:p>GKD-Ic_14_n500_m50.txt</text:p>
          </table:table-cell>
          <table:table-cell table:style-name="ce12" table:formula="of:=AVERAGE([.K75:.K77])" office:value-type="float" office:value="-46.9130600571973" calcext:value-type="float">
            <text:p/>
          </table:table-cell>
          <table:table-cell table:style-name="ce13" table:formula="of:=AVERAGE([.L75:.L77])" office:value-type="float" office:value="4.71573037866667" calcext:value-type="float">
            <text:p/>
          </table:table-cell>
          <table:table-cell table:style-name="ce12" table:formula="of:=AVERAGE([.M75:.M77])" office:value-type="float" office:value="-12.1632666031141" calcext:value-type="float">
            <text:p/>
          </table:table-cell>
          <table:table-cell table:style-name="ce13" table:formula="of:=AVERAGE([.N75:.N77])" office:value-type="float" office:value="9.595238564" calcext:value-type="float">
            <text:p/>
          </table:table-cell>
          <table:table-cell table:style-name="ce12" table:formula="of:=AVERAGE([.O75:.O77])" office:value-type="float" office:value="-15.9874801398157" calcext:value-type="float">
            <text:p/>
          </table:table-cell>
          <table:table-cell table:style-name="ce13" table:formula="of:=AVERAGE([.P75:.P77])" office:value-type="float" office:value="2.519831514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0545" calcext:value-type="float">
            <text:p>5.50545</text:p>
          </table:table-cell>
          <table:table-cell table:style-name="ce2" office:value-type="float" office:value="4.762902951" calcext:value-type="float">
            <text:p>4.762902951</text:p>
          </table:table-cell>
          <table:table-cell table:style-name="ce2" office:value-type="float" office:value="8.83685" calcext:value-type="float">
            <text:p>8.83685</text:p>
          </table:table-cell>
          <table:table-cell table:style-name="ce2" office:value-type="float" office:value="9.53204035" calcext:value-type="float">
            <text:p>9.53204035</text:p>
          </table:table-cell>
          <table:table-cell table:style-name="ce2" office:value-type="float" office:value="8.59244" calcext:value-type="float">
            <text:p>8.59244</text:p>
          </table:table-cell>
          <table:table-cell table:style-name="ce2" office:value-type="float" office:value="2.067468986" calcext:value-type="float">
            <text:p>2.067468986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6]-[.I76])/[.I76]" office:value-type="float" office:value="-47.5171591992374" calcext:value-type="float">
            <text:p/>
          </table:table-cell>
          <table:table-cell table:style-name="ce6" table:formula="of:=[.D76]" office:value-type="float" office:value="4.762902951" calcext:value-type="float">
            <text:p/>
          </table:table-cell>
          <table:table-cell table:style-name="ce5" table:formula="of:=100*([.E76]-[.I76])/[.I76]" office:value-type="float" office:value="-15.7592945662536" calcext:value-type="float">
            <text:p/>
          </table:table-cell>
          <table:table-cell table:style-name="ce6" table:formula="of:=[.F76]" office:value-type="float" office:value="9.53204035" calcext:value-type="float">
            <text:p/>
          </table:table-cell>
          <table:table-cell table:style-name="ce5" table:formula="of:=100*([.G76]-[.I76])/[.I76]" office:value-type="float" office:value="-18.0892278360343" calcext:value-type="float">
            <text:p/>
          </table:table-cell>
          <table:table-cell table:style-name="ce6" table:formula="of:=[.H76]" office:value-type="float" office:value="2.0674689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0762" calcext:value-type="float">
            <text:p>5.90762</text:p>
          </table:table-cell>
          <table:table-cell table:style-name="ce2" office:value-type="float" office:value="4.350691452" calcext:value-type="float">
            <text:p>4.350691452</text:p>
          </table:table-cell>
          <table:table-cell table:style-name="ce2" office:value-type="float" office:value="9.66644" calcext:value-type="float">
            <text:p>9.66644</text:p>
          </table:table-cell>
          <table:table-cell table:style-name="ce2" office:value-type="float" office:value="9.807492557" calcext:value-type="float">
            <text:p>9.807492557</text:p>
          </table:table-cell>
          <table:table-cell table:style-name="ce2" office:value-type="float" office:value="8.81192" calcext:value-type="float">
            <text:p>8.81192</text:p>
          </table:table-cell>
          <table:table-cell table:style-name="ce2" office:value-type="float" office:value="2.523365366" calcext:value-type="float">
            <text:p>2.523365366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7]-[.I77])/[.I77]" office:value-type="float" office:value="-43.6833174451859" calcext:value-type="float">
            <text:p/>
          </table:table-cell>
          <table:table-cell table:style-name="ce6" table:formula="of:=[.D77]" office:value-type="float" office:value="4.350691452" calcext:value-type="float">
            <text:p/>
          </table:table-cell>
          <table:table-cell table:style-name="ce5" table:formula="of:=100*([.E77]-[.I77])/[.I77]" office:value-type="float" office:value="-7.8509056244042" calcext:value-type="float">
            <text:p/>
          </table:table-cell>
          <table:table-cell table:style-name="ce6" table:formula="of:=[.F77]" office:value-type="float" office:value="9.807492557" calcext:value-type="float">
            <text:p/>
          </table:table-cell>
          <table:table-cell table:style-name="ce5" table:formula="of:=100*([.G77]-[.I77])/[.I77]" office:value-type="float" office:value="-15.9969494756911" calcext:value-type="float">
            <text:p/>
          </table:table-cell>
          <table:table-cell table:style-name="ce6" table:formula="of:=[.H77]" office:value-type="float" office:value="2.5233653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6063" calcext:value-type="float">
            <text:p>5.06063</text:p>
          </table:table-cell>
          <table:table-cell table:style-name="ce2" office:value-type="float" office:value="4.372975292" calcext:value-type="float">
            <text:p>4.372975292</text:p>
          </table:table-cell>
          <table:table-cell table:style-name="ce2" office:value-type="float" office:value="9.42072" calcext:value-type="float">
            <text:p>9.42072</text:p>
          </table:table-cell>
          <table:table-cell table:style-name="ce2" office:value-type="float" office:value="9.25246758" calcext:value-type="float">
            <text:p>9.25246758</text:p>
          </table:table-cell>
          <table:table-cell table:style-name="ce2" office:value-type="float" office:value="8.35225" calcext:value-type="float">
            <text:p>8.35225</text:p>
          </table:table-cell>
          <table:table-cell table:style-name="ce2" office:value-type="float" office:value="2.010474377" calcext:value-type="float">
            <text:p>2.01047437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78]-[.I78])/[.I78]" office:value-type="float" office:value="-52.3032045240339" calcext:value-type="float">
            <text:p/>
          </table:table-cell>
          <table:table-cell table:style-name="ce6" table:formula="of:=[.D78]" office:value-type="float" office:value="4.372975292" calcext:value-type="float">
            <text:p/>
          </table:table-cell>
          <table:table-cell table:style-name="ce5" table:formula="of:=100*([.E78]-[.I78])/[.I78]" office:value-type="float" office:value="-11.2090480678605" calcext:value-type="float">
            <text:p/>
          </table:table-cell>
          <table:table-cell table:style-name="ce6" table:formula="of:=[.F78]" office:value-type="float" office:value="9.25246758" calcext:value-type="float">
            <text:p/>
          </table:table-cell>
          <table:table-cell table:style-name="ce5" table:formula="of:=100*([.G78]-[.I78])/[.I78]" office:value-type="float" office:value="-21.2794533459001" calcext:value-type="float">
            <text:p/>
          </table:table-cell>
          <table:table-cell table:style-name="ce6" table:formula="of:=[.H78]" office:value-type="float" office:value="2.010474377" calcext:value-type="float">
            <text:p/>
          </table:table-cell>
          <table:table-cell/>
          <table:table-cell table:style-name="ce9" table:formula="of:=[.A78]" office:value-type="string" office:string-value="GKD-Ic_15_n500_m50.txt" calcext:value-type="string">
            <text:p>GKD-Ic_15_n500_m50.txt</text:p>
          </table:table-cell>
          <table:table-cell table:style-name="ce12" table:formula="of:=AVERAGE([.K78:.K80])" office:value-type="float" office:value="-51.2984291548853" calcext:value-type="float">
            <text:p/>
          </table:table-cell>
          <table:table-cell table:style-name="ce13" table:formula="of:=AVERAGE([.L78:.L80])" office:value-type="float" office:value="4.70922407933333" calcext:value-type="float">
            <text:p/>
          </table:table-cell>
          <table:table-cell table:style-name="ce12" table:formula="of:=AVERAGE([.M78:.M80])" office:value-type="float" office:value="-12.0447062519636" calcext:value-type="float">
            <text:p/>
          </table:table-cell>
          <table:table-cell table:style-name="ce13" table:formula="of:=AVERAGE([.N78:.N80])" office:value-type="float" office:value="9.59347297866667" calcext:value-type="float">
            <text:p/>
          </table:table-cell>
          <table:table-cell table:style-name="ce12" table:formula="of:=AVERAGE([.O78:.O80])" office:value-type="float" office:value="-21.4225259189444" calcext:value-type="float">
            <text:p/>
          </table:table-cell>
          <table:table-cell table:style-name="ce13" table:formula="of:=AVERAGE([.P78:.P80])" office:value-type="float" office:value="2.177992025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18941" calcext:value-type="float">
            <text:p>5.18941</text:p>
          </table:table-cell>
          <table:table-cell table:style-name="ce2" office:value-type="float" office:value="5.006198833" calcext:value-type="float">
            <text:p>5.006198833</text:p>
          </table:table-cell>
          <table:table-cell table:style-name="ce2" office:value-type="float" office:value="9.55824" calcext:value-type="float">
            <text:p>9.55824</text:p>
          </table:table-cell>
          <table:table-cell table:style-name="ce2" office:value-type="float" office:value="10.116551067" calcext:value-type="float">
            <text:p>10.116551067</text:p>
          </table:table-cell>
          <table:table-cell table:style-name="ce2" office:value-type="float" office:value="8.62902" calcext:value-type="float">
            <text:p>8.62902</text:p>
          </table:table-cell>
          <table:table-cell table:style-name="ce2" office:value-type="float" office:value="2.591946785" calcext:value-type="float">
            <text:p>2.591946785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79]-[.I79])/[.I79]" office:value-type="float" office:value="-51.0894439208294" calcext:value-type="float">
            <text:p/>
          </table:table-cell>
          <table:table-cell table:style-name="ce6" table:formula="of:=[.D79]" office:value-type="float" office:value="5.006198833" calcext:value-type="float">
            <text:p/>
          </table:table-cell>
          <table:table-cell table:style-name="ce5" table:formula="of:=100*([.E79]-[.I79])/[.I79]" office:value-type="float" office:value="-9.9129123468426" calcext:value-type="float">
            <text:p/>
          </table:table-cell>
          <table:table-cell table:style-name="ce6" table:formula="of:=[.F79]" office:value-type="float" office:value="10.116551067" calcext:value-type="float">
            <text:p/>
          </table:table-cell>
          <table:table-cell table:style-name="ce5" table:formula="of:=100*([.G79]-[.I79])/[.I79]" office:value-type="float" office:value="-18.670876531574" calcext:value-type="float">
            <text:p/>
          </table:table-cell>
          <table:table-cell table:style-name="ce6" table:formula="of:=[.H79]" office:value-type="float" office:value="2.59194678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5167" calcext:value-type="float">
            <text:p>5.25167</text:p>
          </table:table-cell>
          <table:table-cell table:style-name="ce2" office:value-type="float" office:value="4.748498113" calcext:value-type="float">
            <text:p>4.748498113</text:p>
          </table:table-cell>
          <table:table-cell table:style-name="ce2" office:value-type="float" office:value="9.01721" calcext:value-type="float">
            <text:p>9.01721</text:p>
          </table:table-cell>
          <table:table-cell table:style-name="ce2" office:value-type="float" office:value="9.411400289" calcext:value-type="float">
            <text:p>9.411400289</text:p>
          </table:table-cell>
          <table:table-cell table:style-name="ce2" office:value-type="float" office:value="8.02994" calcext:value-type="float">
            <text:p>8.02994</text:p>
          </table:table-cell>
          <table:table-cell table:style-name="ce2" office:value-type="float" office:value="1.931554915" calcext:value-type="float">
            <text:p>1.931554915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0]-[.I80])/[.I80]" office:value-type="float" office:value="-50.5026390197927" calcext:value-type="float">
            <text:p/>
          </table:table-cell>
          <table:table-cell table:style-name="ce6" table:formula="of:=[.D80]" office:value-type="float" office:value="4.748498113" calcext:value-type="float">
            <text:p/>
          </table:table-cell>
          <table:table-cell table:style-name="ce5" table:formula="of:=100*([.E80]-[.I80])/[.I80]" office:value-type="float" office:value="-15.0121583411876" calcext:value-type="float">
            <text:p/>
          </table:table-cell>
          <table:table-cell table:style-name="ce6" table:formula="of:=[.F80]" office:value-type="float" office:value="9.411400289" calcext:value-type="float">
            <text:p/>
          </table:table-cell>
          <table:table-cell table:style-name="ce5" table:formula="of:=100*([.G80]-[.I80])/[.I80]" office:value-type="float" office:value="-24.3172478793591" calcext:value-type="float">
            <text:p/>
          </table:table-cell>
          <table:table-cell table:style-name="ce6" table:formula="of:=[.H80]" office:value-type="float" office:value="1.93155491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3895" calcext:value-type="float">
            <text:p>5.53895</text:p>
          </table:table-cell>
          <table:table-cell table:style-name="ce2" office:value-type="float" office:value="4.996996477" calcext:value-type="float">
            <text:p>4.996996477</text:p>
          </table:table-cell>
          <table:table-cell table:style-name="ce2" office:value-type="float" office:value="9.8102" calcext:value-type="float">
            <text:p>9.8102</text:p>
          </table:table-cell>
          <table:table-cell table:style-name="ce2" office:value-type="float" office:value="9.715256601" calcext:value-type="float">
            <text:p>9.715256601</text:p>
          </table:table-cell>
          <table:table-cell table:style-name="ce2" office:value-type="float" office:value="9.0791" calcext:value-type="float">
            <text:p>9.0791</text:p>
          </table:table-cell>
          <table:table-cell table:style-name="ce2" office:value-type="float" office:value="2.659178027" calcext:value-type="float">
            <text:p>2.65917802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1]-[.I81])/[.I81]" office:value-type="float" office:value="-47.7950047125353" calcext:value-type="float">
            <text:p/>
          </table:table-cell>
          <table:table-cell table:style-name="ce6" table:formula="of:=[.D81]" office:value-type="float" office:value="4.996996477" calcext:value-type="float">
            <text:p/>
          </table:table-cell>
          <table:table-cell table:style-name="ce5" table:formula="of:=100*([.E81]-[.I81])/[.I81]" office:value-type="float" office:value="-7.53817153628652" calcext:value-type="float">
            <text:p/>
          </table:table-cell>
          <table:table-cell table:style-name="ce6" table:formula="of:=[.F81]" office:value-type="float" office:value="9.715256601" calcext:value-type="float">
            <text:p/>
          </table:table-cell>
          <table:table-cell table:style-name="ce5" table:formula="of:=100*([.G81]-[.I81])/[.I81]" office:value-type="float" office:value="-14.4288407163054" calcext:value-type="float">
            <text:p/>
          </table:table-cell>
          <table:table-cell table:style-name="ce6" table:formula="of:=[.H81]" office:value-type="float" office:value="2.659178027" calcext:value-type="float">
            <text:p/>
          </table:table-cell>
          <table:table-cell/>
          <table:table-cell table:style-name="ce9" table:formula="of:=[.A81]" office:value-type="string" office:string-value="GKD-Ic_16_n500_m50.txt" calcext:value-type="string">
            <text:p>GKD-Ic_16_n500_m50.txt</text:p>
          </table:table-cell>
          <table:table-cell table:style-name="ce12" table:formula="of:=AVERAGE([.K81:.K83])" office:value-type="float" office:value="-46.7104618284637" calcext:value-type="float">
            <text:p/>
          </table:table-cell>
          <table:table-cell table:style-name="ce13" table:formula="of:=AVERAGE([.L81:.L83])" office:value-type="float" office:value="4.70531110666667" calcext:value-type="float">
            <text:p/>
          </table:table-cell>
          <table:table-cell table:style-name="ce12" table:formula="of:=AVERAGE([.M81:.M83])" office:value-type="float" office:value="-11.1673264216148" calcext:value-type="float">
            <text:p/>
          </table:table-cell>
          <table:table-cell table:style-name="ce13" table:formula="of:=AVERAGE([.N81:.N83])" office:value-type="float" office:value="9.712314837" calcext:value-type="float">
            <text:p/>
          </table:table-cell>
          <table:table-cell table:style-name="ce12" table:formula="of:=AVERAGE([.O81:.O83])" office:value-type="float" office:value="-14.4480992774112" calcext:value-type="float">
            <text:p/>
          </table:table-cell>
          <table:table-cell table:style-name="ce13" table:formula="of:=AVERAGE([.P81:.P83])" office:value-type="float" office:value="2.66433480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7674" calcext:value-type="float">
            <text:p>5.57674</text:p>
          </table:table-cell>
          <table:table-cell table:style-name="ce2" office:value-type="float" office:value="4.755666904" calcext:value-type="float">
            <text:p>4.755666904</text:p>
          </table:table-cell>
          <table:table-cell table:style-name="ce2" office:value-type="float" office:value="8.8955" calcext:value-type="float">
            <text:p>8.8955</text:p>
          </table:table-cell>
          <table:table-cell table:style-name="ce2" office:value-type="float" office:value="9.406163661" calcext:value-type="float">
            <text:p>9.406163661</text:p>
          </table:table-cell>
          <table:table-cell table:style-name="ce2" office:value-type="float" office:value="9.25095" calcext:value-type="float">
            <text:p>9.25095</text:p>
          </table:table-cell>
          <table:table-cell table:style-name="ce2" office:value-type="float" office:value="2.958031746" calcext:value-type="float">
            <text:p>2.958031746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2]-[.I82])/[.I82]" office:value-type="float" office:value="-47.4388312912347" calcext:value-type="float">
            <text:p/>
          </table:table-cell>
          <table:table-cell table:style-name="ce6" table:formula="of:=[.D82]" office:value-type="float" office:value="4.755666904" calcext:value-type="float">
            <text:p/>
          </table:table-cell>
          <table:table-cell table:style-name="ce5" table:formula="of:=100*([.E82]-[.I82])/[.I82]" office:value-type="float" office:value="-16.1592836946277" calcext:value-type="float">
            <text:p/>
          </table:table-cell>
          <table:table-cell table:style-name="ce6" table:formula="of:=[.F82]" office:value-type="float" office:value="9.406163661" calcext:value-type="float">
            <text:p/>
          </table:table-cell>
          <table:table-cell table:style-name="ce5" table:formula="of:=100*([.G82]-[.I82])/[.I82]" office:value-type="float" office:value="-12.8091423185674" calcext:value-type="float">
            <text:p/>
          </table:table-cell>
          <table:table-cell table:style-name="ce6" table:formula="of:=[.H82]" office:value-type="float" office:value="2.95803174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637" calcext:value-type="float">
            <text:p>5.84637</text:p>
          </table:table-cell>
          <table:table-cell table:style-name="ce2" office:value-type="float" office:value="4.363269939" calcext:value-type="float">
            <text:p>4.363269939</text:p>
          </table:table-cell>
          <table:table-cell table:style-name="ce2" office:value-type="float" office:value="9.56974" calcext:value-type="float">
            <text:p>9.56974</text:p>
          </table:table-cell>
          <table:table-cell table:style-name="ce2" office:value-type="float" office:value="10.015524249" calcext:value-type="float">
            <text:p>10.015524249</text:p>
          </table:table-cell>
          <table:table-cell table:style-name="ce2" office:value-type="float" office:value="8.90112" calcext:value-type="float">
            <text:p>8.90112</text:p>
          </table:table-cell>
          <table:table-cell table:style-name="ce2" office:value-type="float" office:value="2.375794647" calcext:value-type="float">
            <text:p>2.37579464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3]-[.I83])/[.I83]" office:value-type="float" office:value="-44.8975494816211" calcext:value-type="float">
            <text:p/>
          </table:table-cell>
          <table:table-cell table:style-name="ce6" table:formula="of:=[.D83]" office:value-type="float" office:value="4.363269939" calcext:value-type="float">
            <text:p/>
          </table:table-cell>
          <table:table-cell table:style-name="ce5" table:formula="of:=100*([.E83]-[.I83])/[.I83]" office:value-type="float" office:value="-9.80452403393026" calcext:value-type="float">
            <text:p/>
          </table:table-cell>
          <table:table-cell table:style-name="ce6" table:formula="of:=[.F83]" office:value-type="float" office:value="10.015524249" calcext:value-type="float">
            <text:p/>
          </table:table-cell>
          <table:table-cell table:style-name="ce5" table:formula="of:=100*([.G83]-[.I83])/[.I83]" office:value-type="float" office:value="-16.106314797361" calcext:value-type="float">
            <text:p/>
          </table:table-cell>
          <table:table-cell table:style-name="ce6" table:formula="of:=[.H83]" office:value-type="float" office:value="2.37579464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5685" calcext:value-type="float">
            <text:p>5.65685</text:p>
          </table:table-cell>
          <table:table-cell table:style-name="ce2" office:value-type="float" office:value="4.739374892" calcext:value-type="float">
            <text:p>4.739374892</text:p>
          </table:table-cell>
          <table:table-cell table:style-name="ce2" office:value-type="float" office:value="9.38136" calcext:value-type="float">
            <text:p>9.38136</text:p>
          </table:table-cell>
          <table:table-cell table:style-name="ce2" office:value-type="float" office:value="9.739548857" calcext:value-type="float">
            <text:p>9.739548857</text:p>
          </table:table-cell>
          <table:table-cell table:style-name="ce2" office:value-type="float" office:value="8.6741" calcext:value-type="float">
            <text:p>8.6741</text:p>
          </table:table-cell>
          <table:table-cell table:style-name="ce2" office:value-type="float" office:value="2.362701154" calcext:value-type="float">
            <text:p>2.362701154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4]-[.I84])/[.I84]" office:value-type="float" office:value="-46.2787274453941" calcext:value-type="float">
            <text:p/>
          </table:table-cell>
          <table:table-cell table:style-name="ce6" table:formula="of:=[.D84]" office:value-type="float" office:value="4.739374892" calcext:value-type="float">
            <text:p/>
          </table:table-cell>
          <table:table-cell table:style-name="ce5" table:formula="of:=100*([.E84]-[.I84])/[.I84]" office:value-type="float" office:value="-10.9082621082621" calcext:value-type="float">
            <text:p/>
          </table:table-cell>
          <table:table-cell table:style-name="ce6" table:formula="of:=[.F84]" office:value-type="float" office:value="9.739548857" calcext:value-type="float">
            <text:p/>
          </table:table-cell>
          <table:table-cell table:style-name="ce5" table:formula="of:=100*([.G84]-[.I84])/[.I84]" office:value-type="float" office:value="-17.624881291548" calcext:value-type="float">
            <text:p/>
          </table:table-cell>
          <table:table-cell table:style-name="ce6" table:formula="of:=[.H84]" office:value-type="float" office:value="2.362701154" calcext:value-type="float">
            <text:p/>
          </table:table-cell>
          <table:table-cell/>
          <table:table-cell table:style-name="ce9" table:formula="of:=[.A84]" office:value-type="string" office:string-value="GKD-Ic_17_n500_m50.txt" calcext:value-type="string">
            <text:p>GKD-Ic_17_n500_m50.txt</text:p>
          </table:table-cell>
          <table:table-cell table:style-name="ce12" table:formula="of:=AVERAGE([.K84:.K86])" office:value-type="float" office:value="-43.6032605254828" calcext:value-type="float">
            <text:p/>
          </table:table-cell>
          <table:table-cell table:style-name="ce13" table:formula="of:=AVERAGE([.L84:.L86])" office:value-type="float" office:value="4.70301835833333" calcext:value-type="float">
            <text:p/>
          </table:table-cell>
          <table:table-cell table:style-name="ce12" table:formula="of:=AVERAGE([.M84:.M86])" office:value-type="float" office:value="-8.82801519468186" calcext:value-type="float">
            <text:p/>
          </table:table-cell>
          <table:table-cell table:style-name="ce13" table:formula="of:=AVERAGE([.N84:.N86])" office:value-type="float" office:value="9.36238125366667" calcext:value-type="float">
            <text:p/>
          </table:table-cell>
          <table:table-cell table:style-name="ce12" table:formula="of:=AVERAGE([.O84:.O86])" office:value-type="float" office:value="-16.8013295346629" calcext:value-type="float">
            <text:p/>
          </table:table-cell>
          <table:table-cell table:style-name="ce13" table:formula="of:=AVERAGE([.P84:.P86])" office:value-type="float" office:value="2.317969136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7746" calcext:value-type="float">
            <text:p>5.97746</text:p>
          </table:table-cell>
          <table:table-cell table:style-name="ce2" office:value-type="float" office:value="4.365700976" calcext:value-type="float">
            <text:p>4.365700976</text:p>
          </table:table-cell>
          <table:table-cell table:style-name="ce2" office:value-type="float" office:value="9.66385" calcext:value-type="float">
            <text:p>9.66385</text:p>
          </table:table-cell>
          <table:table-cell table:style-name="ce2" office:value-type="float" office:value="9.461392264" calcext:value-type="float">
            <text:p>9.461392264</text:p>
          </table:table-cell>
          <table:table-cell table:style-name="ce2" office:value-type="float" office:value="8.69713" calcext:value-type="float">
            <text:p>8.69713</text:p>
          </table:table-cell>
          <table:table-cell table:style-name="ce2" office:value-type="float" office:value="2.202335575" calcext:value-type="float">
            <text:p>2.202335575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5]-[.I85])/[.I85]" office:value-type="float" office:value="-43.2339981006648" calcext:value-type="float">
            <text:p/>
          </table:table-cell>
          <table:table-cell table:style-name="ce6" table:formula="of:=[.D85]" office:value-type="float" office:value="4.365700976" calcext:value-type="float">
            <text:p/>
          </table:table-cell>
          <table:table-cell table:style-name="ce5" table:formula="of:=100*([.E85]-[.I85])/[.I85]" office:value-type="float" office:value="-8.22554605887939" calcext:value-type="float">
            <text:p/>
          </table:table-cell>
          <table:table-cell table:style-name="ce6" table:formula="of:=[.F85]" office:value-type="float" office:value="9.461392264" calcext:value-type="float">
            <text:p/>
          </table:table-cell>
          <table:table-cell table:style-name="ce5" table:formula="of:=100*([.G85]-[.I85])/[.I85]" office:value-type="float" office:value="-17.4061728395062" calcext:value-type="float">
            <text:p/>
          </table:table-cell>
          <table:table-cell table:style-name="ce6" table:formula="of:=[.H85]" office:value-type="float" office:value="2.20233557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8142" calcext:value-type="float">
            <text:p>6.18142</text:p>
          </table:table-cell>
          <table:table-cell table:style-name="ce2" office:value-type="float" office:value="5.003979207" calcext:value-type="float">
            <text:p>5.003979207</text:p>
          </table:table-cell>
          <table:table-cell table:style-name="ce2" office:value-type="float" office:value="9.75602" calcext:value-type="float">
            <text:p>9.75602</text:p>
          </table:table-cell>
          <table:table-cell table:style-name="ce2" office:value-type="float" office:value="8.88620264" calcext:value-type="float">
            <text:p>8.88620264</text:p>
          </table:table-cell>
          <table:table-cell table:style-name="ce2" office:value-type="float" office:value="8.91123" calcext:value-type="float">
            <text:p>8.91123</text:p>
          </table:table-cell>
          <table:table-cell table:style-name="ce2" office:value-type="float" office:value="2.388870679" calcext:value-type="float">
            <text:p>2.388870679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6]-[.I86])/[.I86]" office:value-type="float" office:value="-41.2970560303894" calcext:value-type="float">
            <text:p/>
          </table:table-cell>
          <table:table-cell table:style-name="ce6" table:formula="of:=[.D86]" office:value-type="float" office:value="5.003979207" calcext:value-type="float">
            <text:p/>
          </table:table-cell>
          <table:table-cell table:style-name="ce5" table:formula="of:=100*([.E86]-[.I86])/[.I86]" office:value-type="float" office:value="-7.35023741690408" calcext:value-type="float">
            <text:p/>
          </table:table-cell>
          <table:table-cell table:style-name="ce6" table:formula="of:=[.F86]" office:value-type="float" office:value="8.88620264" calcext:value-type="float">
            <text:p/>
          </table:table-cell>
          <table:table-cell table:style-name="ce5" table:formula="of:=100*([.G86]-[.I86])/[.I86]" office:value-type="float" office:value="-15.3729344729345" calcext:value-type="float">
            <text:p/>
          </table:table-cell>
          <table:table-cell table:style-name="ce6" table:formula="of:=[.H86]" office:value-type="float" office:value="2.38887067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9375" calcext:value-type="float">
            <text:p>5.59375</text:p>
          </table:table-cell>
          <table:table-cell table:style-name="ce2" office:value-type="float" office:value="4.374601199" calcext:value-type="float">
            <text:p>4.374601199</text:p>
          </table:table-cell>
          <table:table-cell table:style-name="ce2" office:value-type="float" office:value="7.98812" calcext:value-type="float">
            <text:p>7.98812</text:p>
          </table:table-cell>
          <table:table-cell table:style-name="ce2" office:value-type="float" office:value="9.276218507" calcext:value-type="float">
            <text:p>9.276218507</text:p>
          </table:table-cell>
          <table:table-cell table:style-name="ce2" office:value-type="float" office:value="8.78465" calcext:value-type="float">
            <text:p>8.78465</text:p>
          </table:table-cell>
          <table:table-cell table:style-name="ce2" office:value-type="float" office:value="2.320486496" calcext:value-type="float">
            <text:p>2.320486496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7]-[.I87])/[.I87]" office:value-type="float" office:value="-46.9283681214421" calcext:value-type="float">
            <text:p/>
          </table:table-cell>
          <table:table-cell table:style-name="ce6" table:formula="of:=[.D87]" office:value-type="float" office:value="4.374601199" calcext:value-type="float">
            <text:p/>
          </table:table-cell>
          <table:table-cell table:style-name="ce5" table:formula="of:=100*([.E87]-[.I87])/[.I87]" office:value-type="float" office:value="-24.211385199241" calcext:value-type="float">
            <text:p/>
          </table:table-cell>
          <table:table-cell table:style-name="ce6" table:formula="of:=[.F87]" office:value-type="float" office:value="9.276218507" calcext:value-type="float">
            <text:p/>
          </table:table-cell>
          <table:table-cell table:style-name="ce5" table:formula="of:=100*([.G87]-[.I87])/[.I87]" office:value-type="float" office:value="-16.654174573055" calcext:value-type="float">
            <text:p/>
          </table:table-cell>
          <table:table-cell table:style-name="ce6" table:formula="of:=[.H87]" office:value-type="float" office:value="2.320486496" calcext:value-type="float">
            <text:p/>
          </table:table-cell>
          <table:table-cell/>
          <table:table-cell table:style-name="ce9" table:formula="of:=[.A87]" office:value-type="string" office:string-value="GKD-Ic_18_n500_m50.txt" calcext:value-type="string">
            <text:p>GKD-Ic_18_n500_m50.txt</text:p>
          </table:table-cell>
          <table:table-cell table:style-name="ce12" table:formula="of:=AVERAGE([.K87:.K89])" office:value-type="float" office:value="-44.9559456040481" calcext:value-type="float">
            <text:p/>
          </table:table-cell>
          <table:table-cell table:style-name="ce13" table:formula="of:=AVERAGE([.L87:.L89])" office:value-type="float" office:value="4.707648207" calcext:value-type="float">
            <text:p/>
          </table:table-cell>
          <table:table-cell table:style-name="ce12" table:formula="of:=AVERAGE([.M87:.M89])" office:value-type="float" office:value="-16.9741302972802" calcext:value-type="float">
            <text:p/>
          </table:table-cell>
          <table:table-cell table:style-name="ce13" table:formula="of:=AVERAGE([.N87:.N89])" office:value-type="float" office:value="9.75326101466667" calcext:value-type="float">
            <text:p/>
          </table:table-cell>
          <table:table-cell table:style-name="ce12" table:formula="of:=AVERAGE([.O87:.O89])" office:value-type="float" office:value="-16.7724541429475" calcext:value-type="float">
            <text:p/>
          </table:table-cell>
          <table:table-cell table:style-name="ce13" table:formula="of:=AVERAGE([.P87:.P89])" office:value-type="float" office:value="2.298837745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209" calcext:value-type="float">
            <text:p>5.84209</text:p>
          </table:table-cell>
          <table:table-cell table:style-name="ce2" office:value-type="float" office:value="4.746133921" calcext:value-type="float">
            <text:p>4.746133921</text:p>
          </table:table-cell>
          <table:table-cell table:style-name="ce2" office:value-type="float" office:value="8.6122" calcext:value-type="float">
            <text:p>8.6122</text:p>
          </table:table-cell>
          <table:table-cell table:style-name="ce2" office:value-type="float" office:value="10.069904216" calcext:value-type="float">
            <text:p>10.069904216</text:p>
          </table:table-cell>
          <table:table-cell table:style-name="ce2" office:value-type="float" office:value="8.48646" calcext:value-type="float">
            <text:p>8.48646</text:p>
          </table:table-cell>
          <table:table-cell table:style-name="ce2" office:value-type="float" office:value="2.141871322" calcext:value-type="float">
            <text:p>2.141871322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8]-[.I88])/[.I88]" office:value-type="float" office:value="-44.5722011385199" calcext:value-type="float">
            <text:p/>
          </table:table-cell>
          <table:table-cell table:style-name="ce6" table:formula="of:=[.D88]" office:value-type="float" office:value="4.746133921" calcext:value-type="float">
            <text:p/>
          </table:table-cell>
          <table:table-cell table:style-name="ce5" table:formula="of:=100*([.E88]-[.I88])/[.I88]" office:value-type="float" office:value="-18.2903225806452" calcext:value-type="float">
            <text:p/>
          </table:table-cell>
          <table:table-cell table:style-name="ce6" table:formula="of:=[.F88]" office:value-type="float" office:value="10.069904216" calcext:value-type="float">
            <text:p/>
          </table:table-cell>
          <table:table-cell table:style-name="ce5" table:formula="of:=100*([.G88]-[.I88])/[.I88]" office:value-type="float" office:value="-19.4833017077799" calcext:value-type="float">
            <text:p/>
          </table:table-cell>
          <table:table-cell table:style-name="ce6" table:formula="of:=[.H88]" office:value-type="float" office:value="2.14187132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6909" calcext:value-type="float">
            <text:p>5.96909</text:p>
          </table:table-cell>
          <table:table-cell table:style-name="ce2" office:value-type="float" office:value="5.002209501" calcext:value-type="float">
            <text:p>5.002209501</text:p>
          </table:table-cell>
          <table:table-cell table:style-name="ce2" office:value-type="float" office:value="9.65246" calcext:value-type="float">
            <text:p>9.65246</text:p>
          </table:table-cell>
          <table:table-cell table:style-name="ce2" office:value-type="float" office:value="9.913660321" calcext:value-type="float">
            <text:p>9.913660321</text:p>
          </table:table-cell>
          <table:table-cell table:style-name="ce2" office:value-type="float" office:value="9.04544" calcext:value-type="float">
            <text:p>9.04544</text:p>
          </table:table-cell>
          <table:table-cell table:style-name="ce2" office:value-type="float" office:value="2.434155417" calcext:value-type="float">
            <text:p>2.434155417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9]-[.I89])/[.I89]" office:value-type="float" office:value="-43.3672675521822" calcext:value-type="float">
            <text:p/>
          </table:table-cell>
          <table:table-cell table:style-name="ce6" table:formula="of:=[.D89]" office:value-type="float" office:value="5.002209501" calcext:value-type="float">
            <text:p/>
          </table:table-cell>
          <table:table-cell table:style-name="ce5" table:formula="of:=100*([.E89]-[.I89])/[.I89]" office:value-type="float" office:value="-8.42068311195446" calcext:value-type="float">
            <text:p/>
          </table:table-cell>
          <table:table-cell table:style-name="ce6" table:formula="of:=[.F89]" office:value-type="float" office:value="9.913660321" calcext:value-type="float">
            <text:p/>
          </table:table-cell>
          <table:table-cell table:style-name="ce5" table:formula="of:=100*([.G89]-[.I89])/[.I89]" office:value-type="float" office:value="-14.1798861480076" calcext:value-type="float">
            <text:p/>
          </table:table-cell>
          <table:table-cell table:style-name="ce6" table:formula="of:=[.H89]" office:value-type="float" office:value="2.43415541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5288" calcext:value-type="float">
            <text:p>4.5288</text:p>
          </table:table-cell>
          <table:table-cell table:style-name="ce2" office:value-type="float" office:value="5.004519426" calcext:value-type="float">
            <text:p>5.004519426</text:p>
          </table:table-cell>
          <table:table-cell table:style-name="ce2" office:value-type="float" office:value="9.48894" calcext:value-type="float">
            <text:p>9.48894</text:p>
          </table:table-cell>
          <table:table-cell table:style-name="ce2" office:value-type="float" office:value="9.832654703" calcext:value-type="float">
            <text:p>9.832654703</text:p>
          </table:table-cell>
          <table:table-cell table:style-name="ce2" office:value-type="float" office:value="8.96382" calcext:value-type="float">
            <text:p>8.96382</text:p>
          </table:table-cell>
          <table:table-cell table:style-name="ce2" office:value-type="float" office:value="2.664465362" calcext:value-type="float">
            <text:p>2.664465362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0]-[.I90])/[.I90]" office:value-type="float" office:value="-57.1136363636364" calcext:value-type="float">
            <text:p/>
          </table:table-cell>
          <table:table-cell table:style-name="ce6" table:formula="of:=[.D90]" office:value-type="float" office:value="5.004519426" calcext:value-type="float">
            <text:p/>
          </table:table-cell>
          <table:table-cell table:style-name="ce5" table:formula="of:=100*([.E90]-[.I90])/[.I90]" office:value-type="float" office:value="-10.1426136363636" calcext:value-type="float">
            <text:p/>
          </table:table-cell>
          <table:table-cell table:style-name="ce6" table:formula="of:=[.F90]" office:value-type="float" office:value="9.832654703" calcext:value-type="float">
            <text:p/>
          </table:table-cell>
          <table:table-cell table:style-name="ce5" table:formula="of:=100*([.G90]-[.I90])/[.I90]" office:value-type="float" office:value="-15.1153409090909" calcext:value-type="float">
            <text:p/>
          </table:table-cell>
          <table:table-cell table:style-name="ce6" table:formula="of:=[.H90]" office:value-type="float" office:value="2.664465362" calcext:value-type="float">
            <text:p/>
          </table:table-cell>
          <table:table-cell/>
          <table:table-cell table:style-name="ce9" table:formula="of:=[.A90]" office:value-type="string" office:string-value="GKD-Ic_19_n500_m50.txt" calcext:value-type="string">
            <text:p>GKD-Ic_19_n500_m50.txt</text:p>
          </table:table-cell>
          <table:table-cell table:style-name="ce12" table:formula="of:=AVERAGE([.K90:.K92])" office:value-type="float" office:value="-53.1329861111111" calcext:value-type="float">
            <text:p/>
          </table:table-cell>
          <table:table-cell table:style-name="ce13" table:formula="of:=AVERAGE([.L90:.L92])" office:value-type="float" office:value="4.705363481" calcext:value-type="float">
            <text:p/>
          </table:table-cell>
          <table:table-cell table:style-name="ce12" table:formula="of:=AVERAGE([.M90:.M92])" office:value-type="float" office:value="-17.5535984848485" calcext:value-type="float">
            <text:p/>
          </table:table-cell>
          <table:table-cell table:style-name="ce13" table:formula="of:=AVERAGE([.N90:.N92])" office:value-type="float" office:value="9.10773981766667" calcext:value-type="float">
            <text:p/>
          </table:table-cell>
          <table:table-cell table:style-name="ce12" table:formula="of:=AVERAGE([.O90:.O92])" office:value-type="float" office:value="-16.0145517676768" calcext:value-type="float">
            <text:p/>
          </table:table-cell>
          <table:table-cell table:style-name="ce13" table:formula="of:=AVERAGE([.P90:.P92])" office:value-type="float" office:value="2.51555308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8035" calcext:value-type="float">
            <text:p>5.08035</text:p>
          </table:table-cell>
          <table:table-cell table:style-name="ce2" office:value-type="float" office:value="4.347495378" calcext:value-type="float">
            <text:p>4.347495378</text:p>
          </table:table-cell>
          <table:table-cell table:style-name="ce2" office:value-type="float" office:value="7.07602" calcext:value-type="float">
            <text:p>7.07602</text:p>
          </table:table-cell>
          <table:table-cell table:style-name="ce2" office:value-type="float" office:value="8.067502366" calcext:value-type="float">
            <text:p>8.067502366</text:p>
          </table:table-cell>
          <table:table-cell table:style-name="ce2" office:value-type="float" office:value="8.8775" calcext:value-type="float">
            <text:p>8.8775</text:p>
          </table:table-cell>
          <table:table-cell table:style-name="ce2" office:value-type="float" office:value="2.39142554" calcext:value-type="float">
            <text:p>2.39142554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1]-[.I91])/[.I91]" office:value-type="float" office:value="-51.890625" calcext:value-type="float">
            <text:p/>
          </table:table-cell>
          <table:table-cell table:style-name="ce6" table:formula="of:=[.D91]" office:value-type="float" office:value="4.347495378" calcext:value-type="float">
            <text:p/>
          </table:table-cell>
          <table:table-cell table:style-name="ce5" table:formula="of:=100*([.E91]-[.I91])/[.I91]" office:value-type="float" office:value="-32.9922348484849" calcext:value-type="float">
            <text:p/>
          </table:table-cell>
          <table:table-cell table:style-name="ce6" table:formula="of:=[.F91]" office:value-type="float" office:value="8.067502366" calcext:value-type="float">
            <text:p/>
          </table:table-cell>
          <table:table-cell table:style-name="ce5" table:formula="of:=100*([.G91]-[.I91])/[.I91]" office:value-type="float" office:value="-15.9327651515152" calcext:value-type="float">
            <text:p/>
          </table:table-cell>
          <table:table-cell table:style-name="ce6" table:formula="of:=[.H91]" office:value-type="float" office:value="2.3914255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3832" calcext:value-type="float">
            <text:p>5.23832</text:p>
          </table:table-cell>
          <table:table-cell table:style-name="ce2" office:value-type="float" office:value="4.764075639" calcext:value-type="float">
            <text:p>4.764075639</text:p>
          </table:table-cell>
          <table:table-cell table:style-name="ce2" office:value-type="float" office:value="9.55406" calcext:value-type="float">
            <text:p>9.55406</text:p>
          </table:table-cell>
          <table:table-cell table:style-name="ce2" office:value-type="float" office:value="9.423062384" calcext:value-type="float">
            <text:p>9.423062384</text:p>
          </table:table-cell>
          <table:table-cell table:style-name="ce2" office:value-type="float" office:value="8.76527" calcext:value-type="float">
            <text:p>8.76527</text:p>
          </table:table-cell>
          <table:table-cell table:style-name="ce2" office:value-type="float" office:value="2.490768347" calcext:value-type="float">
            <text:p>2.49076834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2]-[.I92])/[.I92]" office:value-type="float" office:value="-50.394696969697" calcext:value-type="float">
            <text:p/>
          </table:table-cell>
          <table:table-cell table:style-name="ce6" table:formula="of:=[.D92]" office:value-type="float" office:value="4.764075639" calcext:value-type="float">
            <text:p/>
          </table:table-cell>
          <table:table-cell table:style-name="ce5" table:formula="of:=100*([.E92]-[.I92])/[.I92]" office:value-type="float" office:value="-9.52594696969698" calcext:value-type="float">
            <text:p/>
          </table:table-cell>
          <table:table-cell table:style-name="ce6" table:formula="of:=[.F92]" office:value-type="float" office:value="9.423062384" calcext:value-type="float">
            <text:p/>
          </table:table-cell>
          <table:table-cell table:style-name="ce5" table:formula="of:=100*([.G92]-[.I92])/[.I92]" office:value-type="float" office:value="-16.9955492424242" calcext:value-type="float">
            <text:p/>
          </table:table-cell>
          <table:table-cell table:style-name="ce6" table:formula="of:=[.H92]" office:value-type="float" office:value="2.49076834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8394" calcext:value-type="float">
            <text:p>5.28394</text:p>
          </table:table-cell>
          <table:table-cell table:style-name="ce2" office:value-type="float" office:value="4.743362329" calcext:value-type="float">
            <text:p>4.743362329</text:p>
          </table:table-cell>
          <table:table-cell table:style-name="ce2" office:value-type="float" office:value="9.69691" calcext:value-type="float">
            <text:p>9.69691</text:p>
          </table:table-cell>
          <table:table-cell table:style-name="ce2" office:value-type="float" office:value="9.483657737" calcext:value-type="float">
            <text:p>9.483657737</text:p>
          </table:table-cell>
          <table:table-cell table:style-name="ce2" office:value-type="float" office:value="9.00999" calcext:value-type="float">
            <text:p>9.00999</text:p>
          </table:table-cell>
          <table:table-cell table:style-name="ce2" office:value-type="float" office:value="2.404603046" calcext:value-type="float">
            <text:p>2.404603046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3]-[.I93])/[.I93]" office:value-type="float" office:value="-50.1044381491974" calcext:value-type="float">
            <text:p/>
          </table:table-cell>
          <table:table-cell table:style-name="ce6" table:formula="of:=[.D93]" office:value-type="float" office:value="4.743362329" calcext:value-type="float">
            <text:p/>
          </table:table-cell>
          <table:table-cell table:style-name="ce5" table:formula="of:=100*([.E93]-[.I93])/[.I93]" office:value-type="float" office:value="-8.43333333333333" calcext:value-type="float">
            <text:p/>
          </table:table-cell>
          <table:table-cell table:style-name="ce6" table:formula="of:=[.F93]" office:value-type="float" office:value="9.483657737" calcext:value-type="float">
            <text:p/>
          </table:table-cell>
          <table:table-cell table:style-name="ce5" table:formula="of:=100*([.G93]-[.I93])/[.I93]" office:value-type="float" office:value="-14.9198300283286" calcext:value-type="float">
            <text:p/>
          </table:table-cell>
          <table:table-cell table:style-name="ce6" table:formula="of:=[.H93]" office:value-type="float" office:value="2.404603046" calcext:value-type="float">
            <text:p/>
          </table:table-cell>
          <table:table-cell/>
          <table:table-cell table:style-name="ce9" table:formula="of:=[.A93]" office:value-type="string" office:string-value="GKD-Ic_1_n500_m50.txt" calcext:value-type="string">
            <text:p>GKD-Ic_1_n500_m50.txt</text:p>
          </table:table-cell>
          <table:table-cell table:style-name="ce12" table:formula="of:=AVERAGE([.K93:.K95])" office:value-type="float" office:value="-46.2412653446648" calcext:value-type="float">
            <text:p/>
          </table:table-cell>
          <table:table-cell table:style-name="ce13" table:formula="of:=AVERAGE([.L93:.L95])" office:value-type="float" office:value="4.704585429" calcext:value-type="float">
            <text:p/>
          </table:table-cell>
          <table:table-cell table:style-name="ce12" table:formula="of:=AVERAGE([.M93:.M95])" office:value-type="float" office:value="-8.5476235442241" calcext:value-type="float">
            <text:p/>
          </table:table-cell>
          <table:table-cell table:style-name="ce13" table:formula="of:=AVERAGE([.N93:.N95])" office:value-type="float" office:value="9.24815369333333" calcext:value-type="float">
            <text:p/>
          </table:table-cell>
          <table:table-cell table:style-name="ce12" table:formula="of:=AVERAGE([.O93:.O95])" office:value-type="float" office:value="-16.2686496694995" calcext:value-type="float">
            <text:p/>
          </table:table-cell>
          <table:table-cell table:style-name="ce13" table:formula="of:=AVERAGE([.P93:.P95])" office:value-type="float" office:value="2.544000710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1783" calcext:value-type="float">
            <text:p>5.61783</text:p>
          </table:table-cell>
          <table:table-cell table:style-name="ce2" office:value-type="float" office:value="5.01418685" calcext:value-type="float">
            <text:p>5.01418685</text:p>
          </table:table-cell>
          <table:table-cell table:style-name="ce2" office:value-type="float" office:value="9.59739" calcext:value-type="float">
            <text:p>9.59739</text:p>
          </table:table-cell>
          <table:table-cell table:style-name="ce2" office:value-type="float" office:value="9.235346687" calcext:value-type="float">
            <text:p>9.235346687</text:p>
          </table:table-cell>
          <table:table-cell table:style-name="ce2" office:value-type="float" office:value="8.69483" calcext:value-type="float">
            <text:p>8.69483</text:p>
          </table:table-cell>
          <table:table-cell table:style-name="ce2" office:value-type="float" office:value="2.388636773" calcext:value-type="float">
            <text:p>2.388636773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4]-[.I94])/[.I94]" office:value-type="float" office:value="-46.9515580736544" calcext:value-type="float">
            <text:p/>
          </table:table-cell>
          <table:table-cell table:style-name="ce6" table:formula="of:=[.D94]" office:value-type="float" office:value="5.01418685" calcext:value-type="float">
            <text:p/>
          </table:table-cell>
          <table:table-cell table:style-name="ce5" table:formula="of:=100*([.E94]-[.I94])/[.I94]" office:value-type="float" office:value="-9.37308781869688" calcext:value-type="float">
            <text:p/>
          </table:table-cell>
          <table:table-cell table:style-name="ce6" table:formula="of:=[.F94]" office:value-type="float" office:value="9.235346687" calcext:value-type="float">
            <text:p/>
          </table:table-cell>
          <table:table-cell table:style-name="ce5" table:formula="of:=100*([.G94]-[.I94])/[.I94]" office:value-type="float" office:value="-17.8958451369216" calcext:value-type="float">
            <text:p/>
          </table:table-cell>
          <table:table-cell table:style-name="ce6" table:formula="of:=[.H94]" office:value-type="float" office:value="2.38863677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7738" calcext:value-type="float">
            <text:p>6.17738</text:p>
          </table:table-cell>
          <table:table-cell table:style-name="ce2" office:value-type="float" office:value="4.356207108" calcext:value-type="float">
            <text:p>4.356207108</text:p>
          </table:table-cell>
          <table:table-cell table:style-name="ce2" office:value-type="float" office:value="9.76012" calcext:value-type="float">
            <text:p>9.76012</text:p>
          </table:table-cell>
          <table:table-cell table:style-name="ce2" office:value-type="float" office:value="9.025456656" calcext:value-type="float">
            <text:p>9.025456656</text:p>
          </table:table-cell>
          <table:table-cell table:style-name="ce2" office:value-type="float" office:value="8.89663" calcext:value-type="float">
            <text:p>8.89663</text:p>
          </table:table-cell>
          <table:table-cell table:style-name="ce2" office:value-type="float" office:value="2.838762313" calcext:value-type="float">
            <text:p>2.838762313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5]-[.I95])/[.I95]" office:value-type="float" office:value="-41.6677998111426" calcext:value-type="float">
            <text:p/>
          </table:table-cell>
          <table:table-cell table:style-name="ce6" table:formula="of:=[.D95]" office:value-type="float" office:value="4.356207108" calcext:value-type="float">
            <text:p/>
          </table:table-cell>
          <table:table-cell table:style-name="ce5" table:formula="of:=100*([.E95]-[.I95])/[.I95]" office:value-type="float" office:value="-7.83644948064211" calcext:value-type="float">
            <text:p/>
          </table:table-cell>
          <table:table-cell table:style-name="ce6" table:formula="of:=[.F95]" office:value-type="float" office:value="9.025456656" calcext:value-type="float">
            <text:p/>
          </table:table-cell>
          <table:table-cell table:style-name="ce5" table:formula="of:=100*([.G95]-[.I95])/[.I95]" office:value-type="float" office:value="-15.9902738432483" calcext:value-type="float">
            <text:p/>
          </table:table-cell>
          <table:table-cell table:style-name="ce6" table:formula="of:=[.H95]" office:value-type="float" office:value="2.83876231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47772" calcext:value-type="float">
            <text:p>4.47772</text:p>
          </table:table-cell>
          <table:table-cell table:style-name="ce2" office:value-type="float" office:value="5.014068275" calcext:value-type="float">
            <text:p>5.014068275</text:p>
          </table:table-cell>
          <table:table-cell table:style-name="ce2" office:value-type="float" office:value="9.8387" calcext:value-type="float">
            <text:p>9.8387</text:p>
          </table:table-cell>
          <table:table-cell table:style-name="ce2" office:value-type="float" office:value="9.877154344" calcext:value-type="float">
            <text:p>9.877154344</text:p>
          </table:table-cell>
          <table:table-cell table:style-name="ce2" office:value-type="float" office:value="8.33607" calcext:value-type="float">
            <text:p>8.33607</text:p>
          </table:table-cell>
          <table:table-cell table:style-name="ce2" office:value-type="float" office:value="1.947110307" calcext:value-type="float">
            <text:p>1.94711030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6]-[.I96])/[.I96]" office:value-type="float" office:value="-57.5973484848485" calcext:value-type="float">
            <text:p/>
          </table:table-cell>
          <table:table-cell table:style-name="ce6" table:formula="of:=[.D96]" office:value-type="float" office:value="5.014068275" calcext:value-type="float">
            <text:p/>
          </table:table-cell>
          <table:table-cell table:style-name="ce5" table:formula="of:=100*([.E96]-[.I96])/[.I96]" office:value-type="float" office:value="-6.83049242424243" calcext:value-type="float">
            <text:p/>
          </table:table-cell>
          <table:table-cell table:style-name="ce6" table:formula="of:=[.F96]" office:value-type="float" office:value="9.877154344" calcext:value-type="float">
            <text:p/>
          </table:table-cell>
          <table:table-cell table:style-name="ce5" table:formula="of:=100*([.G96]-[.I96])/[.I96]" office:value-type="float" office:value="-21.0599431818182" calcext:value-type="float">
            <text:p/>
          </table:table-cell>
          <table:table-cell table:style-name="ce6" table:formula="of:=[.H96]" office:value-type="float" office:value="1.947110307" calcext:value-type="float">
            <text:p/>
          </table:table-cell>
          <table:table-cell/>
          <table:table-cell table:style-name="ce9" table:formula="of:=[.A96]" office:value-type="string" office:string-value="GKD-Ic_20_n500_m50.txt" calcext:value-type="string">
            <text:p>GKD-Ic_20_n500_m50.txt</text:p>
          </table:table-cell>
          <table:table-cell table:style-name="ce12" table:formula="of:=AVERAGE([.K96:.K98])" office:value-type="float" office:value="-48.5832702020202" calcext:value-type="float">
            <text:p/>
          </table:table-cell>
          <table:table-cell table:style-name="ce13" table:formula="of:=AVERAGE([.L96:.L98])" office:value-type="float" office:value="4.71465892233333" calcext:value-type="float">
            <text:p/>
          </table:table-cell>
          <table:table-cell table:style-name="ce12" table:formula="of:=AVERAGE([.M96:.M98])" office:value-type="float" office:value="-11.4835227272727" calcext:value-type="float">
            <text:p/>
          </table:table-cell>
          <table:table-cell table:style-name="ce13" table:formula="of:=AVERAGE([.N96:.N98])" office:value-type="float" office:value="9.780227611" calcext:value-type="float">
            <text:p/>
          </table:table-cell>
          <table:table-cell table:style-name="ce12" table:formula="of:=AVERAGE([.O96:.O98])" office:value-type="float" office:value="-20.1495265151515" calcext:value-type="float">
            <text:p/>
          </table:table-cell>
          <table:table-cell table:style-name="ce13" table:formula="of:=AVERAGE([.P96:.P98])" office:value-type="float" office:value="2.04302814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254" calcext:value-type="float">
            <text:p>5.5254</text:p>
          </table:table-cell>
          <table:table-cell table:style-name="ce2" office:value-type="float" office:value="4.37240944" calcext:value-type="float">
            <text:p>4.37240944</text:p>
          </table:table-cell>
          <table:table-cell table:style-name="ce2" office:value-type="float" office:value="8.37377" calcext:value-type="float">
            <text:p>8.37377</text:p>
          </table:table-cell>
          <table:table-cell table:style-name="ce2" office:value-type="float" office:value="9.508554887" calcext:value-type="float">
            <text:p>9.508554887</text:p>
          </table:table-cell>
          <table:table-cell table:style-name="ce2" office:value-type="float" office:value="8.38093" calcext:value-type="float">
            <text:p>8.38093</text:p>
          </table:table-cell>
          <table:table-cell table:style-name="ce2" office:value-type="float" office:value="1.999823586" calcext:value-type="float">
            <text:p>1.999823586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7]-[.I97])/[.I97]" office:value-type="float" office:value="-47.6761363636364" calcext:value-type="float">
            <text:p/>
          </table:table-cell>
          <table:table-cell table:style-name="ce6" table:formula="of:=[.D97]" office:value-type="float" office:value="4.37240944" calcext:value-type="float">
            <text:p/>
          </table:table-cell>
          <table:table-cell table:style-name="ce5" table:formula="of:=100*([.E97]-[.I97])/[.I97]" office:value-type="float" office:value="-20.7029356060606" calcext:value-type="float">
            <text:p/>
          </table:table-cell>
          <table:table-cell table:style-name="ce6" table:formula="of:=[.F97]" office:value-type="float" office:value="9.508554887" calcext:value-type="float">
            <text:p/>
          </table:table-cell>
          <table:table-cell table:style-name="ce5" table:formula="of:=100*([.G97]-[.I97])/[.I97]" office:value-type="float" office:value="-20.6351325757576" calcext:value-type="float">
            <text:p/>
          </table:table-cell>
          <table:table-cell table:style-name="ce6" table:formula="of:=[.H97]" office:value-type="float" office:value="1.9998235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857" calcext:value-type="float">
            <text:p>6.2857</text:p>
          </table:table-cell>
          <table:table-cell table:style-name="ce2" office:value-type="float" office:value="4.757499052" calcext:value-type="float">
            <text:p>4.757499052</text:p>
          </table:table-cell>
          <table:table-cell table:style-name="ce2" office:value-type="float" office:value="9.82955" calcext:value-type="float">
            <text:p>9.82955</text:p>
          </table:table-cell>
          <table:table-cell table:style-name="ce2" office:value-type="float" office:value="9.954973602" calcext:value-type="float">
            <text:p>9.954973602</text:p>
          </table:table-cell>
          <table:table-cell table:style-name="ce2" office:value-type="float" office:value="8.57963" calcext:value-type="float">
            <text:p>8.57963</text:p>
          </table:table-cell>
          <table:table-cell table:style-name="ce2" office:value-type="float" office:value="2.182150537" calcext:value-type="float">
            <text:p>2.18215053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8]-[.I98])/[.I98]" office:value-type="float" office:value="-40.4763257575758" calcext:value-type="float">
            <text:p/>
          </table:table-cell>
          <table:table-cell table:style-name="ce6" table:formula="of:=[.D98]" office:value-type="float" office:value="4.757499052" calcext:value-type="float">
            <text:p/>
          </table:table-cell>
          <table:table-cell table:style-name="ce5" table:formula="of:=100*([.E98]-[.I98])/[.I98]" office:value-type="float" office:value="-6.91714015151516" calcext:value-type="float">
            <text:p/>
          </table:table-cell>
          <table:table-cell table:style-name="ce6" table:formula="of:=[.F98]" office:value-type="float" office:value="9.954973602" calcext:value-type="float">
            <text:p/>
          </table:table-cell>
          <table:table-cell table:style-name="ce5" table:formula="of:=100*([.G98]-[.I98])/[.I98]" office:value-type="float" office:value="-18.7535037878788" calcext:value-type="float">
            <text:p/>
          </table:table-cell>
          <table:table-cell table:style-name="ce6" table:formula="of:=[.H98]" office:value-type="float" office:value="2.18215053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294" calcext:value-type="float">
            <text:p>5.84294</text:p>
          </table:table-cell>
          <table:table-cell table:style-name="ce2" office:value-type="float" office:value="4.364051466" calcext:value-type="float">
            <text:p>4.364051466</text:p>
          </table:table-cell>
          <table:table-cell table:style-name="ce2" office:value-type="float" office:value="9.72163" calcext:value-type="float">
            <text:p>9.72163</text:p>
          </table:table-cell>
          <table:table-cell table:style-name="ce2" office:value-type="float" office:value="9.197814187" calcext:value-type="float">
            <text:p>9.197814187</text:p>
          </table:table-cell>
          <table:table-cell table:style-name="ce2" office:value-type="float" office:value="8.9822" calcext:value-type="float">
            <text:p>8.9822</text:p>
          </table:table-cell>
          <table:table-cell table:style-name="ce2" office:value-type="float" office:value="2.618081043" calcext:value-type="float">
            <text:p>2.618081043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99]-[.I99])/[.I99]" office:value-type="float" office:value="-45.0334901222954" calcext:value-type="float">
            <text:p/>
          </table:table-cell>
          <table:table-cell table:style-name="ce6" table:formula="of:=[.D99]" office:value-type="float" office:value="4.364051466" calcext:value-type="float">
            <text:p/>
          </table:table-cell>
          <table:table-cell table:style-name="ce5" table:formula="of:=100*([.E99]-[.I99])/[.I99]" office:value-type="float" office:value="-8.54534336782692" calcext:value-type="float">
            <text:p/>
          </table:table-cell>
          <table:table-cell table:style-name="ce6" table:formula="of:=[.F99]" office:value-type="float" office:value="9.197814187" calcext:value-type="float">
            <text:p/>
          </table:table-cell>
          <table:table-cell table:style-name="ce5" table:formula="of:=100*([.G99]-[.I99])/[.I99]" office:value-type="float" office:value="-15.5014111006585" calcext:value-type="float">
            <text:p/>
          </table:table-cell>
          <table:table-cell table:style-name="ce6" table:formula="of:=[.H99]" office:value-type="float" office:value="2.618081043" calcext:value-type="float">
            <text:p/>
          </table:table-cell>
          <table:table-cell/>
          <table:table-cell table:style-name="ce9" table:formula="of:=[.A99]" office:value-type="string" office:string-value="GKD-Ic_2_n500_m50.txt" calcext:value-type="string">
            <text:p>GKD-Ic_2_n500_m50.txt</text:p>
          </table:table-cell>
          <table:table-cell table:style-name="ce12" table:formula="of:=AVERAGE([.K99:.K101])" office:value-type="float" office:value="-40.9856381310756" calcext:value-type="float">
            <text:p/>
          </table:table-cell>
          <table:table-cell table:style-name="ce13" table:formula="of:=AVERAGE([.L99:.L101])" office:value-type="float" office:value="4.70340940066667" calcext:value-type="float">
            <text:p/>
          </table:table-cell>
          <table:table-cell table:style-name="ce12" table:formula="of:=AVERAGE([.M99:.M101])" office:value-type="float" office:value="-18.1906553778614" calcext:value-type="float">
            <text:p/>
          </table:table-cell>
          <table:table-cell table:style-name="ce13" table:formula="of:=AVERAGE([.N99:.N101])" office:value-type="float" office:value="8.911535536" calcext:value-type="float">
            <text:p/>
          </table:table-cell>
          <table:table-cell table:style-name="ce12" table:formula="of:=AVERAGE([.O99:.O101])" office:value-type="float" office:value="-19.5166823455629" calcext:value-type="float">
            <text:p/>
          </table:table-cell>
          <table:table-cell table:style-name="ce13" table:formula="of:=AVERAGE([.P99:.P101])" office:value-type="float" office:value="2.15917703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6877" calcext:value-type="float">
            <text:p>6.06877</text:p>
          </table:table-cell>
          <table:table-cell table:style-name="ce2" office:value-type="float" office:value="4.751132529" calcext:value-type="float">
            <text:p>4.751132529</text:p>
          </table:table-cell>
          <table:table-cell table:style-name="ce2" office:value-type="float" office:value="6.78823" calcext:value-type="float">
            <text:p>6.78823</text:p>
          </table:table-cell>
          <table:table-cell table:style-name="ce2" office:value-type="float" office:value="8.473211498" calcext:value-type="float">
            <text:p>8.473211498</text:p>
          </table:table-cell>
          <table:table-cell table:style-name="ce2" office:value-type="float" office:value="8.51998" calcext:value-type="float">
            <text:p>8.51998</text:p>
          </table:table-cell>
          <table:table-cell table:style-name="ce2" office:value-type="float" office:value="1.952460644" calcext:value-type="float">
            <text:p>1.952460644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100]-[.I100])/[.I100]" office:value-type="float" office:value="-42.9090310442145" calcext:value-type="float">
            <text:p/>
          </table:table-cell>
          <table:table-cell table:style-name="ce6" table:formula="of:=[.D100]" office:value-type="float" office:value="4.751132529" calcext:value-type="float">
            <text:p/>
          </table:table-cell>
          <table:table-cell table:style-name="ce5" table:formula="of:=100*([.E100]-[.I100])/[.I100]" office:value-type="float" office:value="-36.1408278457197" calcext:value-type="float">
            <text:p/>
          </table:table-cell>
          <table:table-cell table:style-name="ce6" table:formula="of:=[.F100]" office:value-type="float" office:value="8.473211498" calcext:value-type="float">
            <text:p/>
          </table:table-cell>
          <table:table-cell table:style-name="ce5" table:formula="of:=100*([.G100]-[.I100])/[.I100]" office:value-type="float" office:value="-19.8496707431797" calcext:value-type="float">
            <text:p/>
          </table:table-cell>
          <table:table-cell table:style-name="ce6" table:formula="of:=[.H100]" office:value-type="float" office:value="1.95246064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90797" calcext:value-type="float">
            <text:p>6.90797</text:p>
          </table:table-cell>
          <table:table-cell table:style-name="ce2" office:value-type="float" office:value="4.995044207" calcext:value-type="float">
            <text:p>4.995044207</text:p>
          </table:table-cell>
          <table:table-cell table:style-name="ce2" office:value-type="float" office:value="9.57914" calcext:value-type="float">
            <text:p>9.57914</text:p>
          </table:table-cell>
          <table:table-cell table:style-name="ce2" office:value-type="float" office:value="9.063580923" calcext:value-type="float">
            <text:p>9.063580923</text:p>
          </table:table-cell>
          <table:table-cell table:style-name="ce2" office:value-type="float" office:value="8.16395" calcext:value-type="float">
            <text:p>8.16395</text:p>
          </table:table-cell>
          <table:table-cell table:style-name="ce2" office:value-type="float" office:value="1.906989423" calcext:value-type="float">
            <text:p>1.906989423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101]-[.I101])/[.I101]" office:value-type="float" office:value="-35.0143932267168" calcext:value-type="float">
            <text:p/>
          </table:table-cell>
          <table:table-cell table:style-name="ce6" table:formula="of:=[.D101]" office:value-type="float" office:value="4.995044207" calcext:value-type="float">
            <text:p/>
          </table:table-cell>
          <table:table-cell table:style-name="ce5" table:formula="of:=100*([.E101]-[.I101])/[.I101]" office:value-type="float" office:value="-9.88579492003763" calcext:value-type="float">
            <text:p/>
          </table:table-cell>
          <table:table-cell table:style-name="ce6" table:formula="of:=[.F101]" office:value-type="float" office:value="9.063580923" calcext:value-type="float">
            <text:p/>
          </table:table-cell>
          <table:table-cell table:style-name="ce5" table:formula="of:=100*([.G101]-[.I101])/[.I101]" office:value-type="float" office:value="-23.1989651928504" calcext:value-type="float">
            <text:p/>
          </table:table-cell>
          <table:table-cell table:style-name="ce6" table:formula="of:=[.H101]" office:value-type="float" office:value="1.90698942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7636" calcext:value-type="float">
            <text:p>5.27636</text:p>
          </table:table-cell>
          <table:table-cell table:style-name="ce2" office:value-type="float" office:value="4.7459399" calcext:value-type="float">
            <text:p>4.7459399</text:p>
          </table:table-cell>
          <table:table-cell table:style-name="ce2" office:value-type="float" office:value="9.36483" calcext:value-type="float">
            <text:p>9.36483</text:p>
          </table:table-cell>
          <table:table-cell table:style-name="ce2" office:value-type="float" office:value="9.806878793" calcext:value-type="float">
            <text:p>9.806878793</text:p>
          </table:table-cell>
          <table:table-cell table:style-name="ce2" office:value-type="float" office:value="8.47467" calcext:value-type="float">
            <text:p>8.47467</text:p>
          </table:table-cell>
          <table:table-cell table:style-name="ce2" office:value-type="float" office:value="2.142902318" calcext:value-type="float">
            <text:p>2.142902318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2]-[.I102])/[.I102]" office:value-type="float" office:value="-49.4116970278044" calcext:value-type="float">
            <text:p/>
          </table:table-cell>
          <table:table-cell table:style-name="ce6" table:formula="of:=[.D102]" office:value-type="float" office:value="4.7459399" calcext:value-type="float">
            <text:p/>
          </table:table-cell>
          <table:table-cell table:style-name="ce5" table:formula="of:=100*([.E102]-[.I102])/[.I102]" office:value-type="float" office:value="-10.2125599232982" calcext:value-type="float">
            <text:p/>
          </table:table-cell>
          <table:table-cell table:style-name="ce6" table:formula="of:=[.F102]" office:value-type="float" office:value="9.806878793" calcext:value-type="float">
            <text:p/>
          </table:table-cell>
          <table:table-cell table:style-name="ce5" table:formula="of:=100*([.G102]-[.I102])/[.I102]" office:value-type="float" office:value="-18.747171620326" calcext:value-type="float">
            <text:p/>
          </table:table-cell>
          <table:table-cell table:style-name="ce6" table:formula="of:=[.H102]" office:value-type="float" office:value="2.142902318" calcext:value-type="float">
            <text:p/>
          </table:table-cell>
          <table:table-cell/>
          <table:table-cell table:style-name="ce9" table:formula="of:=[.A102]" office:value-type="string" office:string-value="GKD-Ic_3_n500_m50.txt" calcext:value-type="string">
            <text:p>GKD-Ic_3_n500_m50.txt</text:p>
          </table:table-cell>
          <table:table-cell table:style-name="ce12" table:formula="of:=AVERAGE([.K102:.K104])" office:value-type="float" office:value="-43.9386705017577" calcext:value-type="float">
            <text:p/>
          </table:table-cell>
          <table:table-cell table:style-name="ce13" table:formula="of:=AVERAGE([.L102:.L104])" office:value-type="float" office:value="4.701004622" calcext:value-type="float">
            <text:p/>
          </table:table-cell>
          <table:table-cell table:style-name="ce12" table:formula="of:=AVERAGE([.M102:.M104])" office:value-type="float" office:value="-13.7139661233621" calcext:value-type="float">
            <text:p/>
          </table:table-cell>
          <table:table-cell table:style-name="ce13" table:formula="of:=AVERAGE([.N102:.N104])" office:value-type="float" office:value="9.44268078266667" calcext:value-type="float">
            <text:p/>
          </table:table-cell>
          <table:table-cell table:style-name="ce12" table:formula="of:=AVERAGE([.O102:.O104])" office:value-type="float" office:value="-19.01502077341" calcext:value-type="float">
            <text:p/>
          </table:table-cell>
          <table:table-cell table:style-name="ce13" table:formula="of:=AVERAGE([.P102:.P104])" office:value-type="float" office:value="2.12320633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2744" calcext:value-type="float">
            <text:p>6.02744</text:p>
          </table:table-cell>
          <table:table-cell table:style-name="ce2" office:value-type="float" office:value="5.005426874" calcext:value-type="float">
            <text:p>5.005426874</text:p>
          </table:table-cell>
          <table:table-cell table:style-name="ce2" office:value-type="float" office:value="9.6566" calcext:value-type="float">
            <text:p>9.6566</text:p>
          </table:table-cell>
          <table:table-cell table:style-name="ce2" office:value-type="float" office:value="9.579735942" calcext:value-type="float">
            <text:p>9.579735942</text:p>
          </table:table-cell>
          <table:table-cell table:style-name="ce2" office:value-type="float" office:value="8.64118" calcext:value-type="float">
            <text:p>8.64118</text:p>
          </table:table-cell>
          <table:table-cell table:style-name="ce2" office:value-type="float" office:value="2.106509566" calcext:value-type="float">
            <text:p>2.106509566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3]-[.I103])/[.I103]" office:value-type="float" office:value="-42.2105465004794" calcext:value-type="float">
            <text:p/>
          </table:table-cell>
          <table:table-cell table:style-name="ce6" table:formula="of:=[.D103]" office:value-type="float" office:value="5.005426874" calcext:value-type="float">
            <text:p/>
          </table:table-cell>
          <table:table-cell table:style-name="ce5" table:formula="of:=100*([.E103]-[.I103])/[.I103]" office:value-type="float" office:value="-7.41514860977947" calcext:value-type="float">
            <text:p/>
          </table:table-cell>
          <table:table-cell table:style-name="ce6" table:formula="of:=[.F103]" office:value-type="float" office:value="9.579735942" calcext:value-type="float">
            <text:p/>
          </table:table-cell>
          <table:table-cell table:style-name="ce5" table:formula="of:=100*([.G103]-[.I103])/[.I103]" office:value-type="float" office:value="-17.1507190795781" calcext:value-type="float">
            <text:p/>
          </table:table-cell>
          <table:table-cell table:style-name="ce6" table:formula="of:=[.H103]" office:value-type="float" office:value="2.1065095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3779" calcext:value-type="float">
            <text:p>6.23779</text:p>
          </table:table-cell>
          <table:table-cell table:style-name="ce2" office:value-type="float" office:value="4.351647092" calcext:value-type="float">
            <text:p>4.351647092</text:p>
          </table:table-cell>
          <table:table-cell table:style-name="ce2" office:value-type="float" office:value="7.97747" calcext:value-type="float">
            <text:p>7.97747</text:p>
          </table:table-cell>
          <table:table-cell table:style-name="ce2" office:value-type="float" office:value="8.941427613" calcext:value-type="float">
            <text:p>8.941427613</text:p>
          </table:table-cell>
          <table:table-cell table:style-name="ce2" office:value-type="float" office:value="8.22435" calcext:value-type="float">
            <text:p>8.22435</text:p>
          </table:table-cell>
          <table:table-cell table:style-name="ce2" office:value-type="float" office:value="2.120207118" calcext:value-type="float">
            <text:p>2.120207118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4]-[.I104])/[.I104]" office:value-type="float" office:value="-40.1937679769894" calcext:value-type="float">
            <text:p/>
          </table:table-cell>
          <table:table-cell table:style-name="ce6" table:formula="of:=[.D104]" office:value-type="float" office:value="4.351647092" calcext:value-type="float">
            <text:p/>
          </table:table-cell>
          <table:table-cell table:style-name="ce5" table:formula="of:=100*([.E104]-[.I104])/[.I104]" office:value-type="float" office:value="-23.5141898370086" calcext:value-type="float">
            <text:p/>
          </table:table-cell>
          <table:table-cell table:style-name="ce6" table:formula="of:=[.F104]" office:value-type="float" office:value="8.941427613" calcext:value-type="float">
            <text:p/>
          </table:table-cell>
          <table:table-cell table:style-name="ce5" table:formula="of:=100*([.G104]-[.I104])/[.I104]" office:value-type="float" office:value="-21.147171620326" calcext:value-type="float">
            <text:p/>
          </table:table-cell>
          <table:table-cell table:style-name="ce6" table:formula="of:=[.H104]" office:value-type="float" office:value="2.12020711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1725" calcext:value-type="float">
            <text:p>5.51725</text:p>
          </table:table-cell>
          <table:table-cell table:style-name="ce2" office:value-type="float" office:value="4.363417304" calcext:value-type="float">
            <text:p>4.363417304</text:p>
          </table:table-cell>
          <table:table-cell table:style-name="ce2" office:value-type="float" office:value="9.45357" calcext:value-type="float">
            <text:p>9.45357</text:p>
          </table:table-cell>
          <table:table-cell table:style-name="ce2" office:value-type="float" office:value="9.574612106" calcext:value-type="float">
            <text:p>9.574612106</text:p>
          </table:table-cell>
          <table:table-cell table:style-name="ce2" office:value-type="float" office:value="8.8882" calcext:value-type="float">
            <text:p>8.8882</text:p>
          </table:table-cell>
          <table:table-cell table:style-name="ce2" office:value-type="float" office:value="2.528301611" calcext:value-type="float">
            <text:p>2.528301611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5]-[.I105])/[.I105]" office:value-type="float" office:value="-47.654174573055" calcext:value-type="float">
            <text:p/>
          </table:table-cell>
          <table:table-cell table:style-name="ce6" table:formula="of:=[.D105]" office:value-type="float" office:value="4.363417304" calcext:value-type="float">
            <text:p/>
          </table:table-cell>
          <table:table-cell table:style-name="ce5" table:formula="of:=100*([.E105]-[.I105])/[.I105]" office:value-type="float" office:value="-10.3076850094877" calcext:value-type="float">
            <text:p/>
          </table:table-cell>
          <table:table-cell table:style-name="ce6" table:formula="of:=[.F105]" office:value-type="float" office:value="9.574612106" calcext:value-type="float">
            <text:p/>
          </table:table-cell>
          <table:table-cell table:style-name="ce5" table:formula="of:=100*([.G105]-[.I105])/[.I105]" office:value-type="float" office:value="-15.6717267552182" calcext:value-type="float">
            <text:p/>
          </table:table-cell>
          <table:table-cell table:style-name="ce6" table:formula="of:=[.H105]" office:value-type="float" office:value="2.528301611" calcext:value-type="float">
            <text:p/>
          </table:table-cell>
          <table:table-cell/>
          <table:table-cell table:style-name="ce9" table:formula="of:=[.A105]" office:value-type="string" office:string-value="GKD-Ic_4_n500_m50.txt" calcext:value-type="string">
            <text:p>GKD-Ic_4_n500_m50.txt</text:p>
          </table:table-cell>
          <table:table-cell table:style-name="ce12" table:formula="of:=AVERAGE([.K105:.K107])" office:value-type="float" office:value="-44.1010752688172" calcext:value-type="float">
            <text:p/>
          </table:table-cell>
          <table:table-cell table:style-name="ce13" table:formula="of:=AVERAGE([.L105:.L107])" office:value-type="float" office:value="4.70397879166667" calcext:value-type="float">
            <text:p/>
          </table:table-cell>
          <table:table-cell table:style-name="ce12" table:formula="of:=AVERAGE([.M105:.M107])" office:value-type="float" office:value="-9.94288425047438" calcext:value-type="float">
            <text:p/>
          </table:table-cell>
          <table:table-cell table:style-name="ce13" table:formula="of:=AVERAGE([.N105:.N107])" office:value-type="float" office:value="9.58332378466667" calcext:value-type="float">
            <text:p/>
          </table:table-cell>
          <table:table-cell table:style-name="ce12" table:formula="of:=AVERAGE([.O105:.O107])" office:value-type="float" office:value="-16.4642947501581" calcext:value-type="float">
            <text:p/>
          </table:table-cell>
          <table:table-cell table:style-name="ce13" table:formula="of:=AVERAGE([.P105:.P107])" office:value-type="float" office:value="2.584806491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8982" calcext:value-type="float">
            <text:p>5.88982</text:p>
          </table:table-cell>
          <table:table-cell table:style-name="ce2" office:value-type="float" office:value="4.748214494" calcext:value-type="float">
            <text:p>4.748214494</text:p>
          </table:table-cell>
          <table:table-cell table:style-name="ce2" office:value-type="float" office:value="9.54568" calcext:value-type="float">
            <text:p>9.54568</text:p>
          </table:table-cell>
          <table:table-cell table:style-name="ce2" office:value-type="float" office:value="9.459108384" calcext:value-type="float">
            <text:p>9.459108384</text:p>
          </table:table-cell>
          <table:table-cell table:style-name="ce2" office:value-type="float" office:value="9.0305" calcext:value-type="float">
            <text:p>9.0305</text:p>
          </table:table-cell>
          <table:table-cell table:style-name="ce2" office:value-type="float" office:value="2.837176293" calcext:value-type="float">
            <text:p>2.837176293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6]-[.I106])/[.I106]" office:value-type="float" office:value="-44.1193548387097" calcext:value-type="float">
            <text:p/>
          </table:table-cell>
          <table:table-cell table:style-name="ce6" table:formula="of:=[.D106]" office:value-type="float" office:value="4.748214494" calcext:value-type="float">
            <text:p/>
          </table:table-cell>
          <table:table-cell table:style-name="ce5" table:formula="of:=100*([.E106]-[.I106])/[.I106]" office:value-type="float" office:value="-9.43377609108158" calcext:value-type="float">
            <text:p/>
          </table:table-cell>
          <table:table-cell table:style-name="ce6" table:formula="of:=[.F106]" office:value-type="float" office:value="9.459108384" calcext:value-type="float">
            <text:p/>
          </table:table-cell>
          <table:table-cell table:style-name="ce5" table:formula="of:=100*([.G106]-[.I106])/[.I106]" office:value-type="float" office:value="-14.3216318785579" calcext:value-type="float">
            <text:p/>
          </table:table-cell>
          <table:table-cell table:style-name="ce6" table:formula="of:=[.H106]" office:value-type="float" office:value="2.8371762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6817" calcext:value-type="float">
            <text:p>6.26817</text:p>
          </table:table-cell>
          <table:table-cell table:style-name="ce2" office:value-type="float" office:value="5.000304577" calcext:value-type="float">
            <text:p>5.000304577</text:p>
          </table:table-cell>
          <table:table-cell table:style-name="ce2" office:value-type="float" office:value="9.47681" calcext:value-type="float">
            <text:p>9.47681</text:p>
          </table:table-cell>
          <table:table-cell table:style-name="ce2" office:value-type="float" office:value="9.716250864" calcext:value-type="float">
            <text:p>9.716250864</text:p>
          </table:table-cell>
          <table:table-cell table:style-name="ce2" office:value-type="float" office:value="8.49529" calcext:value-type="float">
            <text:p>8.49529</text:p>
          </table:table-cell>
          <table:table-cell table:style-name="ce2" office:value-type="float" office:value="2.388941569" calcext:value-type="float">
            <text:p>2.388941569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7]-[.I107])/[.I107]" office:value-type="float" office:value="-40.5296963946869" calcext:value-type="float">
            <text:p/>
          </table:table-cell>
          <table:table-cell table:style-name="ce6" table:formula="of:=[.D107]" office:value-type="float" office:value="5.000304577" calcext:value-type="float">
            <text:p/>
          </table:table-cell>
          <table:table-cell table:style-name="ce5" table:formula="of:=100*([.E107]-[.I107])/[.I107]" office:value-type="float" office:value="-10.0871916508539" calcext:value-type="float">
            <text:p/>
          </table:table-cell>
          <table:table-cell table:style-name="ce6" table:formula="of:=[.F107]" office:value-type="float" office:value="9.716250864" calcext:value-type="float">
            <text:p/>
          </table:table-cell>
          <table:table-cell table:style-name="ce5" table:formula="of:=100*([.G107]-[.I107])/[.I107]" office:value-type="float" office:value="-19.3995256166983" calcext:value-type="float">
            <text:p/>
          </table:table-cell>
          <table:table-cell table:style-name="ce6" table:formula="of:=[.H107]" office:value-type="float" office:value="2.38894156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1298" calcext:value-type="float">
            <text:p>5.01298</text:p>
          </table:table-cell>
          <table:table-cell table:style-name="ce2" office:value-type="float" office:value="4.747760729" calcext:value-type="float">
            <text:p>4.747760729</text:p>
          </table:table-cell>
          <table:table-cell table:style-name="ce2" office:value-type="float" office:value="9.53782" calcext:value-type="float">
            <text:p>9.53782</text:p>
          </table:table-cell>
          <table:table-cell table:style-name="ce2" office:value-type="float" office:value="9.379730481" calcext:value-type="float">
            <text:p>9.379730481</text:p>
          </table:table-cell>
          <table:table-cell table:style-name="ce2" office:value-type="float" office:value="8.76755" calcext:value-type="float">
            <text:p>8.76755</text:p>
          </table:table-cell>
          <table:table-cell table:style-name="ce2" office:value-type="float" office:value="2.308313723" calcext:value-type="float">
            <text:p>2.308313723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08]-[.I108])/[.I108]" office:value-type="float" office:value="-52.3027592768792" calcext:value-type="float">
            <text:p/>
          </table:table-cell>
          <table:table-cell table:style-name="ce6" table:formula="of:=[.D108]" office:value-type="float" office:value="4.747760729" calcext:value-type="float">
            <text:p/>
          </table:table-cell>
          <table:table-cell table:style-name="ce5" table:formula="of:=100*([.E108]-[.I108])/[.I108]" office:value-type="float" office:value="-9.25004757373929" calcext:value-type="float">
            <text:p/>
          </table:table-cell>
          <table:table-cell table:style-name="ce6" table:formula="of:=[.F108]" office:value-type="float" office:value="9.379730481" calcext:value-type="float">
            <text:p/>
          </table:table-cell>
          <table:table-cell table:style-name="ce5" table:formula="of:=100*([.G108]-[.I108])/[.I108]" office:value-type="float" office:value="-16.5789724072312" calcext:value-type="float">
            <text:p/>
          </table:table-cell>
          <table:table-cell table:style-name="ce6" table:formula="of:=[.H108]" office:value-type="float" office:value="2.308313723" calcext:value-type="float">
            <text:p/>
          </table:table-cell>
          <table:table-cell/>
          <table:table-cell table:style-name="ce9" table:formula="of:=[.A108]" office:value-type="string" office:string-value="GKD-Ic_5_n500_m50.txt" calcext:value-type="string">
            <text:p>GKD-Ic_5_n500_m50.txt</text:p>
          </table:table-cell>
          <table:table-cell table:style-name="ce12" table:formula="of:=AVERAGE([.K108:.K110])" office:value-type="float" office:value="-47.167522993974" calcext:value-type="float">
            <text:p/>
          </table:table-cell>
          <table:table-cell table:style-name="ce13" table:formula="of:=AVERAGE([.L108:.L110])" office:value-type="float" office:value="4.69484243233333" calcext:value-type="float">
            <text:p/>
          </table:table-cell>
          <table:table-cell table:style-name="ce12" table:formula="of:=AVERAGE([.M108:.M110])" office:value-type="float" office:value="-14.4028544243578" calcext:value-type="float">
            <text:p/>
          </table:table-cell>
          <table:table-cell table:style-name="ce13" table:formula="of:=AVERAGE([.N108:.N110])" office:value-type="float" office:value="9.41901732066667" calcext:value-type="float">
            <text:p/>
          </table:table-cell>
          <table:table-cell table:style-name="ce12" table:formula="of:=AVERAGE([.O108:.O110])" office:value-type="float" office:value="-15.7540437678401" calcext:value-type="float">
            <text:p/>
          </table:table-cell>
          <table:table-cell table:style-name="ce13" table:formula="of:=AVERAGE([.P108:.P110])" office:value-type="float" office:value="2.398587327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2015" calcext:value-type="float">
            <text:p>5.22015</text:p>
          </table:table-cell>
          <table:table-cell table:style-name="ce2" office:value-type="float" office:value="4.341532048" calcext:value-type="float">
            <text:p>4.341532048</text:p>
          </table:table-cell>
          <table:table-cell table:style-name="ce2" office:value-type="float" office:value="9.42974" calcext:value-type="float">
            <text:p>9.42974</text:p>
          </table:table-cell>
          <table:table-cell table:style-name="ce2" office:value-type="float" office:value="9.427886672" calcext:value-type="float">
            <text:p>9.427886672</text:p>
          </table:table-cell>
          <table:table-cell table:style-name="ce2" office:value-type="float" office:value="8.747" calcext:value-type="float">
            <text:p>8.747</text:p>
          </table:table-cell>
          <table:table-cell table:style-name="ce2" office:value-type="float" office:value="2.077541708" calcext:value-type="float">
            <text:p>2.077541708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09]-[.I109])/[.I109]" office:value-type="float" office:value="-50.3315889628925" calcext:value-type="float">
            <text:p/>
          </table:table-cell>
          <table:table-cell table:style-name="ce6" table:formula="of:=[.D109]" office:value-type="float" office:value="4.341532048" calcext:value-type="float">
            <text:p/>
          </table:table-cell>
          <table:table-cell table:style-name="ce5" table:formula="of:=100*([.E109]-[.I109])/[.I109]" office:value-type="float" office:value="-10.2784015223597" calcext:value-type="float">
            <text:p/>
          </table:table-cell>
          <table:table-cell table:style-name="ce6" table:formula="of:=[.F109]" office:value-type="float" office:value="9.427886672" calcext:value-type="float">
            <text:p/>
          </table:table-cell>
          <table:table-cell table:style-name="ce5" table:formula="of:=100*([.G109]-[.I109])/[.I109]" office:value-type="float" office:value="-16.7745004757374" calcext:value-type="float">
            <text:p/>
          </table:table-cell>
          <table:table-cell table:style-name="ce6" table:formula="of:=[.H109]" office:value-type="float" office:value="2.07754170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42495" calcext:value-type="float">
            <text:p>6.42495</text:p>
          </table:table-cell>
          <table:table-cell table:style-name="ce2" office:value-type="float" office:value="4.99523452" calcext:value-type="float">
            <text:p>4.99523452</text:p>
          </table:table-cell>
          <table:table-cell table:style-name="ce2" office:value-type="float" office:value="8.02122" calcext:value-type="float">
            <text:p>8.02122</text:p>
          </table:table-cell>
          <table:table-cell table:style-name="ce2" office:value-type="float" office:value="9.449434809" calcext:value-type="float">
            <text:p>9.449434809</text:p>
          </table:table-cell>
          <table:table-cell table:style-name="ce2" office:value-type="float" office:value="9.0482" calcext:value-type="float">
            <text:p>9.0482</text:p>
          </table:table-cell>
          <table:table-cell table:style-name="ce2" office:value-type="float" office:value="2.809906551" calcext:value-type="float">
            <text:p>2.809906551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10]-[.I110])/[.I110]" office:value-type="float" office:value="-38.8682207421503" calcext:value-type="float">
            <text:p/>
          </table:table-cell>
          <table:table-cell table:style-name="ce6" table:formula="of:=[.D110]" office:value-type="float" office:value="4.99523452" calcext:value-type="float">
            <text:p/>
          </table:table-cell>
          <table:table-cell table:style-name="ce5" table:formula="of:=100*([.E110]-[.I110])/[.I110]" office:value-type="float" office:value="-23.6801141769743" calcext:value-type="float">
            <text:p/>
          </table:table-cell>
          <table:table-cell table:style-name="ce6" table:formula="of:=[.F110]" office:value-type="float" office:value="9.449434809" calcext:value-type="float">
            <text:p/>
          </table:table-cell>
          <table:table-cell table:style-name="ce5" table:formula="of:=100*([.G110]-[.I110])/[.I110]" office:value-type="float" office:value="-13.9086584205519" calcext:value-type="float">
            <text:p/>
          </table:table-cell>
          <table:table-cell table:style-name="ce6" table:formula="of:=[.H110]" office:value-type="float" office:value="2.80990655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6776" calcext:value-type="float">
            <text:p>5.56776</text:p>
          </table:table-cell>
          <table:table-cell table:style-name="ce2" office:value-type="float" office:value="4.770564822" calcext:value-type="float">
            <text:p>4.770564822</text:p>
          </table:table-cell>
          <table:table-cell table:style-name="ce2" office:value-type="float" office:value="9.4101" calcext:value-type="float">
            <text:p>9.4101</text:p>
          </table:table-cell>
          <table:table-cell table:style-name="ce2" office:value-type="float" office:value="9.439706336" calcext:value-type="float">
            <text:p>9.439706336</text:p>
          </table:table-cell>
          <table:table-cell table:style-name="ce2" office:value-type="float" office:value="8.51939" calcext:value-type="float">
            <text:p>8.51939</text:p>
          </table:table-cell>
          <table:table-cell table:style-name="ce2" office:value-type="float" office:value="2.220323548" calcext:value-type="float">
            <text:p>2.220323548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1]-[.I111])/[.I111]" office:value-type="float" office:value="-46.3089681774349" calcext:value-type="float">
            <text:p/>
          </table:table-cell>
          <table:table-cell table:style-name="ce6" table:formula="of:=[.D111]" office:value-type="float" office:value="4.770564822" calcext:value-type="float">
            <text:p/>
          </table:table-cell>
          <table:table-cell table:style-name="ce5" table:formula="of:=100*([.E111]-[.I111])/[.I111]" office:value-type="float" office:value="-9.25650916104146" calcext:value-type="float">
            <text:p/>
          </table:table-cell>
          <table:table-cell table:style-name="ce6" table:formula="of:=[.F111]" office:value-type="float" office:value="9.439706336" calcext:value-type="float">
            <text:p/>
          </table:table-cell>
          <table:table-cell table:style-name="ce5" table:formula="of:=100*([.G111]-[.I111])/[.I111]" office:value-type="float" office:value="-17.8458052073288" calcext:value-type="float">
            <text:p/>
          </table:table-cell>
          <table:table-cell table:style-name="ce6" table:formula="of:=[.H111]" office:value-type="float" office:value="2.220323548" calcext:value-type="float">
            <text:p/>
          </table:table-cell>
          <table:table-cell/>
          <table:table-cell table:style-name="ce9" table:formula="of:=[.A111]" office:value-type="string" office:string-value="GKD-Ic_6_n500_m50.txt" calcext:value-type="string">
            <text:p>GKD-Ic_6_n500_m50.txt</text:p>
          </table:table-cell>
          <table:table-cell table:style-name="ce12" table:formula="of:=AVERAGE([.K111:.K113])" office:value-type="float" office:value="-44.7855030536805" calcext:value-type="float">
            <text:p/>
          </table:table-cell>
          <table:table-cell table:style-name="ce13" table:formula="of:=AVERAGE([.L111:.L113])" office:value-type="float" office:value="4.71570993833333" calcext:value-type="float">
            <text:p/>
          </table:table-cell>
          <table:table-cell table:style-name="ce12" table:formula="of:=AVERAGE([.M111:.M113])" office:value-type="float" office:value="-14.0763098682096" calcext:value-type="float">
            <text:p/>
          </table:table-cell>
          <table:table-cell table:style-name="ce13" table:formula="of:=AVERAGE([.N111:.N113])" office:value-type="float" office:value="9.13231202833333" calcext:value-type="float">
            <text:p/>
          </table:table-cell>
          <table:table-cell table:style-name="ce12" table:formula="of:=AVERAGE([.O111:.O113])" office:value-type="float" office:value="-13.9720990035358" calcext:value-type="float">
            <text:p/>
          </table:table-cell>
          <table:table-cell table:style-name="ce13" table:formula="of:=AVERAGE([.P111:.P113])" office:value-type="float" office:value="2.603987722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6304" calcext:value-type="float">
            <text:p>5.66304</text:p>
          </table:table-cell>
          <table:table-cell table:style-name="ce2" office:value-type="float" office:value="5.020999457" calcext:value-type="float">
            <text:p>5.020999457</text:p>
          </table:table-cell>
          <table:table-cell table:style-name="ce2" office:value-type="float" office:value="9.76166" calcext:value-type="float">
            <text:p>9.76166</text:p>
          </table:table-cell>
          <table:table-cell table:style-name="ce2" office:value-type="float" office:value="9.704621306" calcext:value-type="float">
            <text:p>9.704621306</text:p>
          </table:table-cell>
          <table:table-cell table:style-name="ce2" office:value-type="float" office:value="9.13126" calcext:value-type="float">
            <text:p>9.13126</text:p>
          </table:table-cell>
          <table:table-cell table:style-name="ce2" office:value-type="float" office:value="2.801766687" calcext:value-type="float">
            <text:p>2.801766687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2]-[.I112])/[.I112]" office:value-type="float" office:value="-45.3901639344262" calcext:value-type="float">
            <text:p/>
          </table:table-cell>
          <table:table-cell table:style-name="ce6" table:formula="of:=[.D112]" office:value-type="float" office:value="5.020999457" calcext:value-type="float">
            <text:p/>
          </table:table-cell>
          <table:table-cell table:style-name="ce5" table:formula="of:=100*([.E112]-[.I112])/[.I112]" office:value-type="float" office:value="-5.86634522661522" calcext:value-type="float">
            <text:p/>
          </table:table-cell>
          <table:table-cell table:style-name="ce6" table:formula="of:=[.F112]" office:value-type="float" office:value="9.704621306" calcext:value-type="float">
            <text:p/>
          </table:table-cell>
          <table:table-cell table:style-name="ce5" table:formula="of:=100*([.G112]-[.I112])/[.I112]" office:value-type="float" office:value="-11.9454194792671" calcext:value-type="float">
            <text:p/>
          </table:table-cell>
          <table:table-cell table:style-name="ce6" table:formula="of:=[.H112]" office:value-type="float" office:value="2.80176668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4643" calcext:value-type="float">
            <text:p>5.94643</text:p>
          </table:table-cell>
          <table:table-cell table:style-name="ce2" office:value-type="float" office:value="4.355565536" calcext:value-type="float">
            <text:p>4.355565536</text:p>
          </table:table-cell>
          <table:table-cell table:style-name="ce2" office:value-type="float" office:value="7.5591" calcext:value-type="float">
            <text:p>7.5591</text:p>
          </table:table-cell>
          <table:table-cell table:style-name="ce2" office:value-type="float" office:value="8.252608443" calcext:value-type="float">
            <text:p>8.252608443</text:p>
          </table:table-cell>
          <table:table-cell table:style-name="ce2" office:value-type="float" office:value="9.11263" calcext:value-type="float">
            <text:p>9.11263</text:p>
          </table:table-cell>
          <table:table-cell table:style-name="ce2" office:value-type="float" office:value="2.789872933" calcext:value-type="float">
            <text:p>2.789872933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3]-[.I113])/[.I113]" office:value-type="float" office:value="-42.6573770491803" calcext:value-type="float">
            <text:p/>
          </table:table-cell>
          <table:table-cell table:style-name="ce6" table:formula="of:=[.D113]" office:value-type="float" office:value="4.355565536" calcext:value-type="float">
            <text:p/>
          </table:table-cell>
          <table:table-cell table:style-name="ce5" table:formula="of:=100*([.E113]-[.I113])/[.I113]" office:value-type="float" office:value="-27.106075216972" calcext:value-type="float">
            <text:p/>
          </table:table-cell>
          <table:table-cell table:style-name="ce6" table:formula="of:=[.F113]" office:value-type="float" office:value="8.252608443" calcext:value-type="float">
            <text:p/>
          </table:table-cell>
          <table:table-cell table:style-name="ce5" table:formula="of:=100*([.G113]-[.I113])/[.I113]" office:value-type="float" office:value="-12.1250723240116" calcext:value-type="float">
            <text:p/>
          </table:table-cell>
          <table:table-cell table:style-name="ce6" table:formula="of:=[.H113]" office:value-type="float" office:value="2.78987293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50444" calcext:value-type="float">
            <text:p>4.50444</text:p>
          </table:table-cell>
          <table:table-cell table:style-name="ce2" office:value-type="float" office:value="4.344126375" calcext:value-type="float">
            <text:p>4.344126375</text:p>
          </table:table-cell>
          <table:table-cell table:style-name="ce2" office:value-type="float" office:value="8.39702" calcext:value-type="float">
            <text:p>8.39702</text:p>
          </table:table-cell>
          <table:table-cell table:style-name="ce2" office:value-type="float" office:value="9.445922138" calcext:value-type="float">
            <text:p>9.445922138</text:p>
          </table:table-cell>
          <table:table-cell table:style-name="ce2" office:value-type="float" office:value="8.94148" calcext:value-type="float">
            <text:p>8.94148</text:p>
          </table:table-cell>
          <table:table-cell table:style-name="ce2" office:value-type="float" office:value="2.546902579" calcext:value-type="float">
            <text:p>2.546902579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4]-[.I114])/[.I114]" office:value-type="float" office:value="-57.3846736045412" calcext:value-type="float">
            <text:p/>
          </table:table-cell>
          <table:table-cell table:style-name="ce6" table:formula="of:=[.D114]" office:value-type="float" office:value="4.344126375" calcext:value-type="float">
            <text:p/>
          </table:table-cell>
          <table:table-cell table:style-name="ce5" table:formula="of:=100*([.E114]-[.I114])/[.I114]" office:value-type="float" office:value="-20.5579943235572" calcext:value-type="float">
            <text:p/>
          </table:table-cell>
          <table:table-cell table:style-name="ce6" table:formula="of:=[.F114]" office:value-type="float" office:value="9.445922138" calcext:value-type="float">
            <text:p/>
          </table:table-cell>
          <table:table-cell table:style-name="ce5" table:formula="of:=100*([.G114]-[.I114])/[.I114]" office:value-type="float" office:value="-15.4070009460738" calcext:value-type="float">
            <text:p/>
          </table:table-cell>
          <table:table-cell table:style-name="ce6" table:formula="of:=[.H114]" office:value-type="float" office:value="2.546902579" calcext:value-type="float">
            <text:p/>
          </table:table-cell>
          <table:table-cell/>
          <table:table-cell table:style-name="ce9" table:formula="of:=[.A114]" office:value-type="string" office:string-value="GKD-Ic_7_n500_m50.txt" calcext:value-type="string">
            <text:p>GKD-Ic_7_n500_m50.txt</text:p>
          </table:table-cell>
          <table:table-cell table:style-name="ce12" table:formula="of:=AVERAGE([.K114:.K116])" office:value-type="float" office:value="-50.3772626931567" calcext:value-type="float">
            <text:p/>
          </table:table-cell>
          <table:table-cell table:style-name="ce13" table:formula="of:=AVERAGE([.L114:.L116])" office:value-type="float" office:value="4.69817593466667" calcext:value-type="float">
            <text:p/>
          </table:table-cell>
          <table:table-cell table:style-name="ce12" table:formula="of:=AVERAGE([.M114:.M116])" office:value-type="float" office:value="-19.9687795648061" calcext:value-type="float">
            <text:p/>
          </table:table-cell>
          <table:table-cell table:style-name="ce13" table:formula="of:=AVERAGE([.N114:.N116])" office:value-type="float" office:value="9.13584048033333" calcext:value-type="float">
            <text:p/>
          </table:table-cell>
          <table:table-cell table:style-name="ce12" table:formula="of:=AVERAGE([.O114:.O116])" office:value-type="float" office:value="-16.6864396089562" calcext:value-type="float">
            <text:p/>
          </table:table-cell>
          <table:table-cell table:style-name="ce13" table:formula="of:=AVERAGE([.P114:.P116])" office:value-type="float" office:value="2.353092783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3783" calcext:value-type="float">
            <text:p>5.43783</text:p>
          </table:table-cell>
          <table:table-cell table:style-name="ce2" office:value-type="float" office:value="4.999783491" calcext:value-type="float">
            <text:p>4.999783491</text:p>
          </table:table-cell>
          <table:table-cell table:style-name="ce2" office:value-type="float" office:value="7.72075" calcext:value-type="float">
            <text:p>7.72075</text:p>
          </table:table-cell>
          <table:table-cell table:style-name="ce2" office:value-type="float" office:value="8.478957343" calcext:value-type="float">
            <text:p>8.478957343</text:p>
          </table:table-cell>
          <table:table-cell table:style-name="ce2" office:value-type="float" office:value="8.70172" calcext:value-type="float">
            <text:p>8.70172</text:p>
          </table:table-cell>
          <table:table-cell table:style-name="ce2" office:value-type="float" office:value="2.16198198" calcext:value-type="float">
            <text:p>2.16198198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5]-[.I115])/[.I115]" office:value-type="float" office:value="-48.5541154210028" calcext:value-type="float">
            <text:p/>
          </table:table-cell>
          <table:table-cell table:style-name="ce6" table:formula="of:=[.D115]" office:value-type="float" office:value="4.999783491" calcext:value-type="float">
            <text:p/>
          </table:table-cell>
          <table:table-cell table:style-name="ce5" table:formula="of:=100*([.E115]-[.I115])/[.I115]" office:value-type="float" office:value="-26.9560075685904" calcext:value-type="float">
            <text:p/>
          </table:table-cell>
          <table:table-cell table:style-name="ce6" table:formula="of:=[.F115]" office:value-type="float" office:value="8.478957343" calcext:value-type="float">
            <text:p/>
          </table:table-cell>
          <table:table-cell table:style-name="ce5" table:formula="of:=100*([.G115]-[.I115])/[.I115]" office:value-type="float" office:value="-17.675307473983" calcext:value-type="float">
            <text:p/>
          </table:table-cell>
          <table:table-cell table:style-name="ce6" table:formula="of:=[.H115]" office:value-type="float" office:value="2.161981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7931" calcext:value-type="float">
            <text:p>5.7931</text:p>
          </table:table-cell>
          <table:table-cell table:style-name="ce2" office:value-type="float" office:value="4.750617938" calcext:value-type="float">
            <text:p>4.750617938</text:p>
          </table:table-cell>
          <table:table-cell table:style-name="ce2" office:value-type="float" office:value="9.26013" calcext:value-type="float">
            <text:p>9.26013</text:p>
          </table:table-cell>
          <table:table-cell table:style-name="ce2" office:value-type="float" office:value="9.48264196" calcext:value-type="float">
            <text:p>9.48264196</text:p>
          </table:table-cell>
          <table:table-cell table:style-name="ce2" office:value-type="float" office:value="8.77553" calcext:value-type="float">
            <text:p>8.77553</text:p>
          </table:table-cell>
          <table:table-cell table:style-name="ce2" office:value-type="float" office:value="2.350393792" calcext:value-type="float">
            <text:p>2.350393792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6]-[.I116])/[.I116]" office:value-type="float" office:value="-45.1929990539262" calcext:value-type="float">
            <text:p/>
          </table:table-cell>
          <table:table-cell table:style-name="ce6" table:formula="of:=[.D116]" office:value-type="float" office:value="4.750617938" calcext:value-type="float">
            <text:p/>
          </table:table-cell>
          <table:table-cell table:style-name="ce5" table:formula="of:=100*([.E116]-[.I116])/[.I116]" office:value-type="float" office:value="-12.3923368022706" calcext:value-type="float">
            <text:p/>
          </table:table-cell>
          <table:table-cell table:style-name="ce6" table:formula="of:=[.F116]" office:value-type="float" office:value="9.48264196" calcext:value-type="float">
            <text:p/>
          </table:table-cell>
          <table:table-cell table:style-name="ce5" table:formula="of:=100*([.G116]-[.I116])/[.I116]" office:value-type="float" office:value="-16.9770104068117" calcext:value-type="float">
            <text:p/>
          </table:table-cell>
          <table:table-cell table:style-name="ce6" table:formula="of:=[.H116]" office:value-type="float" office:value="2.35039379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15267" calcext:value-type="float">
            <text:p>5.15267</text:p>
          </table:table-cell>
          <table:table-cell table:style-name="ce2" office:value-type="float" office:value="4.749581982" calcext:value-type="float">
            <text:p>4.749581982</text:p>
          </table:table-cell>
          <table:table-cell table:style-name="ce2" office:value-type="float" office:value="8.51704" calcext:value-type="float">
            <text:p>8.51704</text:p>
          </table:table-cell>
          <table:table-cell table:style-name="ce2" office:value-type="float" office:value="9.519327982" calcext:value-type="float">
            <text:p>9.519327982</text:p>
          </table:table-cell>
          <table:table-cell table:style-name="ce2" office:value-type="float" office:value="9.23959" calcext:value-type="float">
            <text:p>9.23959</text:p>
          </table:table-cell>
          <table:table-cell table:style-name="ce2" office:value-type="float" office:value="2.545455676" calcext:value-type="float">
            <text:p>2.545455676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7]-[.I117])/[.I117]" office:value-type="float" office:value="-51.020247148289" calcext:value-type="float">
            <text:p/>
          </table:table-cell>
          <table:table-cell table:style-name="ce6" table:formula="of:=[.D117]" office:value-type="float" office:value="4.749581982" calcext:value-type="float">
            <text:p/>
          </table:table-cell>
          <table:table-cell table:style-name="ce5" table:formula="of:=100*([.E117]-[.I117])/[.I117]" office:value-type="float" office:value="-19.0395437262357" calcext:value-type="float">
            <text:p/>
          </table:table-cell>
          <table:table-cell table:style-name="ce6" table:formula="of:=[.F117]" office:value-type="float" office:value="9.519327982" calcext:value-type="float">
            <text:p/>
          </table:table-cell>
          <table:table-cell table:style-name="ce5" table:formula="of:=100*([.G117]-[.I117])/[.I117]" office:value-type="float" office:value="-12.1711977186312" calcext:value-type="float">
            <text:p/>
          </table:table-cell>
          <table:table-cell table:style-name="ce6" table:formula="of:=[.H117]" office:value-type="float" office:value="2.545455676" calcext:value-type="float">
            <text:p/>
          </table:table-cell>
          <table:table-cell/>
          <table:table-cell table:style-name="ce9" table:formula="of:=[.A117]" office:value-type="string" office:string-value="GKD-Ic_8_n500_m50.txt" calcext:value-type="string">
            <text:p>GKD-Ic_8_n500_m50.txt</text:p>
          </table:table-cell>
          <table:table-cell table:style-name="ce12" table:formula="of:=AVERAGE([.K117:.K119])" office:value-type="float" office:value="-49.0098859315589" calcext:value-type="float">
            <text:p/>
          </table:table-cell>
          <table:table-cell table:style-name="ce13" table:formula="of:=AVERAGE([.L117:.L119])" office:value-type="float" office:value="4.702111933" calcext:value-type="float">
            <text:p/>
          </table:table-cell>
          <table:table-cell table:style-name="ce12" table:formula="of:=AVERAGE([.M117:.M119])" office:value-type="float" office:value="-10.5723067173638" calcext:value-type="float">
            <text:p/>
          </table:table-cell>
          <table:table-cell table:style-name="ce13" table:formula="of:=AVERAGE([.N117:.N119])" office:value-type="float" office:value="9.611310442" calcext:value-type="float">
            <text:p/>
          </table:table-cell>
          <table:table-cell table:style-name="ce12" table:formula="of:=AVERAGE([.O117:.O119])" office:value-type="float" office:value="-14.7124524714829" calcext:value-type="float">
            <text:p/>
          </table:table-cell>
          <table:table-cell table:style-name="ce13" table:formula="of:=AVERAGE([.P117:.P119])" office:value-type="float" office:value="2.421588715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5802" calcext:value-type="float">
            <text:p>5.45802</text:p>
          </table:table-cell>
          <table:table-cell table:style-name="ce2" office:value-type="float" office:value="4.351235101" calcext:value-type="float">
            <text:p>4.351235101</text:p>
          </table:table-cell>
          <table:table-cell table:style-name="ce2" office:value-type="float" office:value="9.8585" calcext:value-type="float">
            <text:p>9.8585</text:p>
          </table:table-cell>
          <table:table-cell table:style-name="ce2" office:value-type="float" office:value="9.617264597" calcext:value-type="float">
            <text:p>9.617264597</text:p>
          </table:table-cell>
          <table:table-cell table:style-name="ce2" office:value-type="float" office:value="8.77154" calcext:value-type="float">
            <text:p>8.77154</text:p>
          </table:table-cell>
          <table:table-cell table:style-name="ce2" office:value-type="float" office:value="2.271910139" calcext:value-type="float">
            <text:p>2.271910139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8]-[.I118])/[.I118]" office:value-type="float" office:value="-48.117680608365" calcext:value-type="float">
            <text:p/>
          </table:table-cell>
          <table:table-cell table:style-name="ce6" table:formula="of:=[.D118]" office:value-type="float" office:value="4.351235101" calcext:value-type="float">
            <text:p/>
          </table:table-cell>
          <table:table-cell table:style-name="ce5" table:formula="of:=100*([.E118]-[.I118])/[.I118]" office:value-type="float" office:value="-6.28802281368822" calcext:value-type="float">
            <text:p/>
          </table:table-cell>
          <table:table-cell table:style-name="ce6" table:formula="of:=[.F118]" office:value-type="float" office:value="9.617264597" calcext:value-type="float">
            <text:p/>
          </table:table-cell>
          <table:table-cell table:style-name="ce5" table:formula="of:=100*([.G118]-[.I118])/[.I118]" office:value-type="float" office:value="-16.6203422053232" calcext:value-type="float">
            <text:p/>
          </table:table-cell>
          <table:table-cell table:style-name="ce6" table:formula="of:=[.H118]" office:value-type="float" office:value="2.27191013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8179" calcext:value-type="float">
            <text:p>5.48179</text:p>
          </table:table-cell>
          <table:table-cell table:style-name="ce2" office:value-type="float" office:value="5.005518716" calcext:value-type="float">
            <text:p>5.005518716</text:p>
          </table:table-cell>
          <table:table-cell table:style-name="ce2" office:value-type="float" office:value="9.84784" calcext:value-type="float">
            <text:p>9.84784</text:p>
          </table:table-cell>
          <table:table-cell table:style-name="ce2" office:value-type="float" office:value="9.697338747" calcext:value-type="float">
            <text:p>9.697338747</text:p>
          </table:table-cell>
          <table:table-cell table:style-name="ce2" office:value-type="float" office:value="8.90562" calcext:value-type="float">
            <text:p>8.90562</text:p>
          </table:table-cell>
          <table:table-cell table:style-name="ce2" office:value-type="float" office:value="2.447400331" calcext:value-type="float">
            <text:p>2.447400331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9]-[.I119])/[.I119]" office:value-type="float" office:value="-47.8917300380228" calcext:value-type="float">
            <text:p/>
          </table:table-cell>
          <table:table-cell table:style-name="ce6" table:formula="of:=[.D119]" office:value-type="float" office:value="5.005518716" calcext:value-type="float">
            <text:p/>
          </table:table-cell>
          <table:table-cell table:style-name="ce5" table:formula="of:=100*([.E119]-[.I119])/[.I119]" office:value-type="float" office:value="-6.3893536121673" calcext:value-type="float">
            <text:p/>
          </table:table-cell>
          <table:table-cell table:style-name="ce6" table:formula="of:=[.F119]" office:value-type="float" office:value="9.697338747" calcext:value-type="float">
            <text:p/>
          </table:table-cell>
          <table:table-cell table:style-name="ce5" table:formula="of:=100*([.G119]-[.I119])/[.I119]" office:value-type="float" office:value="-15.3458174904943" calcext:value-type="float">
            <text:p/>
          </table:table-cell>
          <table:table-cell table:style-name="ce6" table:formula="of:=[.H119]" office:value-type="float" office:value="2.44740033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4595" calcext:value-type="float">
            <text:p>5.24595</text:p>
          </table:table-cell>
          <table:table-cell table:style-name="ce2" office:value-type="float" office:value="5.002484044" calcext:value-type="float">
            <text:p>5.002484044</text:p>
          </table:table-cell>
          <table:table-cell table:style-name="ce2" office:value-type="float" office:value="9.62601" calcext:value-type="float">
            <text:p>9.62601</text:p>
          </table:table-cell>
          <table:table-cell table:style-name="ce2" office:value-type="float" office:value="9.685073009" calcext:value-type="float">
            <text:p>9.685073009</text:p>
          </table:table-cell>
          <table:table-cell table:style-name="ce2" office:value-type="float" office:value="8.56329" calcext:value-type="float">
            <text:p>8.56329</text:p>
          </table:table-cell>
          <table:table-cell table:style-name="ce2" office:value-type="float" office:value="2.312255982" calcext:value-type="float">
            <text:p>2.312255982</text:p>
          </table:table-cell>
          <table:table-cell table:style-name="ce2" office:value-type="float" office:value="10.26" calcext:value-type="float">
            <text:p>10.26</text:p>
          </table:table-cell>
          <table:table-cell/>
          <table:table-cell table:style-name="ce6" table:formula="of:=100*([.C120]-[.I120])/[.I120]" office:value-type="float" office:value="-48.8698830409357" calcext:value-type="float">
            <text:p/>
          </table:table-cell>
          <table:table-cell table:style-name="ce6" table:formula="of:=[.D120]" office:value-type="float" office:value="5.002484044" calcext:value-type="float">
            <text:p/>
          </table:table-cell>
          <table:table-cell table:style-name="ce5" table:formula="of:=100*([.E120]-[.I120])/[.I120]" office:value-type="float" office:value="-6.17923976608186" calcext:value-type="float">
            <text:p/>
          </table:table-cell>
          <table:table-cell table:style-name="ce6" table:formula="of:=[.F120]" office:value-type="float" office:value="9.685073009" calcext:value-type="float">
            <text:p/>
          </table:table-cell>
          <table:table-cell table:style-name="ce5" table:formula="of:=100*([.G120]-[.I120])/[.I120]" office:value-type="float" office:value="-16.537134502924" calcext:value-type="float">
            <text:p/>
          </table:table-cell>
          <table:table-cell table:style-name="ce6" table:formula="of:=[.H120]" office:value-type="float" office:value="2.312255982" calcext:value-type="float">
            <text:p/>
          </table:table-cell>
          <table:table-cell/>
          <table:table-cell table:style-name="ce9" table:formula="of:=[.A120]" office:value-type="string" office:string-value="GKD-Ic_9_n500_m50.txt" calcext:value-type="string">
            <text:p>GKD-Ic_9_n500_m50.txt</text:p>
          </table:table-cell>
          <table:table-cell table:style-name="ce12" table:formula="of:=AVERAGE([.K120:.K122])" office:value-type="float" office:value="-42.3212475633528" calcext:value-type="float">
            <text:p/>
          </table:table-cell>
          <table:table-cell table:style-name="ce13" table:formula="of:=AVERAGE([.L120:.L122])" office:value-type="float" office:value="4.70057172233333" calcext:value-type="float">
            <text:p/>
          </table:table-cell>
          <table:table-cell table:style-name="ce12" table:formula="of:=AVERAGE([.M120:.M122])" office:value-type="float" office:value="-16.359681611436" calcext:value-type="float">
            <text:p/>
          </table:table-cell>
          <table:table-cell table:style-name="ce13" table:formula="of:=AVERAGE([.N120:.N122])" office:value-type="float" office:value="9.29699605466667" calcext:value-type="float">
            <text:p/>
          </table:table-cell>
          <table:table-cell table:style-name="ce12" table:formula="of:=AVERAGE([.O120:.O122])" office:value-type="float" office:value="-14.9323911630929" calcext:value-type="float">
            <text:p/>
          </table:table-cell>
          <table:table-cell table:style-name="ce13" table:formula="of:=AVERAGE([.P120:.P122])" office:value-type="float" office:value="2.32812112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9508" calcext:value-type="float">
            <text:p>6.09508</text:p>
          </table:table-cell>
          <table:table-cell table:style-name="ce2" office:value-type="float" office:value="4.34673648" calcext:value-type="float">
            <text:p>4.34673648</text:p>
          </table:table-cell>
          <table:table-cell table:style-name="ce2" office:value-type="float" office:value="6.79485" calcext:value-type="float">
            <text:p>6.79485</text:p>
          </table:table-cell>
          <table:table-cell table:style-name="ce2" office:value-type="float" office:value="8.56464813" calcext:value-type="float">
            <text:p>8.56464813</text:p>
          </table:table-cell>
          <table:table-cell table:style-name="ce2" office:value-type="float" office:value="8.90674" calcext:value-type="float">
            <text:p>8.90674</text:p>
          </table:table-cell>
          <table:table-cell table:style-name="ce2" office:value-type="float" office:value="2.315297498" calcext:value-type="float">
            <text:p>2.315297498</text:p>
          </table:table-cell>
          <table:table-cell table:style-name="ce2" office:value-type="float" office:value="10.26" calcext:value-type="float">
            <text:p>10.26</text:p>
          </table:table-cell>
          <table:table-cell/>
          <table:table-cell table:style-name="ce6" table:formula="of:=100*([.C121]-[.I121])/[.I121]" office:value-type="float" office:value="-40.5937621832359" calcext:value-type="float">
            <text:p/>
          </table:table-cell>
          <table:table-cell table:style-name="ce6" table:formula="of:=[.D121]" office:value-type="float" office:value="4.34673648" calcext:value-type="float">
            <text:p/>
          </table:table-cell>
          <table:table-cell table:style-name="ce5" table:formula="of:=100*([.E121]-[.I121])/[.I121]" office:value-type="float" office:value="-33.7733918128655" calcext:value-type="float">
            <text:p/>
          </table:table-cell>
          <table:table-cell table:style-name="ce6" table:formula="of:=[.F121]" office:value-type="float" office:value="8.56464813" calcext:value-type="float">
            <text:p/>
          </table:table-cell>
          <table:table-cell table:style-name="ce5" table:formula="of:=100*([.G121]-[.I121])/[.I121]" office:value-type="float" office:value="-13.1896686159844" calcext:value-type="float">
            <text:p/>
          </table:table-cell>
          <table:table-cell table:style-name="ce6" table:formula="of:=[.H121]" office:value-type="float" office:value="2.3152974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41249" calcext:value-type="float">
            <text:p>6.41249</text:p>
          </table:table-cell>
          <table:table-cell table:style-name="ce2" office:value-type="float" office:value="4.752494643" calcext:value-type="float">
            <text:p>4.752494643</text:p>
          </table:table-cell>
          <table:table-cell table:style-name="ce2" office:value-type="float" office:value="9.32363" calcext:value-type="float">
            <text:p>9.32363</text:p>
          </table:table-cell>
          <table:table-cell table:style-name="ce2" office:value-type="float" office:value="9.641267025" calcext:value-type="float">
            <text:p>9.641267025</text:p>
          </table:table-cell>
          <table:table-cell table:style-name="ce2" office:value-type="float" office:value="8.71378" calcext:value-type="float">
            <text:p>8.71378</text:p>
          </table:table-cell>
          <table:table-cell table:style-name="ce2" office:value-type="float" office:value="2.356809901" calcext:value-type="float">
            <text:p>2.356809901</text:p>
          </table:table-cell>
          <table:table-cell table:style-name="ce2" office:value-type="float" office:value="10.26" calcext:value-type="float">
            <text:p>10.26</text:p>
          </table:table-cell>
          <table:table-cell office:value-type="string" calcext:value-type="string">
            <text:p>++++++</text:p>
          </table:table-cell>
          <table:table-cell table:style-name="ce6" table:formula="of:=100*([.C122]-[.I122])/[.I122]" office:value-type="float" office:value="-37.5000974658869" calcext:value-type="float">
            <text:p/>
          </table:table-cell>
          <table:table-cell table:style-name="ce6" table:formula="of:=[.D122]" office:value-type="float" office:value="4.752494643" calcext:value-type="float">
            <text:p/>
          </table:table-cell>
          <table:table-cell table:style-name="ce5" table:formula="of:=100*([.E122]-[.I122])/[.I122]" office:value-type="float" office:value="-9.12641325536062" calcext:value-type="float">
            <text:p/>
          </table:table-cell>
          <table:table-cell table:style-name="ce6" table:formula="of:=[.F122]" office:value-type="float" office:value="9.641267025" calcext:value-type="float">
            <text:p/>
          </table:table-cell>
          <table:table-cell table:style-name="ce5" table:formula="of:=100*([.G122]-[.I122])/[.I122]" office:value-type="float" office:value="-15.0703703703704" calcext:value-type="float">
            <text:p/>
          </table:table-cell>
          <table:table-cell table:style-name="ce6" table:formula="of:=[.H122]" office:value-type="float" office:value="2.3568099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57876.8" calcext:value-type="float">
            <text:p>57876.8</text:p>
          </table:table-cell>
          <table:table-cell table:style-name="ce2" office:value-type="float" office:value="0.034796048" calcext:value-type="float">
            <text:p>0.034796048</text:p>
          </table:table-cell>
          <table:table-cell table:style-name="ce2" office:value-type="float" office:value="53767.3" calcext:value-type="float">
            <text:p>53767.3</text:p>
          </table:table-cell>
          <table:table-cell table:style-name="ce2" office:value-type="float" office:value="0.01823626" calcext:value-type="float">
            <text:p>0.01823626</text:p>
          </table:table-cell>
          <table:table-cell table:style-name="ce2" office:value-type="float" office:value="38864.6" calcext:value-type="float">
            <text:p>38864.6</text:p>
          </table:table-cell>
          <table:table-cell table:style-name="ce2" office:value-type="float" office:value="0.035723049" calcext:value-type="float">
            <text:p>0.035723049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3]-[.I123])/[.I123]" office:value-type="float" office:value="444.569062852842" calcext:value-type="float">
            <text:p/>
          </table:table-cell>
          <table:table-cell table:style-name="ce6" table:formula="of:=[.D123]" office:value-type="float" office:value="0.034796048" calcext:value-type="float">
            <text:p/>
          </table:table-cell>
          <table:table-cell table:style-name="ce5" table:formula="of:=100*([.E123]-[.I123])/[.I123]" office:value-type="float" office:value="405.902333458788" calcext:value-type="float">
            <text:p/>
          </table:table-cell>
          <table:table-cell table:style-name="ce6" table:formula="of:=[.F123]" office:value-type="float" office:value="0.01823626" calcext:value-type="float">
            <text:p/>
          </table:table-cell>
          <table:table-cell table:style-name="ce5" table:formula="of:=100*([.G123]-[.I123])/[.I123]" office:value-type="float" office:value="265.681219420399" calcext:value-type="float">
            <text:p/>
          </table:table-cell>
          <table:table-cell table:style-name="ce6" table:formula="of:=[.H123]" office:value-type="float" office:value="0.035723049" calcext:value-type="float">
            <text:p/>
          </table:table-cell>
          <table:table-cell/>
          <table:table-cell table:style-name="ce9" table:formula="of:=[.A123]" office:value-type="string" office:string-value="att48.txt" calcext:value-type="string">
            <text:p>att48.txt</text:p>
          </table:table-cell>
          <table:table-cell table:style-name="ce12" table:formula="of:=AVERAGE([.K123:.K125])" office:value-type="float" office:value="466.503261824112" calcext:value-type="float">
            <text:p/>
          </table:table-cell>
          <table:table-cell table:style-name="ce13" table:formula="of:=AVERAGE([.L123:.L125])" office:value-type="float" office:value="0.0347214323333333" calcext:value-type="float">
            <text:p/>
          </table:table-cell>
          <table:table-cell table:style-name="ce12" table:formula="of:=AVERAGE([.M123:.M125])" office:value-type="float" office:value="365.371973403588" calcext:value-type="float">
            <text:p/>
          </table:table-cell>
          <table:table-cell table:style-name="ce13" table:formula="of:=AVERAGE([.N123:.N125])" office:value-type="float" office:value="0.0182198923333333" calcext:value-type="float">
            <text:p/>
          </table:table-cell>
          <table:table-cell table:style-name="ce12" table:formula="of:=AVERAGE([.O123:.O125])" office:value-type="float" office:value="270.264395935265" calcext:value-type="float">
            <text:p/>
          </table:table-cell>
          <table:table-cell table:style-name="ce13" table:formula="of:=AVERAGE([.P123:.P125])" office:value-type="float" office:value="0.03796902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59046.2" calcext:value-type="float">
            <text:p>59046.2</text:p>
          </table:table-cell>
          <table:table-cell table:style-name="ce2" office:value-type="float" office:value="0.034462975" calcext:value-type="float">
            <text:p>0.034462975</text:p>
          </table:table-cell>
          <table:table-cell table:style-name="ce2" office:value-type="float" office:value="46897" calcext:value-type="float">
            <text:p>46897</text:p>
          </table:table-cell>
          <table:table-cell table:style-name="ce2" office:value-type="float" office:value="0.016991968" calcext:value-type="float">
            <text:p>0.016991968</text:p>
          </table:table-cell>
          <table:table-cell table:style-name="ce2" office:value-type="float" office:value="38731.5" calcext:value-type="float">
            <text:p>38731.5</text:p>
          </table:table-cell>
          <table:table-cell table:style-name="ce2" office:value-type="float" office:value="0.036176106" calcext:value-type="float">
            <text:p>0.036176106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4]-[.I124])/[.I124]" office:value-type="float" office:value="455.572073767407" calcext:value-type="float">
            <text:p/>
          </table:table-cell>
          <table:table-cell table:style-name="ce6" table:formula="of:=[.D124]" office:value-type="float" office:value="0.034462975" calcext:value-type="float">
            <text:p/>
          </table:table-cell>
          <table:table-cell table:style-name="ce5" table:formula="of:=100*([.E124]-[.I124])/[.I124]" office:value-type="float" office:value="341.258938652616" calcext:value-type="float">
            <text:p/>
          </table:table-cell>
          <table:table-cell table:style-name="ce6" table:formula="of:=[.F124]" office:value-type="float" office:value="0.016991968" calcext:value-type="float">
            <text:p/>
          </table:table-cell>
          <table:table-cell table:style-name="ce5" table:formula="of:=100*([.G124]-[.I124])/[.I124]" office:value-type="float" office:value="264.428867143395" calcext:value-type="float">
            <text:p/>
          </table:table-cell>
          <table:table-cell table:style-name="ce6" table:formula="of:=[.H124]" office:value-type="float" office:value="0.03617610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3700.9" calcext:value-type="float">
            <text:p>63700.9</text:p>
          </table:table-cell>
          <table:table-cell table:style-name="ce2" office:value-type="float" office:value="0.034905274" calcext:value-type="float">
            <text:p>0.034905274</text:p>
          </table:table-cell>
          <table:table-cell table:style-name="ce2" office:value-type="float" office:value="47714.9" calcext:value-type="float">
            <text:p>47714.9</text:p>
          </table:table-cell>
          <table:table-cell table:style-name="ce2" office:value-type="float" office:value="0.019431449" calcext:value-type="float">
            <text:p>0.019431449</text:p>
          </table:table-cell>
          <table:table-cell table:style-name="ce2" office:value-type="float" office:value="40459" calcext:value-type="float">
            <text:p>40459</text:p>
          </table:table-cell>
          <table:table-cell table:style-name="ce2" office:value-type="float" office:value="0.042007927" calcext:value-type="float">
            <text:p>0.042007927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5]-[.I125])/[.I125]" office:value-type="float" office:value="499.368648852089" calcext:value-type="float">
            <text:p/>
          </table:table-cell>
          <table:table-cell table:style-name="ce6" table:formula="of:=[.D125]" office:value-type="float" office:value="0.034905274" calcext:value-type="float">
            <text:p/>
          </table:table-cell>
          <table:table-cell table:style-name="ce5" table:formula="of:=100*([.E125]-[.I125])/[.I125]" office:value-type="float" office:value="348.95464809936" calcext:value-type="float">
            <text:p/>
          </table:table-cell>
          <table:table-cell table:style-name="ce6" table:formula="of:=[.F125]" office:value-type="float" office:value="0.019431449" calcext:value-type="float">
            <text:p/>
          </table:table-cell>
          <table:table-cell table:style-name="ce5" table:formula="of:=100*([.G125]-[.I125])/[.I125]" office:value-type="float" office:value="280.683101242002" calcext:value-type="float">
            <text:p/>
          </table:table-cell>
          <table:table-cell table:style-name="ce6" table:formula="of:=[.H125]" office:value-type="float" office:value="0.04200792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2693.8" calcext:value-type="float">
            <text:p>12693.8</text:p>
          </table:table-cell>
          <table:table-cell table:style-name="ce2" office:value-type="float" office:value="0.041203844" calcext:value-type="float">
            <text:p>0.041203844</text:p>
          </table:table-cell>
          <table:table-cell table:style-name="ce2" office:value-type="float" office:value="10295" calcext:value-type="float">
            <text:p>10295</text:p>
          </table:table-cell>
          <table:table-cell table:style-name="ce2" office:value-type="float" office:value="0.024272989" calcext:value-type="float">
            <text:p>0.024272989</text:p>
          </table:table-cell>
          <table:table-cell table:style-name="ce2" office:value-type="float" office:value="9868.11" calcext:value-type="float">
            <text:p>9868.11</text:p>
          </table:table-cell>
          <table:table-cell table:style-name="ce2" office:value-type="float" office:value="0.040337814" calcext:value-type="float">
            <text:p>0.040337814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6]-[.I126])/[.I126]" office:value-type="float" office:value="68.3081410766375" calcext:value-type="float">
            <text:p/>
          </table:table-cell>
          <table:table-cell table:style-name="ce6" table:formula="of:=[.D126]" office:value-type="float" office:value="0.041203844" calcext:value-type="float">
            <text:p/>
          </table:table-cell>
          <table:table-cell table:style-name="ce5" table:formula="of:=100*([.E126]-[.I126])/[.I126]" office:value-type="float" office:value="36.5022540440202" calcext:value-type="float">
            <text:p/>
          </table:table-cell>
          <table:table-cell table:style-name="ce6" table:formula="of:=[.F126]" office:value-type="float" office:value="0.024272989" calcext:value-type="float">
            <text:p/>
          </table:table-cell>
          <table:table-cell table:style-name="ce5" table:formula="of:=100*([.G126]-[.I126])/[.I126]" office:value-type="float" office:value="30.8420843277645" calcext:value-type="float">
            <text:p/>
          </table:table-cell>
          <table:table-cell table:style-name="ce6" table:formula="of:=[.H126]" office:value-type="float" office:value="0.040337814" calcext:value-type="float">
            <text:p/>
          </table:table-cell>
          <table:table-cell/>
          <table:table-cell table:style-name="ce9" table:formula="of:=[.A126]" office:value-type="string" office:string-value="berlin52.txt" calcext:value-type="string">
            <text:p>berlin52.txt</text:p>
          </table:table-cell>
          <table:table-cell table:style-name="ce12" table:formula="of:=AVERAGE([.K126:.K128])" office:value-type="float" office:value="73.3421727216477" calcext:value-type="float">
            <text:p/>
          </table:table-cell>
          <table:table-cell table:style-name="ce13" table:formula="of:=AVERAGE([.L126:.L128])" office:value-type="float" office:value="0.040659477" calcext:value-type="float">
            <text:p/>
          </table:table-cell>
          <table:table-cell table:style-name="ce12" table:formula="of:=AVERAGE([.M126:.M128])" office:value-type="float" office:value="33.674268540617" calcext:value-type="float">
            <text:p/>
          </table:table-cell>
          <table:table-cell table:style-name="ce13" table:formula="of:=AVERAGE([.N126:.N128])" office:value-type="float" office:value="0.0253065236666667" calcext:value-type="float">
            <text:p/>
          </table:table-cell>
          <table:table-cell table:style-name="ce12" table:formula="of:=AVERAGE([.O126:.O128])" office:value-type="float" office:value="28.1926986652524" calcext:value-type="float">
            <text:p/>
          </table:table-cell>
          <table:table-cell table:style-name="ce13" table:formula="of:=AVERAGE([.P126:.P128])" office:value-type="float" office:value="0.038312274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3106.8" calcext:value-type="float">
            <text:p>13106.8</text:p>
          </table:table-cell>
          <table:table-cell table:style-name="ce2" office:value-type="float" office:value="0.039217763" calcext:value-type="float">
            <text:p>0.039217763</text:p>
          </table:table-cell>
          <table:table-cell table:style-name="ce2" office:value-type="float" office:value="9708.54" calcext:value-type="float">
            <text:p>9708.54</text:p>
          </table:table-cell>
          <table:table-cell table:style-name="ce2" office:value-type="float" office:value="0.023319585" calcext:value-type="float">
            <text:p>0.023319585</text:p>
          </table:table-cell>
          <table:table-cell table:style-name="ce2" office:value-type="float" office:value="9628.01" calcext:value-type="float">
            <text:p>9628.01</text:p>
          </table:table-cell>
          <table:table-cell table:style-name="ce2" office:value-type="float" office:value="0.040414701" calcext:value-type="float">
            <text:p>0.040414701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7]-[.I127])/[.I127]" office:value-type="float" office:value="73.7841421373641" calcext:value-type="float">
            <text:p/>
          </table:table-cell>
          <table:table-cell table:style-name="ce6" table:formula="of:=[.D127]" office:value-type="float" office:value="0.039217763" calcext:value-type="float">
            <text:p/>
          </table:table-cell>
          <table:table-cell table:style-name="ce5" table:formula="of:=100*([.E127]-[.I127])/[.I127]" office:value-type="float" office:value="28.7263325377884" calcext:value-type="float">
            <text:p/>
          </table:table-cell>
          <table:table-cell table:style-name="ce6" table:formula="of:=[.F127]" office:value-type="float" office:value="0.023319585" calcext:value-type="float">
            <text:p/>
          </table:table-cell>
          <table:table-cell table:style-name="ce5" table:formula="of:=100*([.G127]-[.I127])/[.I127]" office:value-type="float" office:value="27.6585786263591" calcext:value-type="float">
            <text:p/>
          </table:table-cell>
          <table:table-cell table:style-name="ce6" table:formula="of:=[.H127]" office:value-type="float" office:value="0.0404147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3419.8" calcext:value-type="float">
            <text:p>13419.8</text:p>
          </table:table-cell>
          <table:table-cell table:style-name="ce2" office:value-type="float" office:value="0.041556824" calcext:value-type="float">
            <text:p>0.041556824</text:p>
          </table:table-cell>
          <table:table-cell table:style-name="ce2" office:value-type="float" office:value="10241.6" calcext:value-type="float">
            <text:p>10241.6</text:p>
          </table:table-cell>
          <table:table-cell table:style-name="ce2" office:value-type="float" office:value="0.028326997" calcext:value-type="float">
            <text:p>0.028326997</text:p>
          </table:table-cell>
          <table:table-cell table:style-name="ce2" office:value-type="float" office:value="9508.76" calcext:value-type="float">
            <text:p>9508.76</text:p>
          </table:table-cell>
          <table:table-cell table:style-name="ce2" office:value-type="float" office:value="0.034184307" calcext:value-type="float">
            <text:p>0.034184307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8]-[.I128])/[.I128]" office:value-type="float" office:value="77.9342349509414" calcext:value-type="float">
            <text:p/>
          </table:table-cell>
          <table:table-cell table:style-name="ce6" table:formula="of:=[.D128]" office:value-type="float" office:value="0.041556824" calcext:value-type="float">
            <text:p/>
          </table:table-cell>
          <table:table-cell table:style-name="ce5" table:formula="of:=100*([.E128]-[.I128])/[.I128]" office:value-type="float" office:value="35.7942190400424" calcext:value-type="float">
            <text:p/>
          </table:table-cell>
          <table:table-cell table:style-name="ce6" table:formula="of:=[.F128]" office:value-type="float" office:value="0.028326997" calcext:value-type="float">
            <text:p/>
          </table:table-cell>
          <table:table-cell table:style-name="ce5" table:formula="of:=100*([.G128]-[.I128])/[.I128]" office:value-type="float" office:value="26.0774330416335" calcext:value-type="float">
            <text:p/>
          </table:table-cell>
          <table:table-cell table:style-name="ce6" table:formula="of:=[.H128]" office:value-type="float" office:value="0.03418430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239.5" calcext:value-type="float">
            <text:p>32239.5</text:p>
          </table:table-cell>
          <table:table-cell table:style-name="ce2" office:value-type="float" office:value="0.166155415" calcext:value-type="float">
            <text:p>0.166155415</text:p>
          </table:table-cell>
          <table:table-cell table:style-name="ce2" office:value-type="float" office:value="11319" calcext:value-type="float">
            <text:p>11319</text:p>
          </table:table-cell>
          <table:table-cell table:style-name="ce2" office:value-type="float" office:value="0.187638452" calcext:value-type="float">
            <text:p>0.187638452</text:p>
          </table:table-cell>
          <table:table-cell table:style-name="ce2" office:value-type="float" office:value="7926.47" calcext:value-type="float">
            <text:p>7926.47</text:p>
          </table:table-cell>
          <table:table-cell table:style-name="ce2" office:value-type="float" office:value="0.248479151" calcext:value-type="float">
            <text:p>0.248479151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29]-[.I129])/[.I129]" office:value-type="float" office:value="427.65139116203" calcext:value-type="float">
            <text:p/>
          </table:table-cell>
          <table:table-cell table:style-name="ce6" table:formula="of:=[.D129]" office:value-type="float" office:value="0.166155415" calcext:value-type="float">
            <text:p/>
          </table:table-cell>
          <table:table-cell table:style-name="ce5" table:formula="of:=100*([.E129]-[.I129])/[.I129]" office:value-type="float" office:value="85.2536824877251" calcext:value-type="float">
            <text:p/>
          </table:table-cell>
          <table:table-cell table:style-name="ce6" table:formula="of:=[.F129]" office:value-type="float" office:value="0.187638452" calcext:value-type="float">
            <text:p/>
          </table:table-cell>
          <table:table-cell table:style-name="ce5" table:formula="of:=100*([.G129]-[.I129])/[.I129]" office:value-type="float" office:value="29.7294599018003" calcext:value-type="float">
            <text:p/>
          </table:table-cell>
          <table:table-cell table:style-name="ce6" table:formula="of:=[.H129]" office:value-type="float" office:value="0.248479151" calcext:value-type="float">
            <text:p/>
          </table:table-cell>
          <table:table-cell/>
          <table:table-cell table:style-name="ce9" table:formula="of:=[.A129]" office:value-type="string" office:string-value="ch130.txt" calcext:value-type="string">
            <text:p>ch130.txt</text:p>
          </table:table-cell>
          <table:table-cell table:style-name="ce12" table:formula="of:=AVERAGE([.K129:.K131])" office:value-type="float" office:value="459.705946535734" calcext:value-type="float">
            <text:p/>
          </table:table-cell>
          <table:table-cell table:style-name="ce13" table:formula="of:=AVERAGE([.L129:.L131])" office:value-type="float" office:value="0.166135231333333" calcext:value-type="float">
            <text:p/>
          </table:table-cell>
          <table:table-cell table:style-name="ce12" table:formula="of:=AVERAGE([.M129:.M131])" office:value-type="float" office:value="94.7244953627932" calcext:value-type="float">
            <text:p/>
          </table:table-cell>
          <table:table-cell table:style-name="ce13" table:formula="of:=AVERAGE([.N129:.N131])" office:value-type="float" office:value="0.188722786" calcext:value-type="float">
            <text:p/>
          </table:table-cell>
          <table:table-cell table:style-name="ce12" table:formula="of:=AVERAGE([.O129:.O131])" office:value-type="float" office:value="39.833387888707" calcext:value-type="float">
            <text:p/>
          </table:table-cell>
          <table:table-cell table:style-name="ce13" table:formula="of:=AVERAGE([.P129:.P131])" office:value-type="float" office:value="0.242164266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4235.8" calcext:value-type="float">
            <text:p>34235.8</text:p>
          </table:table-cell>
          <table:table-cell table:style-name="ce2" office:value-type="float" office:value="0.166955099" calcext:value-type="float">
            <text:p>0.166955099</text:p>
          </table:table-cell>
          <table:table-cell table:style-name="ce2" office:value-type="float" office:value="11750.6" calcext:value-type="float">
            <text:p>11750.6</text:p>
          </table:table-cell>
          <table:table-cell table:style-name="ce2" office:value-type="float" office:value="0.19010476" calcext:value-type="float">
            <text:p>0.19010476</text:p>
          </table:table-cell>
          <table:table-cell table:style-name="ce2" office:value-type="float" office:value="9162.03" calcext:value-type="float">
            <text:p>9162.03</text:p>
          </table:table-cell>
          <table:table-cell table:style-name="ce2" office:value-type="float" office:value="0.224256867" calcext:value-type="float">
            <text:p>0.224256867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30]-[.I130])/[.I130]" office:value-type="float" office:value="460.324058919804" calcext:value-type="float">
            <text:p/>
          </table:table-cell>
          <table:table-cell table:style-name="ce6" table:formula="of:=[.D130]" office:value-type="float" office:value="0.166955099" calcext:value-type="float">
            <text:p/>
          </table:table-cell>
          <table:table-cell table:style-name="ce5" table:formula="of:=100*([.E130]-[.I130])/[.I130]" office:value-type="float" office:value="92.3175122749591" calcext:value-type="float">
            <text:p/>
          </table:table-cell>
          <table:table-cell table:style-name="ce6" table:formula="of:=[.F130]" office:value-type="float" office:value="0.19010476" calcext:value-type="float">
            <text:p/>
          </table:table-cell>
          <table:table-cell table:style-name="ce5" table:formula="of:=100*([.G130]-[.I130])/[.I130]" office:value-type="float" office:value="49.9513911620295" calcext:value-type="float">
            <text:p/>
          </table:table-cell>
          <table:table-cell table:style-name="ce6" table:formula="of:=[.H130]" office:value-type="float" office:value="0.2242568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6118.8" calcext:value-type="float">
            <text:p>36118.8</text:p>
          </table:table-cell>
          <table:table-cell table:style-name="ce2" office:value-type="float" office:value="0.16529518" calcext:value-type="float">
            <text:p>0.16529518</text:p>
          </table:table-cell>
          <table:table-cell table:style-name="ce2" office:value-type="float" office:value="12623.4" calcext:value-type="float">
            <text:p>12623.4</text:p>
          </table:table-cell>
          <table:table-cell table:style-name="ce2" office:value-type="float" office:value="0.188425146" calcext:value-type="float">
            <text:p>0.188425146</text:p>
          </table:table-cell>
          <table:table-cell table:style-name="ce2" office:value-type="float" office:value="8542.96" calcext:value-type="float">
            <text:p>8542.96</text:p>
          </table:table-cell>
          <table:table-cell table:style-name="ce2" office:value-type="float" office:value="0.253756781" calcext:value-type="float">
            <text:p>0.253756781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31]-[.I131])/[.I131]" office:value-type="float" office:value="491.142389525368" calcext:value-type="float">
            <text:p/>
          </table:table-cell>
          <table:table-cell table:style-name="ce6" table:formula="of:=[.D131]" office:value-type="float" office:value="0.16529518" calcext:value-type="float">
            <text:p/>
          </table:table-cell>
          <table:table-cell table:style-name="ce5" table:formula="of:=100*([.E131]-[.I131])/[.I131]" office:value-type="float" office:value="106.602291325696" calcext:value-type="float">
            <text:p/>
          </table:table-cell>
          <table:table-cell table:style-name="ce6" table:formula="of:=[.F131]" office:value-type="float" office:value="0.188425146" calcext:value-type="float">
            <text:p/>
          </table:table-cell>
          <table:table-cell table:style-name="ce5" table:formula="of:=100*([.G131]-[.I131])/[.I131]" office:value-type="float" office:value="39.8193126022913" calcext:value-type="float">
            <text:p/>
          </table:table-cell>
          <table:table-cell table:style-name="ce6" table:formula="of:=[.H131]" office:value-type="float" office:value="0.25375678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0829.9" calcext:value-type="float">
            <text:p>40829.9</text:p>
          </table:table-cell>
          <table:table-cell table:style-name="ce2" office:value-type="float" office:value="0.237345193" calcext:value-type="float">
            <text:p>0.237345193</text:p>
          </table:table-cell>
          <table:table-cell table:style-name="ce2" office:value-type="float" office:value="13208.6" calcext:value-type="float">
            <text:p>13208.6</text:p>
          </table:table-cell>
          <table:table-cell table:style-name="ce2" office:value-type="float" office:value="0.244800751" calcext:value-type="float">
            <text:p>0.244800751</text:p>
          </table:table-cell>
          <table:table-cell table:style-name="ce2" office:value-type="float" office:value="10377.5" calcext:value-type="float">
            <text:p>10377.5</text:p>
          </table:table-cell>
          <table:table-cell table:style-name="ce2" office:value-type="float" office:value="0.327593125" calcext:value-type="float">
            <text:p>0.327593125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2]-[.I132])/[.I132]" office:value-type="float" office:value="525.458026960784" calcext:value-type="float">
            <text:p/>
          </table:table-cell>
          <table:table-cell table:style-name="ce6" table:formula="of:=[.D132]" office:value-type="float" office:value="0.237345193" calcext:value-type="float">
            <text:p/>
          </table:table-cell>
          <table:table-cell table:style-name="ce5" table:formula="of:=100*([.E132]-[.I132])/[.I132]" office:value-type="float" office:value="102.33762254902" calcext:value-type="float">
            <text:p/>
          </table:table-cell>
          <table:table-cell table:style-name="ce6" table:formula="of:=[.F132]" office:value-type="float" office:value="0.244800751" calcext:value-type="float">
            <text:p/>
          </table:table-cell>
          <table:table-cell table:style-name="ce5" table:formula="of:=100*([.G132]-[.I132])/[.I132]" office:value-type="float" office:value="58.969056372549" calcext:value-type="float">
            <text:p/>
          </table:table-cell>
          <table:table-cell table:style-name="ce6" table:formula="of:=[.H132]" office:value-type="float" office:value="0.327593125" calcext:value-type="float">
            <text:p/>
          </table:table-cell>
          <table:table-cell/>
          <table:table-cell table:style-name="ce9" table:formula="of:=[.A132]" office:value-type="string" office:string-value="ch150.txt" calcext:value-type="string">
            <text:p>ch150.txt</text:p>
          </table:table-cell>
          <table:table-cell table:style-name="ce12" table:formula="of:=AVERAGE([.K132:.K134])" office:value-type="float" office:value="552.295241013072" calcext:value-type="float">
            <text:p/>
          </table:table-cell>
          <table:table-cell table:style-name="ce13" table:formula="of:=AVERAGE([.L132:.L134])" office:value-type="float" office:value="0.219579364333333" calcext:value-type="float">
            <text:p/>
          </table:table-cell>
          <table:table-cell table:style-name="ce12" table:formula="of:=AVERAGE([.M132:.M134])" office:value-type="float" office:value="107.49795751634" calcext:value-type="float">
            <text:p/>
          </table:table-cell>
          <table:table-cell table:style-name="ce13" table:formula="of:=AVERAGE([.N132:.N134])" office:value-type="float" office:value="0.245777528333333" calcext:value-type="float">
            <text:p/>
          </table:table-cell>
          <table:table-cell table:style-name="ce12" table:formula="of:=AVERAGE([.O132:.O134])" office:value-type="float" office:value="54.8291462418301" calcext:value-type="float">
            <text:p/>
          </table:table-cell>
          <table:table-cell table:style-name="ce13" table:formula="of:=AVERAGE([.P132:.P134])" office:value-type="float" office:value="0.313956964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3408.1" calcext:value-type="float">
            <text:p>43408.1</text:p>
          </table:table-cell>
          <table:table-cell table:style-name="ce2" office:value-type="float" office:value="0.210958392" calcext:value-type="float">
            <text:p>0.210958392</text:p>
          </table:table-cell>
          <table:table-cell table:style-name="ce2" office:value-type="float" office:value="13003.8" calcext:value-type="float">
            <text:p>13003.8</text:p>
          </table:table-cell>
          <table:table-cell table:style-name="ce2" office:value-type="float" office:value="0.24646116" calcext:value-type="float">
            <text:p>0.24646116</text:p>
          </table:table-cell>
          <table:table-cell table:style-name="ce2" office:value-type="float" office:value="9699.84" calcext:value-type="float">
            <text:p>9699.84</text:p>
          </table:table-cell>
          <table:table-cell table:style-name="ce2" office:value-type="float" office:value="0.303217751" calcext:value-type="float">
            <text:p>0.303217751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3]-[.I133])/[.I133]" office:value-type="float" office:value="564.952512254902" calcext:value-type="float">
            <text:p/>
          </table:table-cell>
          <table:table-cell table:style-name="ce6" table:formula="of:=[.D133]" office:value-type="float" office:value="0.210958392" calcext:value-type="float">
            <text:p/>
          </table:table-cell>
          <table:table-cell table:style-name="ce5" table:formula="of:=100*([.E133]-[.I133])/[.I133]" office:value-type="float" office:value="99.2003676470588" calcext:value-type="float">
            <text:p/>
          </table:table-cell>
          <table:table-cell table:style-name="ce6" table:formula="of:=[.F133]" office:value-type="float" office:value="0.24646116" calcext:value-type="float">
            <text:p/>
          </table:table-cell>
          <table:table-cell table:style-name="ce5" table:formula="of:=100*([.G133]-[.I133])/[.I133]" office:value-type="float" office:value="48.5882352941176" calcext:value-type="float">
            <text:p/>
          </table:table-cell>
          <table:table-cell table:style-name="ce6" table:formula="of:=[.H133]" office:value-type="float" office:value="0.30321775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3507.5" calcext:value-type="float">
            <text:p>43507.5</text:p>
          </table:table-cell>
          <table:table-cell table:style-name="ce2" office:value-type="float" office:value="0.210434508" calcext:value-type="float">
            <text:p>0.210434508</text:p>
          </table:table-cell>
          <table:table-cell table:style-name="ce2" office:value-type="float" office:value="14424" calcext:value-type="float">
            <text:p>14424</text:p>
          </table:table-cell>
          <table:table-cell table:style-name="ce2" office:value-type="float" office:value="0.246070674" calcext:value-type="float">
            <text:p>0.246070674</text:p>
          </table:table-cell>
          <table:table-cell table:style-name="ce2" office:value-type="float" office:value="10244.4" calcext:value-type="float">
            <text:p>10244.4</text:p>
          </table:table-cell>
          <table:table-cell table:style-name="ce2" office:value-type="float" office:value="0.311060016" calcext:value-type="float">
            <text:p>0.311060016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4]-[.I134])/[.I134]" office:value-type="float" office:value="566.475183823529" calcext:value-type="float">
            <text:p/>
          </table:table-cell>
          <table:table-cell table:style-name="ce6" table:formula="of:=[.D134]" office:value-type="float" office:value="0.210434508" calcext:value-type="float">
            <text:p/>
          </table:table-cell>
          <table:table-cell table:style-name="ce5" table:formula="of:=100*([.E134]-[.I134])/[.I134]" office:value-type="float" office:value="120.955882352941" calcext:value-type="float">
            <text:p/>
          </table:table-cell>
          <table:table-cell table:style-name="ce6" table:formula="of:=[.F134]" office:value-type="float" office:value="0.246070674" calcext:value-type="float">
            <text:p/>
          </table:table-cell>
          <table:table-cell table:style-name="ce5" table:formula="of:=100*([.G134]-[.I134])/[.I134]" office:value-type="float" office:value="56.9301470588235" calcext:value-type="float">
            <text:p/>
          </table:table-cell>
          <table:table-cell table:style-name="ce6" table:formula="of:=[.H134]" office:value-type="float" office:value="0.31106001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1413" calcext:value-type="float">
            <text:p>151413</text:p>
          </table:table-cell>
          <table:table-cell table:style-name="ce2" office:value-type="float" office:value="0.345125386" calcext:value-type="float">
            <text:p>0.345125386</text:p>
          </table:table-cell>
          <table:table-cell table:style-name="ce2" office:value-type="float" office:value="47910.2" calcext:value-type="float">
            <text:p>47910.2</text:p>
          </table:table-cell>
          <table:table-cell table:style-name="ce2" office:value-type="float" office:value="0.408655038" calcext:value-type="float">
            <text:p>0.408655038</text:p>
          </table:table-cell>
          <table:table-cell table:style-name="ce2" office:value-type="float" office:value="30603.4" calcext:value-type="float">
            <text:p>30603.4</text:p>
          </table:table-cell>
          <table:table-cell table:style-name="ce2" office:value-type="float" office:value="0.471854555" calcext:value-type="float">
            <text:p>0.471854555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5]-[.I135])/[.I135]" office:value-type="float" office:value="859.524714828897" calcext:value-type="float">
            <text:p/>
          </table:table-cell>
          <table:table-cell table:style-name="ce6" table:formula="of:=[.D135]" office:value-type="float" office:value="0.345125386" calcext:value-type="float">
            <text:p/>
          </table:table-cell>
          <table:table-cell table:style-name="ce5" table:formula="of:=100*([.E135]-[.I135])/[.I135]" office:value-type="float" office:value="203.613434727503" calcext:value-type="float">
            <text:p/>
          </table:table-cell>
          <table:table-cell table:style-name="ce6" table:formula="of:=[.F135]" office:value-type="float" office:value="0.408655038" calcext:value-type="float">
            <text:p/>
          </table:table-cell>
          <table:table-cell table:style-name="ce5" table:formula="of:=100*([.G135]-[.I135])/[.I135]" office:value-type="float" office:value="93.9378960709759" calcext:value-type="float">
            <text:p/>
          </table:table-cell>
          <table:table-cell table:style-name="ce6" table:formula="of:=[.H135]" office:value-type="float" office:value="0.471854555" calcext:value-type="float">
            <text:p/>
          </table:table-cell>
          <table:table-cell/>
          <table:table-cell table:style-name="ce9" table:formula="of:=[.A135]" office:value-type="string" office:string-value="d198.txt" calcext:value-type="string">
            <text:p>d198.txt</text:p>
          </table:table-cell>
          <table:table-cell table:style-name="ce12" table:formula="of:=AVERAGE([.K135:.K137])" office:value-type="float" office:value="869.750739332488" calcext:value-type="float">
            <text:p/>
          </table:table-cell>
          <table:table-cell table:style-name="ce13" table:formula="of:=AVERAGE([.L135:.L137])" office:value-type="float" office:value="0.359826765666667" calcext:value-type="float">
            <text:p/>
          </table:table-cell>
          <table:table-cell table:style-name="ce12" table:formula="of:=AVERAGE([.M135:.M137])" office:value-type="float" office:value="193.617870722433" calcext:value-type="float">
            <text:p/>
          </table:table-cell>
          <table:table-cell table:style-name="ce13" table:formula="of:=AVERAGE([.N135:.N137])" office:value-type="float" office:value="0.417140523333333" calcext:value-type="float">
            <text:p/>
          </table:table-cell>
          <table:table-cell table:style-name="ce12" table:formula="of:=AVERAGE([.O135:.O137])" office:value-type="float" office:value="103.654837346853" calcext:value-type="float">
            <text:p/>
          </table:table-cell>
          <table:table-cell table:style-name="ce13" table:formula="of:=AVERAGE([.P135:.P137])" office:value-type="float" office:value="0.470539165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2716" calcext:value-type="float">
            <text:p>152716</text:p>
          </table:table-cell>
          <table:table-cell table:style-name="ce2" office:value-type="float" office:value="0.389911943" calcext:value-type="float">
            <text:p>0.389911943</text:p>
          </table:table-cell>
          <table:table-cell table:style-name="ce2" office:value-type="float" office:value="47317.5" calcext:value-type="float">
            <text:p>47317.5</text:p>
          </table:table-cell>
          <table:table-cell table:style-name="ce2" office:value-type="float" office:value="0.415186596" calcext:value-type="float">
            <text:p>0.415186596</text:p>
          </table:table-cell>
          <table:table-cell table:style-name="ce2" office:value-type="float" office:value="33351.4" calcext:value-type="float">
            <text:p>33351.4</text:p>
          </table:table-cell>
          <table:table-cell table:style-name="ce2" office:value-type="float" office:value="0.467331218" calcext:value-type="float">
            <text:p>0.467331218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6]-[.I136])/[.I136]" office:value-type="float" office:value="867.782002534854" calcext:value-type="float">
            <text:p/>
          </table:table-cell>
          <table:table-cell table:style-name="ce6" table:formula="of:=[.D136]" office:value-type="float" office:value="0.389911943" calcext:value-type="float">
            <text:p/>
          </table:table-cell>
          <table:table-cell table:style-name="ce5" table:formula="of:=100*([.E136]-[.I136])/[.I136]" office:value-type="float" office:value="199.857414448669" calcext:value-type="float">
            <text:p/>
          </table:table-cell>
          <table:table-cell table:style-name="ce6" table:formula="of:=[.F136]" office:value-type="float" office:value="0.415186596" calcext:value-type="float">
            <text:p/>
          </table:table-cell>
          <table:table-cell table:style-name="ce5" table:formula="of:=100*([.G136]-[.I136])/[.I136]" office:value-type="float" office:value="111.352344740177" calcext:value-type="float">
            <text:p/>
          </table:table-cell>
          <table:table-cell table:style-name="ce6" table:formula="of:=[.H136]" office:value-type="float" office:value="0.46733121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4951" calcext:value-type="float">
            <text:p>154951</text:p>
          </table:table-cell>
          <table:table-cell table:style-name="ce2" office:value-type="float" office:value="0.344442968" calcext:value-type="float">
            <text:p>0.344442968</text:p>
          </table:table-cell>
          <table:table-cell table:style-name="ce2" office:value-type="float" office:value="43771" calcext:value-type="float">
            <text:p>43771</text:p>
          </table:table-cell>
          <table:table-cell table:style-name="ce2" office:value-type="float" office:value="0.427579936" calcext:value-type="float">
            <text:p>0.427579936</text:p>
          </table:table-cell>
          <table:table-cell table:style-name="ce2" office:value-type="float" office:value="32455.4" calcext:value-type="float">
            <text:p>32455.4</text:p>
          </table:table-cell>
          <table:table-cell table:style-name="ce2" office:value-type="float" office:value="0.472431723" calcext:value-type="float">
            <text:p>0.472431723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7]-[.I137])/[.I137]" office:value-type="float" office:value="881.945500633714" calcext:value-type="float">
            <text:p/>
          </table:table-cell>
          <table:table-cell table:style-name="ce6" table:formula="of:=[.D137]" office:value-type="float" office:value="0.344442968" calcext:value-type="float">
            <text:p/>
          </table:table-cell>
          <table:table-cell table:style-name="ce5" table:formula="of:=100*([.E137]-[.I137])/[.I137]" office:value-type="float" office:value="177.382762991128" calcext:value-type="float">
            <text:p/>
          </table:table-cell>
          <table:table-cell table:style-name="ce6" table:formula="of:=[.F137]" office:value-type="float" office:value="0.427579936" calcext:value-type="float">
            <text:p/>
          </table:table-cell>
          <table:table-cell table:style-name="ce5" table:formula="of:=100*([.G137]-[.I137])/[.I137]" office:value-type="float" office:value="105.674271229404" calcext:value-type="float">
            <text:p/>
          </table:table-cell>
          <table:table-cell table:style-name="ce6" table:formula="of:=[.H137]" office:value-type="float" office:value="0.47243172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18.92" calcext:value-type="float">
            <text:p>1018.92</text:p>
          </table:table-cell>
          <table:table-cell table:style-name="ce2" office:value-type="float" office:value="0.029720259" calcext:value-type="float">
            <text:p>0.029720259</text:p>
          </table:table-cell>
          <table:table-cell table:style-name="ce2" office:value-type="float" office:value="918.685" calcext:value-type="float">
            <text:p>918.685</text:p>
          </table:table-cell>
          <table:table-cell table:style-name="ce2" office:value-type="float" office:value="0.015566016" calcext:value-type="float">
            <text:p>0.015566016</text:p>
          </table:table-cell>
          <table:table-cell table:style-name="ce2" office:value-type="float" office:value="856.927" calcext:value-type="float">
            <text:p>856.927</text:p>
          </table:table-cell>
          <table:table-cell table:style-name="ce2" office:value-type="float" office:value="0.025411475" calcext:value-type="float">
            <text:p>0.025411475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38]-[.I138])/[.I138]" office:value-type="float" office:value="45.7682403433476" calcext:value-type="float">
            <text:p/>
          </table:table-cell>
          <table:table-cell table:style-name="ce6" table:formula="of:=[.D138]" office:value-type="float" office:value="0.029720259" calcext:value-type="float">
            <text:p/>
          </table:table-cell>
          <table:table-cell table:style-name="ce5" table:formula="of:=100*([.E138]-[.I138])/[.I138]" office:value-type="float" office:value="31.428469241774" calcext:value-type="float">
            <text:p/>
          </table:table-cell>
          <table:table-cell table:style-name="ce6" table:formula="of:=[.F138]" office:value-type="float" office:value="0.015566016" calcext:value-type="float">
            <text:p/>
          </table:table-cell>
          <table:table-cell table:style-name="ce5" table:formula="of:=100*([.G138]-[.I138])/[.I138]" office:value-type="float" office:value="22.5932761087268" calcext:value-type="float">
            <text:p/>
          </table:table-cell>
          <table:table-cell table:style-name="ce6" table:formula="of:=[.H138]" office:value-type="float" office:value="0.025411475" calcext:value-type="float">
            <text:p/>
          </table:table-cell>
          <table:table-cell/>
          <table:table-cell table:style-name="ce9" table:formula="of:=[.A138]" office:value-type="string" office:string-value="dantzig42.txt" calcext:value-type="string">
            <text:p>dantzig42.txt</text:p>
          </table:table-cell>
          <table:table-cell table:style-name="ce12" table:formula="of:=AVERAGE([.K138:.K140])" office:value-type="float" office:value="42.5621363853124" calcext:value-type="float">
            <text:p/>
          </table:table-cell>
          <table:table-cell table:style-name="ce13" table:formula="of:=AVERAGE([.L138:.L140])" office:value-type="float" office:value="0.0299583963333333" calcext:value-type="float">
            <text:p/>
          </table:table-cell>
          <table:table-cell table:style-name="ce12" table:formula="of:=AVERAGE([.M138:.M140])" office:value-type="float" office:value="30.7224129709108" calcext:value-type="float">
            <text:p/>
          </table:table-cell>
          <table:table-cell table:style-name="ce13" table:formula="of:=AVERAGE([.N138:.N140])" office:value-type="float" office:value="0.0154088026666667" calcext:value-type="float">
            <text:p/>
          </table:table-cell>
          <table:table-cell table:style-name="ce12" table:formula="of:=AVERAGE([.O138:.O140])" office:value-type="float" office:value="16.6416309012876" calcext:value-type="float">
            <text:p/>
          </table:table-cell>
          <table:table-cell table:style-name="ce13" table:formula="of:=AVERAGE([.P138:.P140])" office:value-type="float" office:value="0.02601110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77.609" calcext:value-type="float">
            <text:p>977.609</text:p>
          </table:table-cell>
          <table:table-cell table:style-name="ce2" office:value-type="float" office:value="0.029971762" calcext:value-type="float">
            <text:p>0.029971762</text:p>
          </table:table-cell>
          <table:table-cell table:style-name="ce2" office:value-type="float" office:value="877.09" calcext:value-type="float">
            <text:p>877.09</text:p>
          </table:table-cell>
          <table:table-cell table:style-name="ce2" office:value-type="float" office:value="0.016027874" calcext:value-type="float">
            <text:p>0.016027874</text:p>
          </table:table-cell>
          <table:table-cell table:style-name="ce2" office:value-type="float" office:value="766.944" calcext:value-type="float">
            <text:p>766.944</text:p>
          </table:table-cell>
          <table:table-cell table:style-name="ce2" office:value-type="float" office:value="0.025087898" calcext:value-type="float">
            <text:p>0.025087898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39]-[.I139])/[.I139]" office:value-type="float" office:value="39.858226037196" calcext:value-type="float">
            <text:p/>
          </table:table-cell>
          <table:table-cell table:style-name="ce6" table:formula="of:=[.D139]" office:value-type="float" office:value="0.029971762" calcext:value-type="float">
            <text:p/>
          </table:table-cell>
          <table:table-cell table:style-name="ce5" table:formula="of:=100*([.E139]-[.I139])/[.I139]" office:value-type="float" office:value="25.4778254649499" calcext:value-type="float">
            <text:p/>
          </table:table-cell>
          <table:table-cell table:style-name="ce6" table:formula="of:=[.F139]" office:value-type="float" office:value="0.016027874" calcext:value-type="float">
            <text:p/>
          </table:table-cell>
          <table:table-cell table:style-name="ce5" table:formula="of:=100*([.G139]-[.I139])/[.I139]" office:value-type="float" office:value="9.72017167381974" calcext:value-type="float">
            <text:p/>
          </table:table-cell>
          <table:table-cell table:style-name="ce6" table:formula="of:=[.H139]" office:value-type="float" office:value="0.0250878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92.999" calcext:value-type="float">
            <text:p>992.999</text:p>
          </table:table-cell>
          <table:table-cell table:style-name="ce2" office:value-type="float" office:value="0.030183168" calcext:value-type="float">
            <text:p>0.030183168</text:p>
          </table:table-cell>
          <table:table-cell table:style-name="ce2" office:value-type="float" office:value="945.474" calcext:value-type="float">
            <text:p>945.474</text:p>
          </table:table-cell>
          <table:table-cell table:style-name="ce2" office:value-type="float" office:value="0.014632518" calcext:value-type="float">
            <text:p>0.014632518</text:p>
          </table:table-cell>
          <table:table-cell table:style-name="ce2" office:value-type="float" office:value="822.104" calcext:value-type="float">
            <text:p>822.104</text:p>
          </table:table-cell>
          <table:table-cell table:style-name="ce2" office:value-type="float" office:value="0.027533949" calcext:value-type="float">
            <text:p>0.027533949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40]-[.I140])/[.I140]" office:value-type="float" office:value="42.0599427753934" calcext:value-type="float">
            <text:p/>
          </table:table-cell>
          <table:table-cell table:style-name="ce6" table:formula="of:=[.D140]" office:value-type="float" office:value="0.030183168" calcext:value-type="float">
            <text:p/>
          </table:table-cell>
          <table:table-cell table:style-name="ce5" table:formula="of:=100*([.E140]-[.I140])/[.I140]" office:value-type="float" office:value="35.2609442060086" calcext:value-type="float">
            <text:p/>
          </table:table-cell>
          <table:table-cell table:style-name="ce6" table:formula="of:=[.F140]" office:value-type="float" office:value="0.014632518" calcext:value-type="float">
            <text:p/>
          </table:table-cell>
          <table:table-cell table:style-name="ce5" table:formula="of:=100*([.G140]-[.I140])/[.I140]" office:value-type="float" office:value="17.6114449213162" calcext:value-type="float">
            <text:p/>
          </table:table-cell>
          <table:table-cell table:style-name="ce6" table:formula="of:=[.H140]" office:value-type="float" office:value="0.02753394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200.8" calcext:value-type="float">
            <text:p>2200.8</text:p>
          </table:table-cell>
          <table:table-cell table:style-name="ce2" office:value-type="float" office:value="0.100103374" calcext:value-type="float">
            <text:p>0.100103374</text:p>
          </table:table-cell>
          <table:table-cell table:style-name="ce2" office:value-type="float" office:value="958.027" calcext:value-type="float">
            <text:p>958.027</text:p>
          </table:table-cell>
          <table:table-cell table:style-name="ce2" office:value-type="float" office:value="0.110246632" calcext:value-type="float">
            <text:p>0.110246632</text:p>
          </table:table-cell>
          <table:table-cell table:style-name="ce2" office:value-type="float" office:value="889.511" calcext:value-type="float">
            <text:p>889.511</text:p>
          </table:table-cell>
          <table:table-cell table:style-name="ce2" office:value-type="float" office:value="0.106441606" calcext:value-type="float">
            <text:p>0.106441606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1]-[.I141])/[.I141]" office:value-type="float" office:value="249.888712241653" calcext:value-type="float">
            <text:p/>
          </table:table-cell>
          <table:table-cell table:style-name="ce6" table:formula="of:=[.D141]" office:value-type="float" office:value="0.100103374" calcext:value-type="float">
            <text:p/>
          </table:table-cell>
          <table:table-cell table:style-name="ce5" table:formula="of:=100*([.E141]-[.I141])/[.I141]" office:value-type="float" office:value="52.3095389507154" calcext:value-type="float">
            <text:p/>
          </table:table-cell>
          <table:table-cell table:style-name="ce6" table:formula="of:=[.F141]" office:value-type="float" office:value="0.110246632" calcext:value-type="float">
            <text:p/>
          </table:table-cell>
          <table:table-cell table:style-name="ce5" table:formula="of:=100*([.G141]-[.I141])/[.I141]" office:value-type="float" office:value="41.416693163752" calcext:value-type="float">
            <text:p/>
          </table:table-cell>
          <table:table-cell table:style-name="ce6" table:formula="of:=[.H141]" office:value-type="float" office:value="0.106441606" calcext:value-type="float">
            <text:p/>
          </table:table-cell>
          <table:table-cell/>
          <table:table-cell table:style-name="ce9" table:formula="of:=[.A141]" office:value-type="string" office:string-value="eil101.txt" calcext:value-type="string">
            <text:p>eil101.txt</text:p>
          </table:table-cell>
          <table:table-cell table:style-name="ce12" table:formula="of:=AVERAGE([.K141:.K143])" office:value-type="float" office:value="270.350821409645" calcext:value-type="float">
            <text:p/>
          </table:table-cell>
          <table:table-cell table:style-name="ce13" table:formula="of:=AVERAGE([.L141:.L143])" office:value-type="float" office:value="0.10014295" calcext:value-type="float">
            <text:p/>
          </table:table-cell>
          <table:table-cell table:style-name="ce12" table:formula="of:=AVERAGE([.M141:.M143])" office:value-type="float" office:value="48.6220985691574" calcext:value-type="float">
            <text:p/>
          </table:table-cell>
          <table:table-cell table:style-name="ce13" table:formula="of:=AVERAGE([.N141:.N143])" office:value-type="float" office:value="0.103022086" calcext:value-type="float">
            <text:p/>
          </table:table-cell>
          <table:table-cell table:style-name="ce12" table:formula="of:=AVERAGE([.O141:.O143])" office:value-type="float" office:value="40.4059883412825" calcext:value-type="float">
            <text:p/>
          </table:table-cell>
          <table:table-cell table:style-name="ce13" table:formula="of:=AVERAGE([.P141:.P143])" office:value-type="float" office:value="0.10664386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358.36" calcext:value-type="float">
            <text:p>2358.36</text:p>
          </table:table-cell>
          <table:table-cell table:style-name="ce2" office:value-type="float" office:value="0.10026778" calcext:value-type="float">
            <text:p>0.10026778</text:p>
          </table:table-cell>
          <table:table-cell table:style-name="ce2" office:value-type="float" office:value="948.403" calcext:value-type="float">
            <text:p>948.403</text:p>
          </table:table-cell>
          <table:table-cell table:style-name="ce2" office:value-type="float" office:value="0.093712756" calcext:value-type="float">
            <text:p>0.093712756</text:p>
          </table:table-cell>
          <table:table-cell table:style-name="ce2" office:value-type="float" office:value="823.685" calcext:value-type="float">
            <text:p>823.685</text:p>
          </table:table-cell>
          <table:table-cell table:style-name="ce2" office:value-type="float" office:value="0.11332901" calcext:value-type="float">
            <text:p>0.11332901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2]-[.I142])/[.I142]" office:value-type="float" office:value="274.93799682035" calcext:value-type="float">
            <text:p/>
          </table:table-cell>
          <table:table-cell table:style-name="ce6" table:formula="of:=[.D142]" office:value-type="float" office:value="0.10026778" calcext:value-type="float">
            <text:p/>
          </table:table-cell>
          <table:table-cell table:style-name="ce5" table:formula="of:=100*([.E142]-[.I142])/[.I142]" office:value-type="float" office:value="50.7794912559619" calcext:value-type="float">
            <text:p/>
          </table:table-cell>
          <table:table-cell table:style-name="ce6" table:formula="of:=[.F142]" office:value-type="float" office:value="0.093712756" calcext:value-type="float">
            <text:p/>
          </table:table-cell>
          <table:table-cell table:style-name="ce5" table:formula="of:=100*([.G142]-[.I142])/[.I142]" office:value-type="float" office:value="30.9515103338633" calcext:value-type="float">
            <text:p/>
          </table:table-cell>
          <table:table-cell table:style-name="ce6" table:formula="of:=[.H142]" office:value-type="float" office:value="0.113329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429.36" calcext:value-type="float">
            <text:p>2429.36</text:p>
          </table:table-cell>
          <table:table-cell table:style-name="ce2" office:value-type="float" office:value="0.100057696" calcext:value-type="float">
            <text:p>0.100057696</text:p>
          </table:table-cell>
          <table:table-cell table:style-name="ce2" office:value-type="float" office:value="898.069" calcext:value-type="float">
            <text:p>898.069</text:p>
          </table:table-cell>
          <table:table-cell table:style-name="ce2" office:value-type="float" office:value="0.10510687" calcext:value-type="float">
            <text:p>0.10510687</text:p>
          </table:table-cell>
          <table:table-cell table:style-name="ce2" office:value-type="float" office:value="936.265" calcext:value-type="float">
            <text:p>936.265</text:p>
          </table:table-cell>
          <table:table-cell table:style-name="ce2" office:value-type="float" office:value="0.100160988" calcext:value-type="float">
            <text:p>0.100160988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3]-[.I143])/[.I143]" office:value-type="float" office:value="286.225755166932" calcext:value-type="float">
            <text:p/>
          </table:table-cell>
          <table:table-cell table:style-name="ce6" table:formula="of:=[.D143]" office:value-type="float" office:value="0.100057696" calcext:value-type="float">
            <text:p/>
          </table:table-cell>
          <table:table-cell table:style-name="ce5" table:formula="of:=100*([.E143]-[.I143])/[.I143]" office:value-type="float" office:value="42.7772655007949" calcext:value-type="float">
            <text:p/>
          </table:table-cell>
          <table:table-cell table:style-name="ce6" table:formula="of:=[.F143]" office:value-type="float" office:value="0.10510687" calcext:value-type="float">
            <text:p/>
          </table:table-cell>
          <table:table-cell table:style-name="ce5" table:formula="of:=100*([.G143]-[.I143])/[.I143]" office:value-type="float" office:value="48.8497615262321" calcext:value-type="float">
            <text:p/>
          </table:table-cell>
          <table:table-cell table:style-name="ce6" table:formula="of:=[.H143]" office:value-type="float" office:value="0.10016098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77.39" calcext:value-type="float">
            <text:p>677.39</text:p>
          </table:table-cell>
          <table:table-cell table:style-name="ce2" office:value-type="float" office:value="0.03563924" calcext:value-type="float">
            <text:p>0.03563924</text:p>
          </table:table-cell>
          <table:table-cell table:style-name="ce2" office:value-type="float" office:value="554.11" calcext:value-type="float">
            <text:p>554.11</text:p>
          </table:table-cell>
          <table:table-cell table:style-name="ce2" office:value-type="float" office:value="0.016679287" calcext:value-type="float">
            <text:p>0.016679287</text:p>
          </table:table-cell>
          <table:table-cell table:style-name="ce2" office:value-type="float" office:value="477.943" calcext:value-type="float">
            <text:p>477.943</text:p>
          </table:table-cell>
          <table:table-cell table:style-name="ce2" office:value-type="float" office:value="0.036086571" calcext:value-type="float">
            <text:p>0.036086571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4]-[.I144])/[.I144]" office:value-type="float" office:value="59.0117370892019" calcext:value-type="float">
            <text:p/>
          </table:table-cell>
          <table:table-cell table:style-name="ce6" table:formula="of:=[.D144]" office:value-type="float" office:value="0.03563924" calcext:value-type="float">
            <text:p/>
          </table:table-cell>
          <table:table-cell table:style-name="ce5" table:formula="of:=100*([.E144]-[.I144])/[.I144]" office:value-type="float" office:value="30.0727699530516" calcext:value-type="float">
            <text:p/>
          </table:table-cell>
          <table:table-cell table:style-name="ce6" table:formula="of:=[.F144]" office:value-type="float" office:value="0.016679287" calcext:value-type="float">
            <text:p/>
          </table:table-cell>
          <table:table-cell table:style-name="ce5" table:formula="of:=100*([.G144]-[.I144])/[.I144]" office:value-type="float" office:value="12.1931924882629" calcext:value-type="float">
            <text:p/>
          </table:table-cell>
          <table:table-cell table:style-name="ce6" table:formula="of:=[.H144]" office:value-type="float" office:value="0.036086571" calcext:value-type="float">
            <text:p/>
          </table:table-cell>
          <table:table-cell/>
          <table:table-cell table:style-name="ce9" table:formula="of:=[.A144]" office:value-type="string" office:string-value="eil51.txt" calcext:value-type="string">
            <text:p>eil51.txt</text:p>
          </table:table-cell>
          <table:table-cell table:style-name="ce12" table:formula="of:=AVERAGE([.K144:.K146])" office:value-type="float" office:value="62.9861502347418" calcext:value-type="float">
            <text:p/>
          </table:table-cell>
          <table:table-cell table:style-name="ce13" table:formula="of:=AVERAGE([.L144:.L146])" office:value-type="float" office:value="0.035520905" calcext:value-type="float">
            <text:p/>
          </table:table-cell>
          <table:table-cell table:style-name="ce12" table:formula="of:=AVERAGE([.M144:.M146])" office:value-type="float" office:value="36.9165884194053" calcext:value-type="float">
            <text:p/>
          </table:table-cell>
          <table:table-cell table:style-name="ce13" table:formula="of:=AVERAGE([.N144:.N146])" office:value-type="float" office:value="0.016456191" calcext:value-type="float">
            <text:p/>
          </table:table-cell>
          <table:table-cell table:style-name="ce12" table:formula="of:=AVERAGE([.O144:.O146])" office:value-type="float" office:value="15.7465571205008" calcext:value-type="float">
            <text:p/>
          </table:table-cell>
          <table:table-cell table:style-name="ce13" table:formula="of:=AVERAGE([.P144:.P146])" office:value-type="float" office:value="0.03440360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83.736" calcext:value-type="float">
            <text:p>683.736</text:p>
          </table:table-cell>
          <table:table-cell table:style-name="ce2" office:value-type="float" office:value="0.035375171" calcext:value-type="float">
            <text:p>0.035375171</text:p>
          </table:table-cell>
          <table:table-cell table:style-name="ce2" office:value-type="float" office:value="586.835" calcext:value-type="float">
            <text:p>586.835</text:p>
          </table:table-cell>
          <table:table-cell table:style-name="ce2" office:value-type="float" office:value="0.017630246" calcext:value-type="float">
            <text:p>0.017630246</text:p>
          </table:table-cell>
          <table:table-cell table:style-name="ce2" office:value-type="float" office:value="471.533" calcext:value-type="float">
            <text:p>471.533</text:p>
          </table:table-cell>
          <table:table-cell table:style-name="ce2" office:value-type="float" office:value="0.032894266" calcext:value-type="float">
            <text:p>0.032894266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5]-[.I145])/[.I145]" office:value-type="float" office:value="60.5014084507042" calcext:value-type="float">
            <text:p/>
          </table:table-cell>
          <table:table-cell table:style-name="ce6" table:formula="of:=[.D145]" office:value-type="float" office:value="0.035375171" calcext:value-type="float">
            <text:p/>
          </table:table-cell>
          <table:table-cell table:style-name="ce5" table:formula="of:=100*([.E145]-[.I145])/[.I145]" office:value-type="float" office:value="37.7546948356808" calcext:value-type="float">
            <text:p/>
          </table:table-cell>
          <table:table-cell table:style-name="ce6" table:formula="of:=[.F145]" office:value-type="float" office:value="0.017630246" calcext:value-type="float">
            <text:p/>
          </table:table-cell>
          <table:table-cell table:style-name="ce5" table:formula="of:=100*([.G145]-[.I145])/[.I145]" office:value-type="float" office:value="10.6884976525822" calcext:value-type="float">
            <text:p/>
          </table:table-cell>
          <table:table-cell table:style-name="ce6" table:formula="of:=[.H145]" office:value-type="float" office:value="0.0328942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721.837" calcext:value-type="float">
            <text:p>721.837</text:p>
          </table:table-cell>
          <table:table-cell table:style-name="ce2" office:value-type="float" office:value="0.035548304" calcext:value-type="float">
            <text:p>0.035548304</text:p>
          </table:table-cell>
          <table:table-cell table:style-name="ce2" office:value-type="float" office:value="608.849" calcext:value-type="float">
            <text:p>608.849</text:p>
          </table:table-cell>
          <table:table-cell table:style-name="ce2" office:value-type="float" office:value="0.01505904" calcext:value-type="float">
            <text:p>0.01505904</text:p>
          </table:table-cell>
          <table:table-cell table:style-name="ce2" office:value-type="float" office:value="529.765" calcext:value-type="float">
            <text:p>529.765</text:p>
          </table:table-cell>
          <table:table-cell table:style-name="ce2" office:value-type="float" office:value="0.034229985" calcext:value-type="float">
            <text:p>0.034229985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6]-[.I146])/[.I146]" office:value-type="float" office:value="69.4453051643192" calcext:value-type="float">
            <text:p/>
          </table:table-cell>
          <table:table-cell table:style-name="ce6" table:formula="of:=[.D146]" office:value-type="float" office:value="0.035548304" calcext:value-type="float">
            <text:p/>
          </table:table-cell>
          <table:table-cell table:style-name="ce5" table:formula="of:=100*([.E146]-[.I146])/[.I146]" office:value-type="float" office:value="42.9223004694836" calcext:value-type="float">
            <text:p/>
          </table:table-cell>
          <table:table-cell table:style-name="ce6" table:formula="of:=[.F146]" office:value-type="float" office:value="0.01505904" calcext:value-type="float">
            <text:p/>
          </table:table-cell>
          <table:table-cell table:style-name="ce5" table:formula="of:=100*([.G146]-[.I146])/[.I146]" office:value-type="float" office:value="24.3579812206573" calcext:value-type="float">
            <text:p/>
          </table:table-cell>
          <table:table-cell table:style-name="ce6" table:formula="of:=[.H146]" office:value-type="float" office:value="0.03422998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10.16" calcext:value-type="float">
            <text:p>1410.16</text:p>
          </table:table-cell>
          <table:table-cell table:style-name="ce2" office:value-type="float" office:value="0.063681283" calcext:value-type="float">
            <text:p>0.063681283</text:p>
          </table:table-cell>
          <table:table-cell table:style-name="ce2" office:value-type="float" office:value="839.178" calcext:value-type="float">
            <text:p>839.178</text:p>
          </table:table-cell>
          <table:table-cell table:style-name="ce2" office:value-type="float" office:value="0.050044912" calcext:value-type="float">
            <text:p>0.050044912</text:p>
          </table:table-cell>
          <table:table-cell table:style-name="ce2" office:value-type="float" office:value="700.799" calcext:value-type="float">
            <text:p>700.799</text:p>
          </table:table-cell>
          <table:table-cell table:style-name="ce2" office:value-type="float" office:value="0.058154671" calcext:value-type="float">
            <text:p>0.058154671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7]-[.I147])/[.I147]" office:value-type="float" office:value="162.111524163569" calcext:value-type="float">
            <text:p/>
          </table:table-cell>
          <table:table-cell table:style-name="ce6" table:formula="of:=[.D147]" office:value-type="float" office:value="0.063681283" calcext:value-type="float">
            <text:p/>
          </table:table-cell>
          <table:table-cell table:style-name="ce5" table:formula="of:=100*([.E147]-[.I147])/[.I147]" office:value-type="float" office:value="55.9810408921933" calcext:value-type="float">
            <text:p/>
          </table:table-cell>
          <table:table-cell table:style-name="ce6" table:formula="of:=[.F147]" office:value-type="float" office:value="0.050044912" calcext:value-type="float">
            <text:p/>
          </table:table-cell>
          <table:table-cell table:style-name="ce5" table:formula="of:=100*([.G147]-[.I147])/[.I147]" office:value-type="float" office:value="30.2600371747212" calcext:value-type="float">
            <text:p/>
          </table:table-cell>
          <table:table-cell table:style-name="ce6" table:formula="of:=[.H147]" office:value-type="float" office:value="0.058154671" calcext:value-type="float">
            <text:p/>
          </table:table-cell>
          <table:table-cell/>
          <table:table-cell table:style-name="ce9" table:formula="of:=[.A147]" office:value-type="string" office:string-value="eil76.txt" calcext:value-type="string">
            <text:p>eil76.txt</text:p>
          </table:table-cell>
          <table:table-cell table:style-name="ce12" table:formula="of:=AVERAGE([.K147:.K149])" office:value-type="float" office:value="164.89405204461" calcext:value-type="float">
            <text:p/>
          </table:table-cell>
          <table:table-cell table:style-name="ce13" table:formula="of:=AVERAGE([.L147:.L149])" office:value-type="float" office:value="0.0638751853333333" calcext:value-type="float">
            <text:p/>
          </table:table-cell>
          <table:table-cell table:style-name="ce12" table:formula="of:=AVERAGE([.M147:.M149])" office:value-type="float" office:value="49.2146840148699" calcext:value-type="float">
            <text:p/>
          </table:table-cell>
          <table:table-cell table:style-name="ce13" table:formula="of:=AVERAGE([.N147:.N149])" office:value-type="float" office:value="0.0441156203333333" calcext:value-type="float">
            <text:p/>
          </table:table-cell>
          <table:table-cell table:style-name="ce12" table:formula="of:=AVERAGE([.O147:.O149])" office:value-type="float" office:value="26.6280049566295" calcext:value-type="float">
            <text:p/>
          </table:table-cell>
          <table:table-cell table:style-name="ce13" table:formula="of:=AVERAGE([.P147:.P149])" office:value-type="float" office:value="0.0598292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15.88" calcext:value-type="float">
            <text:p>1415.88</text:p>
          </table:table-cell>
          <table:table-cell table:style-name="ce2" office:value-type="float" office:value="0.063709426" calcext:value-type="float">
            <text:p>0.063709426</text:p>
          </table:table-cell>
          <table:table-cell table:style-name="ce2" office:value-type="float" office:value="850.069" calcext:value-type="float">
            <text:p>850.069</text:p>
          </table:table-cell>
          <table:table-cell table:style-name="ce2" office:value-type="float" office:value="0.046414282" calcext:value-type="float">
            <text:p>0.046414282</text:p>
          </table:table-cell>
          <table:table-cell table:style-name="ce2" office:value-type="float" office:value="697.243" calcext:value-type="float">
            <text:p>697.243</text:p>
          </table:table-cell>
          <table:table-cell table:style-name="ce2" office:value-type="float" office:value="0.058584824" calcext:value-type="float">
            <text:p>0.058584824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8]-[.I148])/[.I148]" office:value-type="float" office:value="163.174721189591" calcext:value-type="float">
            <text:p/>
          </table:table-cell>
          <table:table-cell table:style-name="ce6" table:formula="of:=[.D148]" office:value-type="float" office:value="0.063709426" calcext:value-type="float">
            <text:p/>
          </table:table-cell>
          <table:table-cell table:style-name="ce5" table:formula="of:=100*([.E148]-[.I148])/[.I148]" office:value-type="float" office:value="58.0053903345725" calcext:value-type="float">
            <text:p/>
          </table:table-cell>
          <table:table-cell table:style-name="ce6" table:formula="of:=[.F148]" office:value-type="float" office:value="0.046414282" calcext:value-type="float">
            <text:p/>
          </table:table-cell>
          <table:table-cell table:style-name="ce5" table:formula="of:=100*([.G148]-[.I148])/[.I148]" office:value-type="float" office:value="29.5990706319703" calcext:value-type="float">
            <text:p/>
          </table:table-cell>
          <table:table-cell table:style-name="ce6" table:formula="of:=[.H148]" office:value-type="float" office:value="0.05858482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49.35" calcext:value-type="float">
            <text:p>1449.35</text:p>
          </table:table-cell>
          <table:table-cell table:style-name="ce2" office:value-type="float" office:value="0.064234847" calcext:value-type="float">
            <text:p>0.064234847</text:p>
          </table:table-cell>
          <table:table-cell table:style-name="ce2" office:value-type="float" office:value="719.078" calcext:value-type="float">
            <text:p>719.078</text:p>
          </table:table-cell>
          <table:table-cell table:style-name="ce2" office:value-type="float" office:value="0.035887667" calcext:value-type="float">
            <text:p>0.035887667</text:p>
          </table:table-cell>
          <table:table-cell table:style-name="ce2" office:value-type="float" office:value="645.734" calcext:value-type="float">
            <text:p>645.734</text:p>
          </table:table-cell>
          <table:table-cell table:style-name="ce2" office:value-type="float" office:value="0.062748204" calcext:value-type="float">
            <text:p>0.062748204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9]-[.I149])/[.I149]" office:value-type="float" office:value="169.395910780669" calcext:value-type="float">
            <text:p/>
          </table:table-cell>
          <table:table-cell table:style-name="ce6" table:formula="of:=[.D149]" office:value-type="float" office:value="0.064234847" calcext:value-type="float">
            <text:p/>
          </table:table-cell>
          <table:table-cell table:style-name="ce5" table:formula="of:=100*([.E149]-[.I149])/[.I149]" office:value-type="float" office:value="33.6576208178439" calcext:value-type="float">
            <text:p/>
          </table:table-cell>
          <table:table-cell table:style-name="ce6" table:formula="of:=[.F149]" office:value-type="float" office:value="0.035887667" calcext:value-type="float">
            <text:p/>
          </table:table-cell>
          <table:table-cell table:style-name="ce5" table:formula="of:=100*([.G149]-[.I149])/[.I149]" office:value-type="float" office:value="20.024907063197" calcext:value-type="float">
            <text:p/>
          </table:table-cell>
          <table:table-cell table:style-name="ce6" table:formula="of:=[.H149]" office:value-type="float" office:value="0.06274820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0.014998975" calcext:value-type="float">
            <text:p>0.014998975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012702174" calcext:value-type="float">
            <text:p>0.012702174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.015012169" calcext:value-type="float">
            <text:p>0.015012169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0]-[.I150])/[.I150]" office:value-type="float" office:value="10.4589114194237" calcext:value-type="float">
            <text:p/>
          </table:table-cell>
          <table:table-cell table:style-name="ce6" table:formula="of:=[.D150]" office:value-type="float" office:value="0.014998975" calcext:value-type="float">
            <text:p/>
          </table:table-cell>
          <table:table-cell table:style-name="ce5" table:formula="of:=100*([.E150]-[.I150])/[.I150]" office:value-type="float" office:value="33.4044823906083" calcext:value-type="float">
            <text:p/>
          </table:table-cell>
          <table:table-cell table:style-name="ce6" table:formula="of:=[.F150]" office:value-type="float" office:value="0.012702174" calcext:value-type="float">
            <text:p/>
          </table:table-cell>
          <table:table-cell table:style-name="ce5" table:formula="of:=100*([.G150]-[.I150])/[.I150]" office:value-type="float" office:value="11.4194236926361" calcext:value-type="float">
            <text:p/>
          </table:table-cell>
          <table:table-cell table:style-name="ce6" table:formula="of:=[.H150]" office:value-type="float" office:value="0.015012169" calcext:value-type="float">
            <text:p/>
          </table:table-cell>
          <table:table-cell/>
          <table:table-cell table:style-name="ce9" table:formula="of:=[.A150]" office:value-type="string" office:string-value="fri26.txt" calcext:value-type="string">
            <text:p>fri26.txt</text:p>
          </table:table-cell>
          <table:table-cell table:style-name="ce12" table:formula="of:=AVERAGE([.K150:.K152])" office:value-type="float" office:value="13.7673425827108" calcext:value-type="float">
            <text:p/>
          </table:table-cell>
          <table:table-cell table:style-name="ce13" table:formula="of:=AVERAGE([.L150:.L152])" office:value-type="float" office:value="0.0151450126666667" calcext:value-type="float">
            <text:p/>
          </table:table-cell>
          <table:table-cell table:style-name="ce12" table:formula="of:=AVERAGE([.M150:.M152])" office:value-type="float" office:value="23.621487015297" calcext:value-type="float">
            <text:p/>
          </table:table-cell>
          <table:table-cell table:style-name="ce13" table:formula="of:=AVERAGE([.N150:.N152])" office:value-type="float" office:value="0.0127863783333333" calcext:value-type="float">
            <text:p/>
          </table:table-cell>
          <table:table-cell table:style-name="ce12" table:formula="of:=AVERAGE([.O150:.O152])" office:value-type="float" office:value="7.32835289932408" calcext:value-type="float">
            <text:p/>
          </table:table-cell>
          <table:table-cell table:style-name="ce13" table:formula="of:=AVERAGE([.P150:.P152])" office:value-type="float" office:value="0.0157742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0.015022932" calcext:value-type="float">
            <text:p>0.015022932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.012740725" calcext:value-type="float">
            <text:p>0.012740725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0.017272376" calcext:value-type="float">
            <text:p>0.017272376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1]-[.I151])/[.I151]" office:value-type="float" office:value="26.3607257203842" calcext:value-type="float">
            <text:p/>
          </table:table-cell>
          <table:table-cell table:style-name="ce6" table:formula="of:=[.D151]" office:value-type="float" office:value="0.015022932" calcext:value-type="float">
            <text:p/>
          </table:table-cell>
          <table:table-cell table:style-name="ce5" table:formula="of:=100*([.E151]-[.I151])/[.I151]" office:value-type="float" office:value="11.4194236926361" calcext:value-type="float">
            <text:p/>
          </table:table-cell>
          <table:table-cell table:style-name="ce6" table:formula="of:=[.F151]" office:value-type="float" office:value="0.012740725" calcext:value-type="float">
            <text:p/>
          </table:table-cell>
          <table:table-cell table:style-name="ce5" table:formula="of:=100*([.G151]-[.I151])/[.I151]" office:value-type="float" office:value="5.65635005336179" calcext:value-type="float">
            <text:p/>
          </table:table-cell>
          <table:table-cell table:style-name="ce6" table:formula="of:=[.H151]" office:value-type="float" office:value="0.01727237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0.015413131" calcext:value-type="float">
            <text:p>0.015413131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0.012916236" calcext:value-type="float">
            <text:p>0.01291623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0.015038295" calcext:value-type="float">
            <text:p>0.015038295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2]-[.I152])/[.I152]" office:value-type="float" office:value="4.48239060832444" calcext:value-type="float">
            <text:p/>
          </table:table-cell>
          <table:table-cell table:style-name="ce6" table:formula="of:=[.D152]" office:value-type="float" office:value="0.015413131" calcext:value-type="float">
            <text:p/>
          </table:table-cell>
          <table:table-cell table:style-name="ce5" table:formula="of:=100*([.E152]-[.I152])/[.I152]" office:value-type="float" office:value="26.0405549626467" calcext:value-type="float">
            <text:p/>
          </table:table-cell>
          <table:table-cell table:style-name="ce6" table:formula="of:=[.F152]" office:value-type="float" office:value="0.012916236" calcext:value-type="float">
            <text:p/>
          </table:table-cell>
          <table:table-cell table:style-name="ce5" table:formula="of:=100*([.G152]-[.I152])/[.I152]" office:value-type="float" office:value="4.90928495197439" calcext:value-type="float">
            <text:p/>
          </table:table-cell>
          <table:table-cell table:style-name="ce6" table:formula="of:=[.H152]" office:value-type="float" office:value="0.015038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0.013330606" calcext:value-type="float">
            <text:p>0.013330606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0.0127658" calcext:value-type="float">
            <text:p>0.0127658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0.013591253" calcext:value-type="float">
            <text:p>0.013591253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3]-[.I153])/[.I153]" office:value-type="float" office:value="4.89208633093525" calcext:value-type="float">
            <text:p/>
          </table:table-cell>
          <table:table-cell table:style-name="ce6" table:formula="of:=[.D153]" office:value-type="float" office:value="0.013330606" calcext:value-type="float">
            <text:p/>
          </table:table-cell>
          <table:table-cell table:style-name="ce5" table:formula="of:=100*([.E153]-[.I153])/[.I153]" office:value-type="float" office:value="9.20863309352518" calcext:value-type="float">
            <text:p/>
          </table:table-cell>
          <table:table-cell table:style-name="ce6" table:formula="of:=[.F153]" office:value-type="float" office:value="0.0127658" calcext:value-type="float">
            <text:p/>
          </table:table-cell>
          <table:table-cell table:style-name="ce5" table:formula="of:=100*([.G153]-[.I153])/[.I153]" office:value-type="float" office:value="4.89208633093525" calcext:value-type="float">
            <text:p/>
          </table:table-cell>
          <table:table-cell table:style-name="ce6" table:formula="of:=[.H153]" office:value-type="float" office:value="0.013591253" calcext:value-type="float">
            <text:p/>
          </table:table-cell>
          <table:table-cell/>
          <table:table-cell table:style-name="ce9" table:formula="of:=[.A153]" office:value-type="string" office:string-value="gr17.txt" calcext:value-type="string">
            <text:p>gr17.txt</text:p>
          </table:table-cell>
          <table:table-cell table:style-name="ce12" table:formula="of:=AVERAGE([.K153:.K155])" office:value-type="float" office:value="13.5251798561151" calcext:value-type="float">
            <text:p/>
          </table:table-cell>
          <table:table-cell table:style-name="ce13" table:formula="of:=AVERAGE([.L153:.L155])" office:value-type="float" office:value="0.013159146" calcext:value-type="float">
            <text:p/>
          </table:table-cell>
          <table:table-cell table:style-name="ce12" table:formula="of:=AVERAGE([.M153:.M155])" office:value-type="float" office:value="11.89448441247" calcext:value-type="float">
            <text:p/>
          </table:table-cell>
          <table:table-cell table:style-name="ce13" table:formula="of:=AVERAGE([.N153:.N155])" office:value-type="float" office:value="0.0127750183333333" calcext:value-type="float">
            <text:p/>
          </table:table-cell>
          <table:table-cell table:style-name="ce12" table:formula="of:=AVERAGE([.O153:.O155])" office:value-type="float" office:value="6.2669864108713" calcext:value-type="float">
            <text:p/>
          </table:table-cell>
          <table:table-cell table:style-name="ce13" table:formula="of:=AVERAGE([.P153:.P155])" office:value-type="float" office:value="0.013238973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0.012841088" calcext:value-type="float">
            <text:p>0.012841088</text:p>
          </table:table-cell>
          <table:table-cell table:style-name="ce2" office:value-type="float" office:value="2490" calcext:value-type="float">
            <text:p>2490</text:p>
          </table:table-cell>
          <table:table-cell table:style-name="ce2" office:value-type="float" office:value="0.012485454" calcext:value-type="float">
            <text:p>0.012485454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0.013794771" calcext:value-type="float">
            <text:p>0.013794771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4]-[.I154])/[.I154]" office:value-type="float" office:value="6.33093525179856" calcext:value-type="float">
            <text:p/>
          </table:table-cell>
          <table:table-cell table:style-name="ce6" table:formula="of:=[.D154]" office:value-type="float" office:value="0.012841088" calcext:value-type="float">
            <text:p/>
          </table:table-cell>
          <table:table-cell table:style-name="ce5" table:formula="of:=100*([.E154]-[.I154])/[.I154]" office:value-type="float" office:value="19.4244604316547" calcext:value-type="float">
            <text:p/>
          </table:table-cell>
          <table:table-cell table:style-name="ce6" table:formula="of:=[.F154]" office:value-type="float" office:value="0.012485454" calcext:value-type="float">
            <text:p/>
          </table:table-cell>
          <table:table-cell table:style-name="ce5" table:formula="of:=100*([.G154]-[.I154])/[.I154]" office:value-type="float" office:value="5.56354916067146" calcext:value-type="float">
            <text:p/>
          </table:table-cell>
          <table:table-cell table:style-name="ce6" table:formula="of:=[.H154]" office:value-type="float" office:value="0.0137947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97" calcext:value-type="float">
            <text:p>2697</text:p>
          </table:table-cell>
          <table:table-cell table:style-name="ce2" office:value-type="float" office:value="0.013305744" calcext:value-type="float">
            <text:p>0.013305744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0.013073801" calcext:value-type="float">
            <text:p>0.013073801</text:p>
          </table:table-cell>
          <table:table-cell table:style-name="ce2" office:value-type="float" office:value="2259" calcext:value-type="float">
            <text:p>2259</text:p>
          </table:table-cell>
          <table:table-cell table:style-name="ce2" office:value-type="float" office:value="0.012330897" calcext:value-type="float">
            <text:p>0.012330897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5]-[.I155])/[.I155]" office:value-type="float" office:value="29.3525179856115" calcext:value-type="float">
            <text:p/>
          </table:table-cell>
          <table:table-cell table:style-name="ce6" table:formula="of:=[.D155]" office:value-type="float" office:value="0.013305744" calcext:value-type="float">
            <text:p/>
          </table:table-cell>
          <table:table-cell table:style-name="ce5" table:formula="of:=100*([.E155]-[.I155])/[.I155]" office:value-type="float" office:value="7.05035971223022" calcext:value-type="float">
            <text:p/>
          </table:table-cell>
          <table:table-cell table:style-name="ce6" table:formula="of:=[.F155]" office:value-type="float" office:value="0.013073801" calcext:value-type="float">
            <text:p/>
          </table:table-cell>
          <table:table-cell table:style-name="ce5" table:formula="of:=100*([.G155]-[.I155])/[.I155]" office:value-type="float" office:value="8.34532374100719" calcext:value-type="float">
            <text:p/>
          </table:table-cell>
          <table:table-cell table:style-name="ce6" table:formula="of:=[.H155]" office:value-type="float" office:value="0.01233089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61.88" calcext:value-type="float">
            <text:p>2661.88</text:p>
          </table:table-cell>
          <table:table-cell table:style-name="ce2" office:value-type="float" office:value="0.391010475" calcext:value-type="float">
            <text:p>0.391010475</text:p>
          </table:table-cell>
          <table:table-cell table:style-name="ce2" office:value-type="float" office:value="1313.23" calcext:value-type="float">
            <text:p>1313.23</text:p>
          </table:table-cell>
          <table:table-cell table:style-name="ce2" office:value-type="float" office:value="0.408332093" calcext:value-type="float">
            <text:p>0.408332093</text:p>
          </table:table-cell>
          <table:table-cell table:style-name="ce2" office:value-type="float" office:value="652.091" calcext:value-type="float">
            <text:p>652.091</text:p>
          </table:table-cell>
          <table:table-cell table:style-name="ce2" office:value-type="float" office:value="0.530505731" calcext:value-type="float">
            <text:p>0.530505731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6]-[.I156])/[.I156]" office:value-type="float" office:value="383.979853748586" calcext:value-type="float">
            <text:p/>
          </table:table-cell>
          <table:table-cell table:style-name="ce6" table:formula="of:=[.D156]" office:value-type="float" office:value="0.391010475" calcext:value-type="float">
            <text:p/>
          </table:table-cell>
          <table:table-cell table:style-name="ce5" table:formula="of:=100*([.E156]-[.I156])/[.I156]" office:value-type="float" office:value="138.769915750618" calcext:value-type="float">
            <text:p/>
          </table:table-cell>
          <table:table-cell table:style-name="ce6" table:formula="of:=[.F156]" office:value-type="float" office:value="0.408332093" calcext:value-type="float">
            <text:p/>
          </table:table-cell>
          <table:table-cell table:style-name="ce5" table:formula="of:=100*([.G156]-[.I156])/[.I156]" office:value-type="float" office:value="18.5624095792331" calcext:value-type="float">
            <text:p/>
          </table:table-cell>
          <table:table-cell table:style-name="ce6" table:formula="of:=[.H156]" office:value-type="float" office:value="0.530505731" calcext:value-type="float">
            <text:p/>
          </table:table-cell>
          <table:table-cell/>
          <table:table-cell table:style-name="ce9" table:formula="of:=[.A156]" office:value-type="string" office:string-value="gr202.txt" calcext:value-type="string">
            <text:p>gr202.txt</text:p>
          </table:table-cell>
          <table:table-cell table:style-name="ce12" table:formula="of:=AVERAGE([.K156:.K158])" office:value-type="float" office:value="387.667745276453" calcext:value-type="float">
            <text:p/>
          </table:table-cell>
          <table:table-cell table:style-name="ce13" table:formula="of:=AVERAGE([.L156:.L158])" office:value-type="float" office:value="0.374532939333333" calcext:value-type="float">
            <text:p/>
          </table:table-cell>
          <table:table-cell table:style-name="ce12" table:formula="of:=AVERAGE([.M156:.M158])" office:value-type="float" office:value="128.445637660688" calcext:value-type="float">
            <text:p/>
          </table:table-cell>
          <table:table-cell table:style-name="ce13" table:formula="of:=AVERAGE([.N156:.N158])" office:value-type="float" office:value="0.405576691333333" calcext:value-type="float">
            <text:p/>
          </table:table-cell>
          <table:table-cell table:style-name="ce12" table:formula="of:=AVERAGE([.O156:.O158])" office:value-type="float" office:value="19.7264742066079" calcext:value-type="float">
            <text:p/>
          </table:table-cell>
          <table:table-cell table:style-name="ce13" table:formula="of:=AVERAGE([.P156:.P158])" office:value-type="float" office:value="0.515495139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82.33" calcext:value-type="float">
            <text:p>2682.33</text:p>
          </table:table-cell>
          <table:table-cell table:style-name="ce2" office:value-type="float" office:value="0.374179428" calcext:value-type="float">
            <text:p>0.374179428</text:p>
          </table:table-cell>
          <table:table-cell table:style-name="ce2" office:value-type="float" office:value="1180.96" calcext:value-type="float">
            <text:p>1180.96</text:p>
          </table:table-cell>
          <table:table-cell table:style-name="ce2" office:value-type="float" office:value="0.410347362" calcext:value-type="float">
            <text:p>0.410347362</text:p>
          </table:table-cell>
          <table:table-cell table:style-name="ce2" office:value-type="float" office:value="660.266" calcext:value-type="float">
            <text:p>660.266</text:p>
          </table:table-cell>
          <table:table-cell table:style-name="ce2" office:value-type="float" office:value="0.490452032" calcext:value-type="float">
            <text:p>0.490452032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7]-[.I157])/[.I157]" office:value-type="float" office:value="387.69804841144" calcext:value-type="float">
            <text:p/>
          </table:table-cell>
          <table:table-cell table:style-name="ce6" table:formula="of:=[.D157]" office:value-type="float" office:value="0.374179428" calcext:value-type="float">
            <text:p/>
          </table:table-cell>
          <table:table-cell table:style-name="ce5" table:formula="of:=100*([.E157]-[.I157])/[.I157]" office:value-type="float" office:value="114.720741762562" calcext:value-type="float">
            <text:p/>
          </table:table-cell>
          <table:table-cell table:style-name="ce6" table:formula="of:=[.F157]" office:value-type="float" office:value="0.410347362" calcext:value-type="float">
            <text:p/>
          </table:table-cell>
          <table:table-cell table:style-name="ce5" table:formula="of:=100*([.G157]-[.I157])/[.I157]" office:value-type="float" office:value="20.0487783503252" calcext:value-type="float">
            <text:p/>
          </table:table-cell>
          <table:table-cell table:style-name="ce6" table:formula="of:=[.H157]" office:value-type="float" office:value="0.490452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702.28" calcext:value-type="float">
            <text:p>2702.28</text:p>
          </table:table-cell>
          <table:table-cell table:style-name="ce2" office:value-type="float" office:value="0.358408915" calcext:value-type="float">
            <text:p>0.358408915</text:p>
          </table:table-cell>
          <table:table-cell table:style-name="ce2" office:value-type="float" office:value="1275.15" calcext:value-type="float">
            <text:p>1275.15</text:p>
          </table:table-cell>
          <table:table-cell table:style-name="ce2" office:value-type="float" office:value="0.398050619" calcext:value-type="float">
            <text:p>0.398050619</text:p>
          </table:table-cell>
          <table:table-cell table:style-name="ce2" office:value-type="float" office:value="663.123" calcext:value-type="float">
            <text:p>663.123</text:p>
          </table:table-cell>
          <table:table-cell table:style-name="ce2" office:value-type="float" office:value="0.525527654" calcext:value-type="float">
            <text:p>0.525527654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8]-[.I158])/[.I158]" office:value-type="float" office:value="391.325333669334" calcext:value-type="float">
            <text:p/>
          </table:table-cell>
          <table:table-cell table:style-name="ce6" table:formula="of:=[.D158]" office:value-type="float" office:value="0.358408915" calcext:value-type="float">
            <text:p/>
          </table:table-cell>
          <table:table-cell table:style-name="ce5" table:formula="of:=100*([.E158]-[.I158])/[.I158]" office:value-type="float" office:value="131.846255468883" calcext:value-type="float">
            <text:p/>
          </table:table-cell>
          <table:table-cell table:style-name="ce6" table:formula="of:=[.F158]" office:value-type="float" office:value="0.398050619" calcext:value-type="float">
            <text:p/>
          </table:table-cell>
          <table:table-cell table:style-name="ce5" table:formula="of:=100*([.G158]-[.I158])/[.I158]" office:value-type="float" office:value="20.5682346902653" calcext:value-type="float">
            <text:p/>
          </table:table-cell>
          <table:table-cell table:style-name="ce6" table:formula="of:=[.H158]" office:value-type="float" office:value="0.52552765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47.02" calcext:value-type="float">
            <text:p>2147.02</text:p>
          </table:table-cell>
          <table:table-cell table:style-name="ce2" office:value-type="float" office:value="0.091198747" calcext:value-type="float">
            <text:p>0.091198747</text:p>
          </table:table-cell>
          <table:table-cell table:style-name="ce2" office:value-type="float" office:value="849.528" calcext:value-type="float">
            <text:p>849.528</text:p>
          </table:table-cell>
          <table:table-cell table:style-name="ce2" office:value-type="float" office:value="0.101766501" calcext:value-type="float">
            <text:p>0.101766501</text:p>
          </table:table-cell>
          <table:table-cell table:style-name="ce2" office:value-type="float" office:value="642.469" calcext:value-type="float">
            <text:p>642.469</text:p>
          </table:table-cell>
          <table:table-cell table:style-name="ce2" office:value-type="float" office:value="0.130170605" calcext:value-type="float">
            <text:p>0.130170605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59]-[.I159])/[.I159]" office:value-type="float" office:value="319.086591032685" calcext:value-type="float">
            <text:p/>
          </table:table-cell>
          <table:table-cell table:style-name="ce6" table:formula="of:=[.D159]" office:value-type="float" office:value="0.091198747" calcext:value-type="float">
            <text:p/>
          </table:table-cell>
          <table:table-cell table:style-name="ce5" table:formula="of:=100*([.E159]-[.I159])/[.I159]" office:value-type="float" office:value="65.8232310396803" calcext:value-type="float">
            <text:p/>
          </table:table-cell>
          <table:table-cell table:style-name="ce6" table:formula="of:=[.F159]" office:value-type="float" office:value="0.101766501" calcext:value-type="float">
            <text:p/>
          </table:table-cell>
          <table:table-cell table:style-name="ce5" table:formula="of:=100*([.G159]-[.I159])/[.I159]" office:value-type="float" office:value="25.4064438403824" calcext:value-type="float">
            <text:p/>
          </table:table-cell>
          <table:table-cell table:style-name="ce6" table:formula="of:=[.H159]" office:value-type="float" office:value="0.130170605" calcext:value-type="float">
            <text:p/>
          </table:table-cell>
          <table:table-cell/>
          <table:table-cell table:style-name="ce9" table:formula="of:=[.A159]" office:value-type="string" office:string-value="gr96.txt" calcext:value-type="string">
            <text:p>gr96.txt</text:p>
          </table:table-cell>
          <table:table-cell table:style-name="ce12" table:formula="of:=AVERAGE([.K159:.K161])" office:value-type="float" office:value="322.851243148509" calcext:value-type="float">
            <text:p/>
          </table:table-cell>
          <table:table-cell table:style-name="ce13" table:formula="of:=AVERAGE([.L159:.L161])" office:value-type="float" office:value="0.0916798143333334" calcext:value-type="float">
            <text:p/>
          </table:table-cell>
          <table:table-cell table:style-name="ce12" table:formula="of:=AVERAGE([.M159:.M161])" office:value-type="float" office:value="70.4836309204295" calcext:value-type="float">
            <text:p/>
          </table:table-cell>
          <table:table-cell table:style-name="ce13" table:formula="of:=AVERAGE([.N159:.N161])" office:value-type="float" office:value="0.101141818" calcext:value-type="float">
            <text:p/>
          </table:table-cell>
          <table:table-cell table:style-name="ce12" table:formula="of:=AVERAGE([.O159:.O161])" office:value-type="float" office:value="34.7262025643098" calcext:value-type="float">
            <text:p/>
          </table:table-cell>
          <table:table-cell table:style-name="ce13" table:formula="of:=AVERAGE([.P159:.P161])" office:value-type="float" office:value="0.12305754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73.81" calcext:value-type="float">
            <text:p>2173.81</text:p>
          </table:table-cell>
          <table:table-cell table:style-name="ce2" office:value-type="float" office:value="0.091877677" calcext:value-type="float">
            <text:p>0.091877677</text:p>
          </table:table-cell>
          <table:table-cell table:style-name="ce2" office:value-type="float" office:value="966.664" calcext:value-type="float">
            <text:p>966.664</text:p>
          </table:table-cell>
          <table:table-cell table:style-name="ce2" office:value-type="float" office:value="0.101422535" calcext:value-type="float">
            <text:p>0.101422535</text:p>
          </table:table-cell>
          <table:table-cell table:style-name="ce2" office:value-type="float" office:value="643.431" calcext:value-type="float">
            <text:p>643.431</text:p>
          </table:table-cell>
          <table:table-cell table:style-name="ce2" office:value-type="float" office:value="0.12156497" calcext:value-type="float">
            <text:p>0.12156497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60]-[.I160])/[.I160]" office:value-type="float" office:value="324.315852881091" calcext:value-type="float">
            <text:p/>
          </table:table-cell>
          <table:table-cell table:style-name="ce6" table:formula="of:=[.D160]" office:value-type="float" office:value="0.091877677" calcext:value-type="float">
            <text:p/>
          </table:table-cell>
          <table:table-cell table:style-name="ce5" table:formula="of:=100*([.E160]-[.I160])/[.I160]" office:value-type="float" office:value="88.6875392097041" calcext:value-type="float">
            <text:p/>
          </table:table-cell>
          <table:table-cell table:style-name="ce6" table:formula="of:=[.F160]" office:value-type="float" office:value="0.101422535" calcext:value-type="float">
            <text:p/>
          </table:table-cell>
          <table:table-cell table:style-name="ce5" table:formula="of:=100*([.G160]-[.I160])/[.I160]" office:value-type="float" office:value="25.5942209922363" calcext:value-type="float">
            <text:p/>
          </table:table-cell>
          <table:table-cell table:style-name="ce6" table:formula="of:=[.H160]" office:value-type="float" office:value="0.1215649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78.09" calcext:value-type="float">
            <text:p>2178.09</text:p>
          </table:table-cell>
          <table:table-cell table:style-name="ce2" office:value-type="float" office:value="0.091963019" calcext:value-type="float">
            <text:p>0.091963019</text:p>
          </table:table-cell>
          <table:table-cell table:style-name="ce2" office:value-type="float" office:value="804.019" calcext:value-type="float">
            <text:p>804.019</text:p>
          </table:table-cell>
          <table:table-cell table:style-name="ce2" office:value-type="float" office:value="0.100236418" calcext:value-type="float">
            <text:p>0.100236418</text:p>
          </table:table-cell>
          <table:table-cell table:style-name="ce2" office:value-type="float" office:value="784.745" calcext:value-type="float">
            <text:p>784.745</text:p>
          </table:table-cell>
          <table:table-cell table:style-name="ce2" office:value-type="float" office:value="0.117437069" calcext:value-type="float">
            <text:p>0.117437069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61]-[.I161])/[.I161]" office:value-type="float" office:value="325.151285531751" calcext:value-type="float">
            <text:p/>
          </table:table-cell>
          <table:table-cell table:style-name="ce6" table:formula="of:=[.D161]" office:value-type="float" office:value="0.091963019" calcext:value-type="float">
            <text:p/>
          </table:table-cell>
          <table:table-cell table:style-name="ce5" table:formula="of:=100*([.E161]-[.I161])/[.I161]" office:value-type="float" office:value="56.9401225119039" calcext:value-type="float">
            <text:p/>
          </table:table-cell>
          <table:table-cell table:style-name="ce6" table:formula="of:=[.F161]" office:value-type="float" office:value="0.100236418" calcext:value-type="float">
            <text:p/>
          </table:table-cell>
          <table:table-cell table:style-name="ce5" table:formula="of:=100*([.G161]-[.I161])/[.I161]" office:value-type="float" office:value="53.1779428603106" calcext:value-type="float">
            <text:p/>
          </table:table-cell>
          <table:table-cell table:style-name="ce6" table:formula="of:=[.H161]" office:value-type="float" office:value="0.11743706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7831" calcext:value-type="float">
            <text:p>107831</text:p>
          </table:table-cell>
          <table:table-cell table:style-name="ce2" office:value-type="float" office:value="0.102866715" calcext:value-type="float">
            <text:p>0.102866715</text:p>
          </table:table-cell>
          <table:table-cell table:style-name="ce2" office:value-type="float" office:value="43539.7" calcext:value-type="float">
            <text:p>43539.7</text:p>
          </table:table-cell>
          <table:table-cell table:style-name="ce2" office:value-type="float" office:value="0.112146386" calcext:value-type="float">
            <text:p>0.112146386</text:p>
          </table:table-cell>
          <table:table-cell table:style-name="ce2" office:value-type="float" office:value="29170.1" calcext:value-type="float">
            <text:p>29170.1</text:p>
          </table:table-cell>
          <table:table-cell table:style-name="ce2" office:value-type="float" office:value="0.14863398" calcext:value-type="float">
            <text:p>0.14863398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2]-[.I162])/[.I162]" office:value-type="float" office:value="406.677004040974" calcext:value-type="float">
            <text:p/>
          </table:table-cell>
          <table:table-cell table:style-name="ce6" table:formula="of:=[.D162]" office:value-type="float" office:value="0.102866715" calcext:value-type="float">
            <text:p/>
          </table:table-cell>
          <table:table-cell table:style-name="ce5" table:formula="of:=100*([.E162]-[.I162])/[.I162]" office:value-type="float" office:value="104.584625505122" calcext:value-type="float">
            <text:p/>
          </table:table-cell>
          <table:table-cell table:style-name="ce6" table:formula="of:=[.F162]" office:value-type="float" office:value="0.112146386" calcext:value-type="float">
            <text:p/>
          </table:table-cell>
          <table:table-cell table:style-name="ce5" table:formula="of:=100*([.G162]-[.I162])/[.I162]" office:value-type="float" office:value="37.0646555774833" calcext:value-type="float">
            <text:p/>
          </table:table-cell>
          <table:table-cell table:style-name="ce6" table:formula="of:=[.H162]" office:value-type="float" office:value="0.14863398" calcext:value-type="float">
            <text:p/>
          </table:table-cell>
          <table:table-cell/>
          <table:table-cell table:style-name="ce9" table:formula="of:=[.A162]" office:value-type="string" office:string-value="kroA100.txt" calcext:value-type="string">
            <text:p>kroA100.txt</text:p>
          </table:table-cell>
          <table:table-cell table:style-name="ce12" table:formula="of:=AVERAGE([.K162:.K164])" office:value-type="float" office:value="387.722331861041" calcext:value-type="float">
            <text:p/>
          </table:table-cell>
          <table:table-cell table:style-name="ce13" table:formula="of:=AVERAGE([.L162:.L164])" office:value-type="float" office:value="0.101797955333333" calcext:value-type="float">
            <text:p/>
          </table:table-cell>
          <table:table-cell table:style-name="ce12" table:formula="of:=AVERAGE([.M162:.M164])" office:value-type="float" office:value="85.5579049588071" calcext:value-type="float">
            <text:p/>
          </table:table-cell>
          <table:table-cell table:style-name="ce13" table:formula="of:=AVERAGE([.N162:.N164])" office:value-type="float" office:value="0.110512983666667" calcext:value-type="float">
            <text:p/>
          </table:table-cell>
          <table:table-cell table:style-name="ce12" table:formula="of:=AVERAGE([.O162:.O164])" office:value-type="float" office:value="45.6911944366131" calcext:value-type="float">
            <text:p/>
          </table:table-cell>
          <table:table-cell table:style-name="ce13" table:formula="of:=AVERAGE([.P162:.P164])" office:value-type="float" office:value="0.148218939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9723" calcext:value-type="float">
            <text:p>109723</text:p>
          </table:table-cell>
          <table:table-cell table:style-name="ce2" office:value-type="float" office:value="0.100908291" calcext:value-type="float">
            <text:p>0.100908291</text:p>
          </table:table-cell>
          <table:table-cell table:style-name="ce2" office:value-type="float" office:value="35396.7" calcext:value-type="float">
            <text:p>35396.7</text:p>
          </table:table-cell>
          <table:table-cell table:style-name="ce2" office:value-type="float" office:value="0.110070213" calcext:value-type="float">
            <text:p>0.110070213</text:p>
          </table:table-cell>
          <table:table-cell table:style-name="ce2" office:value-type="float" office:value="32968.2" calcext:value-type="float">
            <text:p>32968.2</text:p>
          </table:table-cell>
          <table:table-cell table:style-name="ce2" office:value-type="float" office:value="0.158829341" calcext:value-type="float">
            <text:p>0.158829341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3]-[.I163])/[.I163]" office:value-type="float" office:value="415.56714594493" calcext:value-type="float">
            <text:p/>
          </table:table-cell>
          <table:table-cell table:style-name="ce6" table:formula="of:=[.D163]" office:value-type="float" office:value="0.100908291" calcext:value-type="float">
            <text:p/>
          </table:table-cell>
          <table:table-cell table:style-name="ce5" table:formula="of:=100*([.E163]-[.I163])/[.I163]" office:value-type="float" office:value="66.3222441499859" calcext:value-type="float">
            <text:p/>
          </table:table-cell>
          <table:table-cell table:style-name="ce6" table:formula="of:=[.F163]" office:value-type="float" office:value="0.110070213" calcext:value-type="float">
            <text:p/>
          </table:table-cell>
          <table:table-cell table:style-name="ce5" table:formula="of:=100*([.G163]-[.I163])/[.I163]" office:value-type="float" office:value="54.9111925570905" calcext:value-type="float">
            <text:p/>
          </table:table-cell>
          <table:table-cell table:style-name="ce6" table:formula="of:=[.H163]" office:value-type="float" office:value="0.1588293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3837.2" calcext:value-type="float">
            <text:p>93837.2</text:p>
          </table:table-cell>
          <table:table-cell table:style-name="ce2" office:value-type="float" office:value="0.10161886" calcext:value-type="float">
            <text:p>0.10161886</text:p>
          </table:table-cell>
          <table:table-cell table:style-name="ce2" office:value-type="float" office:value="39534.9" calcext:value-type="float">
            <text:p>39534.9</text:p>
          </table:table-cell>
          <table:table-cell table:style-name="ce2" office:value-type="float" office:value="0.109322352" calcext:value-type="float">
            <text:p>0.109322352</text:p>
          </table:table-cell>
          <table:table-cell table:style-name="ce2" office:value-type="float" office:value="30879.7" calcext:value-type="float">
            <text:p>30879.7</text:p>
          </table:table-cell>
          <table:table-cell table:style-name="ce2" office:value-type="float" office:value="0.137193496" calcext:value-type="float">
            <text:p>0.137193496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4]-[.I164])/[.I164]" office:value-type="float" office:value="340.922845597218" calcext:value-type="float">
            <text:p/>
          </table:table-cell>
          <table:table-cell table:style-name="ce6" table:formula="of:=[.D164]" office:value-type="float" office:value="0.10161886" calcext:value-type="float">
            <text:p/>
          </table:table-cell>
          <table:table-cell table:style-name="ce5" table:formula="of:=100*([.E164]-[.I164])/[.I164]" office:value-type="float" office:value="85.7668452213138" calcext:value-type="float">
            <text:p/>
          </table:table-cell>
          <table:table-cell table:style-name="ce6" table:formula="of:=[.F164]" office:value-type="float" office:value="0.109322352" calcext:value-type="float">
            <text:p/>
          </table:table-cell>
          <table:table-cell table:style-name="ce5" table:formula="of:=100*([.G164]-[.I164])/[.I164]" office:value-type="float" office:value="45.0977351752655" calcext:value-type="float">
            <text:p/>
          </table:table-cell>
          <table:table-cell table:style-name="ce6" table:formula="of:=[.H164]" office:value-type="float" office:value="0.13719349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82338" calcext:value-type="float">
            <text:p>282338</text:p>
          </table:table-cell>
          <table:table-cell table:style-name="ce2" office:value-type="float" office:value="0.401173569" calcext:value-type="float">
            <text:p>0.401173569</text:p>
          </table:table-cell>
          <table:table-cell table:style-name="ce2" office:value-type="float" office:value="81505.1" calcext:value-type="float">
            <text:p>81505.1</text:p>
          </table:table-cell>
          <table:table-cell table:style-name="ce2" office:value-type="float" office:value="0.423454619" calcext:value-type="float">
            <text:p>0.423454619</text:p>
          </table:table-cell>
          <table:table-cell table:style-name="ce2" office:value-type="float" office:value="50109.3" calcext:value-type="float">
            <text:p>50109.3</text:p>
          </table:table-cell>
          <table:table-cell table:style-name="ce2" office:value-type="float" office:value="0.592329164" calcext:value-type="float">
            <text:p>0.592329164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5]-[.I165])/[.I165]" office:value-type="float" office:value="861.379733042768" calcext:value-type="float">
            <text:p/>
          </table:table-cell>
          <table:table-cell table:style-name="ce6" table:formula="of:=[.D165]" office:value-type="float" office:value="0.401173569" calcext:value-type="float">
            <text:p/>
          </table:table-cell>
          <table:table-cell table:style-name="ce5" table:formula="of:=100*([.E165]-[.I165])/[.I165]" office:value-type="float" office:value="177.53030509398" calcext:value-type="float">
            <text:p/>
          </table:table-cell>
          <table:table-cell table:style-name="ce6" table:formula="of:=[.F165]" office:value-type="float" office:value="0.423454619" calcext:value-type="float">
            <text:p/>
          </table:table-cell>
          <table:table-cell table:style-name="ce5" table:formula="of:=100*([.G165]-[.I165])/[.I165]" office:value-type="float" office:value="70.6255107600109" calcext:value-type="float">
            <text:p/>
          </table:table-cell>
          <table:table-cell table:style-name="ce6" table:formula="of:=[.H165]" office:value-type="float" office:value="0.592329164" calcext:value-type="float">
            <text:p/>
          </table:table-cell>
          <table:table-cell/>
          <table:table-cell table:style-name="ce9" table:formula="of:=[.A165]" office:value-type="string" office:string-value="kroA200.txt" calcext:value-type="string">
            <text:p>kroA200.txt</text:p>
          </table:table-cell>
          <table:table-cell table:style-name="ce12" table:formula="of:=AVERAGE([.K165:.K167])" office:value-type="float" office:value="880.289203668392" calcext:value-type="float">
            <text:p/>
          </table:table-cell>
          <table:table-cell table:style-name="ce13" table:formula="of:=AVERAGE([.L165:.L167])" office:value-type="float" office:value="0.371384214" calcext:value-type="float">
            <text:p/>
          </table:table-cell>
          <table:table-cell table:style-name="ce12" table:formula="of:=AVERAGE([.M165:.M167])" office:value-type="float" office:value="187.830177971488" calcext:value-type="float">
            <text:p/>
          </table:table-cell>
          <table:table-cell table:style-name="ce13" table:formula="of:=AVERAGE([.N165:.N167])" office:value-type="float" office:value="0.431345983333333" calcext:value-type="float">
            <text:p/>
          </table:table-cell>
          <table:table-cell table:style-name="ce12" table:formula="of:=AVERAGE([.O165:.O167])" office:value-type="float" office:value="71.63057295923" calcext:value-type="float">
            <text:p/>
          </table:table-cell>
          <table:table-cell table:style-name="ce13" table:formula="of:=AVERAGE([.P165:.P167])" office:value-type="float" office:value="0.59169309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88119" calcext:value-type="float">
            <text:p>288119</text:p>
          </table:table-cell>
          <table:table-cell table:style-name="ce2" office:value-type="float" office:value="0.363168457" calcext:value-type="float">
            <text:p>0.363168457</text:p>
          </table:table-cell>
          <table:table-cell table:style-name="ce2" office:value-type="float" office:value="84974.7" calcext:value-type="float">
            <text:p>84974.7</text:p>
          </table:table-cell>
          <table:table-cell table:style-name="ce2" office:value-type="float" office:value="0.43914041" calcext:value-type="float">
            <text:p>0.43914041</text:p>
          </table:table-cell>
          <table:table-cell table:style-name="ce2" office:value-type="float" office:value="48169.8" calcext:value-type="float">
            <text:p>48169.8</text:p>
          </table:table-cell>
          <table:table-cell table:style-name="ce2" office:value-type="float" office:value="0.590883871" calcext:value-type="float">
            <text:p>0.590883871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6]-[.I166])/[.I166]" office:value-type="float" office:value="881.064423862708" calcext:value-type="float">
            <text:p/>
          </table:table-cell>
          <table:table-cell table:style-name="ce6" table:formula="of:=[.D166]" office:value-type="float" office:value="0.363168457" calcext:value-type="float">
            <text:p/>
          </table:table-cell>
          <table:table-cell table:style-name="ce5" table:formula="of:=100*([.E166]-[.I166])/[.I166]" office:value-type="float" office:value="189.344524652683" calcext:value-type="float">
            <text:p/>
          </table:table-cell>
          <table:table-cell table:style-name="ce6" table:formula="of:=[.F166]" office:value-type="float" office:value="0.43914041" calcext:value-type="float">
            <text:p/>
          </table:table-cell>
          <table:table-cell table:style-name="ce5" table:formula="of:=100*([.G166]-[.I166])/[.I166]" office:value-type="float" office:value="64.0213838191229" calcext:value-type="float">
            <text:p/>
          </table:table-cell>
          <table:table-cell table:style-name="ce6" table:formula="of:=[.H166]" office:value-type="float" office:value="0.5908838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93217" calcext:value-type="float">
            <text:p>293217</text:p>
          </table:table-cell>
          <table:table-cell table:style-name="ce2" office:value-type="float" office:value="0.349810616" calcext:value-type="float">
            <text:p>0.349810616</text:p>
          </table:table-cell>
          <table:table-cell table:style-name="ce2" office:value-type="float" office:value="87110.1" calcext:value-type="float">
            <text:p>87110.1</text:p>
          </table:table-cell>
          <table:table-cell table:style-name="ce2" office:value-type="float" office:value="0.431442921" calcext:value-type="float">
            <text:p>0.431442921</text:p>
          </table:table-cell>
          <table:table-cell table:style-name="ce2" office:value-type="float" office:value="52934.3" calcext:value-type="float">
            <text:p>52934.3</text:p>
          </table:table-cell>
          <table:table-cell table:style-name="ce2" office:value-type="float" office:value="0.591866259" calcext:value-type="float">
            <text:p>0.591866259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7]-[.I167])/[.I167]" office:value-type="float" office:value="898.4234540997" calcext:value-type="float">
            <text:p/>
          </table:table-cell>
          <table:table-cell table:style-name="ce6" table:formula="of:=[.D167]" office:value-type="float" office:value="0.349810616" calcext:value-type="float">
            <text:p/>
          </table:table-cell>
          <table:table-cell table:style-name="ce5" table:formula="of:=100*([.E167]-[.I167])/[.I167]" office:value-type="float" office:value="196.615704167802" calcext:value-type="float">
            <text:p/>
          </table:table-cell>
          <table:table-cell table:style-name="ce6" table:formula="of:=[.F167]" office:value-type="float" office:value="0.431442921" calcext:value-type="float">
            <text:p/>
          </table:table-cell>
          <table:table-cell table:style-name="ce5" table:formula="of:=100*([.G167]-[.I167])/[.I167]" office:value-type="float" office:value="80.2448242985563" calcext:value-type="float">
            <text:p/>
          </table:table-cell>
          <table:table-cell table:style-name="ce6" table:formula="of:=[.H167]" office:value-type="float" office:value="0.59186625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12653494" calcext:value-type="float">
            <text:p>0.0126534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0.01277683" calcext:value-type="float">
            <text:p>0.0127768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012619341" calcext:value-type="float">
            <text:p>0.012619341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68]-[.I168])/[.I168]" office:value-type="float" office:value="19.2439862542955" calcext:value-type="float">
            <text:p/>
          </table:table-cell>
          <table:table-cell table:style-name="ce6" table:formula="of:=[.D168]" office:value-type="float" office:value="0.012653494" calcext:value-type="float">
            <text:p/>
          </table:table-cell>
          <table:table-cell table:style-name="ce5" table:formula="of:=100*([.E168]-[.I168])/[.I168]" office:value-type="float" office:value="32.9896907216495" calcext:value-type="float">
            <text:p/>
          </table:table-cell>
          <table:table-cell table:style-name="ce6" table:formula="of:=[.F168]" office:value-type="float" office:value="0.01277683" calcext:value-type="float">
            <text:p/>
          </table:table-cell>
          <table:table-cell table:style-name="ce5" table:formula="of:=100*([.G168]-[.I168])/[.I168]" office:value-type="float" office:value="7.56013745704467" calcext:value-type="float">
            <text:p/>
          </table:table-cell>
          <table:table-cell table:style-name="ce6" table:formula="of:=[.H168]" office:value-type="float" office:value="0.012619341" calcext:value-type="float">
            <text:p/>
          </table:table-cell>
          <table:table-cell/>
          <table:table-cell table:style-name="ce9" table:formula="of:=[.A168]" office:value-type="string" office:string-value="p01.txt" calcext:value-type="string">
            <text:p>p01.txt</text:p>
          </table:table-cell>
          <table:table-cell table:style-name="ce12" table:formula="of:=AVERAGE([.K168:.K170])" office:value-type="float" office:value="25.3150057273769" calcext:value-type="float">
            <text:p/>
          </table:table-cell>
          <table:table-cell table:style-name="ce13" table:formula="of:=AVERAGE([.L168:.L170])" office:value-type="float" office:value="0.012899895" calcext:value-type="float">
            <text:p/>
          </table:table-cell>
          <table:table-cell table:style-name="ce12" table:formula="of:=AVERAGE([.M168:.M170])" office:value-type="float" office:value="25.2004581901489" calcext:value-type="float">
            <text:p/>
          </table:table-cell>
          <table:table-cell table:style-name="ce13" table:formula="of:=AVERAGE([.N168:.N170])" office:value-type="float" office:value="0.0127455433333333" calcext:value-type="float">
            <text:p/>
          </table:table-cell>
          <table:table-cell table:style-name="ce12" table:formula="of:=AVERAGE([.O168:.O170])" office:value-type="float" office:value="10.5383734249714" calcext:value-type="float">
            <text:p/>
          </table:table-cell>
          <table:table-cell table:style-name="ce13" table:formula="of:=AVERAGE([.P168:.P170])" office:value-type="float" office:value="0.01257015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0.012771387" calcext:value-type="float">
            <text:p>0.01277138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0.012220339" calcext:value-type="float">
            <text:p>0.01222033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.012374828" calcext:value-type="float">
            <text:p>0.012374828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69]-[.I169])/[.I169]" office:value-type="float" office:value="21.6494845360825" calcext:value-type="float">
            <text:p/>
          </table:table-cell>
          <table:table-cell table:style-name="ce6" table:formula="of:=[.D169]" office:value-type="float" office:value="0.012771387" calcext:value-type="float">
            <text:p/>
          </table:table-cell>
          <table:table-cell table:style-name="ce5" table:formula="of:=100*([.E169]-[.I169])/[.I169]" office:value-type="float" office:value="14.0893470790378" calcext:value-type="float">
            <text:p/>
          </table:table-cell>
          <table:table-cell table:style-name="ce6" table:formula="of:=[.F169]" office:value-type="float" office:value="0.012220339" calcext:value-type="float">
            <text:p/>
          </table:table-cell>
          <table:table-cell table:style-name="ce5" table:formula="of:=100*([.G169]-[.I169])/[.I169]" office:value-type="float" office:value="10.3092783505155" calcext:value-type="float">
            <text:p/>
          </table:table-cell>
          <table:table-cell table:style-name="ce6" table:formula="of:=[.H169]" office:value-type="float" office:value="0.01237482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.013274804" calcext:value-type="float">
            <text:p>0.01327480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0.013239461" calcext:value-type="float">
            <text:p>0.01323946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0.012716281" calcext:value-type="float">
            <text:p>0.012716281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70]-[.I170])/[.I170]" office:value-type="float" office:value="35.0515463917526" calcext:value-type="float">
            <text:p/>
          </table:table-cell>
          <table:table-cell table:style-name="ce6" table:formula="of:=[.D170]" office:value-type="float" office:value="0.013274804" calcext:value-type="float">
            <text:p/>
          </table:table-cell>
          <table:table-cell table:style-name="ce5" table:formula="of:=100*([.E170]-[.I170])/[.I170]" office:value-type="float" office:value="28.5223367697594" calcext:value-type="float">
            <text:p/>
          </table:table-cell>
          <table:table-cell table:style-name="ce6" table:formula="of:=[.F170]" office:value-type="float" office:value="0.013239461" calcext:value-type="float">
            <text:p/>
          </table:table-cell>
          <table:table-cell table:style-name="ce5" table:formula="of:=100*([.G170]-[.I170])/[.I170]" office:value-type="float" office:value="13.745704467354" calcext:value-type="float">
            <text:p/>
          </table:table-cell>
          <table:table-cell table:style-name="ce6" table:formula="of:=[.H170]" office:value-type="float" office:value="0.01271628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11770" calcext:value-type="float">
            <text:p>311770</text:p>
          </table:table-cell>
          <table:table-cell table:style-name="ce2" office:value-type="float" office:value="0.066000919" calcext:value-type="float">
            <text:p>0.066000919</text:p>
          </table:table-cell>
          <table:table-cell table:style-name="ce2" office:value-type="float" office:value="158567" calcext:value-type="float">
            <text:p>158567</text:p>
          </table:table-cell>
          <table:table-cell table:style-name="ce2" office:value-type="float" office:value="0.054412013" calcext:value-type="float">
            <text:p>0.054412013</text:p>
          </table:table-cell>
          <table:table-cell table:style-name="ce2" office:value-type="float" office:value="134659" calcext:value-type="float">
            <text:p>134659</text:p>
          </table:table-cell>
          <table:table-cell table:style-name="ce2" office:value-type="float" office:value="0.090127942" calcext:value-type="float">
            <text:p>0.090127942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1]-[.I171])/[.I171]" office:value-type="float" office:value="188.251555580211" calcext:value-type="float">
            <text:p/>
          </table:table-cell>
          <table:table-cell table:style-name="ce6" table:formula="of:=[.D171]" office:value-type="float" office:value="0.066000919" calcext:value-type="float">
            <text:p/>
          </table:table-cell>
          <table:table-cell table:style-name="ce5" table:formula="of:=100*([.E171]-[.I171])/[.I171]" office:value-type="float" office:value="46.6054604794793" calcext:value-type="float">
            <text:p/>
          </table:table-cell>
          <table:table-cell table:style-name="ce6" table:formula="of:=[.F171]" office:value-type="float" office:value="0.054412013" calcext:value-type="float">
            <text:p/>
          </table:table-cell>
          <table:table-cell table:style-name="ce5" table:formula="of:=100*([.G171]-[.I171])/[.I171]" office:value-type="float" office:value="24.5009661701754" calcext:value-type="float">
            <text:p/>
          </table:table-cell>
          <table:table-cell table:style-name="ce6" table:formula="of:=[.H171]" office:value-type="float" office:value="0.090127942" calcext:value-type="float">
            <text:p/>
          </table:table-cell>
          <table:table-cell/>
          <table:table-cell table:style-name="ce9" table:formula="of:=[.A171]" office:value-type="string" office:string-value="pr76.txt" calcext:value-type="string">
            <text:p>pr76.txt</text:p>
          </table:table-cell>
          <table:table-cell table:style-name="ce12" table:formula="of:=AVERAGE([.K171:.K173])" office:value-type="float" office:value="197.021360527865" calcext:value-type="float">
            <text:p/>
          </table:table-cell>
          <table:table-cell table:style-name="ce13" table:formula="of:=AVERAGE([.L171:.L173])" office:value-type="float" office:value="0.066097696" calcext:value-type="float">
            <text:p/>
          </table:table-cell>
          <table:table-cell table:style-name="ce12" table:formula="of:=AVERAGE([.M171:.M173])" office:value-type="float" office:value="44.5757326405261" calcext:value-type="float">
            <text:p/>
          </table:table-cell>
          <table:table-cell table:style-name="ce13" table:formula="of:=AVERAGE([.N171:.N173])" office:value-type="float" office:value="0.0564896076666667" calcext:value-type="float">
            <text:p/>
          </table:table-cell>
          <table:table-cell table:style-name="ce12" table:formula="of:=AVERAGE([.O171:.O173])" office:value-type="float" office:value="26.2416134271458" calcext:value-type="float">
            <text:p/>
          </table:table-cell>
          <table:table-cell table:style-name="ce13" table:formula="of:=AVERAGE([.P171:.P173])" office:value-type="float" office:value="0.087139549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2645" calcext:value-type="float">
            <text:p>322645</text:p>
          </table:table-cell>
          <table:table-cell table:style-name="ce2" office:value-type="float" office:value="0.066426251" calcext:value-type="float">
            <text:p>0.066426251</text:p>
          </table:table-cell>
          <table:table-cell table:style-name="ce2" office:value-type="float" office:value="153289" calcext:value-type="float">
            <text:p>153289</text:p>
          </table:table-cell>
          <table:table-cell table:style-name="ce2" office:value-type="float" office:value="0.05920369" calcext:value-type="float">
            <text:p>0.05920369</text:p>
          </table:table-cell>
          <table:table-cell table:style-name="ce2" office:value-type="float" office:value="136569" calcext:value-type="float">
            <text:p>136569</text:p>
          </table:table-cell>
          <table:table-cell table:style-name="ce2" office:value-type="float" office:value="0.090061593" calcext:value-type="float">
            <text:p>0.090061593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2]-[.I172])/[.I172]" office:value-type="float" office:value="198.306197357594" calcext:value-type="float">
            <text:p/>
          </table:table-cell>
          <table:table-cell table:style-name="ce6" table:formula="of:=[.D172]" office:value-type="float" office:value="0.066426251" calcext:value-type="float">
            <text:p/>
          </table:table-cell>
          <table:table-cell table:style-name="ce5" table:formula="of:=100*([.E172]-[.I172])/[.I172]" office:value-type="float" office:value="41.7256076701893" calcext:value-type="float">
            <text:p/>
          </table:table-cell>
          <table:table-cell table:style-name="ce6" table:formula="of:=[.F172]" office:value-type="float" office:value="0.05920369" calcext:value-type="float">
            <text:p/>
          </table:table-cell>
          <table:table-cell table:style-name="ce5" table:formula="of:=100*([.G172]-[.I172])/[.I172]" office:value-type="float" office:value="26.2668848639503" calcext:value-type="float">
            <text:p/>
          </table:table-cell>
          <table:table-cell table:style-name="ce6" table:formula="of:=[.H172]" office:value-type="float" office:value="0.0900615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9351" calcext:value-type="float">
            <text:p>329351</text:p>
          </table:table-cell>
          <table:table-cell table:style-name="ce2" office:value-type="float" office:value="0.065865918" calcext:value-type="float">
            <text:p>0.065865918</text:p>
          </table:table-cell>
          <table:table-cell table:style-name="ce2" office:value-type="float" office:value="157259" calcext:value-type="float">
            <text:p>157259</text:p>
          </table:table-cell>
          <table:table-cell table:style-name="ce2" office:value-type="float" office:value="0.05585312" calcext:value-type="float">
            <text:p>0.05585312</text:p>
          </table:table-cell>
          <table:table-cell table:style-name="ce2" office:value-type="float" office:value="138397" calcext:value-type="float">
            <text:p>138397</text:p>
          </table:table-cell>
          <table:table-cell table:style-name="ce2" office:value-type="float" office:value="0.081229114" calcext:value-type="float">
            <text:p>0.081229114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3]-[.I173])/[.I173]" office:value-type="float" office:value="204.50632864579" calcext:value-type="float">
            <text:p/>
          </table:table-cell>
          <table:table-cell table:style-name="ce6" table:formula="of:=[.D173]" office:value-type="float" office:value="0.065865918" calcext:value-type="float">
            <text:p/>
          </table:table-cell>
          <table:table-cell table:style-name="ce5" table:formula="of:=100*([.E173]-[.I173])/[.I173]" office:value-type="float" office:value="45.3961297719099" calcext:value-type="float">
            <text:p/>
          </table:table-cell>
          <table:table-cell table:style-name="ce6" table:formula="of:=[.F173]" office:value-type="float" office:value="0.05585312" calcext:value-type="float">
            <text:p/>
          </table:table-cell>
          <table:table-cell table:style-name="ce5" table:formula="of:=100*([.G173]-[.I173])/[.I173]" office:value-type="float" office:value="27.9569892473118" calcext:value-type="float">
            <text:p/>
          </table:table-cell>
          <table:table-cell table:style-name="ce6" table:formula="of:=[.H173]" office:value-type="float" office:value="0.08122911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761.99" calcext:value-type="float">
            <text:p>1761.99</text:p>
          </table:table-cell>
          <table:table-cell table:style-name="ce2" office:value-type="float" office:value="0.058998634" calcext:value-type="float">
            <text:p>0.058998634</text:p>
          </table:table-cell>
          <table:table-cell table:style-name="ce2" office:value-type="float" office:value="947.302" calcext:value-type="float">
            <text:p>947.302</text:p>
          </table:table-cell>
          <table:table-cell table:style-name="ce2" office:value-type="float" office:value="0.041849806" calcext:value-type="float">
            <text:p>0.041849806</text:p>
          </table:table-cell>
          <table:table-cell table:style-name="ce2" office:value-type="float" office:value="905.391" calcext:value-type="float">
            <text:p>905.391</text:p>
          </table:table-cell>
          <table:table-cell table:style-name="ce2" office:value-type="float" office:value="0.064519167" calcext:value-type="float">
            <text:p>0.064519167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4]-[.I174])/[.I174]" office:value-type="float" office:value="161.035555555556" calcext:value-type="float">
            <text:p/>
          </table:table-cell>
          <table:table-cell table:style-name="ce6" table:formula="of:=[.D174]" office:value-type="float" office:value="0.058998634" calcext:value-type="float">
            <text:p/>
          </table:table-cell>
          <table:table-cell table:style-name="ce5" table:formula="of:=100*([.E174]-[.I174])/[.I174]" office:value-type="float" office:value="40.341037037037" calcext:value-type="float">
            <text:p/>
          </table:table-cell>
          <table:table-cell table:style-name="ce6" table:formula="of:=[.F174]" office:value-type="float" office:value="0.041849806" calcext:value-type="float">
            <text:p/>
          </table:table-cell>
          <table:table-cell table:style-name="ce5" table:formula="of:=100*([.G174]-[.I174])/[.I174]" office:value-type="float" office:value="34.132" calcext:value-type="float">
            <text:p/>
          </table:table-cell>
          <table:table-cell table:style-name="ce6" table:formula="of:=[.H174]" office:value-type="float" office:value="0.064519167" calcext:value-type="float">
            <text:p/>
          </table:table-cell>
          <table:table-cell/>
          <table:table-cell table:style-name="ce9" table:formula="of:=[.A174]" office:value-type="string" office:string-value="st70.txt" calcext:value-type="string">
            <text:p>st70.txt</text:p>
          </table:table-cell>
          <table:table-cell table:style-name="ce12" table:formula="of:=AVERAGE([.K174:.K176])" office:value-type="float" office:value="175.936296296296" calcext:value-type="float">
            <text:p/>
          </table:table-cell>
          <table:table-cell table:style-name="ce13" table:formula="of:=AVERAGE([.L174:.L176])" office:value-type="float" office:value="0.058106249" calcext:value-type="float">
            <text:p/>
          </table:table-cell>
          <table:table-cell table:style-name="ce12" table:formula="of:=AVERAGE([.M174:.M176])" office:value-type="float" office:value="49.7823209876543" calcext:value-type="float">
            <text:p/>
          </table:table-cell>
          <table:table-cell table:style-name="ce13" table:formula="of:=AVERAGE([.N174:.N176])" office:value-type="float" office:value="0.040268132" calcext:value-type="float">
            <text:p/>
          </table:table-cell>
          <table:table-cell table:style-name="ce12" table:formula="of:=AVERAGE([.O174:.O176])" office:value-type="float" office:value="30.0314074074074" calcext:value-type="float">
            <text:p/>
          </table:table-cell>
          <table:table-cell table:style-name="ce13" table:formula="of:=AVERAGE([.P174:.P176])" office:value-type="float" office:value="0.064745151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898.2" calcext:value-type="float">
            <text:p>1898.2</text:p>
          </table:table-cell>
          <table:table-cell table:style-name="ce2" office:value-type="float" office:value="0.057158736" calcext:value-type="float">
            <text:p>0.057158736</text:p>
          </table:table-cell>
          <table:table-cell table:style-name="ce2" office:value-type="float" office:value="1048.22" calcext:value-type="float">
            <text:p>1048.22</text:p>
          </table:table-cell>
          <table:table-cell table:style-name="ce2" office:value-type="float" office:value="0.039347112" calcext:value-type="float">
            <text:p>0.039347112</text:p>
          </table:table-cell>
          <table:table-cell table:style-name="ce2" office:value-type="float" office:value="877.903" calcext:value-type="float">
            <text:p>877.903</text:p>
          </table:table-cell>
          <table:table-cell table:style-name="ce2" office:value-type="float" office:value="0.060767295" calcext:value-type="float">
            <text:p>0.060767295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5]-[.I175])/[.I175]" office:value-type="float" office:value="181.214814814815" calcext:value-type="float">
            <text:p/>
          </table:table-cell>
          <table:table-cell table:style-name="ce6" table:formula="of:=[.D175]" office:value-type="float" office:value="0.057158736" calcext:value-type="float">
            <text:p/>
          </table:table-cell>
          <table:table-cell table:style-name="ce5" table:formula="of:=100*([.E175]-[.I175])/[.I175]" office:value-type="float" office:value="55.2918518518519" calcext:value-type="float">
            <text:p/>
          </table:table-cell>
          <table:table-cell table:style-name="ce6" table:formula="of:=[.F175]" office:value-type="float" office:value="0.039347112" calcext:value-type="float">
            <text:p/>
          </table:table-cell>
          <table:table-cell table:style-name="ce5" table:formula="of:=100*([.G175]-[.I175])/[.I175]" office:value-type="float" office:value="30.0597037037037" calcext:value-type="float">
            <text:p/>
          </table:table-cell>
          <table:table-cell table:style-name="ce6" table:formula="of:=[.H175]" office:value-type="float" office:value="0.060767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927.52" calcext:value-type="float">
            <text:p>1927.52</text:p>
          </table:table-cell>
          <table:table-cell table:style-name="ce2" office:value-type="float" office:value="0.058161377" calcext:value-type="float">
            <text:p>0.058161377</text:p>
          </table:table-cell>
          <table:table-cell table:style-name="ce2" office:value-type="float" office:value="1037.57" calcext:value-type="float">
            <text:p>1037.57</text:p>
          </table:table-cell>
          <table:table-cell table:style-name="ce2" office:value-type="float" office:value="0.039607478" calcext:value-type="float">
            <text:p>0.039607478</text:p>
          </table:table-cell>
          <table:table-cell table:style-name="ce2" office:value-type="float" office:value="849.842" calcext:value-type="float">
            <text:p>849.842</text:p>
          </table:table-cell>
          <table:table-cell table:style-name="ce2" office:value-type="float" office:value="0.068948993" calcext:value-type="float">
            <text:p>0.068948993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6]-[.I176])/[.I176]" office:value-type="float" office:value="185.558518518519" calcext:value-type="float">
            <text:p/>
          </table:table-cell>
          <table:table-cell table:style-name="ce6" table:formula="of:=[.D176]" office:value-type="float" office:value="0.058161377" calcext:value-type="float">
            <text:p/>
          </table:table-cell>
          <table:table-cell table:style-name="ce5" table:formula="of:=100*([.E176]-[.I176])/[.I176]" office:value-type="float" office:value="53.7140740740741" calcext:value-type="float">
            <text:p/>
          </table:table-cell>
          <table:table-cell table:style-name="ce6" table:formula="of:=[.F176]" office:value-type="float" office:value="0.039607478" calcext:value-type="float">
            <text:p/>
          </table:table-cell>
          <table:table-cell table:style-name="ce5" table:formula="of:=100*([.G176]-[.I176])/[.I176]" office:value-type="float" office:value="25.9025185185185" calcext:value-type="float">
            <text:p/>
          </table:table-cell>
          <table:table-cell table:style-name="ce6" table:formula="of:=[.H176]" office:value-type="float" office:value="0.0689489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11" office:value-type="string" calcext:value-type="string" table:number-columns-spanned="7" table:number-rows-spanned="1">
            <text:p>MMDP</text:p>
          </table:table-cell>
          <table:covered-table-cell table:number-columns-repeated="6" table:style-name="ce11"/>
          <table:table-cell table:number-columns-repeated="1000"/>
        </table:table-row>
        <table:table-row table:style-name="ro2">
          <table:table-cell table:number-columns-repeated="10"/>
          <table:table-cell table:style-name="ce7" table:formula="of:=AVERAGE([.K3:.K122])" office:value-type="float" office:value="-23.9974874073505" calcext:value-type="float">
            <text:p/>
          </table:table-cell>
          <table:table-cell table:style-name="ce7" table:formula="of:=AVERAGE([.L3:.L122])" office:value-type="float" office:value="2.35944650206667" calcext:value-type="float">
            <text:p/>
          </table:table-cell>
          <table:table-cell table:style-name="ce7" table:formula="of:=AVERAGE([.M3:.M122])" office:value-type="float" office:value="-7.7663948920844" calcext:value-type="float">
            <text:p/>
          </table:table-cell>
          <table:table-cell table:style-name="ce7" table:formula="of:=AVERAGE([.N3:.N122])" office:value-type="float" office:value="4.72191275135834" calcext:value-type="float">
            <text:p/>
          </table:table-cell>
          <table:table-cell table:style-name="ce7" table:formula="of:=AVERAGE([.O3:.O122])" office:value-type="float" office:value="-9.32802681163815" calcext:value-type="float">
            <text:p/>
          </table:table-cell>
          <table:table-cell table:style-name="ce7" table:formula="of:=AVERAGE([.P3:.P122])" office:value-type="float" office:value="1.19515834716667" calcext:value-type="float">
            <text:p/>
          </table:table-cell>
          <table:table-cell/>
          <table:table-cell table:style-name="ce9" office:value-type="string" calcext:value-type="string">
            <text:p>Media</text:p>
          </table:table-cell>
          <table:table-cell table:style-name="ce12" table:formula="of:=AVERAGE([.S2:.S122])" office:value-type="float" office:value="-23.9974874073505" calcext:value-type="float">
            <text:p/>
          </table:table-cell>
          <table:table-cell table:style-name="ce12" table:formula="of:=AVERAGE([.T2:.T122])" office:value-type="float" office:value="2.35944650206667" calcext:value-type="float">
            <text:p/>
          </table:table-cell>
          <table:table-cell table:style-name="ce12" table:formula="of:=AVERAGE([.U2:.U122])" office:value-type="float" office:value="-7.7663948920844" calcext:value-type="float">
            <text:p/>
          </table:table-cell>
          <table:table-cell table:style-name="ce12" table:formula="of:=AVERAGE([.V2:.V122])" office:value-type="float" office:value="4.72191275135833" calcext:value-type="float">
            <text:p/>
          </table:table-cell>
          <table:table-cell table:style-name="ce12" table:formula="of:=AVERAGE([.W2:.W122])" office:value-type="float" office:value="-9.32802681163816" calcext:value-type="float">
            <text:p/>
          </table:table-cell>
          <table:table-cell table:style-name="ce12" table:formula="of:=AVERAGE([.X2:.X122])" office:value-type="float" office:value="1.19515834716667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formula="of:=STDEV([.K3:.K122])" office:value-type="float" office:value="22.1835081187621" calcext:value-type="float">
            <text:p/>
          </table:table-cell>
          <table:table-cell table:style-name="ce7" table:formula="of:=STDEV([.L3:.L122])" office:value-type="float" office:value="2.36345829512474" calcext:value-type="float">
            <text:p/>
          </table:table-cell>
          <table:table-cell table:style-name="ce7" table:formula="of:=STDEV([.M3:.M122])" office:value-type="float" office:value="8.39829559334219" calcext:value-type="float">
            <text:p/>
          </table:table-cell>
          <table:table-cell table:style-name="ce7" table:formula="of:=STDEV([.N3:.N122])" office:value-type="float" office:value="4.73912850939038" calcext:value-type="float">
            <text:p/>
          </table:table-cell>
          <table:table-cell table:style-name="ce7" table:formula="of:=STDEV([.O3:.O122])" office:value-type="float" office:value="7.87594452456229" calcext:value-type="float">
            <text:p/>
          </table:table-cell>
          <table:table-cell table:style-name="ce7" table:formula="of:=STDEV([.P3:.P122])" office:value-type="float" office:value="1.20471124034219" calcext:value-type="float">
            <text:p/>
          </table:table-cell>
          <table:table-cell/>
          <table:table-cell table:style-name="ce9" office:value-type="string" calcext:value-type="string">
            <text:p>Desviación Típica</text:p>
          </table:table-cell>
          <table:table-cell table:style-name="ce12" table:formula="of:=STDEV([.S2:.S122])" office:value-type="float" office:value="22.1300298407659" calcext:value-type="float">
            <text:p/>
          </table:table-cell>
          <table:table-cell table:style-name="ce12" table:formula="of:=STDEV([.T2:.T122])" office:value-type="float" office:value="2.37581997523078" calcext:value-type="float">
            <text:p/>
          </table:table-cell>
          <table:table-cell table:style-name="ce12" table:formula="of:=STDEV([.U2:.U122])" office:value-type="float" office:value="6.52905952151094" calcext:value-type="float">
            <text:p/>
          </table:table-cell>
          <table:table-cell table:style-name="ce12" table:formula="of:=STDEV([.V2:.V122])" office:value-type="float" office:value="4.77197429045319" calcext:value-type="float">
            <text:p/>
          </table:table-cell>
          <table:table-cell table:style-name="ce12" table:formula="of:=STDEV([.W2:.W122])" office:value-type="float" office:value="7.75937350644174" calcext:value-type="float">
            <text:p/>
          </table:table-cell>
          <table:table-cell table:style-name="ce12" table:formula="of:=STDEV([.X2:.X122])" office:value-type="float" office:value="1.20416270110614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áximo</text:p>
          </table:table-cell>
          <table:table-cell table:style-name="ce12" table:formula="of:=MAX([.S2:.S122])" office:value-type="float" office:value="0.000314788116118307" calcext:value-type="float">
            <text:p/>
          </table:table-cell>
          <table:table-cell table:style-name="ce12" table:formula="of:=MAX([.T2:.T122])" office:value-type="float" office:value="4.71597833633333" calcext:value-type="float">
            <text:p/>
          </table:table-cell>
          <table:table-cell table:style-name="ce12" table:formula="of:=MAX([.U2:.U122])" office:value-type="float" office:value="0.0000551517528072626" calcext:value-type="float">
            <text:p/>
          </table:table-cell>
          <table:table-cell table:style-name="ce12" table:formula="of:=MAX([.V2:.V122])" office:value-type="float" office:value="9.780227611" calcext:value-type="float">
            <text:p/>
          </table:table-cell>
          <table:table-cell table:style-name="ce12" table:formula="of:=MAX([.W2:.W122])" office:value-type="float" office:value="0.000204941130667021" calcext:value-type="float">
            <text:p/>
          </table:table-cell>
          <table:table-cell table:style-name="ce12" table:formula="of:=MAX([.X2:.X122])" office:value-type="float" office:value="2.66433480666667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formula="of:=AVERAGE([.K123:.K176])" office:value-type="float" office:value="298.138123913673" calcext:value-type="float">
            <text:p/>
          </table:table-cell>
          <table:table-cell table:style-name="ce7" table:formula="of:=AVERAGE([.L123:.L176])" office:value-type="float" office:value="0.1197345905" calcext:value-type="float">
            <text:p/>
          </table:table-cell>
          <table:table-cell table:style-name="ce7" table:formula="of:=AVERAGE([.M123:.M176])" office:value-type="float" office:value="88.2085657932013" calcext:value-type="float">
            <text:p/>
          </table:table-cell>
          <table:table-cell table:style-name="ce7" table:formula="of:=AVERAGE([.N123:.N176])" office:value-type="float" office:value="0.125434006092593" calcext:value-type="float">
            <text:p/>
          </table:table-cell>
          <table:table-cell table:style-name="ce7" table:formula="of:=AVERAGE([.O123:.O176])" office:value-type="float" office:value="47.1321013963383" calcext:value-type="float">
            <text:p/>
          </table:table-cell>
          <table:table-cell table:style-name="ce7" table:formula="of:=AVERAGE([.P123:.P176])" office:value-type="float" office:value="0.161209018981481" calcext:value-type="float">
            <text:p/>
          </table:table-cell>
          <table:table-cell/>
          <table:table-cell table:style-name="ce9" office:value-type="string" calcext:value-type="string">
            <text:p>Mínimo</text:p>
          </table:table-cell>
          <table:table-cell table:style-name="ce12" table:formula="of:=MIN([.S2:.S122])" office:value-type="float" office:value="-53.1329861111111" calcext:value-type="float">
            <text:p/>
          </table:table-cell>
          <table:table-cell table:style-name="ce12" table:formula="of:=MIN([.T2:.T122])" office:value-type="float" office:value="0.0121981523333333" calcext:value-type="float">
            <text:p/>
          </table:table-cell>
          <table:table-cell table:style-name="ce12" table:formula="of:=MIN([.U2:.U122])" office:value-type="float" office:value="-19.9687795648061" calcext:value-type="float">
            <text:p/>
          </table:table-cell>
          <table:table-cell table:style-name="ce12" table:formula="of:=MIN([.V2:.V122])" office:value-type="float" office:value="0.0122211533333333" calcext:value-type="float">
            <text:p/>
          </table:table-cell>
          <table:table-cell table:style-name="ce12" table:formula="of:=MIN([.W2:.W122])" office:value-type="float" office:value="-21.4225259189444" calcext:value-type="float">
            <text:p/>
          </table:table-cell>
          <table:table-cell table:style-name="ce12" table:formula="of:=MIN([.X2:.X122])" office:value-type="float" office:value="0.0122123533333333" calcext:value-type="float">
            <text:p/>
          </table:table-cell>
          <table:table-cell table:number-columns-repeated="1000"/>
        </table:table-row>
        <table:table-row table:style-name="ro2">
          <table:table-cell table:number-columns-repeated="10"/>
          <table:table-cell table:style-name="ce7" table:formula="of:=STDEV([.K123:.K176])" office:value-type="float" office:value="266.657468218093" calcext:value-type="float">
            <text:p/>
          </table:table-cell>
          <table:table-cell table:style-name="ce7" table:formula="of:=STDEV([.L123:.L176])" office:value-type="float" office:value="0.124289148616367" calcext:value-type="float">
            <text:p/>
          </table:table-cell>
          <table:table-cell table:style-name="ce7" table:formula="of:=STDEV([.M123:.M176])" office:value-type="float" office:value="86.3402477609492" calcext:value-type="float">
            <text:p/>
          </table:table-cell>
          <table:table-cell table:style-name="ce7" table:formula="of:=STDEV([.N123:.N176])" office:value-type="float" office:value="0.146543358449306" calcext:value-type="float">
            <text:p/>
          </table:table-cell>
          <table:table-cell table:style-name="ce7" table:formula="of:=STDEV([.O123:.O176])" office:value-type="float" office:value="59.8600088507472" calcext:value-type="float">
            <text:p/>
          </table:table-cell>
          <table:table-cell table:style-name="ce7" table:formula="of:=STDEV([.P123:.P176])" office:value-type="float" office:value="0.183772961959033" calcext:value-type="float">
            <text:p/>
          </table:table-cell>
          <table:table-cell/>
          <table:table-cell table:style-name="ce11" office:value-type="string" calcext:value-type="string" table:number-columns-spanned="7" table:number-rows-spanned="1">
            <text:p>TSP</text:p>
          </table:table-cell>
          <table:covered-table-cell table:number-columns-repeated="6" table:style-name="ce11"/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edia</text:p>
          </table:table-cell>
          <table:table-cell table:style-name="ce12" table:formula="of:=AVERAGE([.S123:.S176])" office:value-type="float" office:value="298.138123913673" calcext:value-type="float">
            <text:p/>
          </table:table-cell>
          <table:table-cell table:style-name="ce12" table:formula="of:=AVERAGE([.T123:.T176])" office:value-type="float" office:value="0.1197345905" calcext:value-type="float">
            <text:p/>
          </table:table-cell>
          <table:table-cell table:style-name="ce12" table:formula="of:=AVERAGE([.U123:.U176])" office:value-type="float" office:value="88.2085657932013" calcext:value-type="float">
            <text:p/>
          </table:table-cell>
          <table:table-cell table:style-name="ce12" table:formula="of:=AVERAGE([.V123:.V176])" office:value-type="float" office:value="0.125434006092593" calcext:value-type="float">
            <text:p/>
          </table:table-cell>
          <table:table-cell table:style-name="ce12" table:formula="of:=AVERAGE([.W123:.W176])" office:value-type="float" office:value="47.1321013963382" calcext:value-type="float">
            <text:p/>
          </table:table-cell>
          <table:table-cell table:style-name="ce12" table:formula="of:=AVERAGE([.X123:.X176])" office:value-type="float" office:value="0.161209018981481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Desviación Típica</text:p>
          </table:table-cell>
          <table:table-cell table:style-name="ce12" table:formula="of:=STDEV([.S123:.S176])" office:value-type="float" office:value="271.431476216713" calcext:value-type="float">
            <text:p/>
          </table:table-cell>
          <table:table-cell table:style-name="ce12" table:formula="of:=STDEV([.T123:.T176])" office:value-type="float" office:value="0.126408913522891" calcext:value-type="float">
            <text:p/>
          </table:table-cell>
          <table:table-cell table:style-name="ce12" table:formula="of:=STDEV([.U123:.U176])" office:value-type="float" office:value="87.2969166740969" calcext:value-type="float">
            <text:p/>
          </table:table-cell>
          <table:table-cell table:style-name="ce12" table:formula="of:=STDEV([.V123:.V176])" office:value-type="float" office:value="0.149343539678344" calcext:value-type="float">
            <text:p/>
          </table:table-cell>
          <table:table-cell table:style-name="ce12" table:formula="of:=STDEV([.W123:.W176])" office:value-type="float" office:value="60.7133603881239" calcext:value-type="float">
            <text:p/>
          </table:table-cell>
          <table:table-cell table:style-name="ce12" table:formula="of:=STDEV([.X123:.X176])" office:value-type="float" office:value="0.187219089201668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áximo</text:p>
          </table:table-cell>
          <table:table-cell table:style-name="ce12" table:formula="of:=MAX([.S123:.S176])" office:value-type="float" office:value="880.289203668392" calcext:value-type="float">
            <text:p/>
          </table:table-cell>
          <table:table-cell table:style-name="ce12" table:formula="of:=MAX([.T123:.T176])" office:value-type="float" office:value="0.374532939333333" calcext:value-type="float">
            <text:p/>
          </table:table-cell>
          <table:table-cell table:style-name="ce12" table:formula="of:=MAX([.U123:.U176])" office:value-type="float" office:value="365.371973403588" calcext:value-type="float">
            <text:p/>
          </table:table-cell>
          <table:table-cell table:style-name="ce12" table:formula="of:=MAX([.V123:.V176])" office:value-type="float" office:value="0.431345983333333" calcext:value-type="float">
            <text:p/>
          </table:table-cell>
          <table:table-cell table:style-name="ce12" table:formula="of:=MAX([.W123:.W176])" office:value-type="float" office:value="270.264395935265" calcext:value-type="float">
            <text:p/>
          </table:table-cell>
          <table:table-cell table:style-name="ce12" table:formula="of:=MAX([.X123:.X176])" office:value-type="float" office:value="0.591693098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ínimo</text:p>
          </table:table-cell>
          <table:table-cell table:style-name="ce12" table:formula="of:=MIN([.S123:.S176])" office:value-type="float" office:value="13.5251798561151" calcext:value-type="float">
            <text:p/>
          </table:table-cell>
          <table:table-cell table:style-name="ce12" table:formula="of:=MIN([.T123:.T176])" office:value-type="float" office:value="0.012899895" calcext:value-type="float">
            <text:p/>
          </table:table-cell>
          <table:table-cell table:style-name="ce12" table:formula="of:=MIN([.U123:.U176])" office:value-type="float" office:value="11.89448441247" calcext:value-type="float">
            <text:p/>
          </table:table-cell>
          <table:table-cell table:style-name="ce12" table:formula="of:=MIN([.V123:.V176])" office:value-type="float" office:value="0.0127455433333333" calcext:value-type="float">
            <text:p/>
          </table:table-cell>
          <table:table-cell table:style-name="ce12" table:formula="of:=MIN([.W123:.W176])" office:value-type="float" office:value="6.2669864108713" calcext:value-type="float">
            <text:p/>
          </table:table-cell>
          <table:table-cell table:style-name="ce12" table:formula="of:=MIN([.X123:.X176])" office:value-type="float" office:value="0.01257015" calcext:value-type="float">
            <text:p/>
          </table:table-cell>
          <table:table-cell table:number-columns-repeated="1000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R$2:.$R$186"/>
        </table:named-expressions>
      </table:table>
      <table:named-expressions>
        <table:named-range table:name="Excel_BuiltIn__FilterDatabase_1_1" table:base-cell-address="$Hoja1.$A$1" table:cell-range-address="$Hoja1.$R$2:.$R$171"/>
      </table:named-expressions>
      <table:database-ranges>
        <table:database-range table:name="__Anonymous_Sheet_DB__0" table:target-range-address="Hoja1.R2:Hoja1.R1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13:29:14.9849777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Plaza</dc:creator>
    <dc:date>2014-04-13T13:59:27.238443435</dc:date>
    <meta:editing-cycles>14</meta:editing-cycles>
    <meta:editing-duration>PT1H59M18S</meta:editing-duration>
    <meta:generator>LibreOffice/4.2.3.3$Linux_X86_64 LibreOffice_project/420m0$Build-3</meta:generator>
    <meta:document-statistic meta:table-count="1" meta:cell-count="3128" meta:object-count="0"/>
  </office:meta>
</office:document-meta>
</file>